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TimesNewRoman" svg:font-family="TimesNewRoman, 'MS Mincho'"/>
    <style:font-face style:name="Courier New" svg:font-family="'Courier New'" style:font-family-generic="modern"/>
    <style:font-face style:name="MS Mincho" svg:font-family="'MS Mincho', 'ＭＳ 明朝'" style:font-family-generic="modern"/>
    <style:font-face style:name="TimesNewRomanPSMT" svg:font-family="TimesNewRomanPSMT, 'Times New Roman'" style:font-family-generic="roman"/>
    <style:font-face style:name="FreeSans1" svg:font-family="FreeSans" style:font-family-generic="swiss"/>
    <style:font-face style:name="Batang" svg:font-family="Batang, 바탕"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_31_.A.1.a_20_note_20_1a">
      <style:paragraph-properties fo:margin-left="4.65cm" fo:margin-right="0cm" fo:text-align="justify" style:justify-single-word="false" fo:text-indent="-0.63cm" style:auto-text-indent="false"/>
      <style:text-properties fo:font-size="11pt" fo:font-style="italic" style:font-size-asian="11pt" style:font-style-asian="italic" style:font-size-complex="11pt"/>
    </style:style>
    <style:style style:name="P2" style:family="paragraph" style:parent-style-name="_31_.A.1.a_20_note_20_1a">
      <style:paragraph-properties fo:margin-left="5.292cm" fo:margin-right="0cm" fo:text-align="justify" style:justify-single-word="false" fo:text-indent="-0.635cm" style:auto-text-indent="false"/>
    </style:style>
    <style:style style:name="P3" style:family="paragraph" style:parent-style-name="_31_.A.1.a_20_note_20_1a">
      <style:paragraph-properties fo:margin-left="5.292cm" fo:margin-right="0cm" fo:text-align="justify" style:justify-single-word="false" fo:text-indent="-0.635cm" style:auto-text-indent="false"/>
      <style:text-properties fo:font-size="11pt" fo:font-style="italic" style:font-size-asian="11pt" style:font-style-asian="italic" style:font-size-complex="11pt"/>
    </style:style>
    <style:style style:name="P4" style:family="paragraph" style:parent-style-name="Footnote">
      <style:paragraph-properties fo:margin-left="0.272cm" fo:margin-right="0cm" fo:text-indent="-0.272cm" style:auto-text-indent="false"/>
    </style:style>
    <style:style style:name="P5" style:family="paragraph" style:parent-style-name="List_20_Paragraph">
      <style:paragraph-properties fo:margin-left="2.75cm" fo:margin-right="0cm" fo:margin-top="0.212cm" fo:margin-bottom="0cm" loext:contextual-spacing="false" fo:line-height="100%" fo:text-indent="-1cm" style:auto-text-indent="false"/>
    </style:style>
    <style:style style:name="P6" style:family="paragraph" style:parent-style-name="List_20_Paragraph">
      <style:paragraph-properties fo:margin-left="4.219cm" fo:margin-right="0cm" fo:margin-top="0.106cm" fo:margin-bottom="0cm" loext:contextual-spacing="false" fo:line-height="100%" fo:orphans="0" fo:widows="0" fo:text-indent="-1.469cm" style:auto-text-indent="false"/>
    </style:style>
    <style:style style:name="P7" style:family="paragraph" style:parent-style-name="List_20_Paragraph">
      <style:paragraph-properties fo:margin-left="4.219cm" fo:margin-right="0cm" fo:margin-top="0cm" fo:margin-bottom="0cm" loext:contextual-spacing="false" fo:line-height="100%" fo:orphans="0" fo:widows="0" fo:text-indent="-1.469cm" style:auto-text-indent="false"/>
    </style:style>
    <style:style style:name="P8" style:family="paragraph" style:parent-style-name="ML_20_1._20_note">
      <style:paragraph-properties fo:margin-left="2.54cm" fo:margin-right="0cm" fo:line-height="100%" fo:text-indent="-1.409cm" style:auto-text-indent="false"/>
    </style:style>
    <style:style style:name="P9" style:family="paragraph" style:parent-style-name="ML_20_1.a.">
      <style:paragraph-properties fo:margin-left="4.02cm" fo:margin-right="0cm" fo:line-height="100%" fo:text-align="justify" style:justify-single-word="false" fo:text-indent="-0.85cm" style:auto-text-indent="false">
        <style:tab-stops/>
      </style:paragraph-properties>
      <style:text-properties fo:font-size="11pt" fo:font-style="italic" style:font-size-asian="11pt" style:font-style-asian="italic" style:font-size-complex="11pt"/>
    </style:style>
    <style:style style:name="P10" style:family="paragraph" style:parent-style-name="ML_20_1.a.">
      <style:paragraph-properties fo:margin-left="4.657cm" fo:margin-right="0cm" fo:line-height="100%" fo:text-align="justify" style:justify-single-word="false" fo:text-indent="-0.635cm" style:auto-text-indent="false">
        <style:tab-stops/>
      </style:paragraph-properties>
    </style:style>
    <style:style style:name="P11" style:family="paragraph" style:parent-style-name="ML_20_1.a.">
      <style:paragraph-properties fo:margin-left="4.657cm" fo:margin-right="0cm" fo:line-height="100%" fo:text-align="justify" style:justify-single-word="false" fo:text-indent="-0.635cm" style:auto-text-indent="false">
        <style:tab-stops/>
      </style:paragraph-properties>
      <style:text-properties fo:font-size="11pt" fo:font-style="italic" style:font-size-asian="11pt" style:font-style-asian="italic" style:font-size-complex="11pt"/>
    </style:style>
    <style:style style:name="P12" style:family="paragraph" style:parent-style-name="ML_20_1.a.">
      <style:paragraph-properties fo:margin-left="4.022cm" fo:margin-right="0cm" fo:line-height="100%" fo:text-align="justify" style:justify-single-word="false" fo:text-indent="-0.847cm" style:auto-text-indent="false">
        <style:tab-stops/>
      </style:paragraph-properties>
    </style:style>
    <style:style style:name="P13" style:family="paragraph" style:parent-style-name="ML_20_1.a.">
      <style:paragraph-properties fo:margin-left="4.022cm" fo:margin-right="0cm" fo:line-height="100%" fo:text-align="justify" style:justify-single-word="false" fo:text-indent="-0.847cm" style:auto-text-indent="false">
        <style:tab-stops/>
      </style:paragraph-properties>
      <style:text-properties fo:font-size="11pt" fo:font-style="italic" style:font-size-asian="11pt" style:font-style-asian="italic" style:font-size-complex="11pt"/>
    </style:style>
    <style:style style:name="P14" style:family="paragraph" style:parent-style-name="ML_20_1.a._20_note">
      <style:paragraph-properties fo:margin-left="2.54cm" fo:margin-right="0cm" fo:margin-top="0.106cm" fo:margin-bottom="0cm" loext:contextual-spacing="false" fo:line-height="100%" fo:text-indent="-1.409cm" style:auto-text-indent="false">
        <style:tab-stops>
          <style:tab-stop style:position="1.129cm"/>
        </style:tab-stops>
      </style:paragraph-properties>
    </style:style>
    <style:style style:name="P15" style:family="paragraph" style:parent-style-name="Normal_20__28_Web_29_">
      <style:paragraph-properties fo:margin-left="3.41cm" fo:margin-right="0.12cm" fo:margin-top="0cm" fo:margin-bottom="0cm" loext:contextual-spacing="false" fo:text-indent="-0.72cm" style:auto-text-indent="false"/>
    </style:style>
    <style:style style:name="P16" style:family="paragraph" style:parent-style-name="Normal_20__28_Web_29_">
      <style:paragraph-properties fo:margin-left="3.41cm" fo:margin-right="0.12cm" fo:margin-top="0cm" fo:margin-bottom="0cm" loext:contextual-spacing="false" fo:text-indent="-0.72cm" style:auto-text-indent="false"/>
      <style:text-properties style:font-name="Times New Roman" fo:font-size="11pt" style:font-size-asian="11pt" style:font-name-complex="Times New Roman" style:font-size-complex="11pt"/>
    </style:style>
    <style:style style:name="P17" style:family="paragraph" style:parent-style-name="Standard" style:list-style-name="WW8Num12">
      <style:paragraph-properties style:line-height-at-least="0.423cm" fo:text-align="justify" style:justify-single-word="false">
        <style:tab-stops>
          <style:tab-stop style:position="1.129cm"/>
        </style:tab-stops>
      </style:paragraph-properties>
      <style:text-properties fo:color="#000000" fo:font-size="11pt" style:font-size-asian="11pt" style:font-size-complex="11pt"/>
    </style:style>
    <style:style style:name="P18" style:family="paragraph" style:parent-style-name="Standard">
      <style:paragraph-properties style:line-height-at-least="0.423cm" fo:text-align="justify" style:justify-single-word="false">
        <style:tab-stops>
          <style:tab-stop style:position="1.129cm"/>
          <style:tab-stop style:position="1.834cm"/>
          <style:tab-stop style:position="2.646cm"/>
        </style:tab-stops>
      </style:paragraph-properties>
      <style:text-properties fo:color="#000000" fo:font-size="11pt" style:font-size-asian="11pt" style:font-size-complex="11pt"/>
    </style:style>
    <style:style style:name="P19" style:family="paragraph" style:parent-style-name="Standard">
      <style:paragraph-properties style:line-height-at-least="0.423cm" fo:text-align="justify" style:justify-single-word="false"/>
      <style:text-properties fo:color="#000000" fo:font-size="11pt" fo:letter-spacing="-0.007cm" style:font-size-asian="11pt" style:font-size-complex="11pt"/>
    </style:style>
    <style:style style:name="P20" style:family="paragraph" style:parent-style-name="Standard">
      <style:text-properties fo:color="#000000" fo:font-size="11pt" fo:font-style="italic" style:font-size-asian="11pt" style:font-style-asian="italic" style:font-size-complex="11pt"/>
    </style:style>
    <style:style style:name="P21" style:family="paragraph" style:parent-style-name="Standard">
      <style:paragraph-properties style:line-height-at-least="0.423cm">
        <style:tab-stops>
          <style:tab-stop style:position="1.129cm"/>
        </style:tab-stops>
      </style:paragraph-properties>
      <style:text-properties fo:color="#000000" fo:font-size="11pt" fo:font-style="italic" style:font-size-asian="11pt" style:font-style-asian="italic" style:font-size-complex="11pt"/>
    </style:style>
    <style:style style:name="P22" style:family="paragraph" style:parent-style-name="Standard">
      <style:paragraph-properties style:line-height-at-least="0.423cm">
        <style:tab-stops>
          <style:tab-stop style:position="1.129cm"/>
          <style:tab-stop style:position="1.799cm"/>
        </style:tab-stops>
      </style:paragraph-properties>
      <style:text-properties fo:color="#000000" fo:font-size="11pt" fo:language="fr" fo:country="FR" fo:font-style="italic" style:font-size-asian="11pt" style:font-style-asian="italic" style:font-size-complex="11pt"/>
    </style:style>
    <style:style style:name="P23" style:family="paragraph" style:parent-style-name="Standard">
      <style:paragraph-properties fo:text-align="justify" style:justify-single-word="false"/>
      <style:text-properties fo:color="#000000" fo:font-size="9pt" style:font-size-asian="9pt" style:font-size-complex="9pt"/>
    </style:style>
    <style:style style:name="P24" style:family="paragraph" style:parent-style-name="Standard">
      <style:paragraph-properties fo:text-align="justify" style:justify-single-word="false" fo:orphans="0" fo:widows="0"/>
      <style:text-properties fo:color="#000000" fo:font-size="8pt" style:font-size-asian="8pt" style:font-size-complex="8pt"/>
    </style:style>
    <style:style style:name="P25" style:family="paragraph" style:parent-style-name="Standard" style:list-style-name="">
      <style:text-properties fo:color="#000000" fo:font-size="8pt" fo:language="fr" fo:country="FR" style:font-size-asian="8pt" style:font-size-complex="8pt"/>
    </style:style>
    <style:style style:name="P26" style:family="paragraph" style:parent-style-name="Standard">
      <style:text-properties fo:color="#000000" fo:font-size="6pt" style:font-size-asian="6pt" style:font-size-complex="6pt"/>
    </style:style>
    <style:style style:name="P27" style:family="paragraph" style:parent-style-name="Standard" style:list-style-name="WW8Num28">
      <style:paragraph-properties style:line-height-at-least="0.423cm" fo:text-align="justify" style:justify-single-word="false">
        <style:tab-stops>
          <style:tab-stop style:position="1.129cm"/>
        </style:tab-stops>
      </style:paragraph-properties>
    </style:style>
    <style:style style:name="P28" style:family="paragraph" style:parent-style-name="Standard">
      <style:paragraph-properties style:line-height-at-least="0.423cm">
        <style:tab-stops>
          <style:tab-stop style:position="1.129cm"/>
        </style:tab-stops>
      </style:paragraph-properties>
    </style:style>
    <style:style style:name="P29" style:family="paragraph" style:parent-style-name="Standard">
      <style:paragraph-properties fo:margin-left="3cm" fo:margin-right="0cm" fo:text-align="justify" style:justify-single-word="false" fo:text-indent="-1.73cm" style:auto-text-indent="false"/>
    </style:style>
    <style:style style:name="P30" style:family="paragraph" style:parent-style-name="Standard">
      <style:paragraph-properties fo:margin-left="1.129cm" fo:margin-right="0cm" style:line-height-at-least="0.423cm" fo:text-align="justify" style:justify-single-word="false" fo:text-indent="-1.129cm" style:auto-text-indent="false"/>
      <style:text-properties fo:color="#000000" fo:font-size="11pt" fo:letter-spacing="-0.004cm" style:font-size-asian="11pt" style:font-size-complex="11pt"/>
    </style:style>
    <style:style style:name="P31" style:family="paragraph" style:parent-style-name="Standard">
      <style:paragraph-properties fo:margin-left="1.129cm" fo:margin-right="0cm" fo:text-indent="-1.129cm" style:auto-text-indent="false"/>
      <style:text-properties fo:color="#000000" fo:font-size="11pt" fo:font-style="italic" style:font-size-asian="11pt" style:font-style-asian="italic" style:font-size-complex="11pt"/>
    </style:style>
    <style:style style:name="P32" style:family="paragraph" style:parent-style-name="Standard">
      <style:paragraph-properties fo:margin-left="1.129cm" fo:margin-right="0cm" style:line-height-at-least="0.423cm" fo:text-align="justify" style:justify-single-word="false" fo:text-indent="-1.129cm" style:auto-text-indent="false"/>
      <style:text-properties fo:color="#000000" fo:font-size="11pt" fo:font-style="italic" style:font-size-asian="11pt" style:font-style-asian="italic" style:font-size-complex="11pt"/>
    </style:style>
    <style:style style:name="P33" style:family="paragraph" style:parent-style-name="Standard">
      <style:paragraph-properties fo:margin-left="1.129cm" fo:margin-right="0cm" style:line-height-at-least="0.423cm" fo:text-align="justify" style:justify-single-word="false" fo:text-indent="-1.129cm" style:auto-text-indent="false"/>
      <style:text-properties fo:color="#000000" fo:font-size="11pt" fo:font-style="italic" style:font-size-asian="11pt" style:font-style-asian="italic" style:font-size-complex="11pt" style:font-style-complex="italic"/>
    </style:style>
    <style:style style:name="P34" style:family="paragraph" style:parent-style-name="Standard">
      <style:paragraph-properties fo:margin-left="1.129cm" fo:margin-right="0cm" fo:text-align="justify" style:justify-single-word="false" fo:text-indent="-1.129cm" style:auto-text-indent="false"/>
      <style:text-properties fo:color="#000000" fo:font-size="11pt" fo:font-style="italic" style:text-underline-style="solid" style:text-underline-width="auto" style:text-underline-color="font-color" style:font-size-asian="11pt" style:font-style-asian="italic" style:font-size-complex="11pt"/>
    </style:style>
    <style:style style:name="P35" style:family="paragraph" style:parent-style-name="Standard">
      <style:paragraph-properties fo:margin-left="1.129cm" fo:margin-right="0cm" style:line-height-at-least="0.423cm" fo:text-indent="-1.129cm" style:auto-text-indent="false"/>
      <style:text-properties fo:color="#000000" fo:font-size="11pt" style:font-size-asian="11pt" style:font-size-complex="11pt"/>
    </style:style>
    <style:style style:name="P36" style:family="paragraph" style:parent-style-name="Standard">
      <style:paragraph-properties fo:margin-left="1.129cm" fo:margin-right="0cm" style:line-height-at-least="0.423cm" fo:text-align="justify" style:justify-single-word="false" fo:text-indent="-1.129cm" style:auto-text-indent="false"/>
    </style:style>
    <style:style style:name="P37" style:family="paragraph" style:parent-style-name="Standard">
      <style:paragraph-properties fo:margin-left="1.129cm" fo:margin-right="0cm" style:line-height-at-least="0.423cm" fo:text-indent="-1.129cm" style:auto-text-indent="false" fo:break-before="page"/>
      <style:text-properties fo:color="#000000" fo:font-size="11pt" fo:font-style="italic" style:font-size-asian="11pt" style:font-style-asian="italic" style:font-size-complex="11pt"/>
    </style:style>
    <style:style style:name="P38" style:family="paragraph" style:parent-style-name="Standard">
      <style:paragraph-properties fo:margin-left="1.129cm" fo:margin-right="0cm" style:line-height-at-least="0.423cm" fo:text-indent="-1.129cm" style:auto-text-indent="false" fo:break-before="page"/>
      <style:text-properties fo:color="#000000" fo:font-size="8pt" style:font-size-asian="8pt" style:font-size-complex="8pt"/>
    </style:style>
    <style:style style:name="P39" style:family="paragraph" style:parent-style-name="Standard">
      <style:paragraph-properties fo:margin-left="2.251cm" fo:margin-right="-0.011cm" fo:margin-top="0.212cm" fo:margin-bottom="0cm" loext:contextual-spacing="false" fo:text-align="justify" style:justify-single-word="false" fo:text-indent="-1.115cm" style:auto-text-indent="false"/>
    </style:style>
    <style:style style:name="P40" style:family="paragraph" style:parent-style-name="Standard">
      <style:paragraph-properties fo:margin-left="2.914cm" fo:margin-right="-0.011cm" fo:margin-top="0.106cm" fo:margin-bottom="0cm" loext:contextual-spacing="false" fo:text-align="justify" style:justify-single-word="false" fo:text-indent="-0.663cm" style:auto-text-indent="false"/>
      <style:text-properties fo:font-size="11pt" fo:font-style="italic" style:font-size-asian="11pt" style:font-style-asian="italic" style:font-size-complex="11pt"/>
    </style:style>
    <style:style style:name="P41" style:family="paragraph" style:parent-style-name="Standard">
      <style:paragraph-properties fo:margin-left="2.914cm" fo:margin-right="-0.011cm" fo:text-align="justify" style:justify-single-word="false" fo:text-indent="-0.663cm" style:auto-text-indent="false"/>
    </style:style>
    <style:style style:name="P42" style:family="paragraph" style:parent-style-name="Standard">
      <style:paragraph-properties fo:margin-left="0cm" fo:margin-right="-0.011cm" fo:text-align="justify" style:justify-single-word="false" fo:text-indent="0cm" style:auto-text-indent="false"/>
      <style:text-properties fo:font-size="11pt" fo:font-style="italic" style:font-size-asian="11pt" style:font-style-asian="italic" style:font-size-complex="11pt" style:font-style-complex="italic"/>
    </style:style>
    <style:style style:name="P43" style:family="paragraph" style:parent-style-name="Standard">
      <style:paragraph-properties fo:margin-left="1.905cm" fo:margin-right="0cm" fo:text-align="justify" style:justify-single-word="false" fo:text-indent="-1.905cm" style:auto-text-indent="false" style:text-autospace="none">
        <style:tab-stops>
          <style:tab-stop style:position="1.136cm"/>
        </style:tab-stops>
      </style:paragraph-properties>
    </style:style>
    <style:style style:name="P44" style:family="paragraph" style:parent-style-name="Standard">
      <style:paragraph-properties fo:margin-left="1.905cm" fo:margin-right="0cm" fo:text-align="justify" style:justify-single-word="false" fo:text-indent="-1.905cm" style:auto-text-indent="false">
        <style:tab-stops>
          <style:tab-stop style:position="1.27cm"/>
        </style:tab-stops>
      </style:paragraph-properties>
      <style:text-properties fo:font-size="8pt" fo:font-style="italic" style:font-size-asian="8pt" style:font-style-asian="italic" style:font-size-complex="8pt"/>
    </style:style>
    <style:style style:name="P45" style:family="paragraph" style:parent-style-name="Standard">
      <style:paragraph-properties fo:margin-left="3cm" fo:margin-right="0cm" fo:margin-top="0.212cm" fo:margin-bottom="0cm" loext:contextual-spacing="false" fo:text-indent="-1.041cm" style:auto-text-indent="false" style:text-autospace="none"/>
    </style:style>
    <style:style style:name="P46" style:family="paragraph" style:parent-style-name="Standard">
      <style:paragraph-properties fo:margin-left="3.812cm" fo:margin-right="0cm" fo:margin-top="0.106cm" fo:margin-bottom="0cm" loext:contextual-spacing="false" fo:text-align="justify" style:justify-single-word="false" fo:text-indent="-0.771cm" style:auto-text-indent="false" style:text-autospace="none"/>
      <style:text-properties fo:font-size="11pt" fo:font-style="italic" style:font-size-asian="11pt" style:font-style-asian="italic" style:font-size-complex="11pt" style:font-style-complex="italic"/>
    </style:style>
    <style:style style:name="P47" style:family="paragraph" style:parent-style-name="Standard">
      <style:paragraph-properties fo:margin-left="3.803cm" fo:margin-right="0cm" fo:text-align="justify" style:justify-single-word="false" fo:text-indent="-0.766cm" style:auto-text-indent="false" style:text-autospace="none"/>
    </style:style>
    <style:style style:name="P48" style:family="paragraph" style:parent-style-name="Standard">
      <style:paragraph-properties fo:margin-left="3.828cm" fo:margin-right="-0.011cm" fo:text-align="justify" style:justify-single-word="false" fo:text-indent="-0.827cm" style:auto-text-indent="false"/>
    </style:style>
    <style:style style:name="P49" style:family="paragraph" style:parent-style-name="Standard">
      <style:paragraph-properties fo:margin-left="2.651cm" fo:margin-right="0cm" fo:text-align="justify" style:justify-single-word="false" fo:text-indent="-2.651cm" style:auto-text-indent="false">
        <style:tab-stops>
          <style:tab-stop style:position="1.129cm"/>
          <style:tab-stop style:position="1.834cm"/>
        </style:tab-stops>
      </style:paragraph-properties>
      <style:text-properties fo:font-size="11pt" style:font-size-asian="11pt" style:font-size-complex="11pt"/>
    </style:style>
    <style:style style:name="P50" style:family="paragraph" style:parent-style-name="Standard">
      <style:paragraph-properties fo:margin-left="2.651cm" fo:margin-right="0cm" fo:text-indent="-2.651cm" style:auto-text-indent="false">
        <style:tab-stops>
          <style:tab-stop style:position="1.129cm"/>
          <style:tab-stop style:position="1.834cm"/>
        </style:tab-stops>
      </style:paragraph-properties>
      <style:text-properties fo:font-size="11pt" style:font-size-asian="11pt" style:font-size-complex="11pt"/>
    </style:style>
    <style:style style:name="P51" style:family="paragraph" style:parent-style-name="Standard">
      <style:paragraph-properties fo:margin-left="2.651cm" fo:margin-right="0cm" fo:text-align="justify" style:justify-single-word="false" fo:text-indent="-2.651cm" style:auto-text-indent="false">
        <style:tab-stops>
          <style:tab-stop style:position="1.129cm"/>
          <style:tab-stop style:position="1.834cm"/>
        </style:tab-stops>
      </style:paragraph-properties>
      <style:text-properties fo:color="#000000" fo:font-size="11pt" fo:font-style="italic" style:font-size-asian="11pt" style:font-style-asian="italic" style:font-size-complex="11pt" style:font-style-complex="italic"/>
    </style:style>
    <style:style style:name="P52" style:family="paragraph" style:parent-style-name="Standard">
      <style:paragraph-properties fo:margin-left="2.651cm" fo:margin-right="0cm" fo:text-indent="-2.651cm" style:auto-text-indent="false">
        <style:tab-stops>
          <style:tab-stop style:position="1.129cm"/>
          <style:tab-stop style:position="1.834cm"/>
        </style:tab-stops>
      </style:paragraph-properties>
      <style:text-properties fo:color="#000000" fo:font-size="6pt" style:font-size-asian="6pt" style:font-size-complex="6pt" style:font-weight-complex="bold"/>
    </style:style>
    <style:style style:name="P53" style:family="paragraph" style:parent-style-name="Standard">
      <style:paragraph-properties fo:margin-left="2.651cm" fo:margin-right="0cm" fo:text-align="justify" style:justify-single-word="false" fo:text-indent="-2.651cm" style:auto-text-indent="false">
        <style:tab-stops>
          <style:tab-stop style:position="1.129cm"/>
          <style:tab-stop style:position="1.729cm"/>
        </style:tab-stops>
      </style:paragraph-properties>
    </style:style>
    <style:style style:name="P54" style:family="paragraph" style:parent-style-name="Standard">
      <style:paragraph-properties fo:margin-left="2.651cm" fo:margin-right="0cm" fo:text-align="justify" style:justify-single-word="false" fo:text-indent="-2.651cm" style:auto-text-indent="false">
        <style:tab-stops>
          <style:tab-stop style:position="1.129cm"/>
          <style:tab-stop style:position="1.834cm"/>
        </style:tab-stops>
      </style:paragraph-properties>
    </style:style>
    <style:style style:name="P55" style:family="paragraph" style:parent-style-name="Standard">
      <style:paragraph-properties fo:margin-left="2.651cm" fo:margin-right="0cm" fo:text-indent="-2.651cm" style:auto-text-indent="false">
        <style:tab-stops>
          <style:tab-stop style:position="1.129cm"/>
          <style:tab-stop style:position="1.834cm"/>
        </style:tab-stops>
      </style:paragraph-properties>
    </style:style>
    <style:style style:name="P56" style:family="paragraph" style:parent-style-name="Standard">
      <style:paragraph-properties fo:margin-left="2.651cm" fo:margin-right="0cm" fo:text-align="justify" style:justify-single-word="false" fo:text-indent="-2.651cm" style:auto-text-indent="false">
        <style:tab-stops>
          <style:tab-stop style:position="1.129cm"/>
          <style:tab-stop style:position="1.834cm"/>
        </style:tab-stops>
      </style:paragraph-properties>
      <style:text-properties fo:font-size="6pt" style:font-size-asian="6pt" style:font-size-complex="6pt" style:font-weight-complex="bold"/>
    </style:style>
    <style:style style:name="P57" style:family="paragraph" style:parent-style-name="Standard">
      <style:paragraph-properties fo:margin-left="2.651cm" fo:margin-right="0cm" fo:text-align="justify" style:justify-single-word="false" fo:text-indent="-2.651cm" style:auto-text-indent="false">
        <style:tab-stops>
          <style:tab-stop style:position="1.129cm"/>
          <style:tab-stop style:position="1.834cm"/>
        </style:tab-stops>
      </style:paragraph-properties>
      <style:text-properties fo:font-size="8pt" fo:font-style="italic" style:font-size-asian="8pt" style:font-style-asian="italic" style:font-size-complex="8pt"/>
    </style:style>
    <style:style style:name="P58" style:family="paragraph" style:parent-style-name="Standard">
      <style:paragraph-properties fo:margin-left="2.651cm" fo:margin-right="0cm" fo:margin-top="0.106cm" fo:margin-bottom="0cm" loext:contextual-spacing="false" style:line-height-at-least="0.423cm" fo:text-indent="-2.651cm" style:auto-text-indent="false">
        <style:tab-stops>
          <style:tab-stop style:position="1.129cm"/>
          <style:tab-stop style:position="1.834cm"/>
        </style:tab-stops>
      </style:paragraph-properties>
    </style:style>
    <style:style style:name="P59" style:family="paragraph" style:parent-style-name="Standard">
      <style:paragraph-properties fo:margin-left="2.651cm" fo:margin-right="0cm" fo:margin-top="0.106cm" fo:margin-bottom="0cm" loext:contextual-spacing="false" style:line-height-at-least="0.423cm" fo:text-align="justify" style:justify-single-word="false" fo:text-indent="-2.651cm" style:auto-text-indent="false">
        <style:tab-stops>
          <style:tab-stop style:position="1.129cm"/>
          <style:tab-stop style:position="1.834cm"/>
        </style:tab-stops>
      </style:paragraph-properties>
    </style:style>
    <style:style style:name="P60" style:family="paragraph" style:parent-style-name="Standard">
      <style:paragraph-properties fo:margin-left="2.651cm" fo:margin-right="0cm" fo:margin-top="0.106cm" fo:margin-bottom="0cm" loext:contextual-spacing="false" style:line-height-at-least="0.423cm" fo:text-indent="-2.651cm" style:auto-text-indent="false">
        <style:tab-stops>
          <style:tab-stop style:position="1.129cm"/>
          <style:tab-stop style:position="1.834cm"/>
        </style:tab-stops>
      </style:paragraph-properties>
      <style:text-properties fo:font-size="11pt" style:font-size-asian="11pt" style:font-size-complex="11pt"/>
    </style:style>
    <style:style style:name="P61" style:family="paragraph" style:parent-style-name="Standard">
      <style:paragraph-properties fo:margin-left="2.651cm" fo:margin-right="0cm" fo:margin-top="0.106cm" fo:margin-bottom="0cm" loext:contextual-spacing="false" fo:text-indent="-2.651cm" style:auto-text-indent="false">
        <style:tab-stops>
          <style:tab-stop style:position="1.129cm"/>
          <style:tab-stop style:position="1.834cm"/>
        </style:tab-stops>
      </style:paragraph-properties>
      <style:text-properties fo:font-size="11pt" style:font-size-asian="11pt" style:font-size-complex="11pt"/>
    </style:style>
    <style:style style:name="P62" style:family="paragraph" style:parent-style-name="Standard">
      <style:paragraph-properties fo:margin-left="2.651cm" fo:margin-right="0cm" fo:margin-top="0.106cm" fo:margin-bottom="0cm" loext:contextual-spacing="false" fo:text-align="justify" style:justify-single-word="false" fo:text-indent="-2.651cm" style:auto-text-indent="false">
        <style:tab-stops>
          <style:tab-stop style:position="1.129cm"/>
          <style:tab-stop style:position="1.926cm"/>
        </style:tab-stops>
      </style:paragraph-properties>
    </style:style>
    <style:style style:name="P63" style:family="paragraph" style:parent-style-name="Standard">
      <style:paragraph-properties fo:margin-left="2.651cm" fo:margin-right="0cm" fo:margin-top="0.106cm" fo:margin-bottom="0cm" loext:contextual-spacing="false" style:line-height-at-least="0.423cm" fo:text-align="justify" style:justify-single-word="false" fo:text-indent="-2.651cm" style:auto-text-indent="false">
        <style:tab-stops>
          <style:tab-stop style:position="1.129cm"/>
          <style:tab-stop style:position="1.834cm"/>
        </style:tab-stops>
      </style:paragraph-properties>
      <style:text-properties fo:color="#000000" fo:font-size="11pt" style:font-size-asian="11pt" style:font-size-complex="11pt"/>
    </style:style>
    <style:style style:name="P64" style:family="paragraph" style:parent-style-name="Standard">
      <style:paragraph-properties fo:margin-left="2.651cm" fo:margin-right="0cm" fo:margin-top="0.212cm" fo:margin-bottom="0cm" loext:contextual-spacing="false" fo:text-align="justify" style:justify-single-word="false" fo:text-indent="-2.651cm" style:auto-text-indent="false" fo:break-before="page">
        <style:tab-stops>
          <style:tab-stop style:position="1.129cm"/>
          <style:tab-stop style:position="1.834cm"/>
        </style:tab-stops>
      </style:paragraph-properties>
    </style:style>
    <style:style style:name="P65" style:family="paragraph" style:parent-style-name="Standard">
      <style:paragraph-properties fo:margin-left="2.651cm" fo:margin-right="0cm" fo:margin-top="0.212cm" fo:margin-bottom="0cm" loext:contextual-spacing="false" fo:text-align="justify" style:justify-single-word="false" fo:text-indent="-2.651cm" style:auto-text-indent="false">
        <style:tab-stops>
          <style:tab-stop style:position="1.129cm"/>
          <style:tab-stop style:position="1.679cm"/>
        </style:tab-stops>
      </style:paragraph-properties>
    </style:style>
    <style:style style:name="P66" style:family="paragraph" style:parent-style-name="Standard">
      <style:paragraph-properties fo:margin-left="2.651cm" fo:margin-right="0cm" fo:margin-top="0.212cm" fo:margin-bottom="0cm" loext:contextual-spacing="false" fo:text-align="justify" style:justify-single-word="false" fo:text-indent="-2.651cm" style:auto-text-indent="false">
        <style:tab-stops>
          <style:tab-stop style:position="1.129cm"/>
          <style:tab-stop style:position="1.834cm"/>
        </style:tab-stops>
      </style:paragraph-properties>
    </style:style>
    <style:style style:name="P67" style:family="paragraph" style:parent-style-name="Standard">
      <style:paragraph-properties fo:margin-left="1.801cm" fo:margin-right="0cm" fo:text-align="justify" style:justify-single-word="false" fo:text-indent="-1.801cm" style:auto-text-indent="false">
        <style:tab-stops>
          <style:tab-stop style:position="1.129cm"/>
        </style:tab-stops>
      </style:paragraph-properties>
    </style:style>
    <style:style style:name="P68" style:family="paragraph" style:parent-style-name="Standard">
      <style:paragraph-properties fo:margin-left="1.801cm" fo:margin-right="0cm" fo:text-align="justify" style:justify-single-word="false" fo:text-indent="-1.801cm" style:auto-text-indent="false">
        <style:tab-stops>
          <style:tab-stop style:position="1.161cm"/>
        </style:tab-stops>
      </style:paragraph-properties>
    </style:style>
    <style:style style:name="P69" style:family="paragraph" style:parent-style-name="Standard">
      <style:paragraph-properties fo:margin-left="1.801cm" fo:margin-right="0cm" fo:text-align="justify" style:justify-single-word="false" fo:text-indent="-1.801cm" style:auto-text-indent="false">
        <style:tab-stops>
          <style:tab-stop style:position="1.129cm"/>
        </style:tab-stops>
      </style:paragraph-properties>
      <style:text-properties fo:color="#000000" fo:font-size="8pt" fo:font-style="italic" style:font-size-asian="8pt" style:font-style-asian="italic" style:font-size-complex="8pt"/>
    </style:style>
    <style:style style:name="P70" style:family="paragraph" style:parent-style-name="Standard">
      <style:paragraph-properties fo:margin-left="1.801cm" fo:margin-right="0cm" fo:text-align="justify" style:justify-single-word="false" fo:text-indent="-1.801cm" style:auto-text-indent="false">
        <style:tab-stops>
          <style:tab-stop style:position="1.129cm"/>
        </style:tab-stops>
      </style:paragraph-properties>
      <style:text-properties fo:color="#000000" fo:font-size="8pt" style:font-size-asian="8pt" style:font-size-complex="8pt"/>
    </style:style>
    <style:style style:name="P71" style:family="paragraph" style:parent-style-name="Standard">
      <style:paragraph-properties fo:margin-left="1.801cm" fo:margin-right="0cm" fo:text-align="justify" style:justify-single-word="false" fo:text-indent="-1.801cm" style:auto-text-indent="false">
        <style:tab-stops>
          <style:tab-stop style:position="1.129cm"/>
        </style:tab-stops>
      </style:paragraph-properties>
      <style:text-properties fo:color="#000000" fo:font-size="11pt" style:font-size-asian="11pt" style:font-size-complex="11pt"/>
    </style:style>
    <style:style style:name="P72" style:family="paragraph" style:parent-style-name="Standard">
      <style:paragraph-properties fo:margin-left="1.801cm" fo:margin-right="0cm" fo:margin-top="0.212cm" fo:margin-bottom="0cm" loext:contextual-spacing="false" style:line-height-at-least="0.423cm" fo:text-align="justify" style:justify-single-word="false" fo:text-indent="-1.801cm" style:auto-text-indent="false">
        <style:tab-stops>
          <style:tab-stop style:position="1.129cm"/>
        </style:tab-stops>
      </style:paragraph-properties>
    </style:style>
    <style:style style:name="P73" style:family="paragraph" style:parent-style-name="Standard">
      <style:paragraph-properties fo:margin-left="1.801cm" fo:margin-right="0cm" fo:margin-top="0.212cm" fo:margin-bottom="0cm" loext:contextual-spacing="false" fo:text-align="justify" style:justify-single-word="false" fo:text-indent="-1.801cm" style:auto-text-indent="false">
        <style:tab-stops>
          <style:tab-stop style:position="1.129cm"/>
        </style:tab-stops>
      </style:paragraph-properties>
      <style:text-properties fo:font-size="11pt" style:font-size-asian="11pt" style:font-size-complex="11pt"/>
    </style:style>
    <style:style style:name="P74" style:family="paragraph" style:parent-style-name="Standard">
      <style:paragraph-properties fo:margin-left="1.801cm" fo:margin-right="0cm" fo:margin-top="0.212cm" fo:margin-bottom="0cm" loext:contextual-spacing="false" style:line-height-at-least="0.423cm" fo:text-align="justify" style:justify-single-word="false" fo:text-indent="-1.801cm" style:auto-text-indent="false">
        <style:tab-stops>
          <style:tab-stop style:position="1.129cm"/>
        </style:tab-stops>
      </style:paragraph-properties>
      <style:text-properties fo:color="#000000" fo:font-size="11pt" style:font-size-asian="11pt" style:font-size-complex="11pt"/>
    </style:style>
    <style:style style:name="P75" style:family="paragraph" style:parent-style-name="Standard">
      <style:paragraph-properties fo:margin-left="1.801cm" fo:margin-right="0cm" fo:margin-top="0.212cm" fo:margin-bottom="0cm" loext:contextual-spacing="false" fo:text-align="justify" style:justify-single-word="false" fo:text-indent="-1.801cm" style:auto-text-indent="false">
        <style:tab-stops>
          <style:tab-stop style:position="1.129cm"/>
        </style:tab-stops>
      </style:paragraph-properties>
      <style:text-properties fo:color="#000000" fo:font-size="11pt" style:font-size-asian="11pt" style:font-size-complex="11pt"/>
    </style:style>
    <style:style style:name="P76" style:family="paragraph" style:parent-style-name="Standard">
      <style:paragraph-properties fo:margin-left="1.801cm" fo:margin-right="0cm" fo:margin-top="0.212cm" fo:margin-bottom="0cm" loext:contextual-spacing="false" fo:text-align="justify" style:justify-single-word="false" fo:text-indent="-1.801cm" style:auto-text-indent="false">
        <style:tab-stops>
          <style:tab-stop style:position="1.129cm"/>
        </style:tab-stops>
      </style:paragraph-properties>
    </style:style>
    <style:style style:name="P77" style:family="paragraph" style:parent-style-name="Standard">
      <style:paragraph-properties fo:margin-left="1.801cm" fo:margin-right="0cm" fo:margin-top="0.106cm" fo:margin-bottom="0cm" loext:contextual-spacing="false" style:line-height-at-least="0.423cm" fo:text-align="justify" style:justify-single-word="false" fo:text-indent="-1.801cm" style:auto-text-indent="false">
        <style:tab-stops>
          <style:tab-stop style:position="1.129cm"/>
        </style:tab-stops>
      </style:paragraph-properties>
      <style:text-properties fo:font-size="11pt" style:font-size-asian="11pt" style:font-size-complex="11pt"/>
    </style:style>
    <style:style style:name="P78" style:family="paragraph" style:parent-style-name="Standard">
      <style:paragraph-properties fo:margin-left="1.801cm" fo:margin-right="0cm" fo:margin-top="0.106cm" fo:margin-bottom="0cm" loext:contextual-spacing="false" style:line-height-at-least="0.423cm" fo:text-align="justify" style:justify-single-word="false" fo:text-indent="-1.801cm" style:auto-text-indent="false">
        <style:tab-stops>
          <style:tab-stop style:position="1.129cm"/>
        </style:tab-stops>
      </style:paragraph-properties>
      <style:text-properties fo:color="#000000" fo:font-size="11pt" style:font-size-asian="11pt" style:font-size-complex="11pt"/>
    </style:style>
    <style:style style:name="P79" style:family="paragraph" style:parent-style-name="Standard">
      <style:paragraph-properties fo:margin-left="2.646cm" fo:margin-right="0cm" style:line-height-at-least="0.423cm" fo:text-indent="-2.646cm" style:auto-text-indent="false">
        <style:tab-stops>
          <style:tab-stop style:position="1.129cm"/>
          <style:tab-stop style:position="1.834cm"/>
        </style:tab-stops>
      </style:paragraph-properties>
    </style:style>
    <style:style style:name="P80" style:family="paragraph" style:parent-style-name="Standard">
      <style:paragraph-properties fo:margin-left="2.646cm" fo:margin-right="0cm" style:line-height-at-least="0.423cm" fo:text-align="justify" style:justify-single-word="false" fo:text-indent="-2.646cm" style:auto-text-indent="false">
        <style:tab-stops>
          <style:tab-stop style:position="1.129cm"/>
          <style:tab-stop style:position="1.834cm"/>
        </style:tab-stops>
      </style:paragraph-properties>
    </style:style>
    <style:style style:name="P81" style:family="paragraph" style:parent-style-name="Standard">
      <style:paragraph-properties fo:margin-left="2.646cm" fo:margin-right="0cm" style:line-height-at-least="0.423cm" fo:text-align="justify" style:justify-single-word="false" fo:text-indent="-2.646cm" style:auto-text-indent="false">
        <style:tab-stops>
          <style:tab-stop style:position="1.129cm"/>
          <style:tab-stop style:position="1.926cm"/>
        </style:tab-stops>
      </style:paragraph-properties>
    </style:style>
    <style:style style:name="P82" style:family="paragraph" style:parent-style-name="Standard">
      <style:paragraph-properties fo:margin-left="2.646cm" fo:margin-right="0cm" style:line-height-at-least="0.423cm" fo:text-indent="-2.646cm" style:auto-text-indent="false">
        <style:tab-stops>
          <style:tab-stop style:position="1.129cm"/>
          <style:tab-stop style:position="1.679cm"/>
        </style:tab-stops>
      </style:paragraph-properties>
    </style:style>
    <style:style style:name="P83" style:family="paragraph" style:parent-style-name="Standard">
      <style:paragraph-properties fo:margin-left="2.646cm" fo:margin-right="0cm" style:line-height-at-least="0.423cm" fo:text-indent="-2.646cm" style:auto-text-indent="false">
        <style:tab-stops>
          <style:tab-stop style:position="1.129cm"/>
          <style:tab-stop style:position="1.729cm"/>
        </style:tab-stops>
      </style:paragraph-properties>
    </style:style>
    <style:style style:name="P84" style:family="paragraph" style:parent-style-name="Standard">
      <style:paragraph-properties fo:margin-left="2.646cm" fo:margin-right="0cm" style:line-height-at-least="0.423cm" fo:text-indent="-2.646cm" style:auto-text-indent="false">
        <style:tab-stops>
          <style:tab-stop style:position="1.129cm"/>
          <style:tab-stop style:position="1.834cm"/>
        </style:tab-stops>
      </style:paragraph-properties>
      <style:text-properties fo:font-size="11pt" style:font-size-asian="11pt" style:font-size-complex="11pt"/>
    </style:style>
    <style:style style:name="P85" style:family="paragraph" style:parent-style-name="Standard">
      <style:paragraph-properties fo:margin-left="2.646cm" fo:margin-right="0cm" style:line-height-at-least="0.423cm" fo:text-align="justify" style:justify-single-word="false" fo:text-indent="-2.646cm" style:auto-text-indent="false">
        <style:tab-stops>
          <style:tab-stop style:position="1.129cm"/>
          <style:tab-stop style:position="1.834cm"/>
        </style:tab-stops>
      </style:paragraph-properties>
      <style:text-properties fo:font-size="11pt" style:font-size-asian="11pt" style:font-size-complex="11pt"/>
    </style:style>
    <style:style style:name="P86" style:family="paragraph" style:parent-style-name="Standard">
      <style:paragraph-properties fo:margin-left="2.646cm" fo:margin-right="0cm" style:line-height-at-least="0.423cm" fo:text-indent="-2.646cm" style:auto-text-indent="false">
        <style:tab-stops>
          <style:tab-stop style:position="1.129cm"/>
          <style:tab-stop style:position="1.679cm"/>
        </style:tab-stops>
      </style:paragraph-properties>
      <style:text-properties fo:font-size="11pt" style:font-size-asian="11pt" style:font-size-complex="11pt"/>
    </style:style>
    <style:style style:name="P87" style:family="paragraph" style:parent-style-name="Standard">
      <style:paragraph-properties fo:margin-left="2.646cm" fo:margin-right="0cm" style:line-height-at-least="0.423cm" fo:text-indent="-2.646cm" style:auto-text-indent="false">
        <style:tab-stops>
          <style:tab-stop style:position="1.129cm"/>
          <style:tab-stop style:position="1.729cm"/>
        </style:tab-stops>
      </style:paragraph-properties>
      <style:text-properties fo:font-size="11pt" style:font-size-asian="11pt" style:font-size-complex="11pt"/>
    </style:style>
    <style:style style:name="P88" style:family="paragraph" style:parent-style-name="Standard">
      <style:paragraph-properties fo:margin-left="2.646cm" fo:margin-right="0cm" style:line-height-at-least="0.423cm" fo:text-indent="-2.646cm" style:auto-text-indent="false">
        <style:tab-stops>
          <style:tab-stop style:position="1.129cm"/>
          <style:tab-stop style:position="1.834cm"/>
        </style:tab-stops>
      </style:paragraph-properties>
      <style:text-properties fo:font-size="11pt" fo:language="fr" fo:country="FR" style:font-size-asian="11pt" style:font-size-complex="11pt"/>
    </style:style>
    <style:style style:name="P89" style:family="paragraph" style:parent-style-name="Standard">
      <style:paragraph-properties fo:margin-left="2.646cm" fo:margin-right="0cm" style:line-height-at-least="0.423cm" fo:text-indent="-2.646cm" style:auto-text-indent="false">
        <style:tab-stops>
          <style:tab-stop style:position="1.129cm"/>
          <style:tab-stop style:position="1.834cm"/>
        </style:tab-stops>
      </style:paragraph-properties>
      <style:text-properties fo:font-size="11pt" fo:letter-spacing="-0.004cm" fo:language="fr" fo:country="FR" style:font-size-asian="11pt" style:font-size-complex="11pt"/>
    </style:style>
    <style:style style:name="P90" style:family="paragraph" style:parent-style-name="Standard">
      <style:paragraph-properties fo:margin-left="2.646cm" fo:margin-right="0cm" style:line-height-at-least="0.423cm" fo:text-indent="-2.646cm" style:auto-text-indent="false">
        <style:tab-stops>
          <style:tab-stop style:position="1.129cm"/>
          <style:tab-stop style:position="1.834cm"/>
        </style:tab-stops>
      </style:paragraph-properties>
      <style:text-properties fo:color="#000000" fo:font-size="11pt" style:font-size-asian="11pt" style:font-size-complex="11pt"/>
    </style:style>
    <style:style style:name="P91" style:family="paragraph" style:parent-style-name="Standard">
      <style:paragraph-properties fo:margin-left="2.646cm" fo:margin-right="0cm" style:line-height-at-least="0.423cm" fo:text-align="justify" style:justify-single-word="false" fo:text-indent="-2.646cm" style:auto-text-indent="false">
        <style:tab-stops>
          <style:tab-stop style:position="1.129cm"/>
          <style:tab-stop style:position="1.834cm"/>
        </style:tab-stops>
      </style:paragraph-properties>
      <style:text-properties fo:color="#000000" fo:font-size="11pt" style:font-size-asian="11pt" style:font-size-complex="11pt"/>
    </style:style>
    <style:style style:name="P92" style:family="paragraph" style:parent-style-name="Standard">
      <style:paragraph-properties fo:margin-left="2.646cm" fo:margin-right="0cm" fo:text-align="justify" style:justify-single-word="false" fo:text-indent="-2.646cm" style:auto-text-indent="false">
        <style:tab-stops>
          <style:tab-stop style:position="1.129cm"/>
          <style:tab-stop style:position="1.834cm"/>
        </style:tab-stops>
      </style:paragraph-properties>
      <style:text-properties fo:color="#000000" fo:font-size="11pt" style:font-size-asian="11pt" style:font-size-complex="11pt"/>
    </style:style>
    <style:style style:name="P93" style:family="paragraph" style:parent-style-name="Standard">
      <style:paragraph-properties fo:margin-left="2.646cm" fo:margin-right="0cm" style:line-height-at-least="0.423cm" fo:text-align="justify" style:justify-single-word="false" fo:text-indent="-2.646cm" style:auto-text-indent="false">
        <style:tab-stops>
          <style:tab-stop style:position="1.129cm"/>
          <style:tab-stop style:position="1.834cm"/>
        </style:tab-stops>
      </style:paragraph-properties>
      <style:text-properties fo:color="#000000" fo:font-size="11pt" fo:letter-spacing="-0.004cm" style:font-size-asian="11pt" style:font-size-complex="11pt"/>
    </style:style>
    <style:style style:name="P94" style:family="paragraph" style:parent-style-name="Standard">
      <style:paragraph-properties fo:margin-left="2.646cm" fo:margin-right="0cm" fo:text-align="justify" style:justify-single-word="false" fo:text-indent="-2.646cm" style:auto-text-indent="false">
        <style:tab-stops>
          <style:tab-stop style:position="1.129cm"/>
          <style:tab-stop style:position="1.834cm"/>
        </style:tab-stops>
      </style:paragraph-properties>
      <style:text-properties fo:color="#000000" fo:font-size="8pt" style:font-size-asian="8pt" style:font-size-complex="8pt"/>
    </style:style>
    <style:style style:name="P95" style:family="paragraph" style:parent-style-name="Standard">
      <style:paragraph-properties fo:margin-left="2.646cm" fo:margin-right="0cm" style:line-height-at-least="0.423cm" fo:text-align="justify" style:justify-single-word="false" fo:text-indent="-2.646cm" style:auto-text-indent="false">
        <style:tab-stops>
          <style:tab-stop style:position="1.129cm"/>
          <style:tab-stop style:position="1.834cm"/>
        </style:tab-stops>
      </style:paragraph-properties>
      <style:text-properties fo:color="#000000" fo:font-size="8pt" fo:letter-spacing="-0.004cm" style:font-size-asian="8pt" style:font-size-complex="8pt"/>
    </style:style>
    <style:style style:name="P96" style:family="paragraph" style:parent-style-name="Standard">
      <style:paragraph-properties fo:margin-left="2.646cm" fo:margin-right="0cm" fo:text-align="justify" style:justify-single-word="false" fo:text-indent="-2.646cm" style:auto-text-indent="false">
        <style:tab-stops>
          <style:tab-stop style:position="1.129cm"/>
          <style:tab-stop style:position="1.834cm"/>
        </style:tab-stops>
      </style:paragraph-properties>
    </style:style>
    <style:style style:name="P97" style:family="paragraph" style:parent-style-name="Standard">
      <style:paragraph-properties fo:margin-left="2.646cm" fo:margin-right="0cm" style:line-height-at-least="0.423cm" fo:text-indent="-2.646cm" style:auto-text-indent="false" fo:break-before="page">
        <style:tab-stops>
          <style:tab-stop style:position="1.129cm"/>
          <style:tab-stop style:position="1.679cm"/>
        </style:tab-stops>
      </style:paragraph-properties>
      <style:text-properties fo:font-size="11pt" fo:language="fr" fo:country="FR" style:font-size-asian="11pt" style:font-size-complex="11pt"/>
    </style:style>
    <style:style style:name="P98" style:family="paragraph" style:parent-style-name="Standard">
      <style:paragraph-properties fo:margin-left="2.646cm" fo:margin-right="0cm" style:line-height-at-least="0.423cm" fo:text-align="justify" style:justify-single-word="false" fo:text-indent="-2.646cm" style:auto-text-indent="false" fo:break-before="page">
        <style:tab-stops>
          <style:tab-stop style:position="1.129cm"/>
          <style:tab-stop style:position="1.926cm"/>
        </style:tab-stops>
      </style:paragraph-properties>
      <style:text-properties fo:font-size="8pt" style:font-size-asian="8pt" style:font-size-complex="8pt"/>
    </style:style>
    <style:style style:name="P99" style:family="paragraph" style:parent-style-name="Standard">
      <style:paragraph-properties fo:margin-left="3.387cm" fo:margin-right="0cm" style:line-height-at-least="0.423cm" fo:text-indent="-3.387cm" style:auto-text-indent="false">
        <style:tab-stops>
          <style:tab-stop style:position="1.129cm"/>
          <style:tab-stop style:position="1.834cm"/>
          <style:tab-stop style:position="2.681cm"/>
        </style:tab-stops>
      </style:paragraph-properties>
    </style:style>
    <style:style style:name="P100" style:family="paragraph" style:parent-style-name="Standard">
      <style:paragraph-properties fo:margin-left="3.387cm" fo:margin-right="0cm" style:line-height-at-least="0.423cm" fo:text-indent="-3.387cm" style:auto-text-indent="false">
        <style:tab-stops>
          <style:tab-stop style:position="1.129cm"/>
          <style:tab-stop style:position="1.679cm"/>
          <style:tab-stop style:position="2.681cm"/>
        </style:tab-stops>
      </style:paragraph-properties>
    </style:style>
    <style:style style:name="P101" style:family="paragraph" style:parent-style-name="Standard">
      <style:paragraph-properties fo:margin-left="3.387cm" fo:margin-right="0cm" style:line-height-at-least="0.423cm" fo:text-indent="-3.387cm" style:auto-text-indent="false">
        <style:tab-stops>
          <style:tab-stop style:position="1.129cm"/>
          <style:tab-stop style:position="1.729cm"/>
          <style:tab-stop style:position="2.681cm"/>
        </style:tab-stops>
      </style:paragraph-properties>
    </style:style>
    <style:style style:name="P102" style:family="paragraph" style:parent-style-name="Standard">
      <style:paragraph-properties fo:margin-left="3.387cm" fo:margin-right="0cm" style:line-height-at-least="0.423cm" fo:text-align="justify" style:justify-single-word="false" fo:text-indent="-3.387cm" style:auto-text-indent="false">
        <style:tab-stops>
          <style:tab-stop style:position="1.129cm"/>
          <style:tab-stop style:position="1.926cm"/>
          <style:tab-stop style:position="2.681cm"/>
        </style:tab-stops>
      </style:paragraph-properties>
    </style:style>
    <style:style style:name="P103" style:family="paragraph" style:parent-style-name="Standard">
      <style:paragraph-properties fo:margin-left="3.387cm" fo:margin-right="0cm" style:line-height-at-least="0.423cm" fo:text-indent="-3.387cm" style:auto-text-indent="false">
        <style:tab-stops>
          <style:tab-stop style:position="1.129cm"/>
          <style:tab-stop style:position="1.834cm"/>
          <style:tab-stop style:position="2.681cm"/>
        </style:tab-stops>
      </style:paragraph-properties>
    </style:style>
    <style:style style:name="P104" style:family="paragraph" style:parent-style-name="Standard">
      <style:paragraph-properties fo:margin-left="3.387cm" fo:margin-right="0cm" style:line-height-at-least="0.423cm" fo:text-indent="-3.387cm" style:auto-text-indent="false">
        <style:tab-stops>
          <style:tab-stop style:position="1.129cm"/>
          <style:tab-stop style:position="1.679cm"/>
          <style:tab-stop style:position="2.681cm"/>
        </style:tab-stops>
      </style:paragraph-properties>
      <style:text-properties fo:font-size="11pt" style:font-size-asian="11pt" style:font-size-complex="11pt"/>
    </style:style>
    <style:style style:name="P105" style:family="paragraph" style:parent-style-name="Standard">
      <style:paragraph-properties fo:margin-left="3.387cm" fo:margin-right="0cm" style:line-height-at-least="0.423cm" fo:text-indent="-3.387cm" style:auto-text-indent="false">
        <style:tab-stops>
          <style:tab-stop style:position="1.129cm"/>
          <style:tab-stop style:position="1.729cm"/>
          <style:tab-stop style:position="2.681cm"/>
        </style:tab-stops>
      </style:paragraph-properties>
      <style:text-properties fo:font-size="11pt" style:font-size-asian="11pt" style:font-size-complex="11pt"/>
    </style:style>
    <style:style style:name="P106" style:family="paragraph" style:parent-style-name="Standard">
      <style:paragraph-properties fo:margin-left="3.387cm" fo:margin-right="0cm" style:line-height-at-least="0.423cm" fo:text-align="justify" style:justify-single-word="false" fo:text-indent="-3.387cm" style:auto-text-indent="false">
        <style:tab-stops>
          <style:tab-stop style:position="1.129cm"/>
          <style:tab-stop style:position="1.926cm"/>
          <style:tab-stop style:position="2.681cm"/>
        </style:tab-stops>
      </style:paragraph-properties>
      <style:text-properties fo:font-size="11pt" style:font-size-asian="11pt" style:font-size-complex="11pt"/>
    </style:style>
    <style:style style:name="P107" style:family="paragraph" style:parent-style-name="Standard">
      <style:paragraph-properties fo:margin-left="3.387cm" fo:margin-right="0cm" style:line-height-at-least="0.423cm" fo:text-indent="-3.387cm" style:auto-text-indent="false">
        <style:tab-stops>
          <style:tab-stop style:position="1.129cm"/>
          <style:tab-stop style:position="1.679cm"/>
          <style:tab-stop style:position="2.681cm"/>
        </style:tab-stops>
      </style:paragraph-properties>
      <style:text-properties fo:font-size="11pt" fo:language="fr" fo:country="FR" style:font-size-asian="11pt" style:font-size-complex="11pt"/>
    </style:style>
    <style:style style:name="P108" style:family="paragraph" style:parent-style-name="Standard">
      <style:paragraph-properties fo:margin-left="3.387cm" fo:margin-right="0cm" style:line-height-at-least="0.423cm" fo:text-indent="-3.387cm" style:auto-text-indent="false">
        <style:tab-stops>
          <style:tab-stop style:position="1.129cm"/>
          <style:tab-stop style:position="1.729cm"/>
          <style:tab-stop style:position="2.681cm"/>
        </style:tab-stops>
      </style:paragraph-properties>
      <style:text-properties fo:font-size="11pt" fo:language="fr" fo:country="FR" style:font-size-asian="11pt" style:font-size-complex="11pt"/>
    </style:style>
    <style:style style:name="P109" style:family="paragraph" style:parent-style-name="Standard">
      <style:paragraph-properties fo:margin-left="3.387cm" fo:margin-right="0cm" style:line-height-at-least="0.423cm" fo:text-indent="-3.387cm" style:auto-text-indent="false">
        <style:tab-stops>
          <style:tab-stop style:position="1.129cm"/>
          <style:tab-stop style:position="1.834cm"/>
          <style:tab-stop style:position="2.681cm"/>
        </style:tab-stops>
      </style:paragraph-properties>
      <style:text-properties fo:font-size="11pt" fo:language="fr" fo:country="FR" style:font-size-asian="11pt" style:font-size-complex="11pt"/>
    </style:style>
    <style:style style:name="P110" style:family="paragraph" style:parent-style-name="Standard">
      <style:paragraph-properties fo:margin-left="3.387cm" fo:margin-right="0cm" style:line-height-at-least="0.423cm" fo:text-indent="-3.387cm" style:auto-text-indent="false">
        <style:tab-stops>
          <style:tab-stop style:position="1.129cm"/>
          <style:tab-stop style:position="1.834cm"/>
          <style:tab-stop style:position="2.681cm"/>
        </style:tab-stops>
      </style:paragraph-properties>
      <style:text-properties fo:color="#000000" fo:font-size="11pt" style:font-size-asian="11pt" style:font-size-complex="11pt"/>
    </style:style>
    <style:style style:name="P111" style:family="paragraph" style:parent-style-name="Standard">
      <style:paragraph-properties fo:margin-left="4.075cm" fo:margin-right="0cm" fo:margin-top="0.212cm" fo:margin-bottom="0cm" loext:contextual-spacing="false" fo:text-align="justify" style:justify-single-word="false" fo:text-indent="-4.075cm" style:auto-text-indent="false">
        <style:tab-stops>
          <style:tab-stop style:position="2.642cm"/>
        </style:tab-stops>
      </style:paragraph-properties>
    </style:style>
    <style:style style:name="P112" style:family="paragraph" style:parent-style-name="Standard">
      <style:paragraph-properties fo:margin-left="3cm" fo:margin-right="-0.011cm" fo:margin-top="0.212cm" fo:margin-bottom="0cm" loext:contextual-spacing="false" fo:text-align="justify" style:justify-single-word="false" fo:text-indent="-3cm" style:auto-text-indent="false">
        <style:tab-stops>
          <style:tab-stop style:position="1.803cm"/>
        </style:tab-stops>
      </style:paragraph-properties>
    </style:style>
    <style:style style:name="P113" style:family="paragraph" style:parent-style-name="Standard" style:master-page-name="Convert_20_1">
      <style:paragraph-properties fo:margin-left="3cm" fo:margin-right="-0.011cm" fo:margin-top="0.212cm" fo:margin-bottom="0cm" loext:contextual-spacing="false" fo:text-align="justify" style:justify-single-word="false" fo:text-indent="-3cm" style:auto-text-indent="false" style:page-number="auto">
        <style:tab-stops>
          <style:tab-stop style:position="1.803cm"/>
        </style:tab-stops>
      </style:paragraph-properties>
      <style:text-properties fo:font-size="11pt" style:font-size-asian="11pt" style:font-size-complex="11pt"/>
    </style:style>
    <style:style style:name="P114" style:family="paragraph" style:parent-style-name="Standard">
      <style:paragraph-properties fo:margin-left="3.75cm" fo:margin-right="-0.011cm" fo:margin-top="0.106cm" fo:margin-bottom="0cm" loext:contextual-spacing="false" fo:text-align="justify" style:justify-single-word="false" fo:text-indent="-3.75cm" style:auto-text-indent="false">
        <style:tab-stops>
          <style:tab-stop style:position="1.803cm"/>
          <style:tab-stop style:position="3cm"/>
        </style:tab-stops>
      </style:paragraph-properties>
      <style:text-properties fo:font-size="11pt" fo:font-style="italic" style:font-size-asian="11pt" style:font-style-asian="italic" style:font-size-complex="11pt" style:font-style-complex="italic"/>
    </style:style>
    <style:style style:name="P115" style:family="paragraph" style:parent-style-name="Standard">
      <style:paragraph-properties fo:margin-left="3.75cm" fo:margin-right="-0.011cm" fo:text-align="justify" style:justify-single-word="false" fo:text-indent="-3.75cm" style:auto-text-indent="false">
        <style:tab-stops>
          <style:tab-stop style:position="1.803cm"/>
          <style:tab-stop style:position="3cm"/>
        </style:tab-stops>
      </style:paragraph-properties>
    </style:style>
    <style:style style:name="P116" style:family="paragraph" style:parent-style-name="Standard">
      <style:paragraph-properties fo:margin-left="3.75cm" fo:margin-right="-0.011cm" fo:text-align="justify" style:justify-single-word="false" fo:text-indent="-0.75cm" style:auto-text-indent="false">
        <style:tab-stops>
          <style:tab-stop style:position="1.803cm"/>
          <style:tab-stop style:position="3cm"/>
        </style:tab-stops>
      </style:paragraph-properties>
      <style:text-properties fo:font-size="11pt" fo:font-style="italic" style:font-size-asian="11pt" style:font-style-asian="italic" style:font-size-complex="11pt" style:font-style-complex="italic"/>
    </style:style>
    <style:style style:name="P117" style:family="paragraph" style:parent-style-name="Standard">
      <style:paragraph-properties fo:margin-left="3.75cm" fo:margin-right="0cm" fo:margin-top="0.106cm" fo:margin-bottom="0cm" loext:contextual-spacing="false" fo:text-align="justify" style:justify-single-word="false" fo:text-indent="-0.75cm" style:auto-text-indent="false" style:text-autospace="none"/>
    </style:style>
    <style:style style:name="P118" style:family="paragraph" style:parent-style-name="Standard">
      <style:paragraph-properties fo:margin-left="4.501cm" fo:margin-right="0cm" fo:text-align="justify" style:justify-single-word="false" fo:text-indent="-0.75cm" style:auto-text-indent="false" style:text-autospace="none">
        <style:tab-stops>
          <style:tab-stop style:position="4.501cm"/>
        </style:tab-stops>
      </style:paragraph-properties>
    </style:style>
    <style:style style:name="P119" style:family="paragraph" style:parent-style-name="Standard">
      <style:paragraph-properties fo:margin-left="4.501cm" fo:margin-right="0cm" fo:text-align="justify" style:justify-single-word="false" fo:text-indent="-0.75cm" style:auto-text-indent="false" style:text-autospace="none">
        <style:tab-stops>
          <style:tab-stop style:position="4.501cm"/>
        </style:tab-stops>
      </style:paragraph-properties>
      <style:text-properties fo:font-size="11pt" fo:font-style="italic" style:font-size-asian="11pt" style:font-style-asian="italic" style:font-size-complex="11pt" style:font-style-complex="italic" style:font-weight-complex="bold"/>
    </style:style>
    <style:style style:name="P120" style:family="paragraph" style:parent-style-name="Standard">
      <style:paragraph-properties fo:margin-left="4.501cm" fo:margin-right="-0.012cm" fo:text-align="justify" style:justify-single-word="false" fo:text-indent="-0.75cm" style:auto-text-indent="false">
        <style:tab-stops>
          <style:tab-stop style:position="4.501cm"/>
        </style:tab-stops>
      </style:paragraph-properties>
    </style:style>
    <style:style style:name="P121" style:family="paragraph" style:parent-style-name="Standard">
      <style:paragraph-properties fo:margin-left="5.502cm" fo:margin-right="-0.011cm" fo:margin-top="0.212cm" fo:margin-bottom="0cm" loext:contextual-spacing="false" fo:text-align="justify" style:justify-single-word="false" fo:text-indent="-1cm" style:auto-text-indent="false">
        <style:tab-stops>
          <style:tab-stop style:position="5.502cm"/>
        </style:tab-stops>
      </style:paragraph-properties>
    </style:style>
    <style:style style:name="P122" style:family="paragraph" style:parent-style-name="Standard">
      <style:paragraph-properties fo:margin-left="1.799cm" fo:margin-right="-0.012cm" fo:text-align="justify" style:justify-single-word="false" fo:text-indent="-1.799cm" style:auto-text-indent="false">
        <style:tab-stops>
          <style:tab-stop style:position="1.129cm"/>
        </style:tab-stops>
      </style:paragraph-properties>
      <style:text-properties fo:color="#000000" fo:font-size="11pt" fo:font-style="italic" style:font-size-asian="11pt" style:font-style-asian="italic" style:font-size-complex="11pt" style:font-style-complex="italic" style:font-weight-complex="bold"/>
    </style:style>
    <style:style style:name="P123" style:family="paragraph" style:parent-style-name="Standard">
      <style:paragraph-properties fo:margin-left="1.799cm" fo:margin-right="0cm" style:line-height-at-least="0.423cm" fo:text-indent="-1.799cm" style:auto-text-indent="false">
        <style:tab-stops>
          <style:tab-stop style:position="1.129cm"/>
        </style:tab-stops>
      </style:paragraph-properties>
    </style:style>
    <style:style style:name="P124" style:family="paragraph" style:parent-style-name="Standard">
      <style:paragraph-properties fo:margin-left="1.799cm" fo:margin-right="0cm" style:line-height-at-least="0.423cm" fo:text-align="justify" style:justify-single-word="false" fo:text-indent="-1.799cm" style:auto-text-indent="false">
        <style:tab-stops>
          <style:tab-stop style:position="1.129cm"/>
        </style:tab-stops>
      </style:paragraph-properties>
    </style:style>
    <style:style style:name="P125" style:family="paragraph" style:parent-style-name="Standard">
      <style:paragraph-properties fo:margin-left="1.799cm" fo:margin-right="0cm" fo:text-align="justify" style:justify-single-word="false" fo:text-indent="-1.799cm" style:auto-text-indent="false">
        <style:tab-stops>
          <style:tab-stop style:position="1.129cm"/>
        </style:tab-stops>
      </style:paragraph-properties>
      <style:text-properties fo:color="#000000" fo:font-size="11pt" style:font-size-asian="11pt" style:font-size-complex="11pt"/>
    </style:style>
    <style:style style:name="P126" style:family="paragraph" style:parent-style-name="Standard">
      <style:paragraph-properties fo:margin-left="1.799cm" fo:margin-right="0cm" style:line-height-at-least="0.423cm" fo:text-align="justify" style:justify-single-word="false" fo:text-indent="-1.799cm" style:auto-text-indent="false">
        <style:tab-stops>
          <style:tab-stop style:position="1.129cm"/>
        </style:tab-stops>
      </style:paragraph-properties>
      <style:text-properties fo:color="#000000" fo:font-size="11pt" style:font-size-asian="11pt" style:font-size-complex="11pt"/>
    </style:style>
    <style:style style:name="P127" style:family="paragraph" style:parent-style-name="Standard">
      <style:paragraph-properties fo:margin-left="1.799cm" fo:margin-right="0cm" style:line-height-at-least="0.423cm" fo:text-indent="-1.799cm" style:auto-text-indent="false">
        <style:tab-stops>
          <style:tab-stop style:position="1.129cm"/>
        </style:tab-stops>
      </style:paragraph-properties>
      <style:text-properties fo:color="#000000" fo:font-size="11pt" style:font-size-asian="11pt" style:font-size-complex="11pt"/>
    </style:style>
    <style:style style:name="P128" style:family="paragraph" style:parent-style-name="Standard">
      <style:paragraph-properties fo:margin-left="1.799cm" fo:margin-right="0cm" style:line-height-at-least="0.423cm" fo:text-align="justify" style:justify-single-word="false" fo:text-indent="-1.799cm" style:auto-text-indent="false">
        <style:tab-stops>
          <style:tab-stop style:position="1.129cm"/>
        </style:tab-stops>
      </style:paragraph-properties>
      <style:text-properties fo:color="#000000" fo:font-size="11pt" fo:font-style="italic" style:font-size-asian="11pt" style:font-style-asian="italic" style:font-size-complex="11pt"/>
    </style:style>
    <style:style style:name="P129" style:family="paragraph" style:parent-style-name="Standard">
      <style:paragraph-properties fo:margin-left="1.799cm" fo:margin-right="0cm" fo:text-align="justify" style:justify-single-word="false" fo:text-indent="-1.799cm" style:auto-text-indent="false">
        <style:tab-stops>
          <style:tab-stop style:position="1.129cm"/>
        </style:tab-stops>
      </style:paragraph-properties>
      <style:text-properties fo:color="#000000" fo:font-size="8pt" fo:font-style="italic" style:font-size-asian="8pt" style:font-style-asian="italic" style:font-size-complex="8pt"/>
    </style:style>
    <style:style style:name="P130" style:family="paragraph" style:parent-style-name="Standard">
      <style:paragraph-properties fo:margin-left="1.799cm" fo:margin-right="0cm" style:line-height-at-least="0.423cm" fo:text-align="justify" style:justify-single-word="false" fo:text-indent="-1.799cm" style:auto-text-indent="false">
        <style:tab-stops>
          <style:tab-stop style:position="1.129cm"/>
        </style:tab-stops>
      </style:paragraph-properties>
      <style:text-properties fo:color="#000000" fo:font-size="8pt" style:text-underline-style="solid" style:text-underline-width="auto" style:text-underline-color="font-color" style:font-size-asian="8pt" style:font-size-complex="8pt"/>
    </style:style>
    <style:style style:name="P131" style:family="paragraph" style:parent-style-name="Standard">
      <style:paragraph-properties fo:margin-left="1.799cm" fo:margin-right="0cm" fo:text-align="justify" style:justify-single-word="false" fo:text-indent="-1.799cm" style:auto-text-indent="false">
        <style:tab-stops>
          <style:tab-stop style:position="1.129cm"/>
        </style:tab-stops>
      </style:paragraph-properties>
      <style:text-properties fo:color="#000000" fo:font-size="8pt" style:font-size-asian="8pt" style:font-size-complex="8pt"/>
    </style:style>
    <style:style style:name="P132" style:family="paragraph" style:parent-style-name="Standard">
      <style:paragraph-properties fo:margin-left="1.799cm" fo:margin-right="0cm" fo:text-align="justify" style:justify-single-word="false" fo:text-indent="-1.799cm" style:auto-text-indent="false">
        <style:tab-stops>
          <style:tab-stop style:position="1.129cm"/>
        </style:tab-stops>
      </style:paragraph-properties>
    </style:style>
    <style:style style:name="P133" style:family="paragraph" style:parent-style-name="Standard">
      <style:paragraph-properties fo:margin-left="1.799cm" fo:margin-right="0cm" style:line-height-at-least="0.423cm" fo:text-indent="-1.799cm" style:auto-text-indent="false">
        <style:tab-stops>
          <style:tab-stop style:position="1.129cm"/>
        </style:tab-stops>
      </style:paragraph-properties>
      <style:text-properties fo:font-size="11pt" style:font-size-asian="11pt" style:font-size-complex="11pt"/>
    </style:style>
    <style:style style:name="P134" style:family="paragraph" style:parent-style-name="Standard">
      <style:paragraph-properties fo:margin-left="1.799cm" fo:margin-right="0cm" style:line-height-at-least="0.423cm" fo:text-indent="-1.799cm" style:auto-text-indent="false" fo:break-before="page">
        <style:tab-stops>
          <style:tab-stop style:position="1.129cm"/>
        </style:tab-stops>
      </style:paragraph-properties>
      <style:text-properties fo:color="#000000" fo:font-size="8pt" style:font-size-asian="8pt" style:font-size-complex="8pt"/>
    </style:style>
    <style:style style:name="P135" style:family="paragraph" style:parent-style-name="Standard">
      <style:paragraph-properties fo:margin-left="1.799cm" fo:margin-right="0cm" style:line-height-at-least="0.423cm" fo:text-align="justify" style:justify-single-word="false" fo:text-indent="-1.923cm" style:auto-text-indent="false">
        <style:tab-stops>
          <style:tab-stop style:position="1.129cm"/>
        </style:tab-stops>
      </style:paragraph-properties>
    </style:style>
    <style:style style:name="P136" style:family="paragraph" style:parent-style-name="Standard">
      <style:paragraph-properties fo:margin-left="1.799cm" fo:margin-right="0cm" style:line-height-at-least="0.423cm" fo:text-align="justify" style:justify-single-word="false" fo:text-indent="-1.923cm" style:auto-text-indent="false">
        <style:tab-stops>
          <style:tab-stop style:position="1.062cm"/>
        </style:tab-stops>
      </style:paragraph-properties>
    </style:style>
    <style:style style:name="P137" style:family="paragraph" style:parent-style-name="Standard">
      <style:paragraph-properties fo:margin-left="2.54cm" fo:margin-right="0cm" fo:text-align="justify" style:justify-single-word="false" fo:text-indent="-2.54cm" style:auto-text-indent="false">
        <style:tab-stops>
          <style:tab-stop style:position="1.803cm"/>
        </style:tab-stops>
      </style:paragraph-properties>
    </style:style>
    <style:style style:name="P138" style:family="paragraph" style:parent-style-name="Standard">
      <style:paragraph-properties fo:margin-left="2.54cm" fo:margin-right="0cm" fo:text-align="justify" style:justify-single-word="false" fo:text-indent="-2.54cm" style:auto-text-indent="false">
        <style:tab-stops>
          <style:tab-stop style:position="1.852cm"/>
        </style:tab-stops>
      </style:paragraph-properties>
    </style:style>
    <style:style style:name="P139" style:family="paragraph" style:parent-style-name="Standard">
      <style:paragraph-properties fo:margin-left="2.54cm" fo:margin-right="0cm" fo:text-align="justify" style:justify-single-word="false" fo:text-indent="-2.54cm" style:auto-text-indent="false">
        <style:tab-stops>
          <style:tab-stop style:position="0.988cm"/>
          <style:tab-stop style:position="1.905cm"/>
        </style:tab-stops>
      </style:paragraph-properties>
    </style:style>
    <style:style style:name="P140" style:family="paragraph" style:parent-style-name="Standard">
      <style:paragraph-properties fo:margin-left="2.54cm" fo:margin-right="0cm" style:line-height-at-least="0.423cm" fo:text-align="justify" style:justify-single-word="false" fo:text-indent="-2.54cm" style:auto-text-indent="false">
        <style:tab-stops>
          <style:tab-stop style:position="1.905cm"/>
        </style:tab-stops>
      </style:paragraph-properties>
    </style:style>
    <style:style style:name="P141" style:family="paragraph" style:parent-style-name="Standard">
      <style:paragraph-properties fo:margin-left="2.54cm" fo:margin-right="0cm" fo:text-align="justify" style:justify-single-word="false" fo:text-indent="-2.54cm" style:auto-text-indent="false">
        <style:tab-stops>
          <style:tab-stop style:position="0.988cm"/>
          <style:tab-stop style:position="1.905cm"/>
        </style:tab-stops>
      </style:paragraph-properties>
      <style:text-properties fo:font-size="11pt" fo:language="da" fo:country="DK" style:font-size-asian="11pt" style:font-size-complex="11pt"/>
    </style:style>
    <style:style style:name="P142" style:family="paragraph" style:parent-style-name="Standard">
      <style:paragraph-properties fo:margin-left="2.54cm" fo:margin-right="0cm" fo:text-align="justify" style:justify-single-word="false" fo:text-indent="-2.54cm" style:auto-text-indent="false">
        <style:tab-stops>
          <style:tab-stop style:position="1.852cm"/>
        </style:tab-stops>
      </style:paragraph-properties>
      <style:text-properties fo:color="#000000" fo:font-size="11pt" style:font-size-asian="11pt" style:font-size-complex="11pt" style:font-weight-complex="bold"/>
    </style:style>
    <style:style style:name="P143" style:family="paragraph" style:parent-style-name="Standard">
      <style:paragraph-properties fo:margin-left="2.54cm" fo:margin-right="0cm" fo:text-align="justify" style:justify-single-word="false" fo:text-indent="-2.54cm" style:auto-text-indent="false">
        <style:tab-stops>
          <style:tab-stop style:position="0.988cm"/>
          <style:tab-stop style:position="1.905cm"/>
        </style:tab-stops>
      </style:paragraph-properties>
      <style:text-properties fo:color="#000000" fo:font-size="11pt" style:font-size-asian="11pt" style:font-size-complex="11pt"/>
    </style:style>
    <style:style style:name="P144" style:family="paragraph" style:parent-style-name="Standard">
      <style:paragraph-properties fo:margin-left="2.54cm" fo:margin-right="0cm" fo:text-align="justify" style:justify-single-word="false" fo:text-indent="-2.54cm" style:auto-text-indent="false">
        <style:tab-stops>
          <style:tab-stop style:position="0.776cm"/>
        </style:tab-stops>
      </style:paragraph-properties>
      <style:text-properties fo:color="#000000" fo:font-size="8pt" fo:letter-spacing="-0.007cm" fo:font-style="italic" style:font-size-asian="8pt" style:font-style-asian="italic" style:font-size-complex="8pt"/>
    </style:style>
    <style:style style:name="P145" style:family="paragraph" style:parent-style-name="Standard">
      <style:paragraph-properties fo:margin-left="2.54cm" fo:margin-right="0cm" fo:text-align="justify" style:justify-single-word="false" fo:text-indent="-2.54cm" style:auto-text-indent="false">
        <style:tab-stops>
          <style:tab-stop style:position="0.988cm"/>
          <style:tab-stop style:position="1.905cm"/>
        </style:tab-stops>
      </style:paragraph-properties>
      <style:text-properties fo:color="#000000" fo:font-size="8pt" fo:font-style="italic" style:font-size-asian="8pt" style:font-style-asian="italic" style:font-size-complex="8pt"/>
    </style:style>
    <style:style style:name="P146" style:family="paragraph" style:parent-style-name="Standard">
      <style:paragraph-properties fo:margin-left="2.54cm" fo:margin-right="0cm" fo:margin-top="0.212cm" fo:margin-bottom="0cm" loext:contextual-spacing="false" style:line-height-at-least="0.423cm" fo:text-align="justify" style:justify-single-word="false" fo:text-indent="-2.54cm" style:auto-text-indent="false">
        <style:tab-stops>
          <style:tab-stop style:position="1.877cm"/>
        </style:tab-stops>
      </style:paragraph-properties>
    </style:style>
    <style:style style:name="P147" style:family="paragraph" style:parent-style-name="Standard">
      <style:paragraph-properties fo:margin-left="2.54cm" fo:margin-right="0cm" fo:margin-top="0.106cm" fo:margin-bottom="0cm" loext:contextual-spacing="false" fo:text-align="justify" style:justify-single-word="false" fo:text-indent="-2.54cm" style:auto-text-indent="false">
        <style:tab-stops>
          <style:tab-stop style:position="0.988cm"/>
          <style:tab-stop style:position="1.905cm"/>
        </style:tab-stops>
      </style:paragraph-properties>
    </style:style>
    <style:style style:name="P148" style:family="paragraph" style:parent-style-name="Standard">
      <style:paragraph-properties fo:break-before="page"/>
      <style:text-properties fo:color="#000000" fo:font-size="6pt" style:font-size-asian="6pt" style:font-size-complex="6pt"/>
    </style:style>
    <style:style style:name="P149" style:family="paragraph" style:parent-style-name="Standard">
      <style:paragraph-properties fo:margin-left="1.129cm" fo:margin-right="0cm" style:line-height-at-least="0.423cm" fo:text-align="justify" style:justify-single-word="false" fo:text-indent="-1.305cm" style:auto-text-indent="false" fo:break-before="page"/>
      <style:text-properties fo:color="#000000" fo:font-size="11pt" fo:font-style="italic" style:font-size-asian="11pt" style:font-style-asian="italic" style:font-size-complex="11pt"/>
    </style:style>
    <style:style style:name="P150" style:family="paragraph" style:parent-style-name="Standard">
      <style:paragraph-properties fo:margin-left="1.129cm" fo:margin-right="0cm" style:line-height-at-least="0.423cm" fo:text-align="justify" style:justify-single-word="false" fo:text-indent="-1.305cm" style:auto-text-indent="false" fo:break-before="page"/>
      <style:text-properties fo:color="#000000" fo:font-size="8pt" style:font-size-asian="8pt" style:font-size-complex="8pt"/>
    </style:style>
    <style:style style:name="P151" style:family="paragraph" style:parent-style-name="Standard">
      <style:paragraph-properties fo:margin-left="1.129cm" fo:margin-right="0cm" fo:text-align="justify" style:justify-single-word="false" fo:text-indent="-1.305cm" style:auto-text-indent="false" fo:break-before="page"/>
      <style:text-properties fo:color="#000000" fo:font-size="6pt" style:font-size-asian="6pt" style:font-size-complex="6pt"/>
    </style:style>
    <style:style style:name="P152" style:family="paragraph" style:parent-style-name="Standard">
      <style:paragraph-properties fo:margin-left="1.129cm" fo:margin-right="0cm" style:line-height-at-least="0.423cm" fo:text-align="justify" style:justify-single-word="false" fo:text-indent="-1.305cm" style:auto-text-indent="false"/>
      <style:text-properties fo:color="#000000" fo:font-size="11pt" style:font-size-asian="11pt" style:font-size-complex="11pt"/>
    </style:style>
    <style:style style:name="P153" style:family="paragraph" style:parent-style-name="Standard">
      <style:paragraph-properties fo:margin-left="1.129cm" fo:margin-right="0cm" style:line-height-at-least="0.423cm" fo:text-align="justify" style:justify-single-word="false" fo:text-indent="-1.305cm" style:auto-text-indent="false"/>
      <style:text-properties fo:color="#000000" fo:font-size="11pt" fo:font-style="italic" style:font-size-asian="11pt" style:font-style-asian="italic" style:font-size-complex="11pt"/>
    </style:style>
    <style:style style:name="P154" style:family="paragraph" style:parent-style-name="Standard">
      <style:paragraph-properties fo:margin-left="1.129cm" fo:margin-right="0cm" fo:text-align="justify" style:justify-single-word="false" fo:text-indent="-1.305cm" style:auto-text-indent="false"/>
    </style:style>
    <style:style style:name="P155" style:family="paragraph" style:parent-style-name="Standard">
      <style:paragraph-properties fo:margin-left="3.501cm" fo:margin-right="0cm" fo:margin-top="0.212cm" fo:margin-bottom="0cm" loext:contextual-spacing="false" fo:text-align="justify" style:justify-single-word="false" fo:text-indent="-3.501cm" style:auto-text-indent="false">
        <style:tab-stops>
          <style:tab-stop style:position="1.129cm"/>
          <style:tab-stop style:position="1.799cm"/>
        </style:tab-stops>
      </style:paragraph-properties>
    </style:style>
    <style:style style:name="P156" style:family="paragraph" style:parent-style-name="Standard">
      <style:paragraph-properties fo:margin-left="3.501cm" fo:margin-right="0cm" fo:margin-top="0.212cm" fo:margin-bottom="0cm" loext:contextual-spacing="false" fo:text-align="justify" style:justify-single-word="false" fo:text-indent="-3.501cm" style:auto-text-indent="false">
        <style:tab-stops>
          <style:tab-stop style:position="1.129cm"/>
          <style:tab-stop style:position="2.752cm"/>
        </style:tab-stops>
      </style:paragraph-properties>
      <style:text-properties fo:font-size="11pt" style:font-size-asian="11pt" style:font-size-complex="11pt" style:font-weight-complex="bold"/>
    </style:style>
    <style:style style:name="P157" style:family="paragraph" style:parent-style-name="Standard">
      <style:paragraph-properties fo:margin-left="3.501cm" fo:margin-right="0cm" style:line-height-at-least="0.423cm" fo:text-align="justify" style:justify-single-word="false" fo:text-indent="-3.501cm" style:auto-text-indent="false">
        <style:tab-stops>
          <style:tab-stop style:position="1.129cm"/>
          <style:tab-stop style:position="2.752cm"/>
        </style:tab-stops>
      </style:paragraph-properties>
    </style:style>
    <style:style style:name="P158" style:family="paragraph" style:parent-style-name="Standard">
      <style:paragraph-properties fo:margin-left="3.501cm" fo:margin-right="0cm" style:line-height-at-least="0.423cm" fo:text-align="justify" style:justify-single-word="false" fo:text-indent="-3.501cm" style:auto-text-indent="false">
        <style:tab-stops>
          <style:tab-stop style:position="1.129cm"/>
          <style:tab-stop style:position="2cm"/>
          <style:tab-stop style:position="2.752cm"/>
        </style:tab-stops>
      </style:paragraph-properties>
    </style:style>
    <style:style style:name="P159" style:family="paragraph" style:parent-style-name="Standard">
      <style:paragraph-properties fo:margin-left="3.501cm" fo:margin-right="0cm" style:line-height-at-least="0.423cm" fo:text-align="justify" style:justify-single-word="false" fo:text-indent="-3.501cm" style:auto-text-indent="false">
        <style:tab-stops>
          <style:tab-stop style:position="1.129cm"/>
          <style:tab-stop style:position="1.926cm"/>
          <style:tab-stop style:position="2.752cm"/>
        </style:tab-stops>
      </style:paragraph-properties>
    </style:style>
    <style:style style:name="P160" style:family="paragraph" style:parent-style-name="Standard">
      <style:paragraph-properties fo:margin-left="3.501cm" fo:margin-right="0cm" style:line-height-at-least="0.423cm" fo:text-align="justify" style:justify-single-word="false" fo:text-indent="-3.501cm" style:auto-text-indent="false">
        <style:tab-stops>
          <style:tab-stop style:position="1.129cm"/>
          <style:tab-stop style:position="1.752cm"/>
        </style:tab-stops>
      </style:paragraph-properties>
      <style:text-properties fo:font-size="11pt" fo:font-style="italic" style:font-size-asian="11pt" style:font-style-asian="italic" style:font-size-complex="11pt" style:font-weight-complex="bold"/>
    </style:style>
    <style:style style:name="P161" style:family="paragraph" style:parent-style-name="Standard">
      <style:paragraph-properties fo:margin-left="3.501cm" fo:margin-right="0cm" fo:margin-top="0.106cm" fo:margin-bottom="0cm" loext:contextual-spacing="false" fo:text-align="justify" style:justify-single-word="false" fo:text-indent="-3.501cm" style:auto-text-indent="false">
        <style:tab-stops>
          <style:tab-stop style:position="1.129cm"/>
          <style:tab-stop style:position="1.752cm"/>
        </style:tab-stops>
      </style:paragraph-properties>
    </style:style>
    <style:style style:name="P162" style:family="paragraph" style:parent-style-name="Standard">
      <style:paragraph-properties fo:margin-left="3.45cm" fo:margin-right="0cm" fo:margin-top="0.212cm" fo:margin-bottom="0cm" loext:contextual-spacing="false" fo:text-align="justify" style:justify-single-word="false" fo:text-indent="-1.7cm" style:auto-text-indent="false" style:text-autospace="none"/>
    </style:style>
    <style:style style:name="P163" style:family="paragraph" style:parent-style-name="Standard">
      <style:paragraph-properties fo:margin-left="4.272cm" fo:margin-right="0cm" fo:margin-top="0.071cm" fo:margin-bottom="0cm" loext:contextual-spacing="false" fo:text-align="justify" style:justify-single-word="false" fo:text-indent="-0.741cm" style:auto-text-indent="false" style:text-autospace="none"/>
    </style:style>
    <style:style style:name="P164" style:family="paragraph" style:parent-style-name="Standard">
      <style:paragraph-properties fo:margin-left="4.272cm" fo:margin-right="0cm" fo:margin-top="0.071cm" fo:margin-bottom="0cm" loext:contextual-spacing="false" fo:text-align="justify" style:justify-single-word="false" fo:text-indent="-0.741cm" style:auto-text-indent="false" style:text-autospace="none"/>
      <style:text-properties fo:font-size="11pt" fo:font-style="italic" style:font-size-asian="11pt" style:language-asian="en" style:country-asian="CA" style:font-style-asian="italic" style:font-size-complex="11pt" style:font-style-complex="italic"/>
    </style:style>
    <style:style style:name="P165" style:family="paragraph" style:parent-style-name="Standard">
      <style:paragraph-properties fo:margin-left="4.272cm" fo:margin-right="0cm" fo:margin-top="0.212cm" fo:margin-bottom="0cm" loext:contextual-spacing="false" fo:text-align="justify" style:justify-single-word="false" fo:text-indent="-0.741cm" style:auto-text-indent="false" style:text-autospace="none"/>
    </style:style>
    <style:style style:name="P166" style:family="paragraph" style:parent-style-name="Standard">
      <style:paragraph-properties fo:margin-left="5.001cm" fo:margin-right="0cm" fo:text-align="justify" style:justify-single-word="false" fo:text-indent="-5.001cm" style:auto-text-indent="false" style:text-autospace="none">
        <style:tab-stops>
          <style:tab-stop style:position="4.251cm"/>
        </style:tab-stops>
      </style:paragraph-properties>
    </style:style>
    <style:style style:name="P167" style:family="paragraph" style:parent-style-name="Standard">
      <style:paragraph-properties fo:margin-left="5.001cm" fo:margin-right="0cm" fo:text-align="justify" style:justify-single-word="false" fo:text-indent="-5.001cm" style:auto-text-indent="false" style:text-autospace="none">
        <style:tab-stops>
          <style:tab-stop style:position="4.251cm"/>
        </style:tab-stops>
      </style:paragraph-properties>
      <style:text-properties fo:font-size="11pt" fo:font-style="italic" style:font-size-asian="11pt" style:font-style-asian="italic" style:font-size-complex="11pt" style:font-style-complex="italic" style:font-weight-complex="bold"/>
    </style:style>
    <style:style style:name="P168" style:family="paragraph" style:parent-style-name="Standard">
      <style:paragraph-properties fo:margin-left="6.121cm" fo:margin-right="-0.011cm" fo:margin-top="0.212cm" fo:margin-bottom="0cm" loext:contextual-spacing="false" fo:text-align="justify" style:justify-single-word="false" fo:text-indent="-6.121cm" style:auto-text-indent="false">
        <style:tab-stops>
          <style:tab-stop style:position="5.038cm"/>
        </style:tab-stops>
      </style:paragraph-properties>
    </style:style>
    <style:style style:name="P169" style:family="paragraph" style:parent-style-name="Standard">
      <style:paragraph-properties fo:margin-left="3.501cm" fo:margin-right="-0.011cm" fo:text-align="justify" style:justify-single-word="false" fo:text-indent="-3.501cm" style:auto-text-indent="false">
        <style:tab-stops>
          <style:tab-stop style:position="1.129cm"/>
          <style:tab-stop style:position="1.799cm"/>
        </style:tab-stops>
      </style:paragraph-properties>
      <style:text-properties fo:font-size="11pt" fo:font-style="italic" style:font-size-asian="11pt" style:language-asian="en" style:country-asian="CA" style:font-style-asian="italic" style:font-size-complex="11pt" style:font-style-complex="italic"/>
    </style:style>
    <style:style style:name="P170" style:family="paragraph" style:parent-style-name="Standard">
      <style:paragraph-properties fo:margin-left="3cm" fo:margin-right="0cm" fo:margin-top="0.212cm" fo:margin-bottom="0cm" loext:contextual-spacing="false" style:line-height-at-least="0.423cm" fo:text-indent="-3cm" style:auto-text-indent="false">
        <style:tab-stops>
          <style:tab-stop style:position="1.129cm"/>
          <style:tab-stop style:position="1.799cm"/>
        </style:tab-stops>
      </style:paragraph-properties>
    </style:style>
    <style:style style:name="P171" style:family="paragraph" style:parent-style-name="Standard">
      <style:paragraph-properties fo:margin-left="3cm" fo:margin-right="0cm" fo:margin-top="0.212cm" fo:margin-bottom="0cm" loext:contextual-spacing="false" fo:text-align="justify" style:justify-single-word="false" fo:text-indent="-3cm" style:auto-text-indent="false">
        <style:tab-stops>
          <style:tab-stop style:position="1.129cm"/>
          <style:tab-stop style:position="1.834cm"/>
        </style:tab-stops>
      </style:paragraph-properties>
    </style:style>
    <style:style style:name="P172" style:family="paragraph" style:parent-style-name="Standard">
      <style:paragraph-properties fo:margin-left="3cm" fo:margin-right="0cm" fo:margin-top="0.212cm" fo:margin-bottom="0cm" loext:contextual-spacing="false" fo:text-align="justify" style:justify-single-word="false" fo:text-indent="-3cm" style:auto-text-indent="false">
        <style:tab-stops>
          <style:tab-stop style:position="1.129cm"/>
          <style:tab-stop style:position="1.799cm"/>
        </style:tab-stops>
      </style:paragraph-properties>
    </style:style>
    <style:style style:name="P173" style:family="paragraph" style:parent-style-name="Standard">
      <style:paragraph-properties fo:margin-left="3cm" fo:margin-right="0cm" fo:margin-top="0.212cm" fo:margin-bottom="0cm" loext:contextual-spacing="false" fo:text-indent="-3cm" style:auto-text-indent="false">
        <style:tab-stops>
          <style:tab-stop style:position="1.129cm"/>
          <style:tab-stop style:position="1.799cm"/>
        </style:tab-stops>
      </style:paragraph-properties>
    </style:style>
    <style:style style:name="P174" style:family="paragraph" style:parent-style-name="Standard">
      <style:paragraph-properties fo:margin-left="3cm" fo:margin-right="0cm" style:line-height-at-least="0.423cm" fo:text-indent="-3cm" style:auto-text-indent="false">
        <style:tab-stops>
          <style:tab-stop style:position="1.129cm"/>
          <style:tab-stop style:position="1.799cm"/>
          <style:tab-stop style:position="3.501cm"/>
        </style:tab-stops>
      </style:paragraph-properties>
      <style:text-properties fo:color="#000000" fo:font-size="8pt" fo:language="fr" fo:country="FR" style:font-size-asian="8pt" style:font-size-complex="8pt"/>
    </style:style>
    <style:style style:name="P175" style:family="paragraph" style:parent-style-name="Standard">
      <style:paragraph-properties fo:margin-left="3cm" fo:margin-right="0cm" style:line-height-at-least="0.423cm" fo:text-indent="-3cm" style:auto-text-indent="false">
        <style:tab-stops>
          <style:tab-stop style:position="1.129cm"/>
          <style:tab-stop style:position="1.799cm"/>
        </style:tab-stops>
      </style:paragraph-properties>
    </style:style>
    <style:style style:name="P176" style:family="paragraph" style:parent-style-name="Standard">
      <style:paragraph-properties fo:margin-left="3cm" fo:margin-right="0cm" fo:margin-top="0.106cm" fo:margin-bottom="0cm" loext:contextual-spacing="false" fo:text-align="justify" style:justify-single-word="false" fo:text-indent="-3cm" style:auto-text-indent="false">
        <style:tab-stops>
          <style:tab-stop style:position="1.129cm"/>
          <style:tab-stop style:position="1.799cm"/>
        </style:tab-stops>
      </style:paragraph-properties>
    </style:style>
    <style:style style:name="P177" style:family="paragraph" style:parent-style-name="Standard">
      <style:paragraph-properties fo:margin-left="1.131cm" fo:margin-right="0cm" fo:text-align="justify" style:justify-single-word="false" fo:text-indent="-1.131cm" style:auto-text-indent="false"/>
      <style:text-properties fo:color="#000000" fo:font-size="8pt" fo:font-style="italic" style:font-size-asian="8pt" style:font-style-asian="italic" style:font-size-complex="8pt"/>
    </style:style>
    <style:style style:name="P178" style:family="paragraph" style:parent-style-name="Standard">
      <style:paragraph-properties fo:margin-left="1.131cm" fo:margin-right="0cm" fo:text-align="justify" style:justify-single-word="false" fo:text-indent="-1.131cm" style:auto-text-indent="false"/>
      <style:text-properties fo:color="#000000" fo:font-size="8pt" fo:font-style="italic" style:font-size-asian="8pt" style:font-style-asian="italic" style:font-size-complex="8pt" style:font-weight-complex="bold"/>
    </style:style>
    <style:style style:name="P179" style:family="paragraph" style:parent-style-name="Standard">
      <style:paragraph-properties fo:margin-left="1.131cm" fo:margin-right="0cm" fo:text-align="justify" style:justify-single-word="false" fo:text-indent="-1.131cm" style:auto-text-indent="false"/>
      <style:text-properties fo:color="#000000" fo:font-size="8pt" style:font-size-asian="8pt" style:font-size-complex="8pt"/>
    </style:style>
    <style:style style:name="P180" style:family="paragraph" style:parent-style-name="Standard">
      <style:paragraph-properties fo:margin-left="1.131cm" fo:margin-right="0cm" fo:text-align="justify" style:justify-single-word="false" fo:text-indent="-1.131cm" style:auto-text-indent="false"/>
      <style:text-properties fo:color="#000000" fo:font-size="8pt" style:font-size-asian="8pt" style:font-size-complex="8pt" style:font-weight-complex="bold"/>
    </style:style>
    <style:style style:name="P181" style:family="paragraph" style:parent-style-name="Standard">
      <style:paragraph-properties fo:margin-left="1.131cm" fo:margin-right="0cm" fo:text-align="justify" style:justify-single-word="false" fo:text-indent="-1.131cm" style:auto-text-indent="false"/>
      <style:text-properties fo:font-size="8pt" fo:letter-spacing="-0.007cm" fo:font-style="italic" style:font-size-asian="8pt" style:font-style-asian="italic" style:font-size-complex="8pt"/>
    </style:style>
    <style:style style:name="P182" style:family="paragraph" style:parent-style-name="Standard">
      <style:paragraph-properties fo:margin-left="1.131cm" fo:margin-right="0cm" fo:margin-top="0.106cm" fo:margin-bottom="0cm" loext:contextual-spacing="false" fo:text-align="justify" style:justify-single-word="false" fo:text-indent="-1.131cm" style:auto-text-indent="false"/>
    </style:style>
    <style:style style:name="P183" style:family="paragraph" style:parent-style-name="Standard">
      <style:paragraph-properties fo:margin-left="1.131cm" fo:margin-right="0cm" fo:text-align="justify" style:justify-single-word="false" fo:text-indent="-1.27cm" style:auto-text-indent="false"/>
      <style:text-properties fo:color="#000000" fo:font-size="8pt" style:font-size-asian="8pt" style:font-size-complex="8pt"/>
    </style:style>
    <style:style style:name="P184" style:family="paragraph" style:parent-style-name="Standard">
      <style:paragraph-properties fo:margin-left="1.131cm" fo:margin-right="0cm" fo:text-align="justify" style:justify-single-word="false" fo:text-indent="-1.27cm" style:auto-text-indent="false" fo:break-before="page"/>
      <style:text-properties fo:color="#000000" fo:font-size="8pt" style:font-size-asian="8pt" style:font-size-complex="8pt"/>
    </style:style>
    <style:style style:name="P185" style:family="paragraph" style:parent-style-name="Standard">
      <style:paragraph-properties fo:margin-left="1.131cm" fo:margin-right="0cm" fo:text-align="justify" style:justify-single-word="false" fo:text-indent="-1.27cm" style:auto-text-indent="false" fo:break-before="page"/>
      <style:text-properties fo:color="#000000" fo:font-size="8pt" fo:font-style="italic" style:font-size-asian="8pt" style:font-style-asian="italic" style:font-size-complex="8pt"/>
    </style:style>
    <style:style style:name="P186" style:family="paragraph" style:parent-style-name="Standard">
      <style:paragraph-properties fo:margin-left="1.131cm" fo:margin-right="0cm" fo:text-align="justify" style:justify-single-word="false" fo:text-indent="-1.27cm" style:auto-text-indent="false" fo:break-before="page"/>
      <style:text-properties fo:color="#000000" fo:font-size="11pt" style:font-size-asian="11pt" style:font-size-complex="11pt"/>
    </style:style>
    <style:style style:name="P187" style:family="paragraph" style:parent-style-name="Standard">
      <style:paragraph-properties fo:margin-left="1.905cm" fo:margin-right="0cm" style:line-height-at-least="0.423cm" fo:text-align="justify" style:justify-single-word="false" fo:text-indent="-1.799cm" style:auto-text-indent="false">
        <style:tab-stops>
          <style:tab-stop style:position="1.129cm"/>
        </style:tab-stops>
      </style:paragraph-properties>
    </style:style>
    <style:style style:name="P188" style:family="paragraph" style:parent-style-name="Standard">
      <style:paragraph-properties fo:margin-left="1.129cm" fo:margin-right="0cm" style:line-height-at-least="0.423cm" fo:text-align="justify" style:justify-single-word="false" fo:text-indent="-1.27cm" style:auto-text-indent="false"/>
    </style:style>
    <style:style style:name="P189" style:family="paragraph" style:parent-style-name="Standard">
      <style:paragraph-properties fo:margin-left="1.129cm" fo:margin-right="0cm" style:line-height-at-least="0.423cm" fo:text-align="justify" style:justify-single-word="false" fo:text-indent="-1.27cm" style:auto-text-indent="false"/>
      <style:text-properties fo:color="#000000" fo:font-size="11pt" style:font-size-asian="11pt" style:font-size-complex="11pt"/>
    </style:style>
    <style:style style:name="P190" style:family="paragraph" style:parent-style-name="Standard">
      <style:paragraph-properties fo:margin-left="1.129cm" fo:margin-right="0cm" fo:text-align="justify" style:justify-single-word="false" fo:text-indent="-1.27cm" style:auto-text-indent="false"/>
      <style:text-properties fo:color="#000000" fo:font-size="11pt" style:font-size-asian="11pt" style:font-size-complex="11pt"/>
    </style:style>
    <style:style style:name="P191" style:family="paragraph" style:parent-style-name="Standard">
      <style:paragraph-properties fo:margin-left="1.129cm" fo:margin-right="0cm" style:line-height-at-least="0.423cm" fo:text-align="justify" style:justify-single-word="false" fo:text-indent="-1.27cm" style:auto-text-indent="false"/>
      <style:text-properties fo:color="#000000" fo:font-size="11pt" fo:font-style="italic" style:font-size-asian="11pt" style:font-style-asian="italic" style:font-size-complex="11pt"/>
    </style:style>
    <style:style style:name="P192" style:family="paragraph" style:parent-style-name="Standard">
      <style:paragraph-properties fo:margin-left="1.129cm" fo:margin-right="0cm" style:line-height-at-least="0.423cm" fo:text-align="justify" style:justify-single-word="false" fo:text-indent="-1.27cm" style:auto-text-indent="false" fo:break-before="page"/>
      <style:text-properties fo:color="#000000" fo:font-size="11pt" style:font-size-asian="11pt" style:font-size-complex="11pt"/>
    </style:style>
    <style:style style:name="P193" style:family="paragraph" style:parent-style-name="Standard">
      <style:paragraph-properties fo:margin-left="1.129cm" fo:margin-right="0cm" style:line-height-at-least="0.423cm" fo:text-align="justify" style:justify-single-word="false" fo:text-indent="-1.27cm" style:auto-text-indent="false" fo:break-before="page"/>
      <style:text-properties fo:color="#000000" fo:font-size="11pt" fo:font-style="italic" style:text-underline-style="solid" style:text-underline-width="auto" style:text-underline-color="font-color" style:font-size-asian="11pt" style:font-style-asian="italic" style:font-size-complex="11pt"/>
    </style:style>
    <style:style style:name="P194" style:family="paragraph" style:parent-style-name="Standard">
      <style:paragraph-properties fo:margin-left="1.129cm" fo:margin-right="0cm" fo:text-align="justify" style:justify-single-word="false" fo:text-indent="-1.27cm" style:auto-text-indent="false" fo:break-before="page"/>
      <style:text-properties fo:color="#000000" fo:font-size="11pt" fo:font-style="italic" style:font-size-asian="11pt" style:font-style-asian="italic" style:font-size-complex="11pt"/>
    </style:style>
    <style:style style:name="P195" style:family="paragraph" style:parent-style-name="Standard">
      <style:paragraph-properties fo:margin-left="2.575cm" fo:margin-right="0cm" style:line-height-at-least="0.423cm" fo:text-align="justify" style:justify-single-word="false" fo:text-indent="-1.482cm" style:auto-text-indent="false"/>
    </style:style>
    <style:style style:name="P196" style:family="paragraph" style:parent-style-name="Standard">
      <style:paragraph-properties fo:margin-left="3.422cm" fo:margin-right="0cm" style:line-height-at-least="0.423cm" fo:text-align="justify" style:justify-single-word="false" fo:text-indent="-0.921cm" style:auto-text-indent="false"/>
      <style:text-properties fo:color="#000000" fo:font-size="11pt" fo:font-style="italic" style:font-size-asian="11pt" style:font-style-asian="italic" style:font-size-complex="11pt"/>
    </style:style>
    <style:style style:name="P197" style:family="paragraph" style:parent-style-name="Standard">
      <style:paragraph-properties fo:margin-left="2.572cm" fo:margin-right="0cm" fo:margin-top="0.212cm" fo:margin-bottom="0cm" loext:contextual-spacing="false" fo:text-align="justify" style:justify-single-word="false" fo:text-indent="-1.561cm" style:auto-text-indent="false"/>
    </style:style>
    <style:style style:name="P198" style:family="paragraph" style:parent-style-name="Standard">
      <style:paragraph-properties fo:margin-left="3.411cm" fo:margin-right="0cm" fo:margin-top="0.106cm" fo:margin-bottom="0cm" loext:contextual-spacing="false" fo:text-align="justify" style:justify-single-word="false" fo:text-indent="-0.771cm" style:auto-text-indent="false"/>
      <style:text-properties fo:font-size="11pt" fo:font-style="italic" style:font-size-asian="11pt" style:font-style-asian="italic" style:font-size-complex="11pt"/>
    </style:style>
    <style:style style:name="P199" style:family="paragraph" style:parent-style-name="Standard">
      <style:paragraph-properties fo:margin-left="3.408cm" fo:margin-right="0cm" fo:text-align="justify" style:justify-single-word="false" fo:text-indent="-0.766cm" style:auto-text-indent="false"/>
    </style:style>
    <style:style style:name="P200" style:family="paragraph" style:parent-style-name="Standard">
      <style:paragraph-properties fo:margin-left="3.408cm" fo:margin-right="0cm" fo:text-align="justify" style:justify-single-word="false" fo:text-indent="-0.766cm" style:auto-text-indent="false"/>
      <style:text-properties fo:font-size="11pt" fo:font-style="italic" style:font-size-asian="11pt" style:font-style-asian="italic" style:font-size-complex="11pt"/>
    </style:style>
    <style:style style:name="P201" style:family="paragraph" style:parent-style-name="Standard">
      <style:paragraph-properties fo:margin-left="2.57cm" fo:margin-right="0cm" fo:margin-top="0.212cm" fo:margin-bottom="0cm" loext:contextual-spacing="false" fo:text-align="justify" style:justify-single-word="false" fo:text-indent="-1.48cm" style:auto-text-indent="false"/>
    </style:style>
    <style:style style:name="P202" style:family="paragraph" style:parent-style-name="Standard">
      <style:paragraph-properties fo:margin-left="3.501cm" fo:margin-right="0cm" style:line-height-at-least="0.423cm" fo:text-indent="-1cm" style:auto-text-indent="false"/>
    </style:style>
    <style:style style:name="P203" style:family="paragraph" style:parent-style-name="Standard">
      <style:paragraph-properties fo:margin-left="3.501cm" fo:margin-right="0cm" style:line-height-at-least="0.423cm" fo:text-indent="-1cm" style:auto-text-indent="false"/>
      <style:text-properties fo:color="#000000" fo:font-size="11pt" fo:font-style="italic" style:font-size-asian="11pt" style:font-style-asian="italic" style:font-size-complex="11pt"/>
    </style:style>
    <style:style style:name="P204" style:family="paragraph" style:parent-style-name="Standard">
      <style:paragraph-properties fo:margin-left="1.136cm" fo:margin-right="0cm" style:line-height-at-least="0.423cm" fo:text-align="justify" style:justify-single-word="false" fo:text-indent="-1.136cm" style:auto-text-indent="false" fo:break-before="page"/>
      <style:text-properties fo:color="#000000" fo:font-size="8pt" fo:font-style="italic" style:font-size-asian="8pt" style:font-style-asian="italic" style:font-size-complex="8pt"/>
    </style:style>
    <style:style style:name="P205" style:family="paragraph" style:parent-style-name="Standard">
      <style:paragraph-properties fo:margin-left="1.136cm" fo:margin-right="0cm" style:line-height-at-least="0.423cm" fo:text-align="justify" style:justify-single-word="false" fo:text-indent="-1.136cm" style:auto-text-indent="false"/>
      <style:text-properties fo:color="#000000" fo:font-size="11pt" style:font-size-asian="11pt" style:font-size-complex="11pt"/>
    </style:style>
    <style:style style:name="P206" style:family="paragraph" style:parent-style-name="Standard">
      <style:paragraph-properties fo:margin-left="3.489cm" fo:margin-right="0cm" fo:margin-top="0.106cm" fo:margin-bottom="0cm" loext:contextual-spacing="false" fo:text-indent="-3.26cm" style:auto-text-indent="false">
        <style:tab-stops>
          <style:tab-stop style:position="1.129cm"/>
          <style:tab-stop style:position="1.799cm"/>
          <style:tab-stop style:position="3.186cm"/>
        </style:tab-stops>
      </style:paragraph-properties>
    </style:style>
    <style:style style:name="P207" style:family="paragraph" style:parent-style-name="Standard">
      <style:paragraph-properties fo:margin-left="3.852cm" fo:margin-right="0cm" fo:text-align="justify" style:justify-single-word="false" fo:text-indent="-0.667cm" style:auto-text-indent="false"/>
    </style:style>
    <style:style style:name="P208" style:family="paragraph" style:parent-style-name="Standard">
      <style:paragraph-properties fo:margin-left="3.17cm" fo:margin-right="0cm" fo:text-align="justify" style:justify-single-word="false" fo:text-indent="-3.17cm" style:auto-text-indent="false">
        <style:tab-stops>
          <style:tab-stop style:position="2.54cm"/>
        </style:tab-stops>
      </style:paragraph-properties>
    </style:style>
    <style:style style:name="P209" style:family="paragraph" style:parent-style-name="Standard">
      <style:paragraph-properties fo:margin-left="3.175cm" fo:margin-right="0cm" fo:text-align="justify" style:justify-single-word="false" fo:text-indent="-3.175cm" style:auto-text-indent="false">
        <style:tab-stops>
          <style:tab-stop style:position="2.54cm"/>
        </style:tab-stops>
      </style:paragraph-properties>
    </style:style>
    <style:style style:name="P210" style:family="paragraph" style:parent-style-name="Standard">
      <style:paragraph-properties fo:margin-left="2.54cm" fo:margin-right="0cm" fo:margin-top="0.106cm" fo:margin-bottom="0cm" loext:contextual-spacing="false" fo:text-align="justify" style:justify-single-word="false" fo:text-indent="0cm" style:auto-text-indent="false">
        <style:tab-stops>
          <style:tab-stop style:position="-7.498cm"/>
        </style:tab-stops>
      </style:paragraph-properties>
      <style:text-properties fo:font-size="11pt" fo:font-style="italic" style:text-underline-style="solid" style:text-underline-width="auto" style:text-underline-color="font-color" style:font-size-asian="11pt" style:font-style-asian="italic" style:font-size-complex="11pt" style:font-weight-complex="bold"/>
    </style:style>
    <style:style style:name="P211" style:family="paragraph" style:parent-style-name="Standard">
      <style:paragraph-properties fo:margin-left="2.54cm" fo:margin-right="-0.072cm" fo:text-align="justify" style:justify-single-word="false" fo:text-indent="0cm" style:auto-text-indent="false"/>
    </style:style>
    <style:style style:name="P212" style:family="paragraph" style:parent-style-name="Standard">
      <style:paragraph-properties fo:margin-left="3.491cm" fo:margin-right="0cm" fo:margin-top="0.106cm" fo:margin-bottom="0cm" loext:contextual-spacing="false" fo:text-indent="-3.491cm" style:auto-text-indent="false">
        <style:tab-stops>
          <style:tab-stop style:position="1.852cm"/>
        </style:tab-stops>
      </style:paragraph-properties>
    </style:style>
    <style:style style:name="P213" style:family="paragraph" style:parent-style-name="Standard">
      <style:paragraph-properties fo:margin-left="3.491cm" fo:margin-right="0cm" fo:text-indent="-3.491cm" style:auto-text-indent="false">
        <style:tab-stops>
          <style:tab-stop style:position="1.852cm"/>
        </style:tab-stops>
      </style:paragraph-properties>
    </style:style>
    <style:style style:name="P214" style:family="paragraph" style:parent-style-name="Standard">
      <style:paragraph-properties fo:margin-left="4.128cm" fo:margin-right="0cm" fo:text-align="justify" style:justify-single-word="false" fo:text-indent="-0.635cm" style:auto-text-indent="false"/>
    </style:style>
    <style:style style:name="P215" style:family="paragraph" style:parent-style-name="Standard">
      <style:paragraph-properties fo:margin-left="4.128cm" fo:margin-right="0cm" fo:text-align="justify" style:justify-single-word="false" fo:text-indent="-0.635cm" style:auto-text-indent="false"/>
      <style:text-properties fo:color="#000000" fo:font-size="11pt" fo:font-style="italic" style:font-size-asian="11pt" style:font-style-asian="italic" style:font-size-complex="11pt"/>
    </style:style>
    <style:style style:name="P216" style:family="paragraph" style:parent-style-name="Standard" style:list-style-name="">
      <style:paragraph-properties fo:margin-left="2.201cm" fo:margin-right="0cm" fo:text-align="justify" style:justify-single-word="false" fo:orphans="0" fo:widows="0" fo:text-indent="-2.201cm" style:auto-text-indent="false"/>
      <style:text-properties fo:color="#000000" fo:font-size="8pt" fo:font-style="italic" style:font-size-asian="8pt" style:font-style-asian="italic" style:font-size-complex="8pt"/>
    </style:style>
    <style:style style:name="P217" style:family="paragraph" style:parent-style-name="Standard">
      <style:paragraph-properties fo:margin-left="1.129cm" fo:margin-right="0cm" fo:text-align="justify" style:justify-single-word="false" fo:text-indent="-1.199cm" style:auto-text-indent="false" fo:break-before="page"/>
      <style:text-properties fo:color="#000000" fo:font-size="8pt" fo:font-style="italic" style:font-size-asian="8pt" style:font-style-asian="italic" style:font-size-complex="8pt"/>
    </style:style>
    <style:style style:name="P218" style:family="paragraph" style:parent-style-name="Standard">
      <style:paragraph-properties fo:margin-left="1.129cm" fo:margin-right="0cm" style:line-height-at-least="0.423cm" fo:text-align="justify" style:justify-single-word="false" fo:text-indent="-1.199cm" style:auto-text-indent="false"/>
      <style:text-properties fo:font-size="11pt" style:font-size-asian="11pt" style:font-size-complex="11pt"/>
    </style:style>
    <style:style style:name="P219" style:family="paragraph" style:parent-style-name="Standard">
      <style:paragraph-properties fo:margin-left="2.544cm" fo:margin-right="0cm" style:line-height-at-least="0.423cm" fo:text-align="justify" style:justify-single-word="false" fo:text-indent="-2.544cm" style:auto-text-indent="false">
        <style:tab-stops>
          <style:tab-stop style:position="1.852cm"/>
        </style:tab-stops>
      </style:paragraph-properties>
    </style:style>
    <style:style style:name="P220" style:family="paragraph" style:parent-style-name="Standard">
      <style:paragraph-properties fo:margin-left="2.544cm" fo:margin-right="0cm" style:line-height-at-least="0.423cm" fo:text-align="justify" style:justify-single-word="false" fo:text-indent="-2.544cm" style:auto-text-indent="false">
        <style:tab-stops>
          <style:tab-stop style:position="1.129cm"/>
          <style:tab-stop style:position="1.803cm"/>
        </style:tab-stops>
      </style:paragraph-properties>
      <style:text-properties fo:font-size="11pt" style:font-size-asian="11pt" style:font-size-complex="11pt"/>
    </style:style>
    <style:style style:name="P221" style:family="paragraph" style:parent-style-name="Standard">
      <style:paragraph-properties fo:margin-left="3.17cm" fo:margin-right="0cm" fo:margin-top="0.106cm" fo:margin-bottom="0cm" loext:contextual-spacing="false" fo:text-align="justify" style:justify-single-word="false" fo:text-indent="-1.27cm" style:auto-text-indent="false"/>
    </style:style>
    <style:style style:name="P222" style:family="paragraph" style:parent-style-name="Standard">
      <style:paragraph-properties fo:margin-left="2.247cm" fo:margin-right="0cm" style:line-height-at-least="0.423cm" fo:text-indent="-1.118cm" style:auto-text-indent="false"/>
    </style:style>
    <style:style style:name="P223" style:family="paragraph" style:parent-style-name="Standard">
      <style:paragraph-properties fo:margin-left="3.491cm" fo:margin-right="0cm" fo:margin-top="0.212cm" fo:margin-bottom="0cm" loext:contextual-spacing="false" fo:text-indent="-1.64cm" style:auto-text-indent="false"/>
    </style:style>
    <style:style style:name="P224" style:family="paragraph" style:parent-style-name="Standard">
      <style:paragraph-properties fo:margin-left="4.12cm" fo:margin-right="0cm" fo:text-align="justify" style:justify-single-word="false" fo:text-indent="-0.63cm" style:auto-text-indent="false"/>
    </style:style>
    <style:style style:name="P225" style:family="paragraph" style:parent-style-name="Standard">
      <style:paragraph-properties fo:margin-left="4.12cm" fo:margin-right="0cm" fo:text-align="justify" style:justify-single-word="false" fo:text-indent="-0.63cm" style:auto-text-indent="false">
        <style:tab-stops>
          <style:tab-stop style:position="1.976cm"/>
        </style:tab-stops>
      </style:paragraph-properties>
    </style:style>
    <style:style style:name="P226" style:family="paragraph" style:parent-style-name="Standard">
      <style:paragraph-properties fo:margin-left="4.12cm" fo:margin-right="0cm" fo:text-align="justify" style:justify-single-word="false" fo:text-indent="-0.63cm" style:auto-text-indent="false"/>
      <style:text-properties fo:color="#000000" fo:font-size="11pt" fo:font-style="italic" style:font-size-asian="11pt" style:font-style-asian="italic" style:font-size-complex="11pt"/>
    </style:style>
    <style:style style:name="P227" style:family="paragraph" style:parent-style-name="Standard">
      <style:paragraph-properties fo:margin-left="4.12cm" fo:margin-right="0cm" fo:text-align="justify" style:justify-single-word="false" fo:text-indent="-0.63cm" style:auto-text-indent="false">
        <style:tab-stops>
          <style:tab-stop style:position="1.976cm"/>
        </style:tab-stops>
      </style:paragraph-properties>
      <style:text-properties fo:color="#000000" fo:font-size="11pt" fo:letter-spacing="-0.007cm" fo:font-style="italic" style:font-size-asian="11pt" style:font-style-asian="italic" style:font-size-complex="11pt"/>
    </style:style>
    <style:style style:name="P228" style:family="paragraph" style:parent-style-name="Standard">
      <style:paragraph-properties fo:margin-left="3.491cm" fo:margin-right="0cm" fo:margin-top="0.212cm" fo:margin-bottom="0cm" loext:contextual-spacing="false" fo:text-align="justify" style:justify-single-word="false" fo:text-indent="-1.591cm" style:auto-text-indent="false"/>
    </style:style>
    <style:style style:name="P229" style:family="paragraph" style:parent-style-name="Standard">
      <style:paragraph-properties fo:margin-left="3.491cm" fo:margin-right="0cm" fo:margin-top="0.106cm" fo:margin-bottom="0cm" loext:contextual-spacing="false" fo:text-align="justify" style:justify-single-word="false" fo:text-indent="-1.591cm" style:auto-text-indent="false"/>
    </style:style>
    <style:style style:name="P230" style:family="paragraph" style:parent-style-name="Standard">
      <style:paragraph-properties fo:margin-left="2.54cm" fo:margin-right="-0.011cm" fo:margin-top="0.106cm" fo:margin-bottom="0cm" loext:contextual-spacing="false" fo:text-align="justify" style:justify-single-word="false" fo:text-indent="-2.54cm" style:auto-text-indent="false">
        <style:tab-stops>
          <style:tab-stop style:position="1.877cm"/>
        </style:tab-stops>
      </style:paragraph-properties>
      <style:text-properties fo:font-size="11pt" style:font-size-asian="11pt" style:font-size-complex="11pt"/>
    </style:style>
    <style:style style:name="P231" style:family="paragraph" style:parent-style-name="Standard">
      <style:paragraph-properties fo:margin-left="3.38cm" fo:margin-right="-0.011cm" fo:text-align="justify" style:justify-single-word="false" fo:text-indent="-3.38cm" style:auto-text-indent="false">
        <style:tab-stops>
          <style:tab-stop style:position="1.905cm"/>
          <style:tab-stop style:position="2.593cm"/>
        </style:tab-stops>
      </style:paragraph-properties>
    </style:style>
    <style:style style:name="P232" style:family="paragraph" style:parent-style-name="Standard">
      <style:paragraph-properties fo:margin-left="3.38cm" fo:margin-right="-0.011cm" fo:text-align="justify" style:justify-single-word="false" fo:text-indent="-3.38cm" style:auto-text-indent="false">
        <style:tab-stops>
          <style:tab-stop style:position="1.905cm"/>
          <style:tab-stop style:position="2.593cm"/>
        </style:tab-stops>
      </style:paragraph-properties>
      <style:text-properties fo:font-size="11pt" style:font-size-asian="11pt" style:font-size-complex="11pt"/>
    </style:style>
    <style:style style:name="P233" style:family="paragraph" style:parent-style-name="Standard">
      <style:paragraph-properties fo:margin-left="3.383cm" fo:margin-right="-0.072cm" style:line-height-at-least="0.423cm" fo:text-align="justify" style:justify-single-word="false" fo:text-indent="-3.383cm" style:auto-text-indent="false">
        <style:tab-stops>
          <style:tab-stop style:position="1.905cm"/>
          <style:tab-stop style:position="2.593cm"/>
        </style:tab-stops>
      </style:paragraph-properties>
    </style:style>
    <style:style style:name="P234" style:family="paragraph" style:parent-style-name="Standard">
      <style:paragraph-properties fo:margin-left="3.38cm" fo:margin-right="-0.071cm" fo:text-align="justify" style:justify-single-word="false" fo:text-indent="-3.38cm" style:auto-text-indent="false">
        <style:tab-stops>
          <style:tab-stop style:position="1.905cm"/>
          <style:tab-stop style:position="2.593cm"/>
        </style:tab-stops>
      </style:paragraph-properties>
      <style:text-properties fo:font-size="8pt" style:font-size-asian="8pt" style:font-size-complex="8pt"/>
    </style:style>
    <style:style style:name="P235" style:family="paragraph" style:parent-style-name="Standard">
      <style:paragraph-properties fo:margin-left="2.445cm" fo:margin-right="0cm" style:line-height-at-least="0.423cm" fo:text-align="justify" style:justify-single-word="false" fo:text-indent="-1.284cm" style:auto-text-indent="false"/>
    </style:style>
    <style:style style:name="P236" style:family="paragraph" style:parent-style-name="Standard">
      <style:paragraph-properties fo:margin-left="3.493cm" fo:margin-right="0cm" style:line-height-at-least="0.423cm" fo:text-indent="-1.64cm" style:auto-text-indent="false"/>
      <style:text-properties fo:color="#000000" fo:font-size="8pt" fo:font-style="italic" style:text-underline-style="solid" style:text-underline-width="auto" style:text-underline-color="font-color" style:font-size-asian="8pt" style:font-style-asian="italic" style:font-size-complex="8pt"/>
    </style:style>
    <style:style style:name="P237" style:family="paragraph" style:parent-style-name="Standard">
      <style:paragraph-properties fo:margin-left="3.501cm" fo:margin-right="0cm" fo:margin-top="0.106cm" fo:margin-bottom="0cm" loext:contextual-spacing="false" fo:text-align="justify" style:justify-single-word="false" fo:text-indent="-1.625cm" style:auto-text-indent="false"/>
    </style:style>
    <style:style style:name="P238" style:family="paragraph" style:parent-style-name="Standard">
      <style:paragraph-properties fo:margin-left="4.251cm" fo:margin-right="0cm" fo:text-align="justify" style:justify-single-word="false" fo:text-indent="-0.75cm" style:auto-text-indent="false"/>
    </style:style>
    <style:style style:name="P239" style:family="paragraph" style:parent-style-name="Standard">
      <style:paragraph-properties fo:margin-left="4.251cm" fo:margin-right="0cm" fo:text-align="justify" style:justify-single-word="false" fo:text-indent="-0.75cm" style:auto-text-indent="false"/>
      <style:text-properties fo:font-size="11pt" fo:font-style="italic" style:font-size-asian="11pt" style:font-style-asian="italic" style:font-size-complex="11pt"/>
    </style:style>
    <style:style style:name="P240" style:family="paragraph" style:parent-style-name="Standard">
      <style:paragraph-properties fo:margin-left="4.251cm" fo:margin-right="0cm" style:line-height-at-least="0.423cm" fo:text-align="justify" style:justify-single-word="false" fo:text-indent="-0.75cm" style:auto-text-indent="false"/>
    </style:style>
    <style:style style:name="P241" style:family="paragraph" style:parent-style-name="Standard">
      <style:paragraph-properties fo:margin-left="4.251cm" fo:margin-right="0cm" fo:text-align="justify" style:justify-single-word="false" fo:text-indent="-0.75cm" style:auto-text-indent="false"/>
      <style:text-properties fo:color="#000000" fo:font-size="11pt" fo:font-style="italic" style:font-size-asian="11pt" style:font-style-asian="italic" style:font-size-complex="11pt"/>
    </style:style>
    <style:style style:name="P242" style:family="paragraph" style:parent-style-name="Standard">
      <style:paragraph-properties fo:margin-left="3.493cm" fo:margin-right="0cm" style:line-height-at-least="0.423cm" fo:text-align="justify" style:justify-single-word="false" fo:text-indent="-1.588cm" style:auto-text-indent="false"/>
      <style:text-properties fo:color="#000000" fo:font-size="8pt" fo:letter-spacing="-0.007cm" style:font-size-asian="8pt" style:font-size-complex="8pt"/>
    </style:style>
    <style:style style:name="P243" style:family="paragraph" style:parent-style-name="Standard">
      <style:paragraph-properties fo:margin-left="1.877cm" fo:margin-right="0cm" fo:margin-top="0.106cm" fo:margin-bottom="0cm" loext:contextual-spacing="false" style:line-height-at-least="0.423cm" fo:text-align="justify" style:justify-single-word="false" fo:text-indent="-1.877cm" style:auto-text-indent="false">
        <style:tab-stops>
          <style:tab-stop style:position="1.185cm"/>
        </style:tab-stops>
      </style:paragraph-properties>
    </style:style>
    <style:style style:name="P244" style:family="paragraph" style:parent-style-name="Standard">
      <style:paragraph-properties fo:margin-left="1.877cm" fo:margin-right="0cm" fo:margin-top="0.106cm" fo:margin-bottom="0cm" loext:contextual-spacing="false" style:line-height-at-least="0.423cm" fo:text-align="justify" style:justify-single-word="false" fo:text-indent="-1.877cm" style:auto-text-indent="false">
        <style:tab-stops>
          <style:tab-stop style:position="1.185cm"/>
        </style:tab-stops>
      </style:paragraph-properties>
      <style:text-properties fo:color="#000000" fo:font-size="11pt" style:font-size-asian="11pt" style:font-size-complex="11pt"/>
    </style:style>
    <style:style style:name="P245" style:family="paragraph" style:parent-style-name="Standard">
      <style:paragraph-properties fo:margin-left="1.877cm" fo:margin-right="0cm" fo:text-align="justify" style:justify-single-word="false" fo:text-indent="-1.877cm" style:auto-text-indent="false">
        <style:tab-stops>
          <style:tab-stop style:position="1.185cm"/>
        </style:tab-stops>
      </style:paragraph-properties>
      <style:text-properties fo:color="#000000" fo:font-size="11pt" fo:font-style="italic" style:font-size-asian="11pt" style:font-style-asian="italic" style:font-size-complex="11pt"/>
    </style:style>
    <style:style style:name="P246" style:family="paragraph" style:parent-style-name="Standard">
      <style:paragraph-properties fo:margin-left="1.877cm" fo:margin-right="0cm" fo:text-align="justify" style:justify-single-word="false" fo:text-indent="-1.877cm" style:auto-text-indent="false">
        <style:tab-stops>
          <style:tab-stop style:position="1.185cm"/>
        </style:tab-stops>
      </style:paragraph-properties>
    </style:style>
    <style:style style:name="P247" style:family="paragraph" style:parent-style-name="Standard">
      <style:paragraph-properties fo:margin-left="1.877cm" fo:margin-right="0cm" fo:text-align="justify" style:justify-single-word="false" fo:text-indent="-1.877cm" style:auto-text-indent="false">
        <style:tab-stops>
          <style:tab-stop style:position="1.185cm"/>
        </style:tab-stops>
      </style:paragraph-properties>
      <style:text-properties fo:font-size="11pt" style:font-size-asian="11pt" style:font-size-complex="11pt"/>
    </style:style>
    <style:style style:name="P248" style:family="paragraph" style:parent-style-name="Standard">
      <style:paragraph-properties fo:margin-left="3.39cm" fo:margin-right="0cm" fo:margin-top="0.106cm" fo:margin-bottom="0cm" loext:contextual-spacing="false" style:line-height-at-least="0.423cm" fo:text-indent="-3.39cm" style:auto-text-indent="false">
        <style:tab-stops>
          <style:tab-stop style:position="1.129cm"/>
          <style:tab-stop style:position="1.834cm"/>
          <style:tab-stop style:position="2.681cm"/>
        </style:tab-stops>
      </style:paragraph-properties>
    </style:style>
    <style:style style:name="P249" style:family="paragraph" style:parent-style-name="Standard">
      <style:paragraph-properties fo:margin-left="3.39cm" fo:margin-right="0cm" fo:margin-top="0.106cm" fo:margin-bottom="0cm" loext:contextual-spacing="false" style:line-height-at-least="0.423cm" fo:text-indent="-3.39cm" style:auto-text-indent="false">
        <style:tab-stops>
          <style:tab-stop style:position="1.129cm"/>
          <style:tab-stop style:position="1.834cm"/>
          <style:tab-stop style:position="2.681cm"/>
        </style:tab-stops>
      </style:paragraph-properties>
      <style:text-properties fo:color="#000000" fo:font-size="11pt" style:font-size-asian="11pt" style:font-size-complex="11pt"/>
    </style:style>
    <style:style style:name="P250" style:family="paragraph" style:parent-style-name="Standard">
      <style:paragraph-properties fo:margin-left="4.251cm" fo:margin-right="0cm" style:line-height-at-least="0.423cm" fo:text-indent="-4.251cm" style:auto-text-indent="false">
        <style:tab-stops>
          <style:tab-stop style:position="1.129cm"/>
          <style:tab-stop style:position="1.834cm"/>
          <style:tab-stop style:position="2.681cm"/>
          <style:tab-stop style:position="3.383cm"/>
        </style:tab-stops>
      </style:paragraph-properties>
    </style:style>
    <style:style style:name="P251" style:family="paragraph" style:parent-style-name="Standard">
      <style:paragraph-properties fo:margin-left="4.251cm" fo:margin-right="0cm" style:line-height-at-least="0.423cm" fo:text-indent="-4.251cm" style:auto-text-indent="false">
        <style:tab-stops>
          <style:tab-stop style:position="1.129cm"/>
          <style:tab-stop style:position="1.834cm"/>
          <style:tab-stop style:position="2.681cm"/>
          <style:tab-stop style:position="3.383cm"/>
          <style:tab-stop style:position="3.433cm"/>
        </style:tab-stops>
      </style:paragraph-properties>
    </style:style>
    <style:style style:name="P252" style:family="paragraph" style:parent-style-name="Standard">
      <style:paragraph-properties fo:margin-left="4.251cm" fo:margin-right="0cm" style:line-height-at-least="0.423cm" fo:text-align="justify" style:justify-single-word="false" fo:text-indent="-4.251cm" style:auto-text-indent="false">
        <style:tab-stops>
          <style:tab-stop style:position="1.129cm"/>
          <style:tab-stop style:position="1.752cm"/>
          <style:tab-stop style:position="3.501cm"/>
        </style:tab-stops>
      </style:paragraph-properties>
    </style:style>
    <style:style style:name="P253" style:family="paragraph" style:parent-style-name="Standard">
      <style:paragraph-properties fo:margin-left="4.251cm" fo:margin-right="0cm" style:line-height-at-least="0.423cm" fo:text-align="justify" style:justify-single-word="false" fo:text-indent="-4.251cm" style:auto-text-indent="false">
        <style:tab-stops>
          <style:tab-stop style:position="1.129cm"/>
          <style:tab-stop style:position="2cm"/>
          <style:tab-stop style:position="2.752cm"/>
          <style:tab-stop style:position="3.501cm"/>
        </style:tab-stops>
      </style:paragraph-properties>
    </style:style>
    <style:style style:name="P254" style:family="paragraph" style:parent-style-name="Standard">
      <style:paragraph-properties fo:margin-left="4.251cm" fo:margin-right="0cm" style:line-height-at-least="0.423cm" fo:text-indent="-4.251cm" style:auto-text-indent="false">
        <style:tab-stops>
          <style:tab-stop style:position="1.129cm"/>
          <style:tab-stop style:position="1.834cm"/>
          <style:tab-stop style:position="2.681cm"/>
          <style:tab-stop style:position="3.383cm"/>
          <style:tab-stop style:position="3.433cm"/>
        </style:tab-stops>
      </style:paragraph-properties>
      <style:text-properties fo:font-size="11pt" style:font-size-asian="11pt" style:font-size-complex="11pt"/>
    </style:style>
    <style:style style:name="P255" style:family="paragraph" style:parent-style-name="Standard">
      <style:paragraph-properties fo:margin-left="4.251cm" fo:margin-right="0cm" style:line-height-at-least="0.423cm" fo:text-align="justify" style:justify-single-word="false" fo:text-indent="-4.251cm" style:auto-text-indent="false">
        <style:tab-stops>
          <style:tab-stop style:position="1.129cm"/>
          <style:tab-stop style:position="2cm"/>
          <style:tab-stop style:position="2.752cm"/>
          <style:tab-stop style:position="3.501cm"/>
        </style:tab-stops>
      </style:paragraph-properties>
      <style:text-properties fo:font-size="11pt" style:font-size-asian="11pt" style:font-size-complex="11pt" style:font-weight-complex="bold"/>
    </style:style>
    <style:style style:name="P256" style:family="paragraph" style:parent-style-name="Standard">
      <style:paragraph-properties fo:margin-left="4.251cm" fo:margin-right="0cm" style:line-height-at-least="0.423cm" fo:text-align="justify" style:justify-single-word="false" fo:text-indent="-4.251cm" style:auto-text-indent="false">
        <style:tab-stops>
          <style:tab-stop style:position="1.129cm"/>
          <style:tab-stop style:position="1.752cm"/>
          <style:tab-stop style:position="3.501cm"/>
        </style:tab-stops>
      </style:paragraph-properties>
      <style:text-properties fo:font-size="11pt" fo:font-style="italic" style:font-size-asian="11pt" style:font-style-asian="italic" style:font-size-complex="11pt" style:font-weight-complex="bold"/>
    </style:style>
    <style:style style:name="P257" style:family="paragraph" style:parent-style-name="Standard">
      <style:paragraph-properties fo:margin-left="4.251cm" fo:margin-right="0cm" style:line-height-at-least="0.423cm" fo:text-indent="-4.251cm" style:auto-text-indent="false">
        <style:tab-stops>
          <style:tab-stop style:position="1.129cm"/>
          <style:tab-stop style:position="1.834cm"/>
          <style:tab-stop style:position="2.681cm"/>
          <style:tab-stop style:position="3.383cm"/>
        </style:tab-stops>
      </style:paragraph-properties>
      <style:text-properties fo:color="#000000" fo:font-size="11pt" style:font-size-asian="11pt" style:font-size-complex="11pt"/>
    </style:style>
    <style:style style:name="P258" style:family="paragraph" style:parent-style-name="Standard">
      <style:paragraph-properties fo:margin-left="4.251cm" fo:margin-right="0cm" style:line-height-at-least="0.423cm" fo:text-indent="-4.251cm" style:auto-text-indent="false">
        <style:tab-stops>
          <style:tab-stop style:position="1.129cm"/>
          <style:tab-stop style:position="1.834cm"/>
          <style:tab-stop style:position="2.681cm"/>
          <style:tab-stop style:position="3.383cm"/>
          <style:tab-stop style:position="3.433cm"/>
        </style:tab-stops>
      </style:paragraph-properties>
      <style:text-properties fo:color="#000000" fo:font-size="11pt" style:font-size-asian="11pt" style:font-size-complex="11pt"/>
    </style:style>
    <style:style style:name="P259" style:family="paragraph" style:parent-style-name="Standard">
      <style:paragraph-properties fo:margin-left="4.251cm" fo:margin-right="0cm" style:line-height-at-least="0.423cm" fo:text-indent="-4.251cm" style:auto-text-indent="false">
        <style:tab-stops>
          <style:tab-stop style:position="1.129cm"/>
          <style:tab-stop style:position="1.834cm"/>
          <style:tab-stop style:position="2.681cm"/>
          <style:tab-stop style:position="3.433cm"/>
        </style:tab-stops>
      </style:paragraph-properties>
      <style:text-properties fo:color="#000000" fo:font-size="11pt" style:font-size-asian="11pt" style:font-size-complex="11pt"/>
    </style:style>
    <style:style style:name="P260" style:family="paragraph" style:parent-style-name="Standard">
      <style:paragraph-properties fo:margin-left="4.251cm" fo:margin-right="0cm" style:line-height-at-least="0.423cm" fo:text-indent="-4.251cm" style:auto-text-indent="false">
        <style:tab-stops>
          <style:tab-stop style:position="1.129cm"/>
          <style:tab-stop style:position="1.834cm"/>
          <style:tab-stop style:position="2.681cm"/>
          <style:tab-stop style:position="3.383cm"/>
          <style:tab-stop style:position="3.433cm"/>
        </style:tab-stops>
      </style:paragraph-properties>
      <style:text-properties fo:color="#000000" fo:font-size="11pt" fo:language="fr" fo:country="FR" style:font-size-asian="11pt" style:font-size-complex="11pt"/>
    </style:style>
    <style:style style:name="P261" style:family="paragraph" style:parent-style-name="Standard">
      <style:paragraph-properties fo:margin-left="4.251cm" fo:margin-right="0cm" style:line-height-at-least="0.423cm" fo:text-indent="-4.251cm" style:auto-text-indent="false">
        <style:tab-stops>
          <style:tab-stop style:position="1.129cm"/>
          <style:tab-stop style:position="1.834cm"/>
          <style:tab-stop style:position="2.681cm"/>
          <style:tab-stop style:position="3.383cm"/>
        </style:tab-stops>
      </style:paragraph-properties>
      <style:text-properties fo:color="#000000" fo:font-size="11pt" fo:language="fr" fo:country="FR" style:font-size-asian="11pt" style:font-size-complex="11pt"/>
    </style:style>
    <style:style style:name="P262" style:family="paragraph" style:parent-style-name="Standard">
      <style:paragraph-properties fo:margin-left="4.251cm" fo:margin-right="0cm" fo:margin-top="0.106cm" fo:margin-bottom="0cm" loext:contextual-spacing="false" fo:text-align="justify" style:justify-single-word="false" fo:text-indent="-4.251cm" style:auto-text-indent="false">
        <style:tab-stops>
          <style:tab-stop style:position="1.129cm"/>
          <style:tab-stop style:position="1.752cm"/>
          <style:tab-stop style:position="3.501cm"/>
        </style:tab-stops>
      </style:paragraph-properties>
    </style:style>
    <style:style style:name="P263" style:family="paragraph" style:parent-style-name="Standard">
      <style:paragraph-properties fo:margin-left="3cm" fo:margin-right="0cm" style:line-height-at-least="0.423cm" fo:text-align="justify" style:justify-single-word="false" fo:text-indent="0cm" style:auto-text-indent="false"/>
      <style:text-properties fo:font-size="11pt" fo:font-style="italic" style:font-size-asian="11pt" style:font-style-asian="italic" style:font-size-complex="11pt"/>
    </style:style>
    <style:style style:name="P264" style:family="paragraph" style:parent-style-name="Standard">
      <style:paragraph-properties fo:margin-left="3cm" fo:margin-right="0cm" fo:margin-top="0.106cm" fo:margin-bottom="0cm" loext:contextual-spacing="false" fo:text-align="justify" style:justify-single-word="false" fo:text-indent="0cm" style:auto-text-indent="false"/>
      <style:text-properties fo:font-size="11pt" fo:font-style="italic" style:text-underline-style="solid" style:text-underline-width="auto" style:text-underline-color="font-color" style:font-size-asian="11pt" style:font-style-asian="italic" style:font-size-complex="11pt"/>
    </style:style>
    <style:style style:name="P265" style:family="paragraph" style:parent-style-name="Standard">
      <style:paragraph-properties fo:margin-left="1.88cm" fo:margin-right="0cm" fo:text-align="justify" style:justify-single-word="false" fo:text-indent="-1.88cm" style:auto-text-indent="false">
        <style:tab-stops>
          <style:tab-stop style:position="1.185cm"/>
        </style:tab-stops>
      </style:paragraph-properties>
    </style:style>
    <style:style style:name="P266" style:family="paragraph" style:parent-style-name="Standard">
      <style:paragraph-properties fo:margin-left="2.699cm" fo:margin-right="0cm" style:line-height-at-least="0.423cm" fo:text-align="justify" style:justify-single-word="false" fo:text-indent="-2.699cm" style:auto-text-indent="false">
        <style:tab-stops>
          <style:tab-stop style:position="1.129cm"/>
          <style:tab-stop style:position="1.746cm"/>
        </style:tab-stops>
      </style:paragraph-properties>
    </style:style>
    <style:style style:name="P267" style:family="paragraph" style:parent-style-name="Standard">
      <style:paragraph-properties fo:margin-left="2.699cm" fo:margin-right="0cm" style:line-height-at-least="0.423cm" fo:text-align="justify" style:justify-single-word="false" fo:text-indent="-2.699cm" style:auto-text-indent="false">
        <style:tab-stops>
          <style:tab-stop style:position="1.129cm"/>
          <style:tab-stop style:position="1.746cm"/>
        </style:tab-stops>
      </style:paragraph-properties>
      <style:text-properties fo:color="#000000" fo:font-size="11pt" fo:language="fr" fo:country="FR" style:font-size-asian="11pt" style:font-size-complex="11pt"/>
    </style:style>
    <style:style style:name="P268" style:family="paragraph" style:parent-style-name="Standard">
      <style:paragraph-properties fo:margin-left="2.699cm" fo:margin-right="0cm" style:line-height-at-least="0.423cm" fo:text-align="justify" style:justify-single-word="false" fo:text-indent="-2.699cm" style:auto-text-indent="false">
        <style:tab-stops>
          <style:tab-stop style:position="1.129cm"/>
          <style:tab-stop style:position="1.746cm"/>
        </style:tab-stops>
      </style:paragraph-properties>
      <style:text-properties fo:color="#000000" fo:font-size="8pt" style:font-size-asian="8pt" style:font-size-complex="8pt"/>
    </style:style>
    <style:style style:name="P269" style:family="paragraph" style:parent-style-name="Standard">
      <style:paragraph-properties fo:margin-left="3.251cm" fo:margin-right="0cm" style:line-height-at-least="0.423cm" fo:text-align="justify" style:justify-single-word="false" fo:text-indent="-1.499cm" style:auto-text-indent="false"/>
    </style:style>
    <style:style style:name="P270" style:family="paragraph" style:parent-style-name="Standard">
      <style:paragraph-properties fo:margin-left="3.251cm" fo:margin-right="0cm" fo:margin-top="0.106cm" fo:margin-bottom="0cm" loext:contextual-spacing="false" style:line-height-at-least="0.423cm" fo:text-align="justify" style:justify-single-word="false" fo:text-indent="-1.501cm" style:auto-text-indent="false"/>
    </style:style>
    <style:style style:name="P271" style:family="paragraph" style:parent-style-name="Standard">
      <style:paragraph-properties fo:margin-left="3.752cm" fo:margin-right="0cm" style:line-height-at-least="0.423cm" fo:text-align="justify" style:justify-single-word="false" fo:text-indent="-0.751cm" style:auto-text-indent="false">
        <style:tab-stops>
          <style:tab-stop style:position="1.129cm"/>
          <style:tab-stop style:position="1.834cm"/>
          <style:tab-stop style:position="3.752cm"/>
        </style:tab-stops>
      </style:paragraph-properties>
      <style:text-properties fo:color="#000000" fo:font-size="11pt" fo:font-style="italic" style:font-size-asian="11pt" style:font-style-asian="italic" style:font-size-complex="11pt"/>
    </style:style>
    <style:style style:name="P272" style:family="paragraph" style:parent-style-name="Standard">
      <style:paragraph-properties fo:margin-left="3cm" fo:margin-right="0cm" fo:margin-top="0.106cm" fo:margin-bottom="0cm" loext:contextual-spacing="false" style:line-height-at-least="0.423cm" fo:text-align="justify" style:justify-single-word="false" fo:text-indent="-1.251cm" style:auto-text-indent="false">
        <style:tab-stops>
          <style:tab-stop style:position="3cm"/>
        </style:tab-stops>
      </style:paragraph-properties>
    </style:style>
    <style:style style:name="P273" style:family="paragraph" style:parent-style-name="Standard">
      <style:paragraph-properties fo:margin-left="3cm" fo:margin-right="0cm" fo:margin-top="0.212cm" fo:margin-bottom="0cm" loext:contextual-spacing="false" fo:text-indent="-1.251cm" style:auto-text-indent="false"/>
    </style:style>
    <style:style style:name="P274" style:family="paragraph" style:parent-style-name="Standard">
      <style:paragraph-properties fo:margin-left="3.493cm" fo:margin-right="-0.072cm" style:line-height-at-least="0.423cm" fo:text-align="justify" style:justify-single-word="false" fo:text-indent="-3.493cm" style:auto-text-indent="false">
        <style:tab-stops>
          <style:tab-stop style:position="1.129cm"/>
          <style:tab-stop style:position="1.834cm"/>
          <style:tab-stop style:position="2.667cm"/>
        </style:tab-stops>
      </style:paragraph-properties>
    </style:style>
    <style:style style:name="P275" style:family="paragraph" style:parent-style-name="Standard">
      <style:paragraph-properties fo:margin-left="3.493cm" fo:margin-right="-0.072cm" style:line-height-at-least="0.423cm" fo:text-align="justify" style:justify-single-word="false" fo:text-indent="-3.493cm" style:auto-text-indent="false">
        <style:tab-stops>
          <style:tab-stop style:position="1.129cm"/>
          <style:tab-stop style:position="1.834cm"/>
          <style:tab-stop style:position="2.667cm"/>
        </style:tab-stops>
      </style:paragraph-properties>
      <style:text-properties fo:font-size="11pt" fo:language="fr" fo:country="FR" style:font-size-asian="11pt" style:font-size-complex="11pt"/>
    </style:style>
    <style:style style:name="P276" style:family="paragraph" style:parent-style-name="Standard">
      <style:paragraph-properties fo:margin-left="2.752cm" fo:margin-right="0cm" style:line-height-at-least="0.423cm" fo:text-indent="-2.752cm" style:auto-text-indent="false">
        <style:tab-stops>
          <style:tab-stop style:position="1.129cm"/>
          <style:tab-stop style:position="1.799cm"/>
        </style:tab-stops>
      </style:paragraph-properties>
    </style:style>
    <style:style style:name="P277" style:family="paragraph" style:parent-style-name="Standard">
      <style:paragraph-properties fo:margin-left="2.752cm" fo:margin-right="0cm" style:line-height-at-least="0.423cm" fo:text-align="justify" style:justify-single-word="false" fo:text-indent="-2.752cm" style:auto-text-indent="false">
        <style:tab-stops>
          <style:tab-stop style:position="1.251cm"/>
          <style:tab-stop style:position="2cm"/>
        </style:tab-stops>
      </style:paragraph-properties>
    </style:style>
    <style:style style:name="P278" style:family="paragraph" style:parent-style-name="Standard">
      <style:paragraph-properties fo:margin-left="2.752cm" fo:margin-right="0cm" style:line-height-at-least="0.423cm" fo:text-align="justify" style:justify-single-word="false" fo:text-indent="-2.752cm" style:auto-text-indent="false">
        <style:tab-stops>
          <style:tab-stop style:position="2cm"/>
        </style:tab-stops>
      </style:paragraph-properties>
      <style:text-properties fo:font-size="11pt" style:font-size-asian="11pt" style:font-size-complex="11pt"/>
    </style:style>
    <style:style style:name="P279" style:family="paragraph" style:parent-style-name="Standard">
      <style:paragraph-properties fo:margin-left="2.752cm" fo:margin-right="0cm" fo:text-align="justify" style:justify-single-word="false" fo:text-indent="-2.752cm" style:auto-text-indent="false">
        <style:tab-stops>
          <style:tab-stop style:position="2.667cm"/>
        </style:tab-stops>
      </style:paragraph-properties>
    </style:style>
    <style:style style:name="P280" style:family="paragraph" style:parent-style-name="Standard">
      <style:paragraph-properties fo:margin-left="2.752cm" fo:margin-right="0cm" style:line-height-at-least="0.423cm" fo:text-indent="0cm" style:auto-text-indent="false">
        <style:tab-stops>
          <style:tab-stop style:position="3.501cm"/>
        </style:tab-stops>
      </style:paragraph-properties>
      <style:text-properties fo:color="#000000" fo:font-size="11pt" fo:font-style="italic" style:font-size-asian="11pt" style:font-style-asian="italic" style:font-size-complex="11pt"/>
    </style:style>
    <style:style style:name="P281" style:family="paragraph" style:parent-style-name="Standard">
      <style:paragraph-properties fo:margin-left="2.752cm" fo:margin-right="0cm" style:line-height-at-least="0.423cm" fo:text-indent="0cm" style:auto-text-indent="false">
        <style:tab-stops>
          <style:tab-stop style:position="3.501cm"/>
        </style:tab-stops>
      </style:paragraph-properties>
      <style:text-properties fo:color="#000000" fo:font-size="11pt" fo:language="fr" fo:country="FR" fo:font-style="italic" style:font-size-asian="11pt" style:font-style-asian="italic" style:font-size-complex="11pt"/>
    </style:style>
    <style:style style:name="P282" style:family="paragraph" style:parent-style-name="Standard">
      <style:paragraph-properties fo:margin-left="3.501cm" fo:margin-right="0cm" style:line-height-at-least="0.423cm" fo:text-align="justify" style:justify-single-word="false" fo:text-indent="-0.75cm" style:auto-text-indent="false"/>
    </style:style>
    <style:style style:name="P283" style:family="paragraph" style:parent-style-name="Standard">
      <style:paragraph-properties fo:margin-left="3.501cm" fo:margin-right="0cm" style:line-height-at-least="0.423cm" fo:text-indent="-0.75cm" style:auto-text-indent="false">
        <style:tab-stops>
          <style:tab-stop style:position="3.501cm"/>
        </style:tab-stops>
      </style:paragraph-properties>
      <style:text-properties fo:color="#000000" fo:font-size="11pt" fo:font-style="italic" style:font-size-asian="11pt" style:font-style-asian="italic" style:font-size-complex="11pt"/>
    </style:style>
    <style:style style:name="P284" style:family="paragraph" style:parent-style-name="Standard">
      <style:paragraph-properties fo:margin-left="3.501cm" fo:margin-right="0cm" style:line-height-at-least="0.423cm" fo:text-align="justify" style:justify-single-word="false" fo:text-indent="-0.75cm" style:auto-text-indent="false"/>
      <style:text-properties fo:color="#000000" fo:font-size="11pt" fo:font-style="italic" style:font-size-asian="11pt" style:font-style-asian="italic" style:font-size-complex="11pt"/>
    </style:style>
    <style:style style:name="P285" style:family="paragraph" style:parent-style-name="Standard">
      <style:paragraph-properties fo:margin-left="3.501cm" fo:margin-right="0cm" style:line-height-at-least="0.423cm" fo:text-align="justify" style:justify-single-word="false" fo:text-indent="-0.75cm" style:auto-text-indent="false"/>
      <style:text-properties fo:color="#000000" fo:font-size="11pt" fo:font-style="italic" style:font-size-asian="11pt" style:font-style-asian="italic" style:font-size-complex="11pt" style:font-style-complex="italic"/>
    </style:style>
    <style:style style:name="P286" style:family="paragraph" style:parent-style-name="Standard">
      <style:paragraph-properties fo:margin-left="3.501cm" fo:margin-right="0cm" fo:text-align="justify" style:justify-single-word="false" fo:text-indent="-0.75cm" style:auto-text-indent="false"/>
      <style:text-properties fo:color="#000000" fo:font-size="11pt" fo:font-style="italic" style:font-size-asian="11pt" style:font-style-asian="italic" style:font-size-complex="11pt"/>
    </style:style>
    <style:style style:name="P287" style:family="paragraph" style:parent-style-name="Standard">
      <style:paragraph-properties fo:margin-left="3.501cm" fo:margin-right="0cm" fo:text-align="justify" style:justify-single-word="false" fo:text-indent="-0.75cm" style:auto-text-indent="false"/>
    </style:style>
    <style:style style:name="P288" style:family="paragraph" style:parent-style-name="Standard">
      <style:paragraph-properties fo:margin-left="2.752cm" fo:margin-right="0cm" style:line-height-at-least="0.423cm" fo:text-align="justify" style:justify-single-word="false" fo:text-indent="-1.752cm" style:auto-text-indent="false">
        <style:tab-stops>
          <style:tab-stop style:position="1.799cm"/>
          <style:tab-stop style:position="2.752cm"/>
        </style:tab-stops>
      </style:paragraph-properties>
    </style:style>
    <style:style style:name="P289" style:family="paragraph" style:parent-style-name="Standard">
      <style:paragraph-properties fo:margin-left="2.54cm" fo:margin-right="0cm" style:line-height-at-least="0.423cm" fo:text-indent="-1.411cm" style:auto-text-indent="false"/>
    </style:style>
    <style:style style:name="P290" style:family="paragraph" style:parent-style-name="Standard">
      <style:paragraph-properties fo:margin-left="2.54cm" fo:margin-right="0cm" fo:margin-top="0.212cm" fo:margin-bottom="0cm" loext:contextual-spacing="false" fo:text-indent="-1.409cm" style:auto-text-indent="false"/>
    </style:style>
    <style:style style:name="P291" style:family="paragraph" style:parent-style-name="Standard">
      <style:paragraph-properties fo:margin-left="2.79cm" fo:margin-right="0cm" fo:margin-top="0.212cm" fo:margin-bottom="0cm" loext:contextual-spacing="false" fo:text-indent="-1.66cm" style:auto-text-indent="false"/>
      <style:text-properties fo:color="#000000" fo:font-size="11pt" fo:font-style="italic" style:text-underline-style="solid" style:text-underline-width="auto" style:text-underline-color="font-color" style:font-size-asian="11pt" style:font-style-asian="italic" style:font-size-complex="11pt"/>
    </style:style>
    <style:style style:name="P292" style:family="paragraph" style:parent-style-name="Standard">
      <style:paragraph-properties fo:margin-left="2.646cm" fo:margin-right="0.123cm" style:line-height-at-least="0.423cm" fo:text-indent="-2.646cm" style:auto-text-indent="false">
        <style:tab-stops>
          <style:tab-stop style:position="1.129cm"/>
          <style:tab-stop style:position="1.729cm"/>
        </style:tab-stops>
      </style:paragraph-properties>
    </style:style>
    <style:style style:name="P293" style:family="paragraph" style:parent-style-name="Standard">
      <style:paragraph-properties fo:margin-left="2.646cm" fo:margin-right="0.123cm" style:line-height-at-least="0.423cm" fo:text-indent="-2.646cm" style:auto-text-indent="false">
        <style:tab-stops>
          <style:tab-stop style:position="1.129cm"/>
          <style:tab-stop style:position="1.834cm"/>
        </style:tab-stops>
      </style:paragraph-properties>
    </style:style>
    <style:style style:name="P294" style:family="paragraph" style:parent-style-name="Standard">
      <style:paragraph-properties fo:margin-left="2.646cm" fo:margin-right="0.123cm" style:line-height-at-least="0.423cm" fo:text-align="justify" style:justify-single-word="false" fo:text-indent="-2.646cm" style:auto-text-indent="false">
        <style:tab-stops>
          <style:tab-stop style:position="1.129cm"/>
          <style:tab-stop style:position="1.834cm"/>
        </style:tab-stops>
      </style:paragraph-properties>
    </style:style>
    <style:style style:name="P295" style:family="paragraph" style:parent-style-name="Standard">
      <style:paragraph-properties fo:margin-left="2.646cm" fo:margin-right="0.123cm" style:line-height-at-least="0.423cm" fo:text-align="justify" style:justify-single-word="false" fo:text-indent="-2.646cm" style:auto-text-indent="false">
        <style:tab-stops>
          <style:tab-stop style:position="1.129cm"/>
          <style:tab-stop style:position="1.679cm"/>
        </style:tab-stops>
      </style:paragraph-properties>
    </style:style>
    <style:style style:name="P296" style:family="paragraph" style:parent-style-name="Standard">
      <style:paragraph-properties fo:margin-left="2.646cm" fo:margin-right="0.123cm" style:line-height-at-least="0.423cm" fo:text-align="justify" style:justify-single-word="false" fo:text-indent="-2.646cm" style:auto-text-indent="false">
        <style:tab-stops>
          <style:tab-stop style:position="1.129cm"/>
          <style:tab-stop style:position="1.834cm"/>
        </style:tab-stops>
      </style:paragraph-properties>
      <style:text-properties fo:font-size="11pt" style:font-size-asian="11pt" style:font-size-complex="11pt"/>
    </style:style>
    <style:style style:name="P297" style:family="paragraph" style:parent-style-name="Standard">
      <style:paragraph-properties fo:margin-left="2.646cm" fo:margin-right="0.123cm" style:line-height-at-least="0.423cm" fo:text-align="justify" style:justify-single-word="false" fo:text-indent="-2.646cm" style:auto-text-indent="false">
        <style:tab-stops>
          <style:tab-stop style:position="1.129cm"/>
          <style:tab-stop style:position="1.679cm"/>
        </style:tab-stops>
      </style:paragraph-properties>
      <style:text-properties fo:font-size="11pt" style:font-size-asian="11pt" style:font-size-complex="11pt"/>
    </style:style>
    <style:style style:name="P298" style:family="paragraph" style:parent-style-name="Standard">
      <style:paragraph-properties fo:margin-left="2.646cm" fo:margin-right="0.123cm" style:line-height-at-least="0.423cm" fo:text-indent="-2.646cm" style:auto-text-indent="false">
        <style:tab-stops>
          <style:tab-stop style:position="1.129cm"/>
          <style:tab-stop style:position="1.834cm"/>
        </style:tab-stops>
      </style:paragraph-properties>
      <style:text-properties fo:font-size="11pt" style:font-size-asian="11pt" style:font-size-complex="11pt"/>
    </style:style>
    <style:style style:name="P299" style:family="paragraph" style:parent-style-name="Standard">
      <style:paragraph-properties fo:margin-left="2.646cm" fo:margin-right="0.123cm" fo:text-align="justify" style:justify-single-word="false" fo:text-indent="-2.646cm" style:auto-text-indent="false">
        <style:tab-stops>
          <style:tab-stop style:position="1.129cm"/>
          <style:tab-stop style:position="1.679cm"/>
        </style:tab-stops>
      </style:paragraph-properties>
      <style:text-properties fo:font-size="11pt" style:font-size-asian="11pt" style:font-size-complex="11pt"/>
    </style:style>
    <style:style style:name="P300" style:family="paragraph" style:parent-style-name="Standard">
      <style:paragraph-properties fo:margin-left="2.646cm" fo:margin-right="0.123cm" fo:text-align="justify" style:justify-single-word="false" fo:text-indent="-2.646cm" style:auto-text-indent="false">
        <style:tab-stops>
          <style:tab-stop style:position="1.129cm"/>
          <style:tab-stop style:position="1.834cm"/>
        </style:tab-stops>
      </style:paragraph-properties>
      <style:text-properties fo:font-size="11pt" style:font-size-asian="11pt" style:font-size-complex="11pt"/>
    </style:style>
    <style:style style:name="P301" style:family="paragraph" style:parent-style-name="Standard">
      <style:paragraph-properties fo:margin-left="2.646cm" fo:margin-right="0.123cm" fo:text-indent="-2.646cm" style:auto-text-indent="false">
        <style:tab-stops>
          <style:tab-stop style:position="1.129cm"/>
          <style:tab-stop style:position="1.834cm"/>
        </style:tab-stops>
      </style:paragraph-properties>
      <style:text-properties fo:font-size="11pt" style:font-size-asian="11pt" style:font-size-complex="11pt"/>
    </style:style>
    <style:style style:name="P302" style:family="paragraph" style:parent-style-name="Standard">
      <style:paragraph-properties fo:margin-left="2.646cm" fo:margin-right="0.123cm" fo:text-indent="-2.646cm" style:auto-text-indent="false">
        <style:tab-stops>
          <style:tab-stop style:position="1.129cm"/>
          <style:tab-stop style:position="1.679cm"/>
        </style:tab-stops>
      </style:paragraph-properties>
      <style:text-properties fo:font-size="11pt" style:font-size-asian="11pt" style:font-size-complex="11pt"/>
    </style:style>
    <style:style style:name="P303" style:family="paragraph" style:parent-style-name="Standard">
      <style:paragraph-properties fo:margin-left="2.646cm" fo:margin-right="0.123cm" style:line-height-at-least="0.423cm" fo:text-align="justify" style:justify-single-word="false" fo:text-indent="-2.646cm" style:auto-text-indent="false">
        <style:tab-stops>
          <style:tab-stop style:position="1.129cm"/>
          <style:tab-stop style:position="1.834cm"/>
        </style:tab-stops>
      </style:paragraph-properties>
      <style:text-properties fo:font-size="11pt" fo:language="fr" fo:country="FR" style:font-size-asian="11pt" style:font-size-complex="11pt"/>
    </style:style>
    <style:style style:name="P304" style:family="paragraph" style:parent-style-name="Standard">
      <style:paragraph-properties fo:margin-left="2.646cm" fo:margin-right="0.123cm" fo:text-indent="-2.646cm" style:auto-text-indent="false">
        <style:tab-stops>
          <style:tab-stop style:position="1.129cm"/>
          <style:tab-stop style:position="1.679cm"/>
        </style:tab-stops>
      </style:paragraph-properties>
    </style:style>
    <style:style style:name="P305" style:family="paragraph" style:parent-style-name="Standard">
      <style:paragraph-properties fo:margin-left="2.646cm" fo:margin-right="0.123cm" fo:text-align="justify" style:justify-single-word="false" fo:text-indent="-2.646cm" style:auto-text-indent="false">
        <style:tab-stops>
          <style:tab-stop style:position="1.129cm"/>
          <style:tab-stop style:position="1.834cm"/>
        </style:tab-stops>
      </style:paragraph-properties>
    </style:style>
    <style:style style:name="P306" style:family="paragraph" style:parent-style-name="Standard">
      <style:paragraph-properties fo:margin-left="2.646cm" fo:margin-right="0.123cm" fo:text-indent="-2.646cm" style:auto-text-indent="false">
        <style:tab-stops>
          <style:tab-stop style:position="1.129cm"/>
          <style:tab-stop style:position="1.834cm"/>
        </style:tab-stops>
      </style:paragraph-properties>
    </style:style>
    <style:style style:name="P307" style:family="paragraph" style:parent-style-name="Standard">
      <style:paragraph-properties fo:margin-left="2.646cm" fo:margin-right="0.123cm" fo:text-indent="-2.646cm" style:auto-text-indent="false" fo:break-before="page">
        <style:tab-stops>
          <style:tab-stop style:position="1.129cm"/>
          <style:tab-stop style:position="1.834cm"/>
        </style:tab-stops>
      </style:paragraph-properties>
      <style:text-properties fo:font-size="11pt" style:font-size-asian="11pt" style:font-size-complex="11pt"/>
    </style:style>
    <style:style style:name="P308" style:family="paragraph" style:parent-style-name="Standard">
      <style:paragraph-properties fo:margin-left="2.646cm" fo:margin-right="0.123cm" fo:text-align="justify" style:justify-single-word="false" fo:text-indent="-2.646cm" style:auto-text-indent="false" fo:break-before="page">
        <style:tab-stops>
          <style:tab-stop style:position="1.129cm"/>
          <style:tab-stop style:position="1.834cm"/>
        </style:tab-stops>
      </style:paragraph-properties>
      <style:text-properties fo:font-size="8pt" style:font-size-asian="8pt" style:font-size-complex="8pt"/>
    </style:style>
    <style:style style:name="P309" style:family="paragraph" style:parent-style-name="Standard">
      <style:paragraph-properties fo:margin-left="3.387cm" fo:margin-right="0.123cm" style:line-height-at-least="0.423cm" fo:text-indent="-3.387cm" style:auto-text-indent="false">
        <style:tab-stops>
          <style:tab-stop style:position="1.129cm"/>
          <style:tab-stop style:position="1.729cm"/>
          <style:tab-stop style:position="2.681cm"/>
        </style:tab-stops>
      </style:paragraph-properties>
    </style:style>
    <style:style style:name="P310" style:family="paragraph" style:parent-style-name="Standard">
      <style:paragraph-properties fo:margin-left="3.387cm" fo:margin-right="0.123cm" fo:text-align="justify" style:justify-single-word="false" fo:text-indent="-3.387cm" style:auto-text-indent="false">
        <style:tab-stops>
          <style:tab-stop style:position="1.129cm"/>
          <style:tab-stop style:position="1.834cm"/>
          <style:tab-stop style:position="2.681cm"/>
        </style:tab-stops>
      </style:paragraph-properties>
    </style:style>
    <style:style style:name="P311" style:family="paragraph" style:parent-style-name="Standard">
      <style:paragraph-properties fo:margin-left="3.387cm" fo:margin-right="0.123cm" fo:text-align="justify" style:justify-single-word="false" fo:text-indent="-3.387cm" style:auto-text-indent="false">
        <style:tab-stops>
          <style:tab-stop style:position="1.129cm"/>
          <style:tab-stop style:position="1.834cm"/>
          <style:tab-stop style:position="2.681cm"/>
        </style:tab-stops>
      </style:paragraph-properties>
      <style:text-properties fo:font-size="11pt" fo:language="fr" fo:country="FR" style:font-size-asian="11pt" style:font-size-complex="11pt"/>
    </style:style>
    <style:style style:name="P312" style:family="paragraph" style:parent-style-name="Standard">
      <style:paragraph-properties fo:margin-left="3.387cm" fo:margin-right="0.123cm" style:line-height-at-least="0.423cm" fo:text-indent="-3.637cm" style:auto-text-indent="false">
        <style:tab-stops>
          <style:tab-stop style:position="1.129cm"/>
          <style:tab-stop style:position="1.729cm"/>
          <style:tab-stop style:position="2.681cm"/>
        </style:tab-stops>
      </style:paragraph-properties>
      <style:text-properties fo:font-size="11pt" style:font-size-asian="11pt" style:font-size-complex="11pt"/>
    </style:style>
    <style:style style:name="P313" style:family="paragraph" style:parent-style-name="Standard">
      <style:paragraph-properties fo:margin-left="3.383cm" fo:margin-right="0cm" fo:text-align="justify" style:justify-single-word="false" fo:text-indent="-3.383cm" style:auto-text-indent="false">
        <style:tab-stops>
          <style:tab-stop style:position="1.129cm"/>
          <style:tab-stop style:position="1.729cm"/>
          <style:tab-stop style:position="2.642cm"/>
        </style:tab-stops>
      </style:paragraph-properties>
    </style:style>
    <style:style style:name="P314" style:family="paragraph" style:parent-style-name="Standard">
      <style:paragraph-properties fo:margin-left="3.383cm" fo:margin-right="0cm" fo:text-align="justify" style:justify-single-word="false" fo:text-indent="-3.383cm" style:auto-text-indent="false">
        <style:tab-stops>
          <style:tab-stop style:position="0.751cm"/>
          <style:tab-stop style:position="2.667cm"/>
        </style:tab-stops>
      </style:paragraph-properties>
    </style:style>
    <style:style style:name="P315" style:family="paragraph" style:parent-style-name="Standard">
      <style:paragraph-properties fo:margin-left="2.692cm" fo:margin-right="0cm" fo:text-align="justify" style:justify-single-word="false" fo:text-indent="-2.692cm" style:auto-text-indent="false"/>
    </style:style>
    <style:style style:name="P316" style:family="paragraph" style:parent-style-name="Standard">
      <style:paragraph-properties fo:margin-left="2.692cm" fo:margin-right="0cm" fo:text-align="justify" style:justify-single-word="false" fo:text-indent="-2.692cm" style:auto-text-indent="false">
        <style:tab-stops>
          <style:tab-stop style:position="0.501cm"/>
          <style:tab-stop style:position="1.729cm"/>
        </style:tab-stops>
      </style:paragraph-properties>
    </style:style>
    <style:style style:name="P317" style:family="paragraph" style:parent-style-name="Standard">
      <style:paragraph-properties fo:margin-left="2.692cm" fo:margin-right="0cm" fo:text-align="justify" style:justify-single-word="false" fo:text-indent="-2.692cm" style:auto-text-indent="false" style:text-autospace="none">
        <style:tab-stops>
          <style:tab-stop style:position="0.501cm"/>
          <style:tab-stop style:position="1.729cm"/>
        </style:tab-stops>
      </style:paragraph-properties>
    </style:style>
    <style:style style:name="P318" style:family="paragraph" style:parent-style-name="Standard">
      <style:paragraph-properties fo:margin-left="2.692cm" fo:margin-right="0cm" fo:margin-top="0.085cm" fo:margin-bottom="0.085cm" loext:contextual-spacing="false" fo:text-align="justify" style:justify-single-word="false" fo:text-indent="-2.692cm" style:auto-text-indent="false" fo:break-before="page">
        <style:tab-stops>
          <style:tab-stop style:position="1.161cm"/>
          <style:tab-stop style:position="1.778cm"/>
        </style:tab-stops>
      </style:paragraph-properties>
    </style:style>
    <style:style style:name="P319" style:family="paragraph" style:parent-style-name="Standard">
      <style:paragraph-properties fo:margin-left="2.692cm" fo:margin-right="0cm" fo:margin-top="0.085cm" fo:margin-bottom="0.085cm" loext:contextual-spacing="false" fo:text-align="justify" style:justify-single-word="false" fo:text-indent="-2.692cm" style:auto-text-indent="false">
        <style:tab-stops>
          <style:tab-stop style:position="1.161cm"/>
          <style:tab-stop style:position="1.778cm"/>
        </style:tab-stops>
      </style:paragraph-properties>
    </style:style>
    <style:style style:name="P320" style:family="paragraph" style:parent-style-name="Standard">
      <style:paragraph-properties fo:margin-left="2.692cm" fo:margin-right="0cm" fo:margin-top="0.085cm" fo:margin-bottom="0.085cm" loext:contextual-spacing="false" fo:text-align="justify" style:justify-single-word="false" fo:text-indent="-2.692cm" style:auto-text-indent="false">
        <style:tab-stops>
          <style:tab-stop style:position="1.161cm"/>
          <style:tab-stop style:position="1.778cm"/>
        </style:tab-stops>
      </style:paragraph-properties>
      <style:text-properties fo:font-size="11pt" fo:letter-spacing="-0.007cm" fo:language="da" fo:country="DK" style:font-size-asian="11pt" style:font-size-complex="11pt"/>
    </style:style>
    <style:style style:name="P321" style:family="paragraph" style:parent-style-name="Standard">
      <style:paragraph-properties fo:margin-left="2.692cm" fo:margin-right="0cm" fo:margin-top="0.085cm" fo:margin-bottom="0.085cm" loext:contextual-spacing="false" fo:text-align="justify" style:justify-single-word="false" fo:text-indent="-2.692cm" style:auto-text-indent="false">
        <style:tab-stops>
          <style:tab-stop style:position="0.501cm"/>
          <style:tab-stop style:position="1.729cm"/>
        </style:tab-stops>
      </style:paragraph-properties>
      <style:text-properties fo:font-size="11pt" fo:letter-spacing="-0.004cm" style:font-size-asian="11pt" style:font-size-complex="11pt"/>
    </style:style>
    <style:style style:name="P322" style:family="paragraph" style:parent-style-name="Standard">
      <style:paragraph-properties fo:margin-left="3.36cm" fo:margin-right="0cm" fo:text-indent="-0.69cm" style:auto-text-indent="false"/>
      <style:text-properties fo:font-size="11pt" fo:letter-spacing="-0.007cm" style:font-size-asian="11pt" style:font-size-complex="11pt"/>
    </style:style>
    <style:style style:name="P323" style:family="paragraph" style:parent-style-name="Standard">
      <style:paragraph-properties fo:margin-left="3.36cm" fo:margin-right="0cm" fo:text-align="justify" style:justify-single-word="false" fo:text-indent="-0.69cm" style:auto-text-indent="false"/>
      <style:text-properties fo:font-size="11pt" fo:letter-spacing="-0.007cm" fo:font-style="italic" style:font-size-asian="11pt" style:font-style-asian="italic" style:font-size-complex="11pt"/>
    </style:style>
    <style:style style:name="P324" style:family="paragraph" style:parent-style-name="Standard">
      <style:paragraph-properties fo:margin-left="3.36cm" fo:margin-right="0cm" fo:text-align="justify" style:justify-single-word="false" fo:text-indent="-0.69cm" style:auto-text-indent="false"/>
    </style:style>
    <style:style style:name="P325" style:family="paragraph" style:parent-style-name="Standard">
      <style:paragraph-properties fo:margin-left="3.36cm" fo:margin-right="0cm" fo:margin-top="0.212cm" fo:margin-bottom="0cm" loext:contextual-spacing="false" fo:text-align="justify" style:justify-single-word="false" fo:text-indent="-0.69cm" style:auto-text-indent="false"/>
    </style:style>
    <style:style style:name="P326" style:family="paragraph" style:parent-style-name="Standard">
      <style:paragraph-properties fo:margin-left="3.358cm" fo:margin-right="0cm" fo:text-indent="-0.691cm" style:auto-text-indent="false"/>
    </style:style>
    <style:style style:name="P327" style:family="paragraph" style:parent-style-name="Standard">
      <style:paragraph-properties fo:margin-left="4.149cm" fo:margin-right="0cm" fo:margin-top="0.106cm" fo:margin-bottom="0cm" loext:contextual-spacing="false" fo:text-align="justify" style:justify-single-word="false" fo:text-indent="-1.508cm" style:auto-text-indent="false"/>
    </style:style>
    <style:style style:name="P328" style:family="paragraph" style:parent-style-name="Standard">
      <style:paragraph-properties fo:margin-left="4.15cm" fo:margin-right="0cm" fo:text-align="justify" style:justify-single-word="false" fo:text-indent="-1.51cm" style:auto-text-indent="false"/>
    </style:style>
    <style:style style:name="P329" style:family="paragraph" style:parent-style-name="Standard">
      <style:paragraph-properties fo:margin-left="4.15cm" fo:margin-right="0cm" fo:margin-top="0.106cm" fo:margin-bottom="0cm" loext:contextual-spacing="false" fo:text-align="justify" style:justify-single-word="false" fo:text-indent="-1.51cm" style:auto-text-indent="false"/>
    </style:style>
    <style:style style:name="P330" style:family="paragraph" style:parent-style-name="Standard">
      <style:paragraph-properties fo:margin-left="4.202cm" fo:margin-right="0cm" fo:text-indent="-0.75cm" style:auto-text-indent="false"/>
    </style:style>
    <style:style style:name="P331" style:family="paragraph" style:parent-style-name="Standard">
      <style:paragraph-properties fo:margin-left="4.202cm" fo:margin-right="0cm" fo:text-indent="-0.75cm" style:auto-text-indent="false"/>
      <style:text-properties fo:font-size="11pt" style:font-size-asian="11pt" style:font-size-complex="11pt"/>
    </style:style>
    <style:style style:name="P332" style:family="paragraph" style:parent-style-name="Standard">
      <style:paragraph-properties fo:margin-left="4.202cm" fo:margin-right="0cm" fo:text-indent="-0.75cm" style:auto-text-indent="false"/>
      <style:text-properties fo:font-size="11pt" fo:language="fr" fo:country="FR" style:font-size-asian="11pt" style:font-size-complex="11pt"/>
    </style:style>
    <style:style style:name="P333" style:family="paragraph" style:parent-style-name="Standard">
      <style:paragraph-properties fo:margin-left="3.951cm" fo:margin-right="0cm" fo:text-align="justify" style:justify-single-word="false" fo:text-indent="-1.311cm" style:auto-text-indent="false"/>
    </style:style>
    <style:style style:name="P334" style:family="paragraph" style:parent-style-name="Standard">
      <style:paragraph-properties fo:margin-left="4.27cm" fo:margin-right="0cm" fo:margin-top="0.106cm" fo:margin-bottom="0cm" loext:contextual-spacing="false" fo:text-align="justify" style:justify-single-word="false" fo:text-indent="-1.6cm" style:auto-text-indent="false"/>
    </style:style>
    <style:style style:name="P335" style:family="paragraph" style:parent-style-name="Standard">
      <style:paragraph-properties fo:margin-left="4.27cm" fo:margin-right="0cm" fo:text-align="justify" style:justify-single-word="false" fo:text-indent="-1.6cm" style:auto-text-indent="false"/>
    </style:style>
    <style:style style:name="P336" style:family="paragraph" style:parent-style-name="Standard">
      <style:paragraph-properties fo:margin-left="2.641cm" fo:margin-right="0cm" fo:margin-top="0.212cm" fo:margin-bottom="0cm" loext:contextual-spacing="false" fo:text-align="justify" style:justify-single-word="false" fo:text-indent="-2.641cm" style:auto-text-indent="false">
        <style:tab-stops>
          <style:tab-stop style:position="1.63cm"/>
        </style:tab-stops>
      </style:paragraph-properties>
    </style:style>
    <style:style style:name="P337" style:family="paragraph" style:parent-style-name="Standard">
      <style:paragraph-properties fo:margin-left="2.641cm" fo:margin-right="0cm" fo:margin-top="0.212cm" fo:margin-bottom="0cm" loext:contextual-spacing="false" fo:text-align="justify" style:justify-single-word="false" fo:text-indent="-2.641cm" style:auto-text-indent="false" fo:break-before="page">
        <style:tab-stops>
          <style:tab-stop style:position="1.136cm"/>
          <style:tab-stop style:position="1.729cm"/>
        </style:tab-stops>
      </style:paragraph-properties>
      <style:text-properties fo:font-size="11pt" style:font-size-asian="11pt" style:font-size-complex="11pt"/>
    </style:style>
    <style:style style:name="P338" style:family="paragraph" style:parent-style-name="Standard">
      <style:paragraph-properties fo:margin-left="2.641cm" fo:margin-right="0cm" fo:text-align="justify" style:justify-single-word="false" fo:text-indent="-2.641cm" style:auto-text-indent="false">
        <style:tab-stops>
          <style:tab-stop style:position="1.136cm"/>
          <style:tab-stop style:position="1.729cm"/>
        </style:tab-stops>
      </style:paragraph-properties>
    </style:style>
    <style:style style:name="P339" style:family="paragraph" style:parent-style-name="Standard">
      <style:paragraph-properties fo:margin-left="3.309cm" fo:margin-right="0cm" fo:text-align="justify" style:justify-single-word="false" fo:text-indent="-0.642cm" style:auto-text-indent="false"/>
    </style:style>
    <style:style style:name="P340" style:family="paragraph" style:parent-style-name="Standard">
      <style:paragraph-properties fo:margin-left="4.621cm" fo:margin-right="0cm" fo:margin-top="0.212cm" fo:margin-bottom="0cm" loext:contextual-spacing="false" fo:text-align="justify" style:justify-single-word="false" fo:text-indent="-1.311cm" style:auto-text-indent="false"/>
    </style:style>
    <style:style style:name="P341" style:family="paragraph" style:parent-style-name="Standard">
      <style:paragraph-properties fo:margin-left="3.311cm" fo:margin-right="0cm" fo:text-align="justify" style:justify-single-word="false" fo:text-indent="-0.67cm" style:auto-text-indent="false"/>
    </style:style>
    <style:style style:name="P342" style:family="paragraph" style:parent-style-name="Standard">
      <style:paragraph-properties fo:margin-left="3.311cm" fo:margin-right="0cm" fo:text-align="justify" style:justify-single-word="false" fo:text-indent="-0.67cm" style:auto-text-indent="false"/>
      <style:text-properties fo:font-size="11pt" style:font-size-asian="11pt" style:font-size-complex="11pt"/>
    </style:style>
    <style:style style:name="P343" style:family="paragraph" style:parent-style-name="Standard">
      <style:paragraph-properties fo:margin-left="3.33cm" fo:margin-right="0cm" fo:text-align="justify" style:justify-single-word="false" fo:text-indent="-0.69cm" style:auto-text-indent="false"/>
      <style:text-properties fo:font-size="11pt" style:font-size-asian="11pt" style:font-size-complex="11pt"/>
    </style:style>
    <style:style style:name="P344" style:family="paragraph" style:parent-style-name="Standard">
      <style:paragraph-properties fo:margin-left="4.02cm" fo:margin-right="0cm" fo:text-align="justify" style:justify-single-word="false" fo:text-indent="-0.69cm" style:auto-text-indent="false"/>
    </style:style>
    <style:style style:name="P345" style:family="paragraph" style:parent-style-name="Standard">
      <style:paragraph-properties fo:margin-left="4.02cm" fo:margin-right="0cm" fo:text-align="justify" style:justify-single-word="false" fo:text-indent="-0.69cm" style:auto-text-indent="false"/>
      <style:text-properties fo:font-size="11pt" style:font-size-asian="11pt" style:font-size-complex="11pt"/>
    </style:style>
    <style:style style:name="P346" style:family="paragraph" style:parent-style-name="Standard">
      <style:paragraph-properties fo:margin-left="4.02cm" fo:margin-right="0cm" fo:text-align="justify" style:justify-single-word="false" fo:text-indent="-0.69cm" style:auto-text-indent="false"/>
      <style:text-properties fo:font-size="11pt" fo:language="de" fo:country="DE" style:font-size-asian="11pt" style:font-size-complex="11pt"/>
    </style:style>
    <style:style style:name="P347" style:family="paragraph" style:parent-style-name="Standard">
      <style:paragraph-properties fo:margin-left="4.001cm" fo:margin-right="0cm" fo:margin-top="0.106cm" fo:margin-bottom="0cm" loext:contextual-spacing="false" fo:text-align="justify" style:justify-single-word="false" fo:text-indent="-1.33cm" style:auto-text-indent="false"/>
    </style:style>
    <style:style style:name="P348" style:family="paragraph" style:parent-style-name="Standard">
      <style:paragraph-properties fo:margin-left="1.801cm" fo:margin-right="-0.861cm" fo:text-align="justify" style:justify-single-word="false" fo:text-indent="-1.801cm" style:auto-text-indent="false">
        <style:tab-stops>
          <style:tab-stop style:position="1.129cm"/>
        </style:tab-stops>
      </style:paragraph-properties>
    </style:style>
    <style:style style:name="P349" style:family="paragraph" style:parent-style-name="Standard">
      <style:paragraph-properties fo:margin-left="2.646cm" fo:margin-right="-0.863cm" fo:text-align="justify" style:justify-single-word="false" fo:text-indent="-2.646cm" style:auto-text-indent="false">
        <style:tab-stops>
          <style:tab-stop style:position="1.129cm"/>
          <style:tab-stop style:position="1.834cm"/>
        </style:tab-stops>
      </style:paragraph-properties>
    </style:style>
    <style:style style:name="P350" style:family="paragraph" style:parent-style-name="Standard">
      <style:paragraph-properties fo:margin-left="2.646cm" fo:margin-right="-0.863cm" fo:text-align="justify" style:justify-single-word="false" fo:text-indent="-2.646cm" style:auto-text-indent="false">
        <style:tab-stops>
          <style:tab-stop style:position="1.129cm"/>
          <style:tab-stop style:position="1.834cm"/>
        </style:tab-stops>
      </style:paragraph-properties>
      <style:text-properties fo:font-size="11pt" style:font-size-asian="11pt" style:font-size-complex="11pt"/>
    </style:style>
    <style:style style:name="P351" style:family="paragraph" style:parent-style-name="Standard">
      <style:paragraph-properties fo:margin-left="2.646cm" fo:margin-right="-0.863cm" fo:text-align="justify" style:justify-single-word="false" fo:text-indent="-2.646cm" style:auto-text-indent="false">
        <style:tab-stops>
          <style:tab-stop style:position="1.129cm"/>
          <style:tab-stop style:position="1.834cm"/>
        </style:tab-stops>
      </style:paragraph-properties>
      <style:text-properties fo:font-size="11pt" fo:language="fr" fo:country="FR" style:font-size-asian="11pt" style:font-size-complex="11pt"/>
    </style:style>
    <style:style style:name="P352" style:family="paragraph" style:parent-style-name="Standard">
      <style:paragraph-properties fo:margin-left="3.387cm" fo:margin-right="-0.863cm" fo:text-align="justify" style:justify-single-word="false" fo:text-indent="-3.387cm" style:auto-text-indent="false">
        <style:tab-stops>
          <style:tab-stop style:position="1.129cm"/>
          <style:tab-stop style:position="1.834cm"/>
          <style:tab-stop style:position="2.681cm"/>
        </style:tab-stops>
      </style:paragraph-properties>
    </style:style>
    <style:style style:name="P353" style:family="paragraph" style:parent-style-name="Standard">
      <style:paragraph-properties fo:margin-left="3.387cm" fo:margin-right="-0.863cm" fo:text-align="justify" style:justify-single-word="false" fo:text-indent="-3.387cm" style:auto-text-indent="false">
        <style:tab-stops>
          <style:tab-stop style:position="1.129cm"/>
          <style:tab-stop style:position="1.834cm"/>
          <style:tab-stop style:position="2.681cm"/>
        </style:tab-stops>
      </style:paragraph-properties>
      <style:text-properties fo:font-size="11pt" style:font-size-asian="11pt" style:font-size-complex="11pt"/>
    </style:style>
    <style:style style:name="P354" style:family="paragraph" style:parent-style-name="Standard">
      <style:paragraph-properties fo:margin-left="4.251cm" fo:margin-right="0.12cm" fo:margin-top="0.212cm" fo:margin-bottom="0cm" loext:contextual-spacing="false" fo:text-align="justify" style:justify-single-word="false" fo:text-indent="-1.501cm" style:auto-text-indent="false"/>
    </style:style>
    <style:style style:name="P355" style:family="paragraph" style:parent-style-name="Standard">
      <style:paragraph-properties fo:margin-left="4.251cm" fo:margin-right="0.12cm" fo:margin-top="0.106cm" fo:margin-bottom="0cm" loext:contextual-spacing="false" fo:text-align="justify" style:justify-single-word="false" fo:text-indent="-1.501cm" style:auto-text-indent="false"/>
    </style:style>
    <style:style style:name="P356" style:family="paragraph" style:parent-style-name="Standard">
      <style:paragraph-properties fo:margin-left="2.651cm" fo:margin-right="-0.861cm" fo:margin-top="0.212cm" fo:margin-bottom="0cm" loext:contextual-spacing="false" fo:text-align="justify" style:justify-single-word="false" fo:text-indent="-2.651cm" style:auto-text-indent="false">
        <style:tab-stops>
          <style:tab-stop style:position="1.129cm"/>
          <style:tab-stop style:position="1.834cm"/>
        </style:tab-stops>
      </style:paragraph-properties>
    </style:style>
    <style:style style:name="P357" style:family="paragraph" style:parent-style-name="Standard">
      <style:paragraph-properties fo:margin-left="2.646cm" fo:margin-right="0.12cm" fo:text-align="justify" style:justify-single-word="false" fo:text-indent="-2.646cm" style:auto-text-indent="false">
        <style:tab-stops>
          <style:tab-stop style:position="1.129cm"/>
          <style:tab-stop style:position="1.679cm"/>
        </style:tab-stops>
      </style:paragraph-properties>
    </style:style>
    <style:style style:name="P358" style:family="paragraph" style:parent-style-name="Standard">
      <style:paragraph-properties fo:margin-left="4.001cm" fo:margin-right="0.12cm" fo:margin-top="0.212cm" fo:margin-bottom="0cm" loext:contextual-spacing="false" fo:text-align="justify" style:justify-single-word="false" fo:text-indent="-1.251cm" style:auto-text-indent="false"/>
    </style:style>
    <style:style style:name="P359" style:family="paragraph" style:parent-style-name="Standard">
      <style:paragraph-properties fo:margin-left="0cm" fo:margin-right="0.123cm" fo:text-align="justify" style:justify-single-word="false" fo:text-indent="0cm" style:auto-text-indent="false"/>
      <style:text-properties fo:font-size="11pt" fo:font-style="italic" style:font-size-asian="11pt" style:font-style-asian="italic" style:font-size-complex="11pt"/>
    </style:style>
    <style:style style:name="P360" style:family="paragraph" style:parent-style-name="Standard">
      <style:paragraph-properties fo:margin-left="1.799cm" fo:margin-right="0.123cm" style:line-height-at-least="0.423cm" fo:text-align="justify" style:justify-single-word="false" fo:text-indent="-1.799cm" style:auto-text-indent="false">
        <style:tab-stops>
          <style:tab-stop style:position="1.129cm"/>
        </style:tab-stops>
      </style:paragraph-properties>
      <style:text-properties fo:font-size="11pt" style:font-size-asian="11pt" style:font-size-complex="11pt"/>
    </style:style>
    <style:style style:name="P361" style:family="paragraph" style:parent-style-name="Standard">
      <style:paragraph-properties fo:margin-left="1.799cm" fo:margin-right="0.123cm" style:line-height-at-least="0.423cm" fo:text-indent="-1.799cm" style:auto-text-indent="false">
        <style:tab-stops>
          <style:tab-stop style:position="1.129cm"/>
        </style:tab-stops>
      </style:paragraph-properties>
      <style:text-properties fo:font-size="11pt" style:font-size-asian="11pt" style:font-size-complex="11pt"/>
    </style:style>
    <style:style style:name="P362" style:family="paragraph" style:parent-style-name="Standard">
      <style:paragraph-properties fo:margin-left="1.799cm" fo:margin-right="0.123cm" fo:text-align="justify" style:justify-single-word="false" fo:text-indent="-1.799cm" style:auto-text-indent="false">
        <style:tab-stops>
          <style:tab-stop style:position="1.129cm"/>
        </style:tab-stops>
      </style:paragraph-properties>
      <style:text-properties fo:font-size="11pt" style:font-size-asian="11pt" style:font-size-complex="11pt"/>
    </style:style>
    <style:style style:name="P363" style:family="paragraph" style:parent-style-name="Standard">
      <style:paragraph-properties fo:margin-left="2.651cm" fo:margin-right="0.12cm" fo:text-indent="-2.651cm" style:auto-text-indent="false">
        <style:tab-stops>
          <style:tab-stop style:position="1.129cm"/>
          <style:tab-stop style:position="1.834cm"/>
        </style:tab-stops>
      </style:paragraph-properties>
    </style:style>
    <style:style style:name="P364" style:family="paragraph" style:parent-style-name="Standard">
      <style:paragraph-properties fo:margin-left="2.651cm" fo:margin-right="0.12cm" fo:text-align="justify" style:justify-single-word="false" fo:text-indent="-2.651cm" style:auto-text-indent="false">
        <style:tab-stops>
          <style:tab-stop style:position="1.129cm"/>
          <style:tab-stop style:position="1.834cm"/>
        </style:tab-stops>
      </style:paragraph-properties>
    </style:style>
    <style:style style:name="P365" style:family="paragraph" style:parent-style-name="Standard">
      <style:paragraph-properties fo:margin-left="2.651cm" fo:margin-right="0.12cm" fo:text-align="justify" style:justify-single-word="false" fo:text-indent="-2.651cm" style:auto-text-indent="false">
        <style:tab-stops>
          <style:tab-stop style:position="1.129cm"/>
          <style:tab-stop style:position="1.679cm"/>
        </style:tab-stops>
      </style:paragraph-properties>
    </style:style>
    <style:style style:name="P366" style:family="paragraph" style:parent-style-name="Standard">
      <style:paragraph-properties fo:margin-left="2.651cm" fo:margin-right="0.12cm" fo:text-align="justify" style:justify-single-word="false" fo:text-indent="-2.651cm" style:auto-text-indent="false">
        <style:tab-stops>
          <style:tab-stop style:position="1.129cm"/>
          <style:tab-stop style:position="1.679cm"/>
        </style:tab-stops>
      </style:paragraph-properties>
      <style:text-properties fo:font-size="11pt" style:font-size-asian="11pt" style:font-size-complex="11pt"/>
    </style:style>
    <style:style style:name="P367" style:family="paragraph" style:parent-style-name="Standard">
      <style:paragraph-properties fo:margin-left="2.651cm" fo:margin-right="0.12cm" fo:text-indent="-2.651cm" style:auto-text-indent="false">
        <style:tab-stops>
          <style:tab-stop style:position="1.129cm"/>
          <style:tab-stop style:position="1.834cm"/>
        </style:tab-stops>
      </style:paragraph-properties>
      <style:text-properties fo:font-size="11pt" style:font-size-asian="11pt" style:font-size-complex="11pt"/>
    </style:style>
    <style:style style:name="P368" style:family="paragraph" style:parent-style-name="Standard">
      <style:paragraph-properties fo:margin-left="2.651cm" fo:margin-right="0.12cm" fo:text-indent="-2.651cm" style:auto-text-indent="false">
        <style:tab-stops>
          <style:tab-stop style:position="1.129cm"/>
          <style:tab-stop style:position="1.704cm"/>
        </style:tab-stops>
      </style:paragraph-properties>
    </style:style>
    <style:style style:name="P369" style:family="paragraph" style:parent-style-name="Standard">
      <style:paragraph-properties fo:margin-left="2.651cm" fo:margin-right="0.12cm" fo:margin-top="0.212cm" fo:margin-bottom="0cm" loext:contextual-spacing="false" style:line-height-at-least="0.423cm" fo:text-indent="-2.651cm" style:auto-text-indent="false">
        <style:tab-stops>
          <style:tab-stop style:position="1.129cm"/>
          <style:tab-stop style:position="1.753cm"/>
        </style:tab-stops>
      </style:paragraph-properties>
    </style:style>
    <style:style style:name="P370" style:family="paragraph" style:parent-style-name="Standard">
      <style:paragraph-properties fo:margin-left="2.651cm" fo:margin-right="0.12cm" fo:margin-top="0.212cm" fo:margin-bottom="0cm" loext:contextual-spacing="false" style:line-height-at-least="0.423cm" fo:text-indent="-2.651cm" style:auto-text-indent="false">
        <style:tab-stops>
          <style:tab-stop style:position="1.129cm"/>
          <style:tab-stop style:position="1.834cm"/>
        </style:tab-stops>
      </style:paragraph-properties>
    </style:style>
    <style:style style:name="P371" style:family="paragraph" style:parent-style-name="Standard">
      <style:paragraph-properties fo:margin-left="2.651cm" fo:margin-right="0.12cm" fo:margin-top="0.212cm" fo:margin-bottom="0cm" loext:contextual-spacing="false" fo:text-indent="-2.651cm" style:auto-text-indent="false">
        <style:tab-stops>
          <style:tab-stop style:position="1.129cm"/>
          <style:tab-stop style:position="1.834cm"/>
        </style:tab-stops>
      </style:paragraph-properties>
    </style:style>
    <style:style style:name="P372" style:family="paragraph" style:parent-style-name="Standard">
      <style:paragraph-properties fo:margin-left="2.651cm" fo:margin-right="-0.062cm" fo:text-align="justify" style:justify-single-word="false" fo:text-indent="-2.651cm" style:auto-text-indent="false">
        <style:tab-stops>
          <style:tab-stop style:position="1.129cm"/>
          <style:tab-stop style:position="1.834cm"/>
        </style:tab-stops>
      </style:paragraph-properties>
      <style:text-properties fo:font-size="11pt" style:font-size-asian="11pt" style:font-size-complex="11pt"/>
    </style:style>
    <style:style style:name="P373" style:family="paragraph" style:parent-style-name="Standard">
      <style:paragraph-properties fo:margin-left="3.501cm" fo:margin-right="0.086cm" fo:text-align="justify" style:justify-single-word="false" fo:text-indent="-0.75cm" style:auto-text-indent="false">
        <style:tab-stops>
          <style:tab-stop style:position="1.129cm"/>
        </style:tab-stops>
      </style:paragraph-properties>
    </style:style>
    <style:style style:name="P374" style:family="paragraph" style:parent-style-name="Standard">
      <style:paragraph-properties fo:margin-left="3.501cm" fo:margin-right="0.086cm" fo:text-align="justify" style:justify-single-word="false" fo:text-indent="-0.75cm" style:auto-text-indent="false">
        <style:tab-stops>
          <style:tab-stop style:position="1.129cm"/>
        </style:tab-stops>
      </style:paragraph-properties>
      <style:text-properties fo:font-size="11pt" style:font-size-asian="11pt" style:font-size-complex="11pt"/>
    </style:style>
    <style:style style:name="P375" style:family="paragraph" style:parent-style-name="Standard">
      <style:paragraph-properties fo:margin-left="2.651cm" fo:margin-right="0.123cm" fo:text-align="justify" style:justify-single-word="false" fo:text-indent="-2.651cm" style:auto-text-indent="false" fo:break-before="page">
        <style:tab-stops>
          <style:tab-stop style:position="1.129cm"/>
          <style:tab-stop style:position="1.834cm"/>
        </style:tab-stops>
      </style:paragraph-properties>
      <style:text-properties fo:font-size="8pt" style:font-size-asian="8pt" style:font-size-complex="8pt"/>
    </style:style>
    <style:style style:name="P376" style:family="paragraph" style:parent-style-name="Standard">
      <style:paragraph-properties fo:margin-left="2.651cm" fo:margin-right="0.123cm" fo:text-align="justify" style:justify-single-word="false" fo:text-indent="-2.651cm" style:auto-text-indent="false">
        <style:tab-stops>
          <style:tab-stop style:position="1.129cm"/>
          <style:tab-stop style:position="1.834cm"/>
        </style:tab-stops>
      </style:paragraph-properties>
    </style:style>
    <style:style style:name="P377" style:family="paragraph" style:parent-style-name="Standard">
      <style:paragraph-properties fo:margin-left="2.651cm" fo:margin-right="0.123cm" fo:text-align="justify" style:justify-single-word="false" fo:text-indent="-2.651cm" style:auto-text-indent="false">
        <style:tab-stops>
          <style:tab-stop style:position="1.129cm"/>
          <style:tab-stop style:position="1.679cm"/>
        </style:tab-stops>
      </style:paragraph-properties>
    </style:style>
    <style:style style:name="P378" style:family="paragraph" style:parent-style-name="Standard">
      <style:paragraph-properties fo:margin-left="2.651cm" fo:margin-right="0.123cm" fo:text-align="justify" style:justify-single-word="false" fo:text-indent="-2.651cm" style:auto-text-indent="false">
        <style:tab-stops>
          <style:tab-stop style:position="1.129cm"/>
          <style:tab-stop style:position="1.679cm"/>
        </style:tab-stops>
      </style:paragraph-properties>
      <style:text-properties fo:font-size="11pt" style:font-size-asian="11pt" style:font-size-complex="11pt"/>
    </style:style>
    <style:style style:name="P379" style:family="paragraph" style:parent-style-name="Standard">
      <style:paragraph-properties fo:margin-left="2.651cm" fo:margin-right="0.123cm" fo:text-align="justify" style:justify-single-word="false" fo:text-indent="-2.651cm" style:auto-text-indent="false">
        <style:tab-stops>
          <style:tab-stop style:position="1.129cm"/>
          <style:tab-stop style:position="1.834cm"/>
        </style:tab-stops>
      </style:paragraph-properties>
      <style:text-properties fo:font-size="11pt" style:font-size-asian="11pt" style:font-size-complex="11pt"/>
    </style:style>
    <style:style style:name="P380" style:family="paragraph" style:parent-style-name="Standard">
      <style:paragraph-properties fo:margin-left="2.651cm" fo:margin-right="0.123cm" fo:text-indent="-2.651cm" style:auto-text-indent="false">
        <style:tab-stops>
          <style:tab-stop style:position="1.129cm"/>
          <style:tab-stop style:position="1.655cm"/>
        </style:tab-stops>
      </style:paragraph-properties>
      <style:text-properties fo:font-size="11pt" style:font-size-asian="11pt" style:font-size-complex="11pt"/>
    </style:style>
    <style:style style:name="P381" style:family="paragraph" style:parent-style-name="Standard">
      <style:paragraph-properties fo:margin-left="3.501cm" fo:margin-right="0.123cm" fo:text-indent="-3.501cm" style:auto-text-indent="false">
        <style:tab-stops>
          <style:tab-stop style:position="1.129cm"/>
          <style:tab-stop style:position="1.679cm"/>
          <style:tab-stop style:position="2.752cm"/>
        </style:tab-stops>
      </style:paragraph-properties>
    </style:style>
    <style:style style:name="P382" style:family="paragraph" style:parent-style-name="Standard">
      <style:paragraph-properties fo:margin-left="3.39cm" fo:margin-right="0.12cm" fo:text-align="justify" style:justify-single-word="false" fo:text-indent="-3.39cm" style:auto-text-indent="false">
        <style:tab-stops>
          <style:tab-stop style:position="1.129cm"/>
          <style:tab-stop style:position="1.834cm"/>
          <style:tab-stop style:position="2.681cm"/>
        </style:tab-stops>
      </style:paragraph-properties>
    </style:style>
    <style:style style:name="P383" style:family="paragraph" style:parent-style-name="Standard">
      <style:paragraph-properties fo:margin-left="3.39cm" fo:margin-right="0.12cm" fo:text-align="justify" style:justify-single-word="false" fo:text-indent="-3.39cm" style:auto-text-indent="false">
        <style:tab-stops>
          <style:tab-stop style:position="1.129cm"/>
          <style:tab-stop style:position="1.834cm"/>
          <style:tab-stop style:position="2.681cm"/>
        </style:tab-stops>
      </style:paragraph-properties>
      <style:text-properties fo:font-size="11pt" style:font-size-asian="11pt" style:font-size-complex="11pt"/>
    </style:style>
    <style:style style:name="P384" style:family="paragraph" style:parent-style-name="Standard">
      <style:paragraph-properties fo:margin-left="3.251cm" fo:margin-right="-0.028cm" fo:text-indent="-0.711cm" style:auto-text-indent="false"/>
    </style:style>
    <style:style style:name="P385" style:family="paragraph" style:parent-style-name="Standard">
      <style:paragraph-properties fo:margin-left="3.251cm" fo:margin-right="-0.028cm" fo:text-indent="-0.711cm" style:auto-text-indent="false"/>
      <style:text-properties fo:font-size="11pt" style:font-size-asian="11pt" style:font-size-complex="11pt"/>
    </style:style>
    <style:style style:name="P386" style:family="paragraph" style:parent-style-name="Standard" style:list-style-name="WW8Num15">
      <style:paragraph-properties fo:margin-left="3.251cm" fo:margin-right="-0.028cm" fo:text-indent="-0.711cm" style:auto-text-indent="false">
        <style:tab-stops/>
      </style:paragraph-properties>
      <style:text-properties fo:font-size="11pt" fo:letter-spacing="-0.004cm" style:font-size-asian="11pt" style:font-size-complex="11pt"/>
    </style:style>
    <style:style style:name="P387" style:family="paragraph" style:parent-style-name="Standard">
      <style:paragraph-properties fo:margin-left="3.251cm" fo:margin-right="-0.028cm" fo:text-indent="0cm" style:auto-text-indent="false"/>
      <style:text-properties fo:font-size="11pt" fo:letter-spacing="-0.007cm" style:font-size-asian="11pt" style:font-size-complex="11pt"/>
    </style:style>
    <style:style style:name="P388" style:family="paragraph" style:parent-style-name="Standard">
      <style:paragraph-properties fo:margin-left="3.284cm" fo:margin-right="0cm" fo:text-indent="-3.877cm" style:auto-text-indent="false">
        <style:tab-stops>
          <style:tab-stop style:position="2.716cm"/>
        </style:tab-stops>
      </style:paragraph-properties>
    </style:style>
    <style:style style:name="P389" style:family="paragraph" style:parent-style-name="Standard">
      <style:paragraph-properties fo:margin-left="3.284cm" fo:margin-right="0cm" fo:text-align="justify" style:justify-single-word="false" fo:text-indent="-3.926cm" style:auto-text-indent="false">
        <style:tab-stops>
          <style:tab-stop style:position="2.716cm"/>
        </style:tab-stops>
      </style:paragraph-properties>
    </style:style>
    <style:style style:name="P390" style:family="paragraph" style:parent-style-name="Standard">
      <style:paragraph-properties fo:margin-left="4.593cm" fo:margin-right="0cm" fo:margin-top="0.212cm" fo:margin-bottom="0cm" loext:contextual-spacing="false" fo:text-indent="-1.284cm" style:auto-text-indent="false"/>
    </style:style>
    <style:style style:name="P391" style:family="paragraph" style:parent-style-name="Standard">
      <style:paragraph-properties fo:margin-left="5.262cm" fo:margin-right="0cm" fo:text-indent="-0.621cm" style:auto-text-indent="false"/>
    </style:style>
    <style:style style:name="P392" style:family="paragraph" style:parent-style-name="Standard">
      <style:paragraph-properties fo:margin-left="5.262cm" fo:margin-right="0cm" fo:text-indent="-0.621cm" style:auto-text-indent="false"/>
      <style:text-properties fo:font-size="11pt" fo:language="de" fo:country="DE" fo:font-style="italic" style:font-size-asian="11pt" style:font-style-asian="italic" style:font-size-complex="11pt"/>
    </style:style>
    <style:style style:name="P393" style:family="paragraph" style:parent-style-name="Standard">
      <style:paragraph-properties fo:margin-left="5.26cm" fo:margin-right="0cm" fo:text-indent="-0.617cm" style:auto-text-indent="false"/>
    </style:style>
    <style:style style:name="P394" style:family="paragraph" style:parent-style-name="Standard">
      <style:paragraph-properties fo:margin-left="5.26cm" fo:margin-right="0cm" fo:text-indent="-0.617cm" style:auto-text-indent="false"/>
      <style:text-properties fo:font-size="11pt" fo:language="fr" fo:country="FR" fo:font-style="italic" style:font-size-asian="11pt" style:font-style-asian="italic" style:font-size-complex="11pt"/>
    </style:style>
    <style:style style:name="P395" style:family="paragraph" style:parent-style-name="Standard">
      <style:paragraph-properties fo:margin-left="3cm" fo:margin-right="0.12cm" fo:margin-top="0.106cm" fo:margin-bottom="0cm" loext:contextual-spacing="false" fo:text-align="justify" style:justify-single-word="false" fo:text-indent="-3cm" style:auto-text-indent="false">
        <style:tab-stops>
          <style:tab-stop style:position="1.129cm"/>
          <style:tab-stop style:position="1.799cm"/>
        </style:tab-stops>
      </style:paragraph-properties>
    </style:style>
    <style:style style:name="P396" style:family="paragraph" style:parent-style-name="Standard">
      <style:paragraph-properties fo:margin-left="1.7cm" fo:margin-right="-0.259cm" fo:text-indent="-1.7cm" style:auto-text-indent="false"/>
      <style:text-properties fo:font-size="8pt" style:font-size-asian="8pt" style:font-size-complex="8pt"/>
    </style:style>
    <style:style style:name="P397" style:family="paragraph" style:parent-style-name="Standard">
      <style:paragraph-properties fo:margin-left="1.7cm" fo:margin-right="-0.259cm" fo:text-indent="-1.7cm" style:auto-text-indent="false"/>
      <style:text-properties fo:font-size="6pt" fo:font-style="italic" style:font-size-asian="6pt" style:language-asian="en" style:country-asian="GB" style:font-style-asian="italic" style:font-size-complex="6pt"/>
    </style:style>
    <style:style style:name="P398" style:family="paragraph" style:parent-style-name="Standard">
      <style:paragraph-properties fo:margin-left="1.729cm" fo:margin-right="0cm" style:line-height-at-least="0.423cm" fo:text-align="justify" style:justify-single-word="false" fo:text-indent="-1.87cm" style:auto-text-indent="false">
        <style:tab-stops>
          <style:tab-stop style:position="1.111cm"/>
        </style:tab-stops>
      </style:paragraph-properties>
    </style:style>
    <style:style style:name="P399" style:family="paragraph" style:parent-style-name="Standard">
      <style:paragraph-properties fo:margin-left="2.341cm" fo:margin-right="0cm" fo:text-align="justify" style:justify-single-word="false" fo:text-indent="-2.27cm" style:auto-text-indent="false">
        <style:tab-stops>
          <style:tab-stop style:position="1.753cm"/>
        </style:tab-stops>
      </style:paragraph-properties>
    </style:style>
    <style:style style:name="P400" style:family="paragraph" style:parent-style-name="Standard">
      <style:paragraph-properties fo:margin-left="2.341cm" fo:margin-right="0cm" fo:margin-top="0.106cm" fo:margin-bottom="0cm" loext:contextual-spacing="false" fo:text-align="justify" style:justify-single-word="false" fo:text-indent="-2.27cm" style:auto-text-indent="false">
        <style:tab-stops>
          <style:tab-stop style:position="1.753cm"/>
        </style:tab-stops>
      </style:paragraph-properties>
      <style:text-properties fo:font-size="11pt" fo:language="da" fo:country="DK" style:font-size-asian="11pt" style:language-asian="en" style:country-asian="GB" style:font-size-complex="11pt"/>
    </style:style>
    <style:style style:name="P401" style:family="paragraph" style:parent-style-name="Standard">
      <style:paragraph-properties fo:margin-left="3.02cm" fo:margin-right="0cm" fo:text-indent="-0.67cm" style:auto-text-indent="false" style:text-autospace="none"/>
      <style:text-properties fo:font-size="11pt" fo:language="de" fo:country="DE" style:font-size-asian="11pt" style:language-asian="en" style:country-asian="GB" style:font-size-complex="11pt"/>
    </style:style>
    <style:style style:name="P402" style:family="paragraph" style:parent-style-name="Standard">
      <style:paragraph-properties fo:margin-left="3.013cm" fo:margin-right="0cm" fo:text-indent="-0.667cm" style:auto-text-indent="false" style:text-autospace="none"/>
    </style:style>
    <style:style style:name="P403" style:family="paragraph" style:parent-style-name="Standard">
      <style:paragraph-properties fo:margin-left="3.013cm" fo:margin-right="0cm" fo:text-indent="-0.667cm" style:auto-text-indent="false" style:text-autospace="none"/>
      <style:text-properties fo:font-size="11pt" style:font-size-asian="11pt" style:language-asian="en" style:country-asian="GB" style:font-size-complex="11pt"/>
    </style:style>
    <style:style style:name="P404" style:family="paragraph" style:parent-style-name="Standard">
      <style:paragraph-properties fo:margin-left="3.013cm" fo:margin-right="0cm" fo:text-indent="-0.667cm" style:auto-text-indent="false" style:text-autospace="none"/>
      <style:text-properties fo:font-size="11pt" fo:language="de" fo:country="DE" style:font-size-asian="11pt" style:language-asian="en" style:country-asian="GB" style:font-size-complex="11pt"/>
    </style:style>
    <style:style style:name="P405" style:family="paragraph" style:parent-style-name="Standard">
      <style:paragraph-properties fo:margin-left="1.75cm" fo:margin-right="0cm" fo:margin-top="0.212cm" fo:margin-bottom="0cm" loext:contextual-spacing="false" fo:text-align="justify" style:justify-single-word="false" fo:text-indent="0cm" style:auto-text-indent="false"/>
      <style:text-properties fo:font-size="11pt" fo:language="da" fo:country="DK" fo:font-style="italic" style:text-underline-style="solid" style:text-underline-width="auto" style:text-underline-color="font-color" style:font-size-asian="11pt" style:language-asian="en" style:country-asian="GB" style:font-style-asian="italic" style:font-size-complex="11pt"/>
    </style:style>
    <style:style style:name="P406" style:family="paragraph" style:parent-style-name="Standard">
      <style:paragraph-properties fo:margin-left="2.371cm" fo:margin-right="0cm" fo:text-align="justify" style:justify-single-word="false" fo:text-indent="-0.617cm" style:auto-text-indent="false"/>
    </style:style>
    <style:style style:name="P407" style:family="paragraph" style:parent-style-name="Standard">
      <style:paragraph-properties fo:margin-left="2.79cm" fo:margin-right="0.12cm" fo:text-align="justify" style:justify-single-word="false" fo:text-indent="-1.66cm" style:auto-text-indent="false"/>
    </style:style>
    <style:style style:name="P408" style:family="paragraph" style:parent-style-name="Standard">
      <style:paragraph-properties fo:margin-left="3.752cm" fo:margin-right="-0.259cm" style:line-height-at-least="0.423cm" fo:text-align="justify" style:justify-single-word="false" fo:text-indent="-3.752cm" style:auto-text-indent="false">
        <style:tab-stops>
          <style:tab-stop style:position="1.129cm"/>
          <style:tab-stop style:position="1.834cm"/>
          <style:tab-stop style:position="2.752cm"/>
        </style:tab-stops>
      </style:paragraph-properties>
    </style:style>
    <style:style style:name="P409" style:family="paragraph" style:parent-style-name="Standard">
      <style:paragraph-properties fo:margin-left="3.752cm" fo:margin-right="-0.259cm" style:line-height-at-least="0.423cm" fo:text-align="justify" style:justify-single-word="false" fo:text-indent="-3.752cm" style:auto-text-indent="false">
        <style:tab-stops>
          <style:tab-stop style:position="1.129cm"/>
          <style:tab-stop style:position="1.834cm"/>
          <style:tab-stop style:position="2.752cm"/>
        </style:tab-stops>
      </style:paragraph-properties>
      <style:text-properties fo:font-size="11pt" fo:font-style="italic" style:font-size-asian="11pt" style:font-style-asian="italic" style:font-size-complex="11pt"/>
    </style:style>
    <style:style style:name="P410" style:family="paragraph" style:parent-style-name="Standard">
      <style:paragraph-properties fo:margin-left="3.752cm" fo:margin-right="-0.259cm" style:line-height-at-least="0.423cm" fo:text-align="justify" style:justify-single-word="false" fo:text-indent="-3.752cm" style:auto-text-indent="false">
        <style:tab-stops>
          <style:tab-stop style:position="1.129cm"/>
          <style:tab-stop style:position="1.834cm"/>
          <style:tab-stop style:position="2.752cm"/>
        </style:tab-stops>
      </style:paragraph-properties>
      <style:text-properties fo:font-size="11pt" fo:language="fr" fo:country="FR" fo:font-style="italic" style:font-size-asian="11pt" style:font-style-asian="italic" style:font-size-complex="11pt"/>
    </style:style>
    <style:style style:name="P411" style:family="paragraph" style:parent-style-name="Standard">
      <style:paragraph-properties fo:margin-left="3.752cm" fo:margin-right="0cm" style:line-height-at-least="0.423cm" fo:text-indent="-3.752cm" style:auto-text-indent="false">
        <style:tab-stops>
          <style:tab-stop style:position="1.129cm"/>
          <style:tab-stop style:position="1.834cm"/>
          <style:tab-stop style:position="2.752cm"/>
        </style:tab-stops>
      </style:paragraph-properties>
    </style:style>
    <style:style style:name="P412" style:family="paragraph" style:parent-style-name="Standard">
      <style:paragraph-properties fo:margin-left="3.752cm" fo:margin-right="0cm" style:line-height-at-least="0.423cm" fo:text-align="justify" style:justify-single-word="false" fo:text-indent="-3.752cm" style:auto-text-indent="false">
        <style:tab-stops>
          <style:tab-stop style:position="1.129cm"/>
          <style:tab-stop style:position="1.834cm"/>
          <style:tab-stop style:position="2.752cm"/>
        </style:tab-stops>
      </style:paragraph-properties>
    </style:style>
    <style:style style:name="P413" style:family="paragraph" style:parent-style-name="Standard">
      <style:paragraph-properties fo:margin-left="3.752cm" fo:margin-right="0cm" style:line-height-at-least="0.423cm" fo:text-align="justify" style:justify-single-word="false" fo:text-indent="-3.752cm" style:auto-text-indent="false">
        <style:tab-stops>
          <style:tab-stop style:position="1.129cm"/>
          <style:tab-stop style:position="1.834cm"/>
          <style:tab-stop style:position="2.752cm"/>
        </style:tab-stops>
      </style:paragraph-properties>
      <style:text-properties fo:font-size="11pt" fo:font-style="italic" style:font-size-asian="11pt" style:font-style-asian="italic" style:font-size-complex="11pt"/>
    </style:style>
    <style:style style:name="P414" style:family="paragraph" style:parent-style-name="Standard">
      <style:paragraph-properties fo:margin-left="3.752cm" fo:margin-right="0cm" style:line-height-at-least="0.423cm" fo:text-indent="-3.752cm" style:auto-text-indent="false">
        <style:tab-stops>
          <style:tab-stop style:position="1.129cm"/>
          <style:tab-stop style:position="1.834cm"/>
          <style:tab-stop style:position="2.752cm"/>
        </style:tab-stops>
      </style:paragraph-properties>
      <style:text-properties fo:font-size="11pt" fo:font-style="italic" style:font-size-asian="11pt" style:font-style-asian="italic" style:font-size-complex="11pt"/>
    </style:style>
    <style:style style:name="P415" style:family="paragraph" style:parent-style-name="Standard">
      <style:paragraph-properties fo:margin-left="3.752cm" fo:margin-right="0cm" style:line-height-at-least="0.423cm" fo:text-align="justify" style:justify-single-word="false" fo:text-indent="-3.752cm" style:auto-text-indent="false">
        <style:tab-stops>
          <style:tab-stop style:position="1.129cm"/>
          <style:tab-stop style:position="1.834cm"/>
          <style:tab-stop style:position="2.752cm"/>
        </style:tab-stops>
      </style:paragraph-properties>
      <style:text-properties fo:font-size="11pt" fo:language="fr" fo:country="FR" fo:font-style="italic" style:font-size-asian="11pt" style:font-style-asian="italic" style:font-size-complex="11pt"/>
    </style:style>
    <style:style style:name="P416" style:family="paragraph" style:parent-style-name="Standard">
      <style:paragraph-properties fo:margin-left="3.75cm" fo:margin-right="0cm" fo:text-align="justify" style:justify-single-word="false" fo:text-indent="-3.75cm" style:auto-text-indent="false" fo:break-before="page">
        <style:tab-stops>
          <style:tab-stop style:position="1.129cm"/>
          <style:tab-stop style:position="1.834cm"/>
          <style:tab-stop style:position="2.752cm"/>
        </style:tab-stops>
      </style:paragraph-properties>
      <style:text-properties fo:font-size="8pt" fo:language="fr" fo:country="FR" fo:font-style="italic" style:font-size-asian="8pt" style:font-style-asian="italic" style:font-size-complex="8pt"/>
    </style:style>
    <style:style style:name="P417" style:family="paragraph" style:parent-style-name="Standard">
      <style:paragraph-properties fo:margin-left="3.75cm" fo:margin-right="0cm" fo:text-align="justify" style:justify-single-word="false" fo:text-indent="-3.75cm" style:auto-text-indent="false">
        <style:tab-stops>
          <style:tab-stop style:position="1.129cm"/>
          <style:tab-stop style:position="1.834cm"/>
          <style:tab-stop style:position="2.752cm"/>
        </style:tab-stops>
      </style:paragraph-properties>
      <style:text-properties fo:font-size="8pt" fo:language="fr" fo:country="FR" fo:font-style="italic" style:font-size-asian="8pt" style:font-style-asian="italic" style:font-size-complex="8pt"/>
    </style:style>
    <style:style style:name="P418" style:family="paragraph" style:parent-style-name="Standard">
      <style:paragraph-properties fo:margin-left="3.75cm" fo:margin-right="0cm" fo:margin-top="0.106cm" fo:margin-bottom="0cm" loext:contextual-spacing="false" style:line-height-at-least="0.423cm" fo:text-align="justify" style:justify-single-word="false" fo:text-indent="-3.75cm" style:auto-text-indent="false">
        <style:tab-stops>
          <style:tab-stop style:position="1.129cm"/>
          <style:tab-stop style:position="1.834cm"/>
          <style:tab-stop style:position="2.752cm"/>
        </style:tab-stops>
      </style:paragraph-properties>
    </style:style>
    <style:style style:name="P419" style:family="paragraph" style:parent-style-name="Standard">
      <style:paragraph-properties fo:margin-left="3.75cm" fo:margin-right="0cm" fo:margin-top="0.106cm" fo:margin-bottom="0cm" loext:contextual-spacing="false" fo:text-align="justify" style:justify-single-word="false" fo:text-indent="-3.75cm" style:auto-text-indent="false">
        <style:tab-stops>
          <style:tab-stop style:position="1.129cm"/>
          <style:tab-stop style:position="1.834cm"/>
          <style:tab-stop style:position="2.752cm"/>
        </style:tab-stops>
      </style:paragraph-properties>
    </style:style>
    <style:style style:name="P420" style:family="paragraph" style:parent-style-name="Standard">
      <style:paragraph-properties fo:margin-left="3.75cm" fo:margin-right="0cm" fo:margin-top="0.106cm" fo:margin-bottom="0cm" loext:contextual-spacing="false" fo:text-align="justify" style:justify-single-word="false" fo:text-indent="-3.75cm" style:auto-text-indent="false">
        <style:tab-stops>
          <style:tab-stop style:position="0.988cm"/>
          <style:tab-stop style:position="2.501cm"/>
        </style:tab-stops>
      </style:paragraph-properties>
    </style:style>
    <style:style style:name="P421" style:family="paragraph" style:parent-style-name="Standard">
      <style:paragraph-properties fo:margin-left="2.79cm" fo:margin-right="0.041cm" fo:margin-top="0.212cm" fo:margin-bottom="0cm" loext:contextual-spacing="false" fo:text-align="justify" style:justify-single-word="false" fo:text-indent="-1.66cm" style:auto-text-indent="false"/>
    </style:style>
    <style:style style:name="P422" style:family="paragraph" style:parent-style-name="Standard">
      <style:paragraph-properties fo:margin-left="3.408cm" fo:margin-right="0.037cm" style:line-height-at-least="0.423cm" fo:text-align="justify" style:justify-single-word="false" fo:text-indent="-0.593cm" style:auto-text-indent="false">
        <style:tab-stops>
          <style:tab-stop style:position="2.752cm"/>
        </style:tab-stops>
      </style:paragraph-properties>
      <style:text-properties fo:font-size="11pt" fo:font-style="italic" style:font-size-asian="11pt" style:font-style-asian="italic" style:font-size-complex="11pt"/>
    </style:style>
    <style:style style:name="P423" style:family="paragraph" style:parent-style-name="Standard">
      <style:paragraph-properties fo:margin-left="3.408cm" fo:margin-right="0.037cm" style:line-height-at-least="0.423cm" fo:text-align="justify" style:justify-single-word="false" fo:text-indent="-2.138cm" style:auto-text-indent="false">
        <style:tab-stops>
          <style:tab-stop style:position="2.752cm"/>
        </style:tab-stops>
      </style:paragraph-properties>
    </style:style>
    <style:style style:name="P424" style:family="paragraph" style:parent-style-name="Standard">
      <style:paragraph-properties fo:margin-left="3.408cm" fo:margin-right="0.037cm" style:line-height-at-least="0.423cm" fo:text-align="justify" style:justify-single-word="false" fo:text-indent="-2.138cm" style:auto-text-indent="false">
        <style:tab-stops>
          <style:tab-stop style:position="2.752cm"/>
        </style:tab-stops>
      </style:paragraph-properties>
      <style:text-properties fo:font-size="11pt" fo:font-style="italic" style:font-size-asian="11pt" style:font-style-asian="italic" style:font-size-complex="11pt"/>
    </style:style>
    <style:style style:name="P425" style:family="paragraph" style:parent-style-name="Standard">
      <style:paragraph-properties fo:margin-left="3.408cm" fo:margin-right="0.037cm" style:line-height-at-least="0.423cm" fo:text-align="justify" style:justify-single-word="false" fo:text-indent="-2.138cm" style:auto-text-indent="false">
        <style:tab-stops>
          <style:tab-stop style:position="2.752cm"/>
        </style:tab-stops>
      </style:paragraph-properties>
      <style:text-properties fo:font-size="11pt" fo:font-style="italic" style:text-underline-style="solid" style:text-underline-width="auto" style:text-underline-color="font-color" style:font-size-asian="11pt" style:font-style-asian="italic" style:font-size-complex="11pt"/>
    </style:style>
    <style:style style:name="P426" style:family="paragraph" style:parent-style-name="Standard">
      <style:paragraph-properties fo:margin-left="2.251cm" fo:margin-right="0cm" fo:margin-top="0.212cm" fo:margin-bottom="0cm" loext:contextual-spacing="false" style:line-height-at-least="0.423cm" fo:text-indent="-2.251cm" style:auto-text-indent="false">
        <style:tab-stops>
          <style:tab-stop style:position="1.129cm"/>
        </style:tab-stops>
      </style:paragraph-properties>
    </style:style>
    <style:style style:name="P427" style:family="paragraph" style:parent-style-name="Standard">
      <style:paragraph-properties fo:margin-left="4.001cm" fo:margin-right="0cm" fo:margin-top="0.106cm" fo:margin-bottom="0cm" loext:contextual-spacing="false" style:line-height-at-least="0.423cm" fo:text-align="justify" style:justify-single-word="false" fo:text-indent="-4.001cm" style:auto-text-indent="false">
        <style:tab-stops>
          <style:tab-stop style:position="2.752cm"/>
        </style:tab-stops>
      </style:paragraph-properties>
    </style:style>
    <style:style style:name="P428" style:family="paragraph" style:parent-style-name="Standard">
      <style:paragraph-properties fo:margin-left="4.001cm" fo:margin-right="0cm" fo:margin-top="0.106cm" fo:margin-bottom="0cm" loext:contextual-spacing="false" fo:text-align="justify" style:justify-single-word="false" fo:text-indent="-4.001cm" style:auto-text-indent="false">
        <style:tab-stops>
          <style:tab-stop style:position="2.667cm"/>
        </style:tab-stops>
      </style:paragraph-properties>
    </style:style>
    <style:style style:name="P429" style:family="paragraph" style:parent-style-name="Standard">
      <style:paragraph-properties fo:margin-left="2.75cm" fo:margin-right="0cm" fo:text-align="justify" style:justify-single-word="false" fo:text-indent="0cm" style:auto-text-indent="false"/>
      <style:text-properties fo:font-size="11pt" fo:font-style="italic" style:font-size-asian="11pt" style:font-style-asian="italic" style:font-size-complex="11pt"/>
    </style:style>
    <style:style style:name="P430" style:family="paragraph" style:parent-style-name="Standard">
      <style:paragraph-properties fo:margin-left="2.75cm" fo:margin-right="0cm" fo:text-align="justify" style:justify-single-word="false" fo:text-indent="-2.75cm" style:auto-text-indent="false">
        <style:tab-stops>
          <style:tab-stop style:position="2cm"/>
        </style:tab-stops>
      </style:paragraph-properties>
      <style:text-properties fo:font-size="6pt" style:font-size-asian="6pt" style:font-size-complex="6pt"/>
    </style:style>
    <style:style style:name="P431" style:family="paragraph" style:parent-style-name="Standard">
      <style:paragraph-properties fo:margin-left="2.75cm" fo:margin-right="0cm" fo:margin-top="0.212cm" fo:margin-bottom="0cm" loext:contextual-spacing="false" fo:text-align="justify" style:justify-single-word="false" fo:text-indent="-2.75cm" style:auto-text-indent="false">
        <style:tab-stops>
          <style:tab-stop style:position="1.129cm"/>
          <style:tab-stop style:position="1.926cm"/>
          <style:tab-stop style:position="2.752cm"/>
        </style:tab-stops>
      </style:paragraph-properties>
      <style:text-properties fo:font-size="11pt" style:font-size-asian="11pt" style:font-size-complex="11pt"/>
    </style:style>
    <style:style style:name="P432" style:family="paragraph" style:parent-style-name="Standard">
      <style:paragraph-properties fo:margin-left="2.69cm" fo:margin-right="0cm" fo:margin-top="0.106cm" fo:margin-bottom="0cm" loext:contextual-spacing="false" style:line-height-at-least="0.423cm" fo:text-align="justify" style:justify-single-word="false" fo:text-indent="-2.69cm" style:auto-text-indent="false"/>
    </style:style>
    <style:style style:name="P433" style:family="paragraph" style:parent-style-name="Standard">
      <style:paragraph-properties fo:margin-left="2.501cm" fo:margin-right="0cm" style:line-height-at-least="0.423cm" fo:text-align="justify" style:justify-single-word="false" fo:text-indent="-2.501cm" style:auto-text-indent="false"/>
    </style:style>
    <style:style style:name="P434" style:family="paragraph" style:parent-style-name="Standard">
      <style:paragraph-properties fo:margin-left="2.501cm" fo:margin-right="0cm" style:line-height-at-least="0.423cm" fo:text-align="justify" style:justify-single-word="false" fo:text-indent="-2.501cm" style:auto-text-indent="false">
        <style:tab-stops>
          <style:tab-stop style:position="1.129cm"/>
          <style:tab-stop style:position="1.752cm"/>
        </style:tab-stops>
      </style:paragraph-properties>
    </style:style>
    <style:style style:name="P435" style:family="paragraph" style:parent-style-name="Standard">
      <style:paragraph-properties fo:margin-left="2.501cm" fo:margin-right="0cm" style:line-height-at-least="0.423cm" fo:text-align="justify" style:justify-single-word="false" fo:text-indent="-2.501cm" style:auto-text-indent="false">
        <style:tab-stops>
          <style:tab-stop style:position="1.129cm"/>
          <style:tab-stop style:position="1.752cm"/>
        </style:tab-stops>
      </style:paragraph-properties>
      <style:text-properties fo:font-size="11pt" style:font-size-asian="11pt" style:font-size-complex="11pt"/>
    </style:style>
    <style:style style:name="P436" style:family="paragraph" style:parent-style-name="Standard">
      <style:paragraph-properties fo:margin-left="2.501cm" fo:margin-right="0cm" fo:text-align="justify" style:justify-single-word="false" fo:text-indent="-2.501cm" style:auto-text-indent="false">
        <style:tab-stops>
          <style:tab-stop style:position="1.129cm"/>
          <style:tab-stop style:position="1.752cm"/>
        </style:tab-stops>
      </style:paragraph-properties>
      <style:text-properties fo:font-size="8pt" style:font-size-asian="8pt" style:font-size-complex="8pt"/>
    </style:style>
    <style:style style:name="P437" style:family="paragraph" style:parent-style-name="Standard">
      <style:paragraph-properties fo:margin-left="2.501cm" fo:margin-right="0cm" fo:margin-top="0.106cm" fo:margin-bottom="0cm" loext:contextual-spacing="false" fo:text-align="justify" style:justify-single-word="false" fo:text-indent="-2.501cm" style:auto-text-indent="false"/>
    </style:style>
    <style:style style:name="P438" style:family="paragraph" style:parent-style-name="Standard">
      <style:paragraph-properties fo:margin-left="2.501cm" fo:margin-right="0cm" fo:margin-top="0.212cm" fo:margin-bottom="0cm" loext:contextual-spacing="false" fo:text-align="justify" style:justify-single-word="false" fo:text-indent="-2.501cm" style:auto-text-indent="false"/>
    </style:style>
    <style:style style:name="P439" style:family="paragraph" style:parent-style-name="Standard">
      <style:paragraph-properties fo:margin-left="1.778cm" fo:margin-right="0cm" style:line-height-at-least="0.423cm" fo:text-align="justify" style:justify-single-word="false" fo:text-indent="-1.919cm" style:auto-text-indent="false"/>
    </style:style>
    <style:style style:name="P440" style:family="paragraph" style:parent-style-name="Standard">
      <style:paragraph-properties fo:margin-left="2.85cm" fo:margin-right="0cm" fo:margin-top="0.212cm" fo:margin-bottom="0cm" loext:contextual-spacing="false" style:line-height-at-least="0.423cm" fo:text-align="justify" style:justify-single-word="false" fo:text-indent="-1.101cm" style:auto-text-indent="false"/>
    </style:style>
    <style:style style:name="P441" style:family="paragraph" style:parent-style-name="Standard">
      <style:paragraph-properties fo:margin-left="2.85cm" fo:margin-right="0cm" style:line-height-at-least="0.423cm" fo:text-align="justify" style:justify-single-word="false" fo:text-indent="-1.101cm" style:auto-text-indent="false"/>
      <style:text-properties fo:font-size="11pt" fo:font-style="italic" style:font-size-asian="11pt" style:font-style-asian="italic" style:font-size-complex="11pt"/>
    </style:style>
    <style:style style:name="P442" style:family="paragraph" style:parent-style-name="Standard">
      <style:paragraph-properties fo:margin-left="2.76cm" fo:margin-right="0cm" fo:text-align="justify" style:justify-single-word="false" fo:text-indent="-0.981cm" style:auto-text-indent="false"/>
    </style:style>
    <style:style style:name="P443" style:family="paragraph" style:parent-style-name="Standard">
      <style:paragraph-properties fo:margin-left="2.75cm" fo:margin-right="0cm" fo:margin-top="0.212cm" fo:margin-bottom="0cm" loext:contextual-spacing="false" fo:text-align="justify" style:justify-single-word="false" fo:text-indent="-0.947cm" style:auto-text-indent="false"/>
    </style:style>
    <style:style style:name="P444" style:family="paragraph" style:parent-style-name="Standard">
      <style:paragraph-properties fo:margin-left="2.766cm" fo:margin-right="-0.071cm" fo:margin-top="0.212cm" fo:margin-bottom="0cm" loext:contextual-spacing="false" fo:text-align="justify" style:justify-single-word="false" fo:text-indent="-2.766cm" style:auto-text-indent="false">
        <style:tab-stops>
          <style:tab-stop style:position="1.803cm"/>
        </style:tab-stops>
      </style:paragraph-properties>
    </style:style>
    <style:style style:name="P445" style:family="paragraph" style:parent-style-name="Standard">
      <style:paragraph-properties fo:margin-left="3.5cm" fo:margin-right="0cm" fo:text-align="justify" style:justify-single-word="false" fo:text-indent="-0.709cm" style:auto-text-indent="false"/>
    </style:style>
    <style:style style:name="P446" style:family="paragraph" style:parent-style-name="Standard">
      <style:paragraph-properties fo:margin-left="3.5cm" fo:margin-right="0cm" fo:text-indent="-0.709cm" style:auto-text-indent="false"/>
      <style:text-properties fo:font-size="11pt" style:font-size-asian="11pt" style:font-size-complex="11pt"/>
    </style:style>
    <style:style style:name="P447" style:family="paragraph" style:parent-style-name="Standard">
      <style:paragraph-properties fo:margin-left="3.5cm" fo:margin-right="0cm" fo:text-align="justify" style:justify-single-word="false" fo:text-indent="-0.709cm" style:auto-text-indent="false"/>
      <style:text-properties fo:font-size="11pt" style:font-size-asian="11pt" style:font-size-complex="11pt"/>
    </style:style>
    <style:style style:name="P448" style:family="paragraph" style:parent-style-name="Standard">
      <style:paragraph-properties fo:margin-left="2.75cm" fo:margin-right="0cm" fo:margin-top="0.212cm" fo:margin-bottom="0cm" loext:contextual-spacing="false" fo:text-align="justify" style:justify-single-word="false" fo:text-indent="-1cm" style:auto-text-indent="false">
        <style:tab-stops>
          <style:tab-stop style:position="1.752cm"/>
        </style:tab-stops>
      </style:paragraph-properties>
    </style:style>
    <style:style style:name="P449" style:family="paragraph" style:parent-style-name="Standard">
      <style:paragraph-properties fo:margin-left="2.75cm" fo:margin-right="0cm" fo:margin-top="0.212cm" fo:margin-bottom="0cm" loext:contextual-spacing="false" fo:text-align="justify" style:justify-single-word="false" fo:text-indent="-1cm" style:auto-text-indent="false"/>
      <style:text-properties fo:font-size="11pt" style:font-size-asian="11pt" style:font-size-complex="11pt"/>
    </style:style>
    <style:style style:name="P450" style:family="paragraph" style:parent-style-name="Standard">
      <style:paragraph-properties fo:margin-left="2.75cm" fo:margin-right="0cm" fo:margin-top="0.212cm" fo:margin-bottom="0cm" loext:contextual-spacing="false" fo:text-align="justify" style:justify-single-word="false" fo:text-indent="-1cm" style:auto-text-indent="false"/>
      <style:text-properties fo:font-size="11pt" fo:letter-spacing="-0.007cm" style:font-size-asian="11pt" style:font-size-complex="11pt"/>
    </style:style>
    <style:style style:name="P451" style:family="paragraph" style:parent-style-name="Standard">
      <style:paragraph-properties fo:margin-left="3.507cm" fo:margin-right="0cm" fo:text-indent="-0.757cm" style:auto-text-indent="false"/>
    </style:style>
    <style:style style:name="P452" style:family="paragraph" style:parent-style-name="Standard">
      <style:paragraph-properties fo:margin-left="4.219cm" fo:margin-right="0cm" fo:margin-top="0.106cm" fo:margin-bottom="0cm" loext:contextual-spacing="false" fo:text-align="justify" style:justify-single-word="false" fo:text-indent="-1.469cm" style:auto-text-indent="false"/>
    </style:style>
    <style:style style:name="P453" style:family="paragraph" style:parent-style-name="Standard">
      <style:paragraph-properties fo:margin-left="3.501cm" fo:margin-right="0cm" style:line-height-at-least="0.423cm" fo:text-align="justify" style:justify-single-word="false" fo:text-indent="-0.748cm" style:auto-text-indent="false"/>
      <style:text-properties fo:font-size="11pt" fo:letter-spacing="-0.007cm" style:font-size-asian="11pt" style:font-size-complex="11pt"/>
    </style:style>
    <style:style style:name="P454" style:family="paragraph" style:parent-style-name="Standard">
      <style:paragraph-properties fo:margin-left="2.741cm" fo:margin-right="0cm" fo:margin-top="0.212cm" fo:margin-bottom="0cm" loext:contextual-spacing="false" fo:text-align="justify" style:justify-single-word="false" fo:text-indent="-2.741cm" style:auto-text-indent="false">
        <style:tab-stops>
          <style:tab-stop style:position="1.752cm"/>
        </style:tab-stops>
      </style:paragraph-properties>
      <style:text-properties fo:font-size="11pt" style:font-size-asian="11pt" style:font-size-complex="11pt"/>
    </style:style>
    <style:style style:name="P455" style:family="paragraph" style:parent-style-name="Standard">
      <style:paragraph-properties fo:margin-left="1.981cm" fo:margin-right="0cm" fo:text-align="justify" style:justify-single-word="false" fo:text-indent="-1.981cm" style:auto-text-indent="false" fo:break-before="page"/>
      <style:text-properties fo:color="#000000" fo:font-size="11pt" style:font-size-asian="11pt" style:font-size-complex="11pt"/>
    </style:style>
    <style:style style:name="P456" style:family="paragraph" style:parent-style-name="Standard">
      <style:paragraph-properties fo:margin-left="1.981cm" fo:margin-right="0cm" fo:text-align="justify" style:justify-single-word="false" fo:text-indent="-1.981cm" style:auto-text-indent="false"/>
      <style:text-properties fo:font-size="11pt" fo:font-style="italic" style:font-size-asian="11pt" style:font-style-asian="italic" style:font-size-complex="11pt"/>
    </style:style>
    <style:style style:name="P457" style:family="paragraph" style:parent-style-name="Standard">
      <style:paragraph-properties fo:margin-left="1.981cm" fo:margin-right="0cm" fo:text-align="justify" style:justify-single-word="false" fo:text-indent="-1.981cm" style:auto-text-indent="false"/>
      <style:text-properties fo:font-size="11pt" fo:font-style="italic" style:text-underline-style="solid" style:text-underline-width="auto" style:text-underline-color="font-color" style:font-size-asian="11pt" style:font-style-asian="italic" style:font-size-complex="11pt"/>
    </style:style>
    <style:style style:name="P458" style:family="paragraph" style:parent-style-name="Standard">
      <style:paragraph-properties fo:margin-left="1.746cm" fo:margin-right="0cm" style:line-height-at-least="0.423cm" fo:text-align="justify" style:justify-single-word="false" fo:text-indent="-1.746cm" style:auto-text-indent="false"/>
    </style:style>
    <style:style style:name="P459" style:family="paragraph" style:parent-style-name="Standard">
      <style:paragraph-properties fo:margin-left="1.746cm" fo:margin-right="0cm" fo:text-align="justify" style:justify-single-word="false" fo:text-indent="-1.746cm" style:auto-text-indent="false">
        <style:tab-stops>
          <style:tab-stop style:position="1.129cm"/>
          <style:tab-stop style:position="1.799cm"/>
        </style:tab-stops>
      </style:paragraph-properties>
    </style:style>
    <style:style style:name="P460" style:family="paragraph" style:parent-style-name="Standard">
      <style:paragraph-properties fo:margin-left="1.746cm" fo:margin-right="0cm" style:line-height-at-least="0.423cm" fo:text-align="justify" style:justify-single-word="false" fo:text-indent="-1.746cm" style:auto-text-indent="false"/>
      <style:text-properties fo:font-size="11pt" fo:font-style="italic" style:font-size-asian="11pt" style:font-style-asian="italic" style:font-size-complex="11pt"/>
    </style:style>
    <style:style style:name="P461" style:family="paragraph" style:parent-style-name="Standard">
      <style:paragraph-properties fo:margin-left="2.544cm" fo:margin-right="0cm" style:line-height-at-least="0.423cm" fo:text-align="justify" style:justify-single-word="false" fo:text-indent="-0.792cm" style:auto-text-indent="false"/>
    </style:style>
    <style:style style:name="P462" style:family="paragraph" style:parent-style-name="Standard">
      <style:paragraph-properties fo:margin-left="2.494cm" fo:margin-right="0cm" style:line-height-at-least="0.423cm" fo:text-align="justify" style:justify-single-word="false" fo:text-indent="-0.741cm" style:auto-text-indent="false"/>
    </style:style>
    <style:style style:name="P463" style:family="paragraph" style:parent-style-name="Standard">
      <style:paragraph-properties fo:margin-left="2.503cm" fo:margin-right="0cm" style:line-height-at-least="0.423cm" fo:text-align="justify" style:justify-single-word="false" fo:text-indent="-0.746cm" style:auto-text-indent="false"/>
    </style:style>
    <style:style style:name="P464" style:family="paragraph" style:parent-style-name="Standard">
      <style:paragraph-properties fo:margin-left="2.503cm" fo:margin-right="0cm" style:line-height-at-least="0.423cm" fo:text-align="justify" style:justify-single-word="false" fo:text-indent="-0.746cm" style:auto-text-indent="false"/>
      <style:text-properties fo:font-size="11pt" fo:font-style="italic" style:font-size-asian="11pt" style:font-style-asian="italic" style:font-size-complex="11pt"/>
    </style:style>
    <style:style style:name="P465" style:family="paragraph" style:parent-style-name="Standard">
      <style:paragraph-properties fo:margin-left="1.976cm" fo:margin-right="-0.072cm" style:line-height-at-least="0.423cm" fo:text-align="justify" style:justify-single-word="false" fo:text-indent="-1.976cm" style:auto-text-indent="false"/>
    </style:style>
    <style:style style:name="P466" style:family="paragraph" style:parent-style-name="Standard">
      <style:paragraph-properties fo:margin-left="1.976cm" fo:margin-right="-0.072cm" style:line-height-at-least="0.423cm" fo:text-align="justify" style:justify-single-word="false" fo:text-indent="-1.976cm" style:auto-text-indent="false"/>
      <style:text-properties fo:font-size="11pt" style:font-size-asian="11pt" style:font-size-complex="11pt"/>
    </style:style>
    <style:style style:name="P467" style:family="paragraph" style:parent-style-name="Standard">
      <style:paragraph-properties fo:margin-left="2.752cm" fo:margin-right="-0.072cm" style:line-height-at-least="0.423cm" fo:text-align="justify" style:justify-single-word="false" fo:text-indent="-2.752cm" style:auto-text-indent="false">
        <style:tab-stops>
          <style:tab-stop style:position="2cm"/>
        </style:tab-stops>
      </style:paragraph-properties>
    </style:style>
    <style:style style:name="P468" style:family="paragraph" style:parent-style-name="Standard">
      <style:paragraph-properties fo:margin-left="2.75cm" fo:margin-right="-0.071cm" fo:text-align="justify" style:justify-single-word="false" fo:text-indent="-2.75cm" style:auto-text-indent="false">
        <style:tab-stops>
          <style:tab-stop style:position="2cm"/>
        </style:tab-stops>
      </style:paragraph-properties>
    </style:style>
    <style:style style:name="P469" style:family="paragraph" style:parent-style-name="Standard">
      <style:paragraph-properties fo:margin-left="2.75cm" fo:margin-right="-0.071cm" fo:text-align="justify" style:justify-single-word="false" fo:text-indent="-2.75cm" style:auto-text-indent="false">
        <style:tab-stops>
          <style:tab-stop style:position="2cm"/>
        </style:tab-stops>
      </style:paragraph-properties>
      <style:text-properties fo:font-size="11pt" fo:language="da" fo:country="DK" fo:font-style="italic" style:font-size-asian="11pt" style:font-style-asian="italic" style:font-size-complex="11pt"/>
    </style:style>
    <style:style style:name="P470" style:family="paragraph" style:parent-style-name="Standard">
      <style:paragraph-properties fo:margin-left="1.976cm" fo:margin-right="0cm" style:line-height-at-least="0.423cm" fo:text-indent="-1.976cm" style:auto-text-indent="false"/>
      <style:text-properties fo:color="#000000" fo:font-size="11pt" fo:font-style="italic" style:font-size-asian="11pt" style:font-style-asian="italic" style:font-size-complex="11pt"/>
    </style:style>
    <style:style style:name="P471" style:family="paragraph" style:parent-style-name="Standard">
      <style:paragraph-properties fo:margin-left="1.976cm" fo:margin-right="0cm" style:line-height-at-least="0.423cm" fo:text-align="justify" style:justify-single-word="false" fo:text-indent="-1.976cm" style:auto-text-indent="false"/>
      <style:text-properties fo:color="#000000" fo:font-size="11pt" fo:font-style="italic" style:font-size-asian="11pt" style:font-style-asian="italic" style:font-size-complex="11pt"/>
    </style:style>
    <style:style style:name="P472" style:family="paragraph" style:parent-style-name="Standard">
      <style:paragraph-properties fo:margin-left="1.976cm" fo:margin-right="0cm" style:line-height-at-least="0.423cm" fo:text-align="justify" style:justify-single-word="false" fo:text-indent="-1.976cm" style:auto-text-indent="false"/>
      <style:text-properties fo:color="#000000" fo:font-size="11pt" fo:font-style="italic" style:text-underline-style="solid" style:text-underline-width="auto" style:text-underline-color="font-color" style:font-size-asian="11pt" style:font-style-asian="italic" style:font-size-complex="11pt"/>
    </style:style>
    <style:style style:name="P473" style:family="paragraph" style:parent-style-name="Standard">
      <style:paragraph-properties fo:margin-left="2.519cm" fo:margin-right="0cm" style:line-height-at-least="0.423cm" fo:text-indent="-1.383cm" style:auto-text-indent="false"/>
    </style:style>
    <style:style style:name="P474" style:family="paragraph" style:parent-style-name="Standard">
      <style:paragraph-properties fo:margin-left="3.358cm" fo:margin-right="0cm" fo:margin-top="0.212cm" fo:margin-bottom="0cm" loext:contextual-spacing="false" style:line-height-at-least="0.423cm" fo:text-align="justify" style:justify-single-word="false" fo:text-indent="-0.84cm" style:auto-text-indent="false"/>
    </style:style>
    <style:style style:name="P475" style:family="paragraph" style:parent-style-name="Standard">
      <style:paragraph-properties fo:margin-left="3.358cm" fo:margin-right="0cm" fo:margin-top="0.212cm" fo:margin-bottom="0cm" loext:contextual-spacing="false" style:line-height-at-least="0.423cm" fo:text-align="justify" style:justify-single-word="false" fo:text-indent="-0.84cm" style:auto-text-indent="false"/>
      <style:text-properties fo:color="#000000" fo:font-size="11pt" fo:font-style="italic" style:font-size-asian="11pt" style:font-style-asian="italic" style:font-size-complex="11pt"/>
    </style:style>
    <style:style style:name="P476" style:family="paragraph" style:parent-style-name="Standard">
      <style:paragraph-properties fo:margin-left="3.358cm" fo:margin-right="0cm" fo:margin-top="0.212cm" fo:margin-bottom="0cm" loext:contextual-spacing="false" fo:text-align="justify" style:justify-single-word="false" fo:text-indent="-0.84cm" style:auto-text-indent="false"/>
      <style:text-properties fo:color="#000000" fo:font-size="11pt" fo:font-style="italic" style:font-size-asian="11pt" style:font-style-asian="italic" style:font-size-complex="11pt"/>
    </style:style>
    <style:style style:name="P477" style:family="paragraph" style:parent-style-name="Standard">
      <style:paragraph-properties fo:margin-left="3.358cm" fo:margin-right="0cm" fo:margin-top="0.212cm" fo:margin-bottom="0cm" loext:contextual-spacing="false" fo:text-align="justify" style:justify-single-word="false" fo:text-indent="-0.84cm" style:auto-text-indent="false"/>
      <style:text-properties fo:color="#000000" fo:font-size="11pt" fo:letter-spacing="-0.004cm" fo:font-style="italic" style:font-size-asian="11pt" style:font-style-asian="italic" style:font-size-complex="11pt"/>
    </style:style>
    <style:style style:name="P478" style:family="paragraph" style:parent-style-name="Standard">
      <style:paragraph-properties fo:margin-left="3.358cm" fo:margin-right="0cm" fo:text-align="justify" style:justify-single-word="false" fo:text-indent="-0.84cm" style:auto-text-indent="false"/>
      <style:text-properties fo:color="#000000" fo:font-size="11pt" fo:font-style="italic" style:font-size-asian="11pt" style:font-style-asian="italic" style:font-size-complex="11pt"/>
    </style:style>
    <style:style style:name="P479" style:family="paragraph" style:parent-style-name="Standard">
      <style:paragraph-properties fo:margin-left="2.519cm" fo:margin-right="0cm" fo:text-align="justify" style:justify-single-word="false" fo:text-indent="-1.334cm" style:auto-text-indent="false"/>
    </style:style>
    <style:style style:name="P480" style:family="paragraph" style:parent-style-name="Standard">
      <style:paragraph-properties fo:margin-left="2.011cm" fo:margin-right="0cm" fo:text-align="justify" style:justify-single-word="false" fo:text-indent="0cm" style:auto-text-indent="false"/>
      <style:text-properties fo:color="#000000" fo:font-size="11pt" fo:font-style="italic" style:font-size-asian="11pt" style:font-style-asian="italic" style:font-size-complex="11pt"/>
    </style:style>
    <style:style style:name="P481" style:family="paragraph" style:parent-style-name="Standard">
      <style:paragraph-properties fo:margin-left="1.827cm" fo:margin-right="-0.012cm" style:line-height-at-least="0.423cm" fo:text-align="justify" style:justify-single-word="false" fo:text-indent="-1.827cm" style:auto-text-indent="false">
        <style:tab-stops>
          <style:tab-stop style:position="1.136cm"/>
        </style:tab-stops>
      </style:paragraph-properties>
    </style:style>
    <style:style style:name="P482" style:family="paragraph" style:parent-style-name="Standard">
      <style:paragraph-properties fo:margin-left="1.827cm" fo:margin-right="-0.011cm" fo:margin-top="0.212cm" fo:margin-bottom="0cm" loext:contextual-spacing="false" fo:text-align="justify" style:justify-single-word="false" fo:text-indent="-1.827cm" style:auto-text-indent="false">
        <style:tab-stops>
          <style:tab-stop style:position="1.136cm"/>
        </style:tab-stops>
      </style:paragraph-properties>
    </style:style>
    <style:style style:name="P483" style:family="paragraph" style:parent-style-name="Standard">
      <style:paragraph-properties fo:margin-left="2.251cm" fo:margin-right="0cm" style:line-height-at-least="0.423cm" fo:text-align="justify" style:justify-single-word="false" fo:text-indent="-1cm" style:auto-text-indent="false"/>
    </style:style>
    <style:style style:name="P484" style:family="paragraph" style:parent-style-name="Standard">
      <style:paragraph-properties fo:margin-left="2.752cm" fo:margin-right="0cm" style:line-height-at-least="0.423cm" fo:text-align="justify" style:justify-single-word="false" fo:text-indent="-1.501cm" style:auto-text-indent="false"/>
    </style:style>
    <style:style style:name="P485" style:family="paragraph" style:parent-style-name="Standard">
      <style:paragraph-properties fo:margin-left="2.752cm" fo:margin-right="0cm" fo:text-align="justify" style:justify-single-word="false" fo:text-indent="-1.501cm" style:auto-text-indent="false"/>
    </style:style>
    <style:style style:name="P486" style:family="paragraph" style:parent-style-name="Standard">
      <style:paragraph-properties fo:margin-left="2.752cm" fo:margin-right="0cm" style:line-height-at-least="0.423cm" fo:text-align="justify" style:justify-single-word="false" fo:text-indent="-1.501cm" style:auto-text-indent="false"/>
      <style:text-properties fo:color="#000000" fo:font-size="11pt" fo:font-style="italic" style:font-size-asian="11pt" style:font-style-asian="italic" style:font-size-complex="11pt"/>
    </style:style>
    <style:style style:name="P487" style:family="paragraph" style:parent-style-name="Standard">
      <style:paragraph-properties fo:margin-left="4.752cm" fo:margin-right="0cm" fo:margin-top="0.212cm" fo:margin-bottom="0cm" loext:contextual-spacing="false" fo:text-align="justify" style:justify-single-word="false" fo:text-indent="-1.251cm" style:auto-text-indent="false"/>
    </style:style>
    <style:style style:name="P488" style:family="paragraph" style:parent-style-name="Standard">
      <style:paragraph-properties fo:margin-left="1.251cm" fo:margin-right="0cm" fo:text-align="justify" style:justify-single-word="false" fo:text-indent="-1.251cm" style:auto-text-indent="false" fo:break-before="page"/>
      <style:text-properties fo:color="#000000" fo:font-size="11pt" style:font-size-asian="11pt" style:font-size-complex="11pt"/>
    </style:style>
    <style:style style:name="P489" style:family="paragraph" style:parent-style-name="Standard">
      <style:paragraph-properties fo:margin-left="1.251cm" fo:margin-right="0cm" fo:text-align="justify" style:justify-single-word="false" fo:text-indent="-1.251cm" style:auto-text-indent="false"/>
      <style:text-properties fo:color="#000000" fo:font-size="11pt" style:font-size-asian="11pt" style:font-size-complex="11pt"/>
    </style:style>
    <style:style style:name="P490" style:family="paragraph" style:parent-style-name="Standard">
      <style:paragraph-properties fo:margin-left="1.9cm" fo:margin-right="0cm" fo:margin-top="0.212cm" fo:margin-bottom="0cm" loext:contextual-spacing="false" fo:text-align="justify" style:justify-single-word="false" fo:text-indent="-1.9cm" style:auto-text-indent="false">
        <style:tab-stops>
          <style:tab-stop style:position="1.27cm"/>
        </style:tab-stops>
      </style:paragraph-properties>
    </style:style>
    <style:style style:name="P491" style:family="paragraph" style:parent-style-name="Standard">
      <style:paragraph-properties fo:margin-left="3.11cm" fo:margin-right="0cm" fo:margin-top="0.212cm" fo:margin-bottom="0cm" loext:contextual-spacing="false" fo:text-align="justify" style:justify-single-word="false" fo:text-indent="-3.11cm" style:auto-text-indent="false">
        <style:tab-stops>
          <style:tab-stop style:position="0.988cm"/>
          <style:tab-stop style:position="1.905cm"/>
        </style:tab-stops>
      </style:paragraph-properties>
    </style:style>
    <style:style style:name="P492" style:family="paragraph" style:parent-style-name="Standard">
      <style:paragraph-properties fo:margin-left="1.905cm" fo:margin-right="0cm" fo:text-align="justify" style:justify-single-word="false" fo:text-indent="-1.746cm" style:auto-text-indent="false">
        <style:tab-stops>
          <style:tab-stop style:position="1.27cm"/>
        </style:tab-stops>
      </style:paragraph-properties>
      <style:text-properties fo:color="#000000" fo:font-size="11pt" style:font-size-asian="11pt" style:font-size-complex="11pt"/>
    </style:style>
    <style:style style:name="P493" style:family="paragraph" style:parent-style-name="Standard">
      <style:paragraph-properties fo:margin-left="3.251cm" fo:margin-right="0cm" fo:margin-top="0.106cm" fo:margin-bottom="0cm" loext:contextual-spacing="false" fo:text-indent="-1.3cm" style:auto-text-indent="false" style:text-autospace="none"/>
    </style:style>
    <style:style style:name="P494" style:family="paragraph" style:parent-style-name="Standard">
      <style:paragraph-properties fo:margin-left="3cm" fo:margin-right="0cm" fo:text-align="justify" style:justify-single-word="false" fo:text-indent="-1cm" style:auto-text-indent="false">
        <style:tab-stops>
          <style:tab-stop style:position="1.27cm"/>
          <style:tab-stop style:position="3cm"/>
        </style:tab-stops>
      </style:paragraph-properties>
      <style:text-properties fo:color="#000000" fo:font-size="11pt" fo:language="da" fo:country="DK" style:font-size-asian="11pt" style:font-size-complex="11pt"/>
    </style:style>
    <style:style style:name="P495" style:family="paragraph" style:parent-style-name="Standard">
      <style:paragraph-properties fo:margin-left="3cm" fo:margin-right="0cm" fo:text-align="justify" style:justify-single-word="false" fo:text-indent="-1.75cm" style:auto-text-indent="false">
        <style:tab-stops>
          <style:tab-stop style:position="3cm"/>
        </style:tab-stops>
      </style:paragraph-properties>
    </style:style>
    <style:style style:name="P496" style:family="paragraph" style:parent-style-name="Standard">
      <style:paragraph-properties fo:margin-left="3cm" fo:margin-right="0cm" fo:text-align="justify" style:justify-single-word="false" fo:text-indent="-1.75cm" style:auto-text-indent="false">
        <style:tab-stops>
          <style:tab-stop style:position="0.988cm"/>
          <style:tab-stop style:position="3cm"/>
        </style:tab-stops>
      </style:paragraph-properties>
    </style:style>
    <style:style style:name="P497" style:family="paragraph" style:parent-style-name="Standard">
      <style:paragraph-properties fo:margin-left="3cm" fo:margin-right="0cm" fo:text-align="justify" style:justify-single-word="false" fo:text-indent="-1.75cm" style:auto-text-indent="false">
        <style:tab-stops>
          <style:tab-stop style:position="0.988cm"/>
          <style:tab-stop style:position="3cm"/>
        </style:tab-stops>
      </style:paragraph-properties>
      <style:text-properties fo:color="#000000" fo:font-size="11pt" fo:font-style="italic" style:text-underline-style="solid" style:text-underline-width="auto" style:text-underline-color="font-color" style:font-size-asian="11pt" style:font-style-asian="italic" style:font-size-complex="11pt"/>
    </style:style>
    <style:style style:name="P498" style:family="paragraph" style:parent-style-name="Standard">
      <style:paragraph-properties fo:margin-left="3cm" fo:margin-right="0cm" fo:margin-top="0.212cm" fo:margin-bottom="0cm" loext:contextual-spacing="false" fo:text-align="justify" style:justify-single-word="false" fo:text-indent="-1.75cm" style:auto-text-indent="false">
        <style:tab-stops>
          <style:tab-stop style:position="0.988cm"/>
          <style:tab-stop style:position="3cm"/>
        </style:tab-stops>
      </style:paragraph-properties>
    </style:style>
    <style:style style:name="P499" style:family="paragraph" style:parent-style-name="Standard">
      <style:paragraph-properties fo:margin-left="2.787cm" fo:margin-right="0cm" style:line-height-at-least="0.423cm" fo:text-indent="-1.658cm" style:auto-text-indent="false"/>
    </style:style>
    <style:style style:name="P500" style:family="paragraph" style:parent-style-name="Standard">
      <style:paragraph-properties fo:margin-left="2.787cm" fo:margin-right="0cm" style:line-height-at-least="0.423cm" fo:text-indent="-1.658cm" style:auto-text-indent="false"/>
      <style:text-properties fo:color="#000000" fo:font-size="11pt" fo:font-style="italic" style:text-underline-style="solid" style:text-underline-width="auto" style:text-underline-color="font-color" style:font-size-asian="11pt" style:font-style-asian="italic" style:font-size-complex="11pt"/>
    </style:style>
    <style:style style:name="P501" style:family="paragraph" style:parent-style-name="Standard">
      <style:paragraph-properties fo:margin-left="2.521cm" fo:margin-right="0cm" fo:margin-top="0.212cm" fo:margin-bottom="0cm" loext:contextual-spacing="false" fo:text-align="justify" style:justify-single-word="false" fo:text-indent="-1.36cm" style:auto-text-indent="false"/>
    </style:style>
    <style:style style:name="P502" style:family="paragraph" style:parent-style-name="Standard">
      <style:paragraph-properties fo:margin-left="3.731cm" fo:margin-right="0cm" fo:margin-top="0.106cm" fo:margin-bottom="0cm" loext:contextual-spacing="false" style:line-height-at-least="0.423cm" fo:text-align="justify" style:justify-single-word="false" fo:text-indent="-1.21cm" style:auto-text-indent="false"/>
    </style:style>
    <style:style style:name="P503" style:family="paragraph" style:parent-style-name="Standard">
      <style:paragraph-properties fo:margin-left="3.281cm" fo:margin-right="0cm" style:line-height-at-least="0.423cm" fo:text-align="justify" style:justify-single-word="false" fo:text-indent="-1.305cm" style:auto-text-indent="false"/>
      <style:text-properties fo:color="#000000" fo:font-size="8pt" fo:font-style="italic" style:font-size-asian="8pt" style:font-style-asian="italic" style:font-size-complex="8pt"/>
    </style:style>
    <style:style style:name="P504" style:family="paragraph" style:parent-style-name="Standard">
      <style:paragraph-properties fo:margin-left="2.251cm" fo:margin-right="0cm" style:line-height-at-least="0.423cm" fo:text-align="justify" style:justify-single-word="false" fo:text-indent="-1.115cm" style:auto-text-indent="false"/>
    </style:style>
    <style:style style:name="P505" style:family="paragraph" style:parent-style-name="Standard">
      <style:paragraph-properties fo:margin-left="2.521cm" fo:margin-right="0.139cm" fo:margin-top="0.212cm" fo:margin-bottom="0cm" loext:contextual-spacing="false" style:line-height-at-least="0.423cm" fo:text-align="justify" style:justify-single-word="false" fo:text-indent="-1.33cm" style:auto-text-indent="false"/>
    </style:style>
    <style:style style:name="P506" style:family="paragraph" style:parent-style-name="Standard">
      <style:paragraph-properties fo:margin-left="2.54cm" fo:margin-right="0cm" style:line-height-at-least="0.423cm" fo:text-align="justify" style:justify-single-word="false" fo:text-indent="-1.355cm" style:auto-text-indent="false"/>
      <style:text-properties fo:color="#000000" fo:font-size="11pt" style:font-size-asian="11pt" style:font-size-complex="11pt"/>
    </style:style>
    <style:style style:name="P507" style:family="paragraph" style:parent-style-name="Standard">
      <style:paragraph-properties fo:margin-left="2.681cm" fo:margin-right="0cm" fo:text-align="justify" style:justify-single-word="false" fo:text-indent="-2.681cm" style:auto-text-indent="false">
        <style:tab-stops>
          <style:tab-stop style:position="1.129cm"/>
          <style:tab-stop style:position="1.834cm"/>
          <style:tab-stop style:position="2.681cm"/>
        </style:tab-stops>
      </style:paragraph-properties>
    </style:style>
    <style:style style:name="P508" style:family="paragraph" style:parent-style-name="Standard">
      <style:paragraph-properties fo:margin-left="3.011cm" fo:margin-right="0cm" fo:margin-top="0.106cm" fo:margin-bottom="0cm" loext:contextual-spacing="false" fo:text-align="justify" style:justify-single-word="false" fo:text-indent="-2.341cm" style:auto-text-indent="false">
        <style:tab-stops>
          <style:tab-stop style:position="1.752cm"/>
        </style:tab-stops>
      </style:paragraph-properties>
    </style:style>
    <style:style style:name="P509" style:family="paragraph" style:parent-style-name="Standard">
      <style:paragraph-properties fo:margin-left="2.94cm" fo:margin-right="0cm" fo:margin-top="0.106cm" fo:margin-bottom="0cm" loext:contextual-spacing="false" fo:text-align="justify" style:justify-single-word="false" fo:text-indent="-2.94cm" style:auto-text-indent="false">
        <style:tab-stops>
          <style:tab-stop style:position="1.852cm"/>
        </style:tab-stops>
      </style:paragraph-properties>
    </style:style>
    <style:style style:name="P510" style:family="paragraph" style:parent-style-name="Standard">
      <style:paragraph-properties fo:margin-left="1.799cm" fo:margin-right="0cm" fo:text-align="justify" style:justify-single-word="false" fo:text-indent="-2.05cm" style:auto-text-indent="false">
        <style:tab-stops>
          <style:tab-stop style:position="1.129cm"/>
        </style:tab-stops>
      </style:paragraph-properties>
    </style:style>
    <style:style style:name="P511" style:family="paragraph" style:parent-style-name="Standard">
      <style:paragraph-properties fo:margin-left="1.901cm" fo:margin-right="0cm" fo:line-height="95%" fo:text-align="justify" style:justify-single-word="false" fo:text-indent="-0.741cm" style:auto-text-indent="false"/>
    </style:style>
    <style:style style:name="P512" style:family="paragraph" style:parent-style-name="Standard">
      <style:paragraph-properties fo:margin-left="1.129cm" fo:margin-right="0cm" fo:text-align="justify" style:justify-single-word="false" fo:text-indent="-1.379cm" style:auto-text-indent="false" fo:break-before="page"/>
      <style:text-properties fo:color="#000000" fo:font-size="11pt" fo:letter-spacing="-0.007cm" style:font-size-asian="11pt" style:font-size-complex="11pt"/>
    </style:style>
    <style:style style:name="P513" style:family="paragraph" style:parent-style-name="Standard">
      <style:paragraph-properties fo:margin-left="1.129cm" fo:margin-right="0cm" fo:text-align="justify" style:justify-single-word="false" fo:text-indent="-1.379cm" style:auto-text-indent="false"/>
    </style:style>
    <style:style style:name="P514" style:family="paragraph" style:parent-style-name="Standard">
      <style:paragraph-properties fo:margin-left="1.251cm" fo:margin-right="0cm" fo:text-align="justify" style:justify-single-word="false" fo:text-indent="0cm" style:auto-text-indent="false"/>
      <style:text-properties fo:color="#000000" fo:font-size="11pt" fo:font-style="italic" style:font-size-asian="11pt" style:font-style-asian="italic" style:font-size-complex="11pt"/>
    </style:style>
    <style:style style:name="P515" style:family="paragraph" style:parent-style-name="Standard">
      <style:paragraph-properties fo:margin-left="1.251cm" fo:margin-right="0cm" fo:text-indent="0cm" style:auto-text-indent="false"/>
      <style:text-properties fo:color="#000000" fo:font-size="11pt" fo:font-style="italic" style:text-underline-style="solid" style:text-underline-width="auto" style:text-underline-color="font-color" style:font-size-asian="11pt" style:font-style-asian="italic" style:font-size-complex="11pt"/>
    </style:style>
    <style:style style:name="P516" style:family="paragraph" style:parent-style-name="Standard">
      <style:paragraph-properties fo:margin-left="1.111cm" fo:margin-right="0cm" style:line-height-at-least="0.423cm" fo:text-align="justify" style:justify-single-word="false" fo:text-indent="-1.362cm" style:auto-text-indent="false" fo:break-before="page"/>
      <style:text-properties fo:color="#000000" fo:font-size="11pt" fo:font-style="italic" style:font-size-asian="11pt" style:font-style-asian="italic" style:font-size-complex="11pt"/>
    </style:style>
    <style:style style:name="P517" style:family="paragraph" style:parent-style-name="Standard">
      <style:paragraph-properties fo:margin-left="1.111cm" fo:margin-right="0cm" style:line-height-at-least="0.423cm" fo:text-align="justify" style:justify-single-word="false" fo:text-indent="-1.362cm" style:auto-text-indent="false"/>
      <style:text-properties fo:color="#000000" fo:font-size="11pt" style:font-size-asian="11pt" style:font-size-complex="11pt"/>
    </style:style>
    <style:style style:name="P518" style:family="paragraph" style:parent-style-name="Standard">
      <style:paragraph-properties fo:margin-left="2.501cm" fo:margin-right="0cm" fo:text-align="justify" style:justify-single-word="false" fo:text-indent="-0.699cm" style:auto-text-indent="false" style:text-autospace="none"/>
    </style:style>
    <style:style style:name="P519" style:family="paragraph" style:parent-style-name="Standard">
      <style:paragraph-properties fo:margin-left="2.501cm" fo:margin-right="0cm" fo:text-align="justify" style:justify-single-word="false" fo:text-indent="-0.699cm" style:auto-text-indent="false" style:text-autospace="none"/>
      <style:text-properties fo:font-size="11pt" style:font-size-asian="11pt" style:font-size-complex="11pt"/>
    </style:style>
    <style:style style:name="P520" style:family="paragraph" style:parent-style-name="Standard">
      <style:paragraph-properties fo:margin-left="3.93cm" fo:margin-right="0cm" fo:margin-top="0.106cm" fo:margin-bottom="0cm" loext:contextual-spacing="false" fo:text-align="justify" style:justify-single-word="false" fo:text-indent="-3.93cm" style:auto-text-indent="false">
        <style:tab-stops>
          <style:tab-stop style:position="1.129cm"/>
          <style:tab-stop style:position="2.667cm"/>
        </style:tab-stops>
      </style:paragraph-properties>
    </style:style>
    <style:style style:name="P521" style:family="paragraph" style:parent-style-name="Standard">
      <style:paragraph-properties fo:margin-left="2.752cm" fo:margin-right="0cm" style:line-height-at-least="0.423cm" fo:text-align="justify" style:justify-single-word="false" fo:text-indent="-0.741cm" style:auto-text-indent="false"/>
      <style:text-properties fo:color="#000000" fo:font-size="11pt" fo:font-style="italic" style:font-size-asian="11pt" style:font-style-asian="italic" style:font-size-complex="11pt"/>
    </style:style>
    <style:style style:name="P522" style:family="paragraph" style:parent-style-name="Standard" style:master-page-name="Standard">
      <style:paragraph-properties fo:margin-left="0cm" fo:margin-right="0cm" style:line-height-at-least="0.423cm" fo:text-align="justify" style:justify-single-word="false" fo:text-indent="0cm" style:auto-text-indent="false" style:page-number="179"/>
    </style:style>
    <style:style style:name="T1" style:family="text">
      <style:text-properties fo:font-size="11pt" style:font-size-asian="11pt" style:font-size-complex="11pt"/>
    </style:style>
    <style:style style:name="T2" style:family="text">
      <style:text-properties fo:font-size="11pt" style:font-size-asian="11pt" style:font-size-complex="11pt" style:font-weight-complex="bold"/>
    </style:style>
    <style:style style:name="T3" style:family="text">
      <style:text-properties fo:font-size="11pt" style:font-size-asian="11pt" style:font-size-complex="11pt" style:font-style-complex="italic"/>
    </style:style>
    <style:style style:name="T4" style:family="text">
      <style:text-properties fo:font-size="11pt" style:font-size-asian="11pt" style:font-size-complex="11pt" style:font-style-complex="italic" style:font-weight-complex="bold"/>
    </style:style>
    <style:style style:name="T5" style:family="text">
      <style:text-properties fo:font-size="11pt" style:font-size-asian="11pt" style:language-asian="en" style:country-asian="GB" style:font-size-complex="11pt"/>
    </style:style>
    <style:style style:name="T6" style:family="text">
      <style:text-properties fo:font-size="11pt" style:font-size-asian="11pt" style:language-asian="ja" style:country-asian="JP" style:font-size-complex="11pt" style:font-weight-complex="bold"/>
    </style:style>
    <style:style style:name="T7" style:family="text">
      <style:text-properties fo:font-size="11pt" fo:font-style="italic" style:text-underline-style="solid" style:text-underline-width="auto" style:text-underline-color="font-color" style:font-size-asian="11pt" style:font-style-asian="italic" style:font-size-complex="11pt"/>
    </style:style>
    <style:style style:name="T8"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9" style:family="text">
      <style:text-properties fo:font-size="11pt" fo:font-style="italic" style:text-underline-style="solid" style:text-underline-width="auto" style:text-underline-color="font-color" style:font-size-asian="11pt" style:font-style-asian="italic" style:font-size-complex="11pt" style:font-style-complex="italic" style:font-weight-complex="bold"/>
    </style:style>
    <style:style style:name="T10" style:family="text">
      <style:text-properties fo:font-size="11pt" fo:font-style="italic" style:text-underline-style="solid" style:text-underline-width="auto" style:text-underline-color="font-color" style:font-size-asian="11pt" style:font-style-asian="italic" style:font-size-complex="11pt" style:font-weight-complex="bold"/>
    </style:style>
    <style:style style:name="T11" style:family="text">
      <style:text-properties fo:font-size="11pt" fo:font-style="italic" style:text-underline-style="solid" style:text-underline-width="auto" style:text-underline-color="font-color" style:font-size-asian="11pt" style:language-asian="en" style:country-asian="CA" style:font-style-asian="italic" style:font-size-complex="11pt" style:font-style-complex="italic"/>
    </style:style>
    <style:style style:name="T12" style:family="text">
      <style:text-properties fo:font-size="11pt" fo:font-style="italic" style:font-size-asian="11pt" style:font-style-asian="italic" style:font-size-complex="11pt"/>
    </style:style>
    <style:style style:name="T13" style:family="text">
      <style:text-properties fo:font-size="11pt" fo:font-style="italic" style:font-size-asian="11pt" style:font-style-asian="italic" style:font-size-complex="11pt" fo:background-color="#ffff00"/>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style:font-size-asian="11pt" style:font-style-asian="italic" style:font-size-complex="11pt" style:font-style-complex="italic" style:font-weight-complex="bold"/>
    </style:style>
    <style:style style:name="T16" style:family="text">
      <style:text-properties fo:font-size="11pt" fo:font-style="italic" style:font-size-asian="11pt" style:font-style-asian="italic" style:font-size-complex="11pt" style:font-style-complex="italic" style:font-weight-complex="bold" fo:background-color="#ffff00"/>
    </style:style>
    <style:style style:name="T17" style:family="text">
      <style:text-properties fo:font-size="11pt" fo:font-style="italic" style:font-size-asian="11pt" style:font-style-asian="italic" style:font-size-complex="11pt" style:font-weight-complex="bold"/>
    </style:style>
    <style:style style:name="T18" style:family="text">
      <style:text-properties fo:font-size="11pt" fo:font-style="italic" style:font-size-asian="11pt" style:language-asian="en" style:country-asian="CA" style:font-style-asian="italic" style:font-size-complex="11pt" style:font-style-complex="italic"/>
    </style:style>
    <style:style style:name="T19" style:family="text">
      <style:text-properties fo:font-size="11pt" fo:font-style="italic" style:font-size-asian="11pt" style:language-asian="en" style:country-asian="CA" style:font-style-asian="italic" style:font-size-complex="11pt" style:font-style-complex="italic" style:font-weight-complex="bold"/>
    </style:style>
    <style:style style:name="T20" style:family="text">
      <style:text-properties fo:font-size="11pt" fo:font-style="italic" style:font-size-asian="11pt" style:language-asian="en" style:country-asian="GB" style:font-style-asian="italic" style:font-size-complex="11pt"/>
    </style:style>
    <style:style style:name="T21" style:family="text">
      <style:text-properties fo:font-size="11pt" fo:font-style="italic" style:font-size-asian="11pt" style:language-asian="ja" style:country-asian="JP" style:font-style-asian="italic" style:font-size-complex="11pt" style:font-weight-complex="bold"/>
    </style:style>
    <style:style style:name="T22" style:family="text">
      <style:text-properties fo:font-size="11pt" fo:letter-spacing="-0.004cm" fo:font-style="italic" style:text-underline-style="solid" style:text-underline-width="auto" style:text-underline-color="font-color" style:font-size-asian="11pt" style:font-style-asian="italic" style:font-size-complex="11pt"/>
    </style:style>
    <style:style style:name="T23" style:family="text">
      <style:text-properties fo:font-size="11pt" fo:letter-spacing="-0.004cm" fo:font-style="italic" style:font-size-asian="11pt" style:font-style-asian="italic" style:font-size-complex="11pt"/>
    </style:style>
    <style:style style:name="T24" style:family="text">
      <style:text-properties fo:font-size="11pt" fo:letter-spacing="-0.004cm" fo:font-style="italic" style:font-size-asian="11pt" style:font-style-asian="italic" style:font-size-complex="11pt" style:font-weight-complex="bold"/>
    </style:style>
    <style:style style:name="T25" style:family="text">
      <style:text-properties fo:font-size="11pt" fo:letter-spacing="-0.004cm" style:font-size-asian="11pt" style:font-size-complex="11pt"/>
    </style:style>
    <style:style style:name="T26" style:family="text">
      <style:text-properties fo:font-size="11pt" fo:letter-spacing="-0.004cm" fo:language="fr" fo:country="FR" style:font-size-asian="11pt" style:font-size-complex="11pt"/>
    </style:style>
    <style:style style:name="T27" style:family="text">
      <style:text-properties fo:font-size="11pt" fo:letter-spacing="-0.004cm" fo:language="da" fo:country="DK" style:font-size-asian="11pt" style:font-size-complex="11pt"/>
    </style:style>
    <style:style style:name="T28" style:family="text">
      <style:text-properties fo:font-size="11pt" fo:letter-spacing="-0.011cm" fo:font-style="italic" style:font-size-asian="11pt" style:language-asian="en" style:country-asian="CA" style:font-style-asian="italic" style:font-size-complex="11pt" style:font-style-complex="italic"/>
    </style:style>
    <style:style style:name="T29" style:family="text">
      <style:text-properties fo:font-size="11pt" fo:letter-spacing="-0.011cm" style:font-size-asian="11pt" style:font-size-complex="11pt"/>
    </style:style>
    <style:style style:name="T30" style:family="text">
      <style:text-properties fo:font-size="11pt" fo:letter-spacing="-0.011cm" style:font-size-asian="11pt" style:font-size-complex="11pt" style:font-weight-complex="bold"/>
    </style:style>
    <style:style style:name="T31" style:family="text">
      <style:text-properties fo:font-size="11pt" fo:letter-spacing="-0.011cm" style:font-size-asian="11pt" style:language-asian="en" style:country-asian="CA" style:font-size-complex="11pt" style:font-style-complex="italic"/>
    </style:style>
    <style:style style:name="T32" style:family="text">
      <style:text-properties fo:font-size="11pt" fo:letter-spacing="-0.007cm" style:font-size-asian="11pt" style:font-size-complex="11pt"/>
    </style:style>
    <style:style style:name="T33" style:family="text">
      <style:text-properties fo:font-size="11pt" fo:letter-spacing="-0.007cm" fo:language="da" fo:country="DK" style:font-size-asian="11pt" style:font-size-complex="11pt"/>
    </style:style>
    <style:style style:name="T34" style:family="text">
      <style:text-properties fo:font-size="11pt" fo:letter-spacing="-0.007cm" fo:font-style="italic" style:font-size-asian="11pt" style:font-style-asian="italic" style:font-size-complex="11pt"/>
    </style:style>
    <style:style style:name="T35" style:family="text">
      <style:text-properties fo:font-size="11pt" fo:letter-spacing="-0.007cm" fo:font-style="italic" style:font-size-asian="11pt" style:font-style-asian="italic" style:font-size-complex="11pt" style:font-weight-complex="bold"/>
    </style:style>
    <style:style style:name="T36" style:family="text">
      <style:text-properties fo:font-size="11pt" fo:letter-spacing="-0.007cm" fo:font-style="italic" style:text-underline-style="solid" style:text-underline-width="auto" style:text-underline-color="font-color" style:font-size-asian="11pt" style:font-style-asian="italic" style:font-size-complex="11pt"/>
    </style:style>
    <style:style style:name="T37" style:family="text">
      <style:text-properties fo:font-size="11pt" fo:letter-spacing="-0.007cm" style:text-underline-style="solid" style:text-underline-width="auto" style:text-underline-color="font-color" style:font-size-asian="11pt" style:font-size-complex="11pt"/>
    </style:style>
    <style:style style:name="T38" style:family="text">
      <style:text-properties fo:font-size="11pt" fo:letter-spacing="-0.007cm" fo:language="fr" fo:country="FR" style:font-size-asian="11pt" style:font-size-complex="11pt"/>
    </style:style>
    <style:style style:name="T39" style:family="text">
      <style:text-properties fo:font-size="11pt" fo:letter-spacing="-0.007cm" fo:language="en" fo:country="US" fo:font-style="italic" style:font-size-asian="11pt" style:font-style-asian="italic" style:font-size-complex="11pt"/>
    </style:style>
    <style:style style:name="T40" style:family="text">
      <style:text-properties fo:font-size="11pt" fo:language="da" fo:country="DK" style:font-size-asian="11pt" style:font-size-complex="11pt"/>
    </style:style>
    <style:style style:name="T41" style:family="text">
      <style:text-properties fo:font-size="11pt" fo:language="da" fo:country="DK" style:font-size-asian="11pt" style:font-size-complex="11pt" style:font-weight-complex="bold"/>
    </style:style>
    <style:style style:name="T42" style:family="text">
      <style:text-properties fo:font-size="11pt" fo:language="da" fo:country="DK" style:font-size-asian="11pt" style:language-asian="en" style:country-asian="GB" style:font-size-complex="11pt"/>
    </style:style>
    <style:style style:name="T43" style:family="text">
      <style:text-properties fo:font-size="11pt" fo:language="da" fo:country="DK" fo:font-style="italic" style:text-underline-style="solid" style:text-underline-width="auto" style:text-underline-color="font-color" style:font-size-asian="11pt" style:language-asian="en" style:country-asian="GB" style:font-style-asian="italic" style:font-size-complex="11pt"/>
    </style:style>
    <style:style style:name="T44" style:family="text">
      <style:text-properties fo:font-size="11pt" fo:language="da" fo:country="DK" fo:font-style="italic" style:text-underline-style="solid" style:text-underline-width="auto" style:text-underline-color="font-color" style:font-size-asian="11pt" style:font-style-asian="italic" style:font-size-complex="11pt"/>
    </style:style>
    <style:style style:name="T45" style:family="text">
      <style:text-properties fo:font-size="11pt" fo:language="da" fo:country="DK" fo:font-style="italic" style:text-underline-style="solid" style:text-underline-width="auto" style:text-underline-color="font-color" style:font-size-asian="11pt" style:font-style-asian="italic" style:font-size-complex="11pt"/>
    </style:style>
    <style:style style:name="T46" style:family="text">
      <style:text-properties fo:font-size="11pt" fo:language="da" fo:country="DK" fo:font-style="italic" style:font-size-asian="11pt" style:language-asian="en" style:country-asian="GB" style:font-style-asian="italic" style:font-size-complex="11pt"/>
    </style:style>
    <style:style style:name="T47" style:family="text">
      <style:text-properties fo:font-size="11pt" fo:language="da" fo:country="DK" fo:font-style="italic" style:font-size-asian="11pt" style:font-style-asian="italic" style:font-size-complex="11pt"/>
    </style:style>
    <style:style style:name="T48" style:family="text">
      <style:text-properties fo:font-size="11pt" fo:language="da" fo:country="DK" fo:font-style="italic" style:font-size-asian="11pt" style:font-style-asian="italic" style:font-size-complex="11pt" style:font-style-complex="italic"/>
    </style:style>
    <style:style style:name="T49" style:family="text">
      <style:text-properties fo:font-size="11pt" fo:language="da" fo:country="DK" fo:font-style="italic" style:font-size-asian="11pt" style:font-style-asian="italic" style:font-size-complex="11pt"/>
    </style:style>
    <style:style style:name="T50" style:family="text">
      <style:text-properties fo:font-size="11pt" style:text-underline-style="solid" style:text-underline-width="auto" style:text-underline-color="font-color" style:font-size-asian="11pt" style:font-size-complex="11pt"/>
    </style:style>
    <style:style style:name="T51" style:family="text">
      <style:text-properties fo:font-size="11pt" style:text-underline-style="solid" style:text-underline-width="auto" style:text-underline-color="font-color" style:font-size-asian="11pt" style:font-size-complex="11pt" style:font-weight-complex="bold"/>
    </style:style>
    <style:style style:name="T52" style:family="text">
      <style:text-properties fo:font-size="11pt" style:text-underline-style="solid" style:text-underline-width="auto" style:text-underline-color="font-color" style:font-size-asian="11pt" style:language-asian="en" style:country-asian="GB" style:font-size-complex="11pt"/>
    </style:style>
    <style:style style:name="T53" style:family="text">
      <style:text-properties fo:font-size="11pt" fo:language="fr" fo:country="FR" style:font-size-asian="11pt" style:font-size-complex="11pt"/>
    </style:style>
    <style:style style:name="T54" style:family="text">
      <style:text-properties fo:font-size="11pt" fo:language="fr" fo:country="FR" style:font-size-asian="11pt" style:font-size-complex="11pt" style:font-weight-complex="bold"/>
    </style:style>
    <style:style style:name="T55" style:family="text">
      <style:text-properties fo:font-size="11pt" fo:language="fr" fo:country="FR" fo:font-style="italic" style:font-size-asian="11pt" style:font-style-asian="italic" style:font-size-complex="11pt"/>
    </style:style>
    <style:style style:name="T56" style:family="text">
      <style:text-properties fo:font-size="11pt" fo:language="fr" fo:country="FR" fo:font-style="italic" style:font-size-asian="11pt" style:font-style-asian="italic" style:font-size-complex="11pt" style:font-weight-complex="bold"/>
    </style:style>
    <style:style style:name="T57" style:family="text">
      <style:text-properties fo:font-size="11pt" fo:language="fr" fo:country="FR" fo:font-style="italic" style:text-underline-style="solid" style:text-underline-width="auto" style:text-underline-color="font-color" style:font-size-asian="11pt" style:font-style-asian="italic" style:font-size-complex="11pt"/>
    </style:style>
    <style:style style:name="T58" style:family="text">
      <style:text-properties fo:font-size="11pt" fo:language="en" fo:country="US" fo:font-style="italic" style:text-underline-style="solid" style:text-underline-width="auto" style:text-underline-color="font-color" style:font-size-asian="11pt" style:font-style-asian="italic" style:font-size-complex="11pt" style:font-style-complex="italic"/>
    </style:style>
    <style:style style:name="T59" style:family="text">
      <style:text-properties fo:font-size="11pt" fo:language="en" fo:country="US" fo:font-style="italic" style:font-size-asian="11pt" style:font-style-asian="italic" style:font-size-complex="11pt" style:font-style-complex="italic"/>
    </style:style>
    <style:style style:name="T60" style:family="text">
      <style:text-properties fo:font-size="11pt" fo:language="en" fo:country="US" fo:font-style="italic" style:font-size-asian="11pt" style:font-style-asian="italic" style:font-size-complex="11pt" style:font-style-complex="italic"/>
    </style:style>
    <style:style style:name="T61" style:family="text">
      <style:text-properties fo:font-size="11pt" fo:language="de" fo:country="DE" style:font-size-asian="11pt" style:font-size-complex="11pt"/>
    </style:style>
    <style:style style:name="T62" style:family="text">
      <style:text-properties fo:font-size="11pt" fo:language="de" fo:country="DE" style:text-underline-style="solid" style:text-underline-width="auto" style:text-underline-color="font-color" style:font-size-asian="11pt" style:font-size-complex="11pt"/>
    </style:style>
    <style:style style:name="T63" style:family="text">
      <style:text-properties fo:font-size="11pt" fo:language="de" fo:country="DE" fo:font-style="italic" style:font-size-asian="11pt" style:font-style-asian="italic" style:font-size-complex="11pt"/>
    </style:style>
    <style:style style:name="T64" style:family="text">
      <style:text-properties style:font-size-complex="11pt"/>
    </style:style>
    <style:style style:name="T65" style:family="text">
      <style:text-properties fo:font-style="italic" style:font-style-asian="italic"/>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style:font-size-complex="11pt"/>
    </style:style>
    <style:style style:name="T68" style:family="text">
      <style:text-properties fo:color="#000000"/>
    </style:style>
    <style:style style:name="T69" style:family="text">
      <style:text-properties fo:color="#000000" fo:font-size="11pt" fo:font-style="italic" style:text-underline-style="solid" style:text-underline-width="auto" style:text-underline-color="font-color" style:font-size-asian="11pt" style:font-style-asian="italic" style:font-size-complex="11pt"/>
    </style:style>
    <style:style style:name="T70" style:family="text">
      <style:text-properties fo:color="#000000" fo:font-size="11pt" fo:font-style="italic" style:text-underline-style="solid" style:text-underline-width="auto" style:text-underline-color="font-color" style:font-size-asian="11pt" style:font-style-asian="italic" style:font-size-complex="11pt" style:font-style-complex="italic"/>
    </style:style>
    <style:style style:name="T71" style:family="text">
      <style:text-properties fo:color="#000000" fo:font-size="11pt" fo:font-style="italic" style:font-size-asian="11pt" style:font-style-asian="italic" style:font-size-complex="11pt"/>
    </style:style>
    <style:style style:name="T72" style:family="text">
      <style:text-properties fo:color="#000000" fo:font-size="11pt" fo:font-style="italic" style:font-size-asian="11pt" style:font-style-asian="italic" style:font-size-complex="11pt" style:font-style-complex="italic"/>
    </style:style>
    <style:style style:name="T73" style:family="text">
      <style:text-properties fo:color="#000000" fo:font-size="11pt" fo:font-style="italic" style:font-size-asian="11pt" style:font-style-asian="italic" style:font-size-complex="11pt" style:font-style-complex="italic" style:font-weight-complex="bold"/>
    </style:style>
    <style:style style:name="T74" style:family="text">
      <style:text-properties fo:color="#000000" fo:font-size="11pt" fo:letter-spacing="-0.004cm" fo:font-style="italic" style:text-underline-style="solid" style:text-underline-width="auto" style:text-underline-color="font-color" style:font-size-asian="11pt" style:font-style-asian="italic" style:font-size-complex="11pt"/>
    </style:style>
    <style:style style:name="T75" style:family="text">
      <style:text-properties fo:color="#000000" fo:font-size="11pt" fo:letter-spacing="-0.004cm" fo:font-style="italic" style:font-size-asian="11pt" style:font-style-asian="italic" style:font-size-complex="11pt"/>
    </style:style>
    <style:style style:name="T76" style:family="text">
      <style:text-properties fo:color="#000000" fo:font-size="11pt" fo:letter-spacing="-0.004cm" style:font-size-asian="11pt" style:font-size-complex="11pt"/>
    </style:style>
    <style:style style:name="T77" style:family="text">
      <style:text-properties fo:color="#000000" fo:font-size="11pt" fo:letter-spacing="-0.004cm" style:font-size-asian="11pt" style:font-size-complex="11pt" style:font-weight-complex="bold"/>
    </style:style>
    <style:style style:name="T78" style:family="text">
      <style:text-properties fo:color="#000000" fo:font-size="11pt" style:font-size-asian="11pt" style:font-size-complex="11pt"/>
    </style:style>
    <style:style style:name="T79" style:family="text">
      <style:text-properties fo:color="#000000" fo:font-size="11pt" style:font-size-asian="11pt" style:font-size-complex="11pt" style:font-weight-complex="bold"/>
    </style:style>
    <style:style style:name="T80" style:family="text">
      <style:text-properties fo:color="#000000" fo:font-size="11pt" fo:letter-spacing="-0.007cm" fo:font-style="italic" style:font-size-asian="11pt" style:font-style-asian="italic" style:font-size-complex="11pt"/>
    </style:style>
    <style:style style:name="T81" style:family="text">
      <style:text-properties fo:color="#000000" fo:font-size="11pt" fo:letter-spacing="-0.007cm" style:font-size-asian="11pt" style:font-size-complex="11pt"/>
    </style:style>
    <style:style style:name="T82" style:family="text">
      <style:text-properties fo:color="#000000" fo:font-size="11pt" fo:letter-spacing="-0.007cm" style:text-underline-style="solid" style:text-underline-width="auto" style:text-underline-color="font-color" style:font-size-asian="11pt" style:font-size-complex="11pt"/>
    </style:style>
    <style:style style:name="T83" style:family="text">
      <style:text-properties fo:color="#000000" fo:font-size="11pt" style:text-underline-style="solid" style:text-underline-width="auto" style:text-underline-color="font-color" style:font-size-asian="11pt" style:font-size-complex="11pt"/>
    </style:style>
    <style:style style:name="T84" style:family="text">
      <style:text-properties fo:color="#000000" fo:font-size="11pt" style:text-underline-style="solid" style:text-underline-width="auto" style:text-underline-color="font-color" style:font-size-asian="11pt" style:font-size-complex="11pt" style:font-weight-complex="bold"/>
    </style:style>
    <style:style style:name="T85" style:family="text">
      <style:text-properties fo:color="#000000" fo:font-size="11pt" fo:language="fr" fo:country="FR" style:font-size-asian="11pt" style:font-size-complex="11pt"/>
    </style:style>
    <style:style style:name="T86" style:family="text">
      <style:text-properties fo:color="#000000" fo:font-size="11pt" fo:language="fr" fo:country="FR" fo:font-style="italic" style:font-size-asian="11pt" style:font-style-asian="italic" style:font-size-complex="11pt"/>
    </style:style>
    <style:style style:name="T87" style:family="text">
      <style:text-properties fo:color="#000000" fo:font-size="11pt" fo:font-weight="bold" style:font-size-asian="11pt" style:font-weight-asian="bold" style:font-size-complex="11pt"/>
    </style:style>
    <style:style style:name="T88" style:family="text">
      <style:text-properties fo:color="#000000" fo:font-size="11pt" fo:letter-spacing="-0.011cm" style:font-size-asian="11pt" style:font-size-complex="11pt"/>
    </style:style>
    <style:style style:name="T89" style:family="text">
      <style:text-properties fo:color="#000000" fo:font-size="11pt" fo:letter-spacing="-0.011cm" style:text-underline-style="solid" style:text-underline-width="auto" style:text-underline-color="font-color" style:font-size-asian="11pt" style:font-size-complex="11pt"/>
    </style:style>
    <style:style style:name="T90" style:family="text">
      <style:text-properties fo:color="#000000" fo:font-size="8pt" style:font-size-asian="8pt" style:font-size-complex="8pt"/>
    </style:style>
    <style:style style:name="T91" style:family="text">
      <style:text-properties fo:color="#000000" fo:font-size="8pt" fo:font-style="italic" style:text-underline-style="solid" style:text-underline-width="auto" style:text-underline-color="font-color" style:font-size-asian="8pt" style:font-style-asian="italic" style:font-size-complex="8pt"/>
    </style:style>
    <style:style style:name="T92" style:family="text">
      <style:text-properties fo:color="#000000" fo:font-size="8pt" fo:font-style="italic" style:font-size-asian="8pt" style:font-style-asian="italic" style:font-size-complex="8pt"/>
    </style:style>
    <style:style style:name="T93" style:family="text">
      <style:text-properties fo:color="#000000" fo:font-size="8pt" fo:letter-spacing="-0.004cm" style:font-size-asian="8pt" style:font-size-complex="8pt"/>
    </style:style>
    <style:style style:name="T94" style:family="text">
      <style:text-properties fo:color="#000000" fo:font-size="9pt" style:font-size-asian="9pt" style:font-size-complex="9pt"/>
    </style:style>
    <style:style style:name="T95" style:family="text">
      <style:text-properties fo:color="#000000" style:text-position="-18% 100%" fo:font-size="11pt" style:font-size-asian="11pt" style:font-size-complex="11pt"/>
    </style:style>
    <style:style style:name="T96" style:family="text">
      <style:text-properties fo:color="#000000" fo:font-size="6pt" style:font-size-asian="6pt" style:font-size-complex="6pt"/>
    </style:style>
    <style:style style:name="T97" style:family="text">
      <style:text-properties fo:color="#000000" style:text-position="-20% 100%" fo:font-size="10pt" style:font-size-asian="10pt" style:font-size-complex="10pt"/>
    </style:style>
    <style:style style:name="T98" style:family="text">
      <style:text-properties fo:color="#000000" style:text-position="27% 100%" fo:font-size="11pt" fo:font-weight="bold" style:font-size-asian="11pt" style:font-weight-asian="bold" style:font-size-complex="11pt"/>
    </style:style>
    <style:style style:name="T99" style:family="text">
      <style:text-properties fo:color="#000000" style:font-name="Symbol" fo:font-size="11pt" fo:letter-spacing="-0.007cm" style:font-size-asian="11pt" style:font-name-complex="Symbol" style:font-size-complex="11pt"/>
    </style:style>
    <style:style style:name="T100" style:family="text">
      <style:text-properties fo:color="#000000" style:font-name="Symbol" fo:font-size="11pt" style:font-name-asian="Symbol" style:font-size-asian="11pt" style:font-name-complex="Symbol" style:font-size-complex="11pt"/>
    </style:style>
    <style:style style:name="T101" style:family="text">
      <style:text-properties fo:color="#000000" style:text-position="super 58%" fo:font-size="11pt" style:font-size-asian="11pt" style:font-size-complex="11pt"/>
    </style:style>
    <style:style style:name="T102" style:family="text">
      <style:text-properties fo:letter-spacing="-0.004cm"/>
    </style:style>
    <style:style style:name="T103" style:family="text">
      <style:text-properties fo:letter-spacing="-0.004cm" fo:font-weight="bold" style:font-weight-asian="bold"/>
    </style:style>
    <style:style style:name="T104" style:family="text">
      <style:text-properties fo:background-color="#ffff00"/>
    </style:style>
    <style:style style:name="T105" style:family="text">
      <style:text-properties style:font-style-complex="italic" style:font-weight-complex="bold"/>
    </style:style>
    <style:style style:name="T106" style:family="text">
      <style:text-properties style:text-line-through-style="solid" style:text-line-through-type="single"/>
    </style:style>
    <style:style style:name="T107" style:family="text">
      <style:text-properties style:text-line-through-style="solid" style:text-line-through-type="single" fo:font-size="11pt" fo:font-style="italic" style:font-size-asian="11pt" style:font-style-asian="italic" style:font-size-complex="11pt" fo:background-color="#ffff00"/>
    </style:style>
    <style:style style:name="T108" style:family="text">
      <style:text-properties style:text-line-through-style="solid" style:text-line-through-type="single" fo:font-size="11pt" style:font-size-asian="11pt" style:font-size-complex="11pt"/>
    </style:style>
    <style:style style:name="T109" style:family="text">
      <style:text-properties style:text-position="-20% 100%" fo:font-size="10pt" fo:font-style="italic" style:font-size-asian="10pt" style:font-style-asian="italic" style:font-size-complex="10pt" style:font-style-complex="italic"/>
    </style:style>
    <style:style style:name="T110" style:family="text">
      <style:text-properties style:language-asian="en" style:country-asian="CA"/>
    </style:style>
    <style:style style:name="T111" style:family="text">
      <style:text-properties fo:letter-spacing="-0.011cm"/>
    </style:style>
    <style:style style:name="T112" style:family="text">
      <style:text-properties fo:letter-spacing="-0.007cm"/>
    </style:style>
    <style:style style:name="T113" style:family="text">
      <style:text-properties fo:letter-spacing="-0.007cm" style:text-underline-style="solid" style:text-underline-width="auto" style:text-underline-color="font-color"/>
    </style:style>
    <style:style style:name="T114" style:family="text">
      <style:text-properties fo:font-size="8pt" style:font-size-asian="8pt" style:font-size-complex="8pt"/>
    </style:style>
    <style:style style:name="T115" style:family="text">
      <style:text-properties fo:font-size="8pt" fo:language="fr" fo:country="FR" style:font-size-asian="8pt" style:font-size-complex="8pt"/>
    </style:style>
    <style:style style:name="T116" style:family="text">
      <style:text-properties fo:color="#3366ff" fo:font-size="11pt" fo:font-style="italic" style:font-size-asian="11pt" style:font-style-asian="italic" style:font-size-complex="11pt"/>
    </style:style>
    <style:style style:name="T117" style:family="text">
      <style:text-properties fo:color="#00ff00" fo:font-size="11pt" fo:font-style="italic" style:font-size-asian="11pt" style:font-style-asian="italic" style:font-size-complex="11pt"/>
    </style:style>
    <style:style style:name="T118" style:family="text">
      <style:text-properties fo:language="fr" fo:country="FR"/>
    </style:style>
    <style:style style:name="T119" style:family="text">
      <style:text-properties fo:font-size="6pt" style:font-size-asian="6pt" style:font-size-complex="6pt"/>
    </style:style>
    <style:style style:name="T120" style:family="text">
      <style:text-properties fo:font-weight="bold" style:font-weight-asian="bold"/>
    </style:style>
    <style:style style:name="T121" style:family="text">
      <style:text-properties style:text-position="27% 100%" style:font-name="Symbol" fo:font-size="11pt" fo:font-style="italic" style:font-name-asian="Symbol" style:font-size-asian="11pt" style:font-style-asian="italic" style:font-name-complex="Symbol" style:font-size-complex="11pt"/>
    </style:style>
    <style:style style:name="T122" style:family="text">
      <style:text-properties style:font-name="Symbol" fo:font-size="11pt" style:font-name-asian="Symbol" style:font-size-asian="11pt" style:font-name-complex="Symbol" style:font-size-complex="11pt"/>
    </style:style>
    <style:style style:name="T123" style:family="text">
      <style:text-properties style:text-position="super 58%" fo:font-size="11pt" style:font-size-asian="11pt" style:font-size-complex="11pt"/>
    </style:style>
    <style:style style:name="T124" style:family="text">
      <style:text-properties style:text-position="sub 58%" fo:font-size="11pt" style:font-size-asian="11pt" style:font-size-complex="11pt"/>
    </style:style>
    <style:style style:name="T125" style:family="text">
      <style:text-properties style:font-name="Cambria Math" fo:font-size="11pt" style:font-size-asian="11pt" style:font-name-complex="Cambria Math" style:font-size-complex="11pt"/>
    </style:style>
    <style:style style:name="T126" style:family="text">
      <style:text-properties fo:language="de" fo:country="DE"/>
    </style:style>
    <style:style style:name="T127" style:family="text">
      <style:text-properties style:font-name="Times New Roman" fo:font-size="11pt" style:font-size-asian="11pt" style:font-name-complex="Times New Roman" style:font-size-complex="11pt"/>
    </style:style>
    <style:style style:name="T128" style:family="text">
      <style:text-properties style:font-name="Times New Roman" fo:language="en" fo:country="GB" style:font-name-asian="Times New Roman" style:language-asian="en" style:country-asian="GB" style:font-name-complex="Times New Roman"/>
    </style:style>
    <style:style style:name="T129" style:family="text">
      <style:text-properties style:font-name="Times New Roman" fo:language="en" fo:country="GB" style:font-name-asian="Times New Roman" style:language-asian="en" style:country-asian="GB" style:font-name-complex="Times New Roman" style:font-weight-complex="bold"/>
    </style:style>
    <style:style style:name="T130" style:family="text">
      <style:text-properties style:font-name="Times New Roman" fo:language="en" fo:country="GB" fo:font-style="italic" style:text-underline-style="solid" style:text-underline-width="auto" style:text-underline-color="font-color" style:font-style-asian="italic" style:font-name-complex="Times New Roman"/>
    </style:style>
    <style:style style:name="T131" style:family="text">
      <style:text-properties style:font-name="Times New Roman" fo:language="en" fo:country="GB" fo:font-style="italic" style:font-style-asian="italic" style:font-name-complex="Times New Roman"/>
    </style:style>
    <style:style style:name="T132" style:family="text">
      <style:text-properties style:font-name="Times New Roman" fo:language="en" fo:country="GB" fo:font-style="italic" style:font-style-asian="italic" style:font-name-complex="Times New Roman" style:font-style-complex="italic" style:font-weight-complex="bold"/>
    </style:style>
    <style:style style:name="T133" style:family="text">
      <style:text-properties style:font-name="TimesNewRomanPSMT" fo:font-size="11pt" fo:font-style="italic" style:text-underline-style="solid" style:text-underline-width="auto" style:text-underline-color="font-color" style:font-size-asian="11pt" style:font-style-asian="italic" style:font-name-complex="TimesNewRomanPSMT" style:font-size-complex="11pt"/>
    </style:style>
    <style:style style:name="T134" style:family="text">
      <style:text-properties style:font-name="TimesNewRomanPSMT" fo:font-size="11pt" fo:font-style="italic" style:font-size-asian="11pt" style:font-style-asian="italic" style:font-name-complex="TimesNewRomanPSMT" style:font-size-complex="11pt"/>
    </style:style>
    <style:style style:name="T135" style:family="text">
      <style:text-properties style:font-name="TimesNewRomanPSMT" fo:font-size="11pt" style:font-size-asian="11pt" style:font-name-complex="TimesNewRomanPSM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2"><text:span text:style-name="T78">ML1.<text:tab/>Smooth-bore weapons with a calibre of less than 20 mm, other arms and automatic weapons with a calibre of 12.7 mm (calibre 0.50 inches) or less and accessories, as follows, and specially designed components therefor:</text:span></text:p>
      <text:p text:style-name="P39"><text:span text:style-name="T7">Note</text:span><text:span text:style-name="T12"><text:tab/>ML1. does not apply to:</text:span></text:p>
      <text:p text:style-name="P40">a.<text:tab/>Firearms specially designed for dummy ammunition and which are incapable of discharging a projectile;</text:p>
      <text:p text:style-name="P41"><text:span text:style-name="T14">b.<text:tab/>Firearms specially designed to launch tethered projectiles having no high explosive charge or communications link, to a range of less than or equal to 500 m.;</text:span></text:p>
      <text:p text:style-name="P41"><text:span text:style-name="T14">c.<text:tab/>Weapons using non-centre fire cased ammunition and which are not of the fully automatic firing type;</text:span></text:p>
      <text:p text:style-name="P41"><text:span text:style-name="T14">d.<text:tab/>"Deactivated firearms".</text:span></text:p>
      <text:p text:style-name="P42"/>
      <text:p text:style-name="P43"><text:span text:style-name="T1"><text:tab/>a.<text:tab/>Rifles and combination guns, </text:span><text:span text:style-name="T2">handguns, machine,</text:span><text:span text:style-name="T1"> </text:span><text:span text:style-name="T2">sub-machine </text:span><text:span text:style-name="T1">and volley guns;</text:span></text:p>
      <text:p text:style-name="P45"><text:span text:style-name="T8">Note</text:span><text:span text:style-name="T14"><text:tab/>ML1.a. does not apply to the following:</text:span></text:p>
      <text:p text:style-name="P46">a.<text:tab/>Rifles and combination guns, manufactured earlier than 1938;</text:p>
      <text:p text:style-name="P47"><text:span text:style-name="T14">b.<text:tab/>Reproductions of rifles and combination guns, the originals of which were manufactured earlier than 1890;</text:span></text:p>
      <text:p text:style-name="P47"><text:span text:style-name="T14">c.<text:tab/>Handguns, volley guns and machine guns, manufactured earlier than 1890, and their reproductions;</text:span></text:p>
      <text:p text:style-name="P48"><text:span text:style-name="T14">d.<text:tab/>Rifles or handguns, specially designed to discharge an inert projectile by compressed air or CO</text:span><text:span text:style-name="T109">2</text:span><text:span text:style-name="T14">.</text:span></text:p>
      <text:p text:style-name="P51"/>
      <text:p text:style-name="P67"><text:span text:style-name="T1"><text:tab/></text:span><text:span text:style-name="T78">b.<text:tab/>Smooth-bore weapons as follows:</text:span></text:p>
      <text:p text:style-name="P90"><text:tab/><text:tab/>1.<text:tab/>Smooth-bore weapons specially designed for military use;</text:p>
      <text:p text:style-name="P90"><text:tab/><text:tab/>2.<text:tab/>Other smooth-bore weapons as follows:</text:p>
      <text:p text:style-name="P110"><text:tab/><text:tab/><text:tab/>a.<text:tab/>Fully automatic type weapons;</text:p>
      <text:p text:style-name="P110"><text:tab/><text:tab/><text:tab/>b.<text:tab/>Semi-automatic or pump-action type weapons;</text:p>
      <text:p text:style-name="P111"><text:span text:style-name="T12"><text:tab/></text:span><text:span text:style-name="T7">Note</text:span><text:span text:style-name="T12"><text:tab/>ML1.b.2. does not apply to weapons specially designed to discharge an inert projectile by compressed air or CO</text:span><text:span text:style-name="T109">2</text:span><text:span text:style-name="T12">.</text:span></text:p>
      <text:p text:style-name="P110"/>
      <text:p text:style-name="P99"/>
      <text:p text:style-name="P113"/>
      <text:p text:style-name="P112"><text:span text:style-name="T1"><text:tab/></text:span><text:span text:style-name="T7">Note</text:span><text:span text:style-name="T12"><text:tab/></text:span><text:span text:style-name="T14">ML1.b. does not apply to the following:</text:span></text:p>
      <text:p text:style-name="P114"><text:tab/><text:tab/>a.<text:tab/>Smooth-bore weapons manufactured earlier than 1938;</text:p>
      <text:p text:style-name="P115"><text:span text:style-name="T14"><text:tab/><text:tab/>b.<text:tab/>Reproductions of smooth-bore weapons, the originals of which were manufactured earlier than 1890.</text:span></text:p>
      <text:p text:style-name="P116">c.<text:tab/>Smooth-bore weapons used for hunting or sporting purposes. These weapons must not be specially designed for military use or of the fully automatic firing type;</text:p>
      <text:p text:style-name="P117"><text:span text:style-name="T14">d.<text:tab/>Smooth-bore weapons </text:span><text:span text:style-name="T15">specially designed for any of the following:</text:span></text:p>
      <text:p text:style-name="P119">1.<text:tab/>Slaughtering of domestic animals; </text:p>
      <text:p text:style-name="P119">2.<text:tab/>Tranquilizing of animals;</text:p>
      <text:p text:style-name="P119">3.<text:tab/>Seismic testing; </text:p>
      <text:p text:style-name="P118"><text:span text:style-name="T15">4.<text:tab/>Firing of industrial projectiles; </text:span><text:span text:style-name="T9">or</text:span></text:p>
      <text:p text:style-name="P120"><text:span text:style-name="T15">5.<text:tab/></text:span><text:span text:style-name="T18">Disrupting </text:span><text:span text:style-name="T28">Improvised Explosive Devices (IEDs).</text:span></text:p>
      <text:p text:style-name="P121"><text:span text:style-name="T9">N.B.</text:span><text:span text:style-name="T15"><text:tab/>For disruptors, see ML4. and 1.A.6. on the Dual-Use List.</text:span></text:p>
      <text:p text:style-name="P122"/>
      <text:p text:style-name="P124"><text:span text:style-name="T1">ML1.<text:tab/></text:span><text:span text:style-name="T78">c.<text:tab/>Weapons using caseless ammunition;</text:span></text:p>
      <text:p text:style-name="P126"/>
      <text:p text:style-name="P135"><text:span text:style-name="T1"><text:tab/></text:span><text:span text:style-name="T78">d.<text:tab/></text:span><text:span text:style-name="T33">Accessories designed for arms specified by ML1.a., ML1.b. or ML1.c., as follows:</text:span></text:p>
      <text:p text:style-name="P137"><text:span text:style-name="T1"><text:tab/>1.<text:tab/></text:span><text:span text:style-name="T40">Detachable </text:span><text:span text:style-name="T41">cartridge magazines;</text:span></text:p>
      <text:p text:style-name="P137"><text:span text:style-name="T32"><text:tab/>2.<text:tab/></text:span><text:span text:style-name="T33">Sound suppressors or moderators;</text:span></text:p>
      <text:p text:style-name="P137"><text:span text:style-name="T32"><text:tab/>3.<text:tab/></text:span><text:span text:style-name="T33">Special gun-mountings;</text:span></text:p>
      <text:p text:style-name="P137"><text:span text:style-name="T32"><text:tab/>4.<text:tab/></text:span><text:span text:style-name="T33">Flash suppressors;</text:span></text:p>
      <text:p text:style-name="P137"><text:span text:style-name="T32"><text:tab/>5.<text:tab/></text:span><text:span text:style-name="T33">Optical weapon-sights with electronic image processing;</text:span></text:p>
      <text:p text:style-name="P137"><text:span text:style-name="T32"><text:tab/>6.<text:tab/></text:span><text:span text:style-name="T33">Optical weapon-sights specially designed for military use.</text:span></text:p>
      <text:p text:style-name="P19"/>
      <text:p text:style-name="P150"/>
      <text:p text:style-name="P152">ML2.<text:tab/>Smooth-bore weapons with a calibre of 20 mm or more, other weapons or armament with a calibre greater than 12.7 mm (calibre 0.50 inches), projectors and accessories, as follows, and specially designed components therefor:</text:p>
      <text:p text:style-name="P74"><text:tab/>a.<text:tab/>Guns, howitzers, cannon, mortars, anti-tank weapons, projectile launchers, military flame throwers, rifles, recoilless rifles, smooth-bore weapons and signature reduction devices therefor;</text:p>
      <text:p text:style-name="P155"><text:span text:style-name="T71"><text:tab/><text:tab/></text:span><text:span text:style-name="T69">Note 1</text:span><text:span text:style-name="T71"><text:tab/>ML2.a. includes injectors, metering devices, storage tanks and other specially designed components for use with liquid propelling charges for any of the equipment specified by ML2.a.</text:span></text:p>
      <text:p text:style-name="P162"><text:span text:style-name="T11">Note 2</text:span><text:span text:style-name="T18"><text:tab/>ML2.a. does not apply to weapons as follows:</text:span></text:p>
      <text:p text:style-name="P163"><text:span text:style-name="T18">a.<text:tab/></text:span><text:span text:style-name="T19">Rifles, smooth-bore weapons and combination guns, </text:span><text:span text:style-name="T18">manufactured earlier than 1938;</text:span></text:p>
      <text:p text:style-name="P163"><text:span text:style-name="T18">b.<text:tab/>Reproductions of </text:span><text:span text:style-name="T19">rifles, smooth-bore weapons and combination guns, </text:span><text:span text:style-name="T18">the originals of which were manufactured earlier than 1890;</text:span></text:p>
      <text:p text:style-name="P164">c.<text:tab/>Guns, howitzers, cannons, mortars, manufactured earlier than 1890;</text:p>
      <text:p text:style-name="P163"><text:span text:style-name="T18">d.<text:tab/>Smooth-bore weapons used for hunting or sporting purposes. <text:s/>These weapons must not be specially designed for military use or of the fully automatic firing type;</text:span></text:p>
      <text:p text:style-name="P164">e.<text:tab/>Smooth-bore weapons specially designed for any of the following:</text:p>
      <text:p text:style-name="P167"><text:tab/>1.<text:tab/>Slaughtering of domestic animals; </text:p>
      <text:p text:style-name="P167"><text:tab/>2.<text:tab/>Tranquilizing of animals; </text:p>
      <text:p text:style-name="P166"><text:span text:style-name="T15"><text:tab/></text:span><text:span text:style-name="T18">3.<text:tab/>Seismic testing;</text:span></text:p>
      <text:p text:style-name="P166"><text:span text:style-name="T18"><text:tab/>4.<text:tab/>Firing of industrial projectiles; </text:span><text:span text:style-name="T11">or</text:span><text:span text:style-name="T18"> </text:span></text:p>
      <text:p text:style-name="P166"><text:span text:style-name="T18"><text:tab/>5.<text:tab/>Disrupting </text:span><text:span text:style-name="T28">Improvised Explosive Devices (IEDs);</text:span></text:p>
      <text:p text:style-name="P168"><text:span text:style-name="T4"><text:tab/></text:span><text:span text:style-name="T9">N.B.</text:span><text:span text:style-name="T15"><text:tab/>For disruptors, see ML4. and 1.A.6. on the Dual-Use List.</text:span></text:p>
      <text:p text:style-name="P165"><text:span text:style-name="T18">f.<text:tab/></text:span><text:span text:style-name="T34">Hand-held projectile <text:s/>launchers specially designed to launch tethered projectiles having no high explosive charge or communications link, to a range of less than or equal to 500 m.</text:span></text:p>
      <text:p text:style-name="P169"/>
      <text:p text:style-name="P23"/>
      <text:p text:style-name="P124"><text:span text:style-name="T78">ML2.<text:tab/>b.<text:tab/></text:span><text:span text:style-name="T1">Smoke, gas and pyrotechnic projectors or generators, </text:span><text:span text:style-name="T2">specially designed or modified for military use</text:span><text:span text:style-name="T78">;</text:span></text:p>
      <text:p text:style-name="P170"><text:span text:style-name="T71"><text:tab/><text:tab/></text:span><text:span text:style-name="T69">Note</text:span><text:span text:style-name="T71"><text:tab/>ML2.b. does not apply to signal pistols.</text:span></text:p>
      <text:p text:style-name="P177"/>
      <text:p text:style-name="P124"><text:span text:style-name="T78"><text:tab/>c.<text:tab/>Weapons sights </text:span><text:span text:style-name="T1">and weapon sight mounts, having all of the following:</text:span></text:p>
      <text:p text:style-name="P140"><text:span text:style-name="T78"><text:tab/>1.<text:tab/></text:span><text:span text:style-name="T1">Specially designed for military use; </text:span><text:span text:style-name="T50">and</text:span></text:p>
      <text:p text:style-name="P140"><text:span text:style-name="T78"><text:tab/>2.<text:tab/></text:span><text:span text:style-name="T1">Specially designed for weapons specified in ML2.a.;</text:span></text:p>
      <text:p text:style-name="P183"/>
      <text:p text:style-name="P187"><text:span text:style-name="T78"><text:tab/></text:span><text:span text:style-name="T1">d.<text:tab/>M</text:span><text:span text:style-name="T2">ountings</text:span><text:span text:style-name="T1"> and detachable cartridge magazines</text:span><text:span text:style-name="T2">, specially designed for the weapons specified in ML2.a.</text:span></text:p>
      <text:p text:style-name="P183"/>
      <text:p text:style-name="P184"/>
      <text:p text:style-name="P188"><text:span text:style-name="T78">ML3.<text:tab/>Ammunition and f</text:span><text:span text:style-name="T1">uze setting devices, </text:span><text:span text:style-name="T78">as follows, and specially designed components therefor:</text:span></text:p>
      <text:list xml:id="list2518084431" text:style-name="WW8Num12">
        <text:list-item>
          <text:p text:style-name="P17">Ammunition for weapons specified by ML1., ML2. or ML12.;</text:p>
        </text:list-item>
      </text:list>
      <text:list xml:id="list2852151456" text:style-name="WW8Num28">
        <text:list-item>
          <text:p text:style-name="P27"><text:span text:style-name="T1">Fuze setting devices specially designed for ammunition specified by ML3.a</text:span><text:span text:style-name="T78">.</text:span></text:p>
        </text:list-item>
      </text:list>
      <text:p text:style-name="P179"/>
      <text:p text:style-name="P195"><text:span text:style-name="T69">Note 1</text:span><text:span text:style-name="T71"><text:tab/>Specially designed components specified by ML3. include:</text:span></text:p>
      <text:p text:style-name="P196">a.<text:tab/>Metal or plastic fabrications such as primer anvils, bullet cups, cartridge links, rotating bands and munitions metal parts;</text:p>
      <text:p text:style-name="P196">b.<text:tab/>Safing and arming devices, fuzes, sensors and initiation devices ;</text:p>
      <text:p text:style-name="P196">c.<text:tab/>Power supplies with high one-time operational output;</text:p>
      <text:p text:style-name="P196">d.<text:tab/>Combustible cases for charges;</text:p>
      <text:p text:style-name="P196">e.<text:tab/>Submunitions including bomblets, minelets and terminally guided projectiles.</text:p>
      <text:p text:style-name="P197"><text:span text:style-name="T7">Note 2</text:span><text:span text:style-name="T12"><text:tab/>ML3.a. does not apply to any of the following:</text:span></text:p>
      <text:p text:style-name="P198">a.<text:tab/>Ammunition crimped without a projectile (blank star);</text:p>
      <text:p text:style-name="P200">b.<text:tab/>Dummy ammunition with a pierced powder chamber;</text:p>
      <text:p text:style-name="P199"><text:span text:style-name="T12">c.<text:tab/>Other blank and dummy ammunition, not incorporating components designed for live ammunition; </text:span><text:span text:style-name="T7">or</text:span></text:p>
      <text:p text:style-name="P200">d.<text:tab/>Components specially designed for blank or dummy ammunition, specified in this Note 2.a., b. or c.</text:p>
      <text:p text:style-name="P201"><text:span text:style-name="T69">Note 3</text:span><text:span text:style-name="T71"><text:tab/>ML3.a. does not apply to cartridges specially designed for any of the following purposes: </text:span></text:p>
      <text:p text:style-name="P203">a.<text:tab/>Signalling;</text:p>
      <text:p text:style-name="P202"><text:span text:style-name="T71">b.<text:tab/>Bird scaring; </text:span><text:span text:style-name="T69">or</text:span></text:p>
      <text:p text:style-name="P203">c.<text:tab/>Lighting of gas flares at oil wells.</text:p>
      <text:p text:style-name="P204"/>
      <text:p text:style-name="P205">ML4.<text:tab/>Bombs, torpedoes, rockets, missiles, other explosive devices and charges and related equipment and accessories, as follows, and specially designed components therefor:</text:p>
      <text:p text:style-name="P8"><text:span text:style-name="T7">N.B.1.</text:span><text:span text:style-name="T12"><text:tab/>For guidance and navigation equipment, see ML11.</text:span></text:p>
      <text:p text:style-name="P14"><text:span text:style-name="T67">N.B.2.</text:span><text:span text:style-name="T64"><text:tab/>For Aircraft Missile Protection Systems (AMPS), see ML4.c.</text:span></text:p>
      <text:p text:style-name="P24"/>
      <text:p text:style-name="P132"><text:span text:style-name="T78"><text:tab/>a.<text:tab/>Bombs, torpedoes, grenades, smoke canisters, rockets, mines, missiles, depth charges, demolition-charges, demolition-devices, demolition-kits, "pyrotechnic" devices, cartridges and simulators (i.e., equipment simulating the characteristics of any of these items), specially designed for military use;</text:span></text:p>
      <text:p text:style-name="P206"><text:span text:style-name="T71"><text:tab/><text:tab/></text:span><text:span text:style-name="T69">Note</text:span><text:span text:style-name="T71"><text:tab/>ML4.a. includes:</text:span></text:p>
      <text:p text:style-name="P207"><text:span text:style-name="T71">a.<text:tab/></text:span><text:span text:style-name="T80">Smoke grenades, fire bombs, incendiary bombs and explosive devices;</text:span></text:p>
      <text:p text:style-name="P207"><text:span text:style-name="T71">b.<text:tab/>Missile or rocket nozzles and re-entry vehicle nosetips.</text:span></text:p>
      <text:p text:style-name="P129"/>
      <text:p text:style-name="P132"><text:span text:style-name="T78"><text:tab/>b.<text:tab/></text:span><text:span text:style-name="T79">Equipment having all of the following:</text:span></text:p>
      <text:p text:style-name="P138"><text:span text:style-name="T78"><text:tab/>1.<text:tab/></text:span><text:span text:style-name="T79">Specially designed for military use; </text:span><text:span text:style-name="T84">and</text:span></text:p>
      <text:p text:style-name="P142"><text:tab/>2.<text:tab/>Specially designed for 'activities' relating to any of the following:</text:p>
      <text:p text:style-name="P208"><text:span text:style-name="T78"><text:tab/>a.<text:tab/></text:span><text:span text:style-name="T79">Items specified by ML4.a.; </text:span><text:span text:style-name="T84">or</text:span></text:p>
      <text:p text:style-name="P209"><text:span text:style-name="T78"><text:tab/>b.</text:span><text:span text:style-name="T79"><text:tab/>Improvised Explosive Devices (IEDs).</text:span></text:p>
      <text:p text:style-name="P210">Technical Note</text:p>
      <text:p text:style-name="P211"><text:span text:style-name="T17">For the purpose of ML4.b.2. 'activities' applies to handling, launching, laying, controlling, discharging, detonating, activating,</text:span><text:span text:style-name="T2"> </text:span><text:span text:style-name="T17">powering with one-time operational output, decoying, jamming, sweeping, detecting, d</text:span><text:span text:style-name="T15">isrupting or disposing.</text:span></text:p>
      <text:p text:style-name="P212"><text:span text:style-name="T71"><text:tab/></text:span><text:span text:style-name="T69">Note 1</text:span><text:span text:style-name="T71"><text:tab/>ML4.b. includes:</text:span></text:p>
      <text:p text:style-name="P215">a.<text:tab/>Mobile gas liquefying equipment capable of producing 1,000 kg or more per day of gas in liquid form;</text:p>
      <text:p text:style-name="P214"><text:span text:style-name="T75">b.<text:tab/></text:span><text:span text:style-name="T80">Buoyant electric conducting cable suitable for sweeping magnetic mines.</text:span></text:p>
      <text:p text:style-name="P213"><text:span text:style-name="T71"><text:tab/></text:span><text:span text:style-name="T69">Note 2</text:span><text:span text:style-name="T71"><text:tab/>ML4.b. does not apply to hand-held devices limited by design solely to the detection of metal objects and incapable of distinguishing between mines and other metal objects.</text:span></text:p>
      <text:h text:style-name="P216" text:outline-level="4"/>
      <text:p text:style-name="P132"><text:span text:style-name="T78">ML4.<text:tab/>c.<text:tab/></text:span><text:span text:style-name="T79">Aircraft Missile Protection Systems (AMPS).</text:span></text:p>
      <text:p text:style-name="P206"><text:span text:style-name="T71"><text:tab/><text:tab/></text:span><text:span text:style-name="T69">Note</text:span><text:span text:style-name="T71"><text:tab/>ML4.c. </text:span><text:span text:style-name="T12">does not apply to AMPS having all of the following:</text:span></text:p>
      <text:p text:style-name="P9">a.<text:tab/>Any of the following missile warning sensors:</text:p>
      <text:p text:style-name="P10"><text:span text:style-name="T12">1.<text:tab/>Passive sensors having peak response between 100-400 nm; </text:span><text:span text:style-name="T7">or</text:span></text:p>
      <text:p text:style-name="P11">2.<text:tab/>Active pulsed Doppler missile warning sensors;</text:p>
      <text:p text:style-name="P13">b.<text:tab/>Countermeasures dispensing systems;</text:p>
      <text:p text:style-name="P12"><text:span text:style-name="T12">c.<text:tab/>Flares, which exhibit both</text:span><text:span text:style-name="T116"> </text:span><text:span text:style-name="T12">a</text:span><text:span text:style-name="T117"> </text:span><text:span text:style-name="T12">visible signature and an infrared signature, for decoying surface-to-air missiles;</text:span><text:span text:style-name="T7"> and</text:span></text:p>
      <text:p text:style-name="P13">d.<text:tab/>Installed on "civil aircraft" and having all of the following:</text:p>
      <text:p text:style-name="P1">1.<text:tab/>The AMPS is only operable in a specific "civil aircraft" in which the specific AMPS is installed and for which any of the following has been issued:</text:p>
      <text:p text:style-name="P2"><text:span text:style-name="T12">a.<text:tab/></text:span><text:span text:style-name="T34">A civil Type Certificate issued by civil aviation authorities of one or more Wassenaar Arrangement Participating States; </text:span><text:span text:style-name="T36">or</text:span></text:p>
      <text:p text:style-name="P3">b.<text:tab/>An equivalent document recognised by the International Civil Aviation Organisation (ICAO);</text:p>
      <text:p text:style-name="P10"><text:span text:style-name="T12">2.<text:tab/>The AMPS employs protection to prevent unauthorised access to "software"; </text:span><text:span text:style-name="T7">and</text:span></text:p>
      <text:p text:style-name="P11">3.<text:tab/>The AMPS incorporates an active mechanism that forces the system not to function when it is removed from the "civil aircraft" in which it was installed.</text:p>
      <text:p text:style-name="P217"/>
      <text:p text:style-name="P218">ML5.<text:tab/>Fire control, surveillance and warning equipment, and related systems, test and alignment and countermeasure equipment, as follows, specially designed for military use, and specially designed components and accessories therefor:</text:p>
      <text:p text:style-name="P73"><text:tab/>a.<text:tab/>Weapon sights, bombing computers, gun laying equipment and weapon control systems;</text:p>
      <text:p text:style-name="P77"><text:tab/>b.<text:tab/>Other fire control, surveillance and warning equipment, and related systems, as follows:</text:p>
      <text:p text:style-name="P220"><text:tab/><text:tab/>1.<text:tab/>Target acquisition, designation, range-finding, surveillance or tracking systems;</text:p>
      <text:p text:style-name="P220"><text:tab/><text:tab/>2.<text:tab/>Detection, recognition or identification equipment;</text:p>
      <text:p text:style-name="P220"><text:tab/><text:tab/>3.<text:tab/>Data fusion or sensor integration equipment;</text:p>
      <text:p text:style-name="P78"><text:tab/>c.<text:tab/>Countermeasure equipment for items specified by ML5.a. or ML5.b.;</text:p>
      <text:p text:style-name="P221"><text:span text:style-name="T7">Note</text:span><text:span text:style-name="T12"><text:tab/>For the purposes of ML5.c., countermeasure equipment includes detection equipment.</text:span></text:p>
      <text:p text:style-name="P69"/>
      <text:p text:style-name="P126"><text:tab/>d.<text:tab/>Field test or alignment equipment, specially designed for items specified by ML5.a., ML5.b. or ML5.c.</text:p>
      <text:p text:style-name="P134"/>
      <text:p text:style-name="P189">ML6.<text:tab/>Ground vehicles and components, as follows:</text:p>
      <text:p text:style-name="P222"><text:span text:style-name="T69">N.B.</text:span><text:span text:style-name="T71"><text:tab/>For guidance and navigation equipment, see ML11.</text:span></text:p>
      <text:p text:style-name="P76"><text:span text:style-name="T78"><text:tab/>a.<text:tab/>Ground vehicles and components therefor, specially designed or modified for military use;</text:span></text:p>
      <text:p text:style-name="P223"><text:span text:style-name="T69">Note 1</text:span><text:span text:style-name="T71"><text:tab/>ML6.a. includes:</text:span></text:p>
      <text:p text:style-name="P226">a.<text:tab/>Tanks and other military armed vehicles and military vehicles fitted with mountings for arms or equipment for mine laying or the launching of munitions specified by ML4;</text:p>
      <text:p text:style-name="P226">b.<text:tab/>Armoured vehicles;</text:p>
      <text:p text:style-name="P226">c.<text:tab/>Amphibious and deep water fording vehicles;</text:p>
      <text:p text:style-name="P225"><text:span text:style-name="T71">d.<text:tab/></text:span><text:span text:style-name="T80">Recovery vehicles and vehicles for towing or transporting ammunition or weapon systems and associated load handling equipment;</text:span></text:p>
      <text:p text:style-name="P227">e.<text:tab/>Trailers.</text:p>
      <text:p text:style-name="P228"><text:span text:style-name="T69">Note 2</text:span><text:span text:style-name="T71"><text:tab/>Modification of a ground vehicle for military use specified by ML6.a. entails a structural, electrical or mechanical change involving one or more components that are specially designed for military use. <text:s/>Such components include:</text:span></text:p>
      <text:p text:style-name="P226">a.<text:tab/>Pneumatic tyre casings of a kind specially designed to be bullet-proof;</text:p>
      <text:p text:style-name="P224"><text:span text:style-name="T71">b.<text:tab/></text:span><text:span text:style-name="T75">Armoured protection of vital parts (e.g., fuel tanks or vehicle cabs);</text:span></text:p>
      <text:p text:style-name="P224"><text:span text:style-name="T71">c.<text:tab/>Special reinforcements or mountings</text:span><text:span text:style-name="T78"> </text:span><text:span text:style-name="T71">for weapons;</text:span></text:p>
      <text:p text:style-name="P226">d.<text:tab/>Black-out lighting.</text:p>
      <text:p text:style-name="P72"><text:span text:style-name="T78">ML6.<text:tab/>b.<text:tab/></text:span><text:span text:style-name="T1">Other ground vehicles and components, as follows:</text:span></text:p>
      <text:p text:style-name="P230"><text:tab/>1.<text:tab/>Vehicles having all of the following:</text:p>
      <text:p text:style-name="P231"><text:span text:style-name="T1"><text:tab/><text:tab/>a.<text:tab/>Manufactured or fitted with materials or components to provide ballistic protection equal to or better than</text:span> <text:span text:style-name="T1">level III (NIJ 0108.01, September 1985, or comparable national standard);</text:span></text:p>
      <text:p text:style-name="P232"><text:tab/><text:tab/>b.<text:tab/>A transmission to provide drive to both front and rear wheels simultaneously, including those vehicles having additional wheels for load bearing purposes whether driven or not;</text:p>
      <text:p text:style-name="P231"><text:span text:style-name="T1"><text:tab/><text:tab/>c.<text:tab/>Gross Vehicle Weight Rating (GVWR) greater than 4,500 kg; </text:span><text:span text:style-name="T50">and</text:span></text:p>
      <text:p text:style-name="P232"><text:tab/><text:tab/>d.<text:tab/>Designed or modified for off-road use;</text:p>
      <text:p text:style-name="P146"><text:span text:style-name="T78"><text:tab/>2.<text:tab/></text:span><text:span text:style-name="T1">Components having all of the following:</text:span></text:p>
      <text:p text:style-name="P231"><text:span text:style-name="T1"><text:tab/><text:tab/>a.<text:tab/>Specially designed for vehicles specified in ML6.b.1.; </text:span><text:span text:style-name="T50">and</text:span></text:p>
      <text:p text:style-name="P233"><text:span text:style-name="T1"><text:tab/><text:tab/>b.<text:tab/>Providing ballistic protection equal to or better than</text:span> <text:span text:style-name="T1">level III (NIJ 0108.01, September 1985, or comparable national standard).</text:span></text:p>
      <text:p text:style-name="P234"/>
      <text:p text:style-name="P235"><text:span text:style-name="T69">N.B.</text:span><text:span text:style-name="T71"><text:tab/>See also ML13.a.</text:span></text:p>
      <text:p text:style-name="P236"/>
      <text:p text:style-name="P229"><text:span text:style-name="T69">Note 1</text:span><text:span text:style-name="T71"><text:tab/></text:span><text:span text:style-name="T12">ML6. does not apply to civil vehicles designed or modified for transporting money or valuables.</text:span></text:p>
      <text:p text:style-name="P237"><text:span text:style-name="T7">Note 2</text:span><text:span text:style-name="T12"><text:tab/>ML6. does not apply to vehicles that meet all of the following;</text:span></text:p>
      <text:p text:style-name="P239">a.<text:tab/>Were manufactured before 1946;</text:p>
      <text:p text:style-name="P238"><text:span text:style-name="T12">b.<text:tab/>Do not have items specified by the Munitions List and manufactured after 1945, except for reproductions of original components or accessories for the vehicle; </text:span><text:span text:style-name="T7">and</text:span></text:p>
      <text:p text:style-name="P240"><text:span text:style-name="T12">c.<text:tab/></text:span><text:span text:style-name="T34">Do not incorporate weapons specified in ML1., ML2. or ML4. unless they are inoperable and incapable of discharging a projectile.</text:span></text:p>
      <text:p text:style-name="P242"/>
      <text:p text:style-name="P192"/>
      <text:p text:style-name="P188"><text:span text:style-name="T78">ML7.<text:tab/></text:span><text:span text:style-name="T1">Chemical agents, "biological agents", "riot control agents", radioactive materials, related equipment, components and materials, as follows:</text:span></text:p>
      <text:p text:style-name="P243"><text:span text:style-name="T78"><text:tab/>a.<text:tab/></text:span><text:span text:style-name="T1">"Biological agents" or radioactive materials selected or modified to increase their effectiveness in producing casualties in humans or animals, degrading equipment or damaging crops or the environment;</text:span></text:p>
      <text:p text:style-name="P244"><text:tab/>b.<text:tab/>Chemical warfare (CW) agents, including: </text:p>
      <text:p text:style-name="P58"><text:span text:style-name="T78"><text:tab/><text:tab/>1.</text:span><text:span text:style-name="T71"><text:tab/></text:span><text:span text:style-name="T78">CW nerve agents:</text:span></text:p>
      <text:p text:style-name="P99"><text:span text:style-name="T78"><text:tab/><text:tab/><text:tab/>a.<text:tab/>O-Alkyl (equal to or less than C</text:span><text:span text:style-name="T95">10</text:span><text:span text:style-name="T78">, including cycloalkyl) alkyl (Methyl, Ethyl, n-Propyl or Isopropyl) - phosphonofluoridates, such as:</text:span></text:p>
      <text:p text:style-name="P99"><text:span text:style-name="T78"><text:tab/><text:tab/><text:tab/><text:tab/></text:span><text:span text:style-name="T81">Sarin (GB):O-Isopropyl methylphosphonofluoridate (CAS 107-44-8); </text:span><text:span text:style-name="T82">and</text:span></text:p>
      <text:p text:style-name="P110"><text:tab/><text:tab/><text:tab/><text:tab/>Soman (GD):O-Pinacolyl methylphosphonofluoridate (CAS 96-64-0);</text:p>
      <text:p text:style-name="P249"><text:tab/><text:tab/><text:tab/>b.<text:tab/>O-Alkyl (equal to or less than C10, including cycloalkyl) </text:p>
      <text:p text:style-name="P110"><text:tab/><text:tab/><text:tab/><text:tab/>N,N-dialkyl (Methyl, Ethyl, n-Propyl or Isopropyl) phosphoramidocyanidates, such as: Tabun (GA):O-Ethyl </text:p>
      <text:p text:style-name="P110"><text:tab/><text:tab/><text:tab/><text:tab/>N,N-dimethylphosphoramidocyanidate (CAS 77-81-6);</text:p>
      <text:p text:style-name="P249"><text:tab/><text:tab/><text:tab/>c.<text:tab/>O-Alkyl (H or equal to or less than C10, including cycloalkyl)</text:p>
      <text:p text:style-name="P110"><text:tab/><text:tab/><text:tab/><text:tab/>S-2-dialkyl (Methyl, Ethyl, n-Propyl or Isopropyl)-aminoethyl alkyl (Methyl, Ethyl, n-Propyl or Isopropyl) phosphonothiolates and corresponding alkylated and protonated salts, such as:</text:p>
      <text:p text:style-name="P110"><text:tab/><text:tab/><text:tab/><text:tab/>VX: O-Ethyl S-2-diisopropylaminoethyl methyl phosphonothiolate (CAS 50782-69-9);</text:p>
      <text:p text:style-name="P79"><text:span text:style-name="T78"><text:tab/><text:tab/>2.<text:tab/>CW vesicant agents: </text:span></text:p>
      <text:p text:style-name="P110"><text:tab/><text:tab/><text:tab/>a.<text:tab/>Sulphur mustards, such as:</text:p>
      <text:p text:style-name="P257"><text:tab/><text:tab/><text:tab/><text:tab/>1.<text:tab/>2-Chloroethylchloromethylsulphide (CAS 2625-76-5);</text:p>
      <text:p text:style-name="P258"><text:tab/><text:tab/><text:tab/><text:tab/>2.<text:tab/>Bis(2-chloroethyl) sulphide (CAS 505-60-2);</text:p>
      <text:p text:style-name="P259"><text:tab/><text:tab/><text:tab/><text:tab/>3.<text:tab/>Bis(2-chloroethylthio) methane (CAS 63869-13-6);</text:p>
      <text:p text:style-name="P258"><text:tab/><text:tab/><text:tab/><text:tab/>4.<text:tab/>1,2-bis (2-chloroethylthio) ethane (CAS 3563-36-8);</text:p>
      <text:p text:style-name="P254"><text:tab/><text:tab/><text:tab/><text:tab/>5.<text:tab/>1,3-bis (2-chloroethylthio) -n-propane (CAS 63905-10-2);</text:p>
      <text:p text:style-name="P251"><text:span text:style-name="T78"><text:tab/><text:tab/><text:tab/><text:tab/></text:span><text:span text:style-name="T85">6.<text:tab/>1,4-bis (2-chloroethylthio) -n-butane (CAS 142868-93-7) ;</text:span></text:p>
      <text:p text:style-name="P260"><text:tab/><text:tab/><text:tab/><text:tab/>7.<text:tab/>1,5-bis (2-chloroethylthio) -n-pentane (CAS 142868-94-8);</text:p>
      <text:p text:style-name="P251"><text:span text:style-name="T85"><text:tab/><text:tab/><text:tab/><text:tab/></text:span><text:span text:style-name="T78">8.<text:tab/>Bis (2-chloroethylthiomethyl) ether (CAS 63918-90-1);</text:span></text:p>
      <text:p text:style-name="P258"><text:tab/><text:tab/><text:tab/><text:tab/>9.<text:tab/>Bis (2-chloroethylthioethyl) ether (CAS 63918-89-8);</text:p>
      <text:p text:style-name="P249"><text:tab/><text:tab/><text:tab/>b.<text:tab/>Lewisites, such as:</text:p>
      <text:p text:style-name="P250"><text:span text:style-name="T78"><text:tab/><text:tab/><text:tab/><text:tab/></text:span><text:span text:style-name="T85">1.<text:tab/>2-chlorovinyldichloroarsine (CAS 541-25-3);</text:span></text:p>
      <text:p text:style-name="P261"><text:tab/><text:tab/><text:tab/><text:tab/>2.<text:tab/>Tris (2-chlorovinyl) arsine (CAS 40334-70-1);</text:p>
      <text:p text:style-name="P250"><text:span text:style-name="T85"><text:tab/><text:tab/><text:tab/><text:tab/></text:span><text:span text:style-name="T78">3.<text:tab/>Bis (2-chlorovinyl) chloroarsine (CAS 40334-69-8);</text:span></text:p>
      <text:p text:style-name="P249"><text:tab/><text:tab/><text:tab/>c.<text:tab/>Nitrogen mustards, such as:</text:p>
      <text:p text:style-name="P250"><text:span text:style-name="T78"><text:tab/><text:tab/><text:tab/><text:tab/></text:span><text:span text:style-name="T85">1.<text:tab/>HN1: bis (2-chloroethyl) ethylamine (CAS 538-07-8);</text:span></text:p>
      <text:p text:style-name="P261"><text:tab/><text:tab/><text:tab/><text:tab/>2.<text:tab/>HN2: bis (2-chloroethyl) methylamine (CAS 51-75-2);</text:p>
      <text:p text:style-name="P261"><text:tab/><text:tab/><text:tab/><text:tab/>3.<text:tab/>HN3: tris (2-chloroethyl) amine (CAS 555-77-1);</text:p>
      <text:p text:style-name="P174"/>
      <text:p text:style-name="P90">ML7.<text:tab/>b.<text:tab/>3.<text:tab/>CW incapacitating agents, such as: </text:p>
      <text:p text:style-name="P99"><text:span text:style-name="T78"><text:tab/><text:tab/><text:tab/></text:span><text:span text:style-name="T85">a.<text:tab/>3-Quinuclidinyl benzilate (BZ) (CAS 6581-06-2);</text:span></text:p>
      <text:h text:style-name="P25" text:outline-level="4"/>
      <text:p text:style-name="P79"><text:span text:style-name="T85"><text:tab/><text:tab/></text:span><text:span text:style-name="T78">4.<text:tab/>CW defoliants, such as: </text:span></text:p>
      <text:p text:style-name="P99"><text:span text:style-name="T81"><text:tab/><text:tab/><text:tab/>a.<text:tab/>Butyl 2-chloro-4-fluorophenoxyacetate (LNF);</text:span><text:span text:style-name="T78"> </text:span></text:p>
      <text:p text:style-name="P99"><text:span text:style-name="T78"><text:tab/><text:tab/><text:tab/>b.<text:tab/>2,4,5-trichlorophenoxyacetic acid </text:span><text:span text:style-name="T1">(CAS 93-76-5) </text:span><text:span text:style-name="T78">mixed with </text:span></text:p>
      <text:p text:style-name="P99"><text:span text:style-name="T78"><text:tab/><text:tab/><text:tab/><text:tab/>2,4-dichlorophenoxyacetic acid </text:span><text:span text:style-name="T1">(CAS 94-75-7)<text:line-break/>(Agent Orange (CAS 39277-47-9))</text:span><text:span text:style-name="T78">;</text:span></text:p>
      <text:p text:style-name="P148"/>
      <text:p text:style-name="P265"><text:span text:style-name="T78">ML7.<text:tab/>c.<text:tab/>CW binary precursors</text:span><text:span text:style-name="T87"> </text:span><text:span text:style-name="T78">and key precursors, as follows: </text:span></text:p>
      <text:p text:style-name="P59"><text:span text:style-name="T78"><text:tab/><text:tab/>1.<text:tab/>Alkyl (Methyl, Ethyl, n-Propyl or Isopropyl) Phosphonyl Difluorides, such as:</text:span><text:span text:style-name="T87"> </text:span><text:span text:style-name="T78">DF: Methyl Phosphonyldifluoride (CAS 676-99-3);</text:span></text:p>
      <text:p text:style-name="P80"><text:span text:style-name="T78"><text:tab/><text:tab/>2.<text:tab/>O-Alkyl (H or equal to or less than C</text:span><text:span text:style-name="T97">10</text:span><text:span text:style-name="T78">, including cycloalkyl) O-2-dialkyl (Methyl, Ethyl, n-Propyl or Isopropyl)-aminoethyl alkyl (Methyl, Ethyl, n-Propyl or Isopropyl) phosphonites and corresponding alkylated and protonated salts, such as: </text:span></text:p>
      <text:p text:style-name="P79"><text:span text:style-name="T98"><text:tab/><text:tab/><text:tab/></text:span><text:span text:style-name="T78">QL: O-Ethyl O-2-di-isopropylaminoethyl methylphosphonite </text:span></text:p>
      <text:p text:style-name="P79"><text:span text:style-name="T78"><text:tab/><text:tab/><text:tab/></text:span><text:span text:style-name="T85">(CAS 57856-11-8);</text:span></text:p>
      <text:p text:style-name="P267"><text:tab/><text:tab/>3.<text:tab/>Chlorosarin: O-Isopropyl methylphosphonochloridate (CAS 1445-76-7);</text:p>
      <text:p text:style-name="P266"><text:span text:style-name="T85"><text:tab/><text:tab/></text:span><text:span text:style-name="T78">4.<text:tab/>Chlorosoman: O-Pinacolyl methylphosphonochloridate (CAS 7040-57-5);</text:span></text:p>
      <text:p text:style-name="P268"/>
      <text:p text:style-name="P126">ML7.<text:tab/>d.<text:tab/>"Riot control agents", active constituent chemicals and combinations thereof, including:</text:p>
      <text:p text:style-name="P80"><text:span text:style-name="T81"><text:tab/><text:tab/>1.<text:tab/></text:span><text:span text:style-name="T99"></text:span><text:span text:style-name="T81">-Bromobenzeneacetonitrile, (Bromobenzyl cyanide) (CA) (CAS 5798-79-8);</text:span></text:p>
      <text:p text:style-name="P18"><text:tab/><text:tab/>2.<text:tab/>[(2-chlorophenyl) methylene] propanedinitrile,</text:p>
      <text:p text:style-name="P18"><text:tab/><text:tab/><text:tab/>(o-Chlorobenzylidenemalononitrile) (CS) (CAS 2698-41-1);</text:p>
      <text:p text:style-name="P91"><text:tab/><text:tab/>3.<text:tab/>2-Chloro-1-phenylethanone, Phenylacyl chloride </text:p>
      <text:p text:style-name="P80"><text:span text:style-name="T78"><text:tab/><text:tab/><text:tab/>(</text:span><text:span text:style-name="T100"></text:span><text:span text:style-name="T78">-chloroacetophenone) (CN) (CAS 532-27-4);</text:span></text:p>
      <text:p text:style-name="P90"><text:tab/><text:tab/>4.<text:tab/>Dibenz-(b,f)-1,4-oxazephine, (CR) (CAS 257-07-8);</text:p>
      <text:p text:style-name="P79"><text:span text:style-name="T78"><text:tab/><text:tab/>5.<text:tab/></text:span><text:span text:style-name="T79">10-Chloro-5,10-dihydrophenarsazine, (Phenarsazine chloride), (Adamsite), (DM) (CAS 578-94-9);</text:span></text:p>
      <text:p text:style-name="P79"><text:span text:style-name="T78"><text:tab/><text:tab/>6.<text:tab/></text:span><text:span text:style-name="T77">N-Nonanoylmorpholine, (MPA) (CAS 5299-64-9);</text:span></text:p>
      <text:p text:style-name="P52"/>
      <text:p text:style-name="P269"><text:span text:style-name="T69">Note 1</text:span><text:span text:style-name="T71"><text:tab/>ML7.d. does not apply to "riot control agents" individually packaged for personal self-defence purposes.</text:span></text:p>
      <text:p text:style-name="P270"><text:span text:style-name="T69">Note 2</text:span><text:span text:style-name="T71"><text:tab/></text:span><text:span text:style-name="T80">ML7.d. does not apply to active constituent chemicals, and combinations thereof, identified and packaged for food production or medical purposes.</text:span></text:p>
      <text:p text:style-name="P144"/>
      <text:p text:style-name="P126">ML7.<text:tab/>e.<text:tab/>Equipment, specially designed or modified for military use, designed or modified for the dissemination of any of the following, and specially designed components therefor:</text:p>
      <text:p text:style-name="P79"><text:span text:style-name="T78"><text:tab/><text:tab/>1.<text:tab/>Materials or agents specified by ML7.a., ML7.b. or ML7.d.; </text:span><text:span text:style-name="T83">or</text:span></text:p>
      <text:p text:style-name="P90"><text:tab/><text:tab/>2.<text:tab/>CW agents made up of precursors specified by ML7.c.;</text:p>
      <text:p text:style-name="P130"/>
      <text:p text:style-name="P126">ML7.<text:tab/>f.<text:tab/>Protective and decontamination equipment, specially designed or modified for military use, components and chemical mixtures, as follows:</text:p>
      <text:p text:style-name="P80"><text:span text:style-name="T78"><text:tab/><text:tab/>1.<text:tab/>Equipment designed or modified for defence against materials specified by ML7.a., ML7.b. or ML7.d., and specially designed components therefor;</text:span></text:p>
      <text:p text:style-name="P91"><text:tab/><text:tab/>2.<text:tab/>Equipment designed or modified for decontamination of objects contaminated with materials specified by ML7.a. or ML7.b., and specially designed components therefor;</text:p>
      <text:p text:style-name="P91"><text:tab/><text:tab/>3.<text:tab/>Chemical mixtures specially developed or formulated for the decontamination of objects contaminated with materials specified by ML7.a. or ML7.b.;</text:p>
      <text:p text:style-name="P171"><text:span text:style-name="T78"><text:tab/><text:tab/></text:span><text:span text:style-name="T69">Note</text:span><text:span text:style-name="T71"><text:tab/>ML7.f.1. includes:</text:span></text:p>
      <text:p text:style-name="P271">a.<text:tab/>Air conditioning units specially designed or modified for nuclear, biological or chemical filtration;</text:p>
      <text:p text:style-name="P271">b.<text:tab/>Protective clothing.</text:p>
      <text:p text:style-name="P272"><text:span text:style-name="T69">N.B.</text:span><text:span text:style-name="T71"><text:tab/>For civil gas masks, protective and decontamination equipment, see also 1.A.4. on the Dual-Use List.</text:span></text:p>
      <text:p text:style-name="P37"/>
      <text:p text:style-name="P126">ML7.<text:tab/>g.<text:tab/>Equipment, specially designed or modified for military use designed or modified for the detection or identification of materials specified by ML7.a., ML7.b. or ML7.d., and specially designed components therefor;</text:p>
      <text:p text:style-name="P175"><text:span text:style-name="T71"><text:tab/><text:tab/></text:span><text:span text:style-name="T69">Note</text:span><text:span text:style-name="T71"><text:tab/>ML7.g. does not apply to personal radiation monitoring dosimeters.</text:span></text:p>
      <text:p text:style-name="P20"/>
      <text:p text:style-name="P28"><text:span text:style-name="T71"><text:tab/></text:span><text:span text:style-name="T69">N.B.</text:span><text:span text:style-name="T71"><text:tab/>See also 1.A.4. on the Dual-Use List.</text:span></text:p>
      <text:p text:style-name="P21"/>
      <text:p text:style-name="P126">ML7.<text:tab/>h.<text:tab/>"Biopolymers" specially designed or processed for the detection or identification of CW agents specified by ML7.b., and the cultures of specific cells used to produce them;</text:p>
      <text:p text:style-name="P71"/>
      <text:p text:style-name="P126">ML7.<text:tab/>i.<text:tab/>"Biocatalysts" for the decontamination or degradation of CW agents, and biological systems therefor, as follows:</text:p>
      <text:p text:style-name="P80"><text:span text:style-name="T78"><text:tab/><text:tab/>1.<text:tab/>"Biocatalysts" specially designed for the decontamination or degradation of CW agents specified by ML7.b., and resulting from directed laboratory selection or genetic manipulation of biological systems;</text:span></text:p>
      <text:p text:style-name="P80"><text:span text:style-name="T78"><text:tab/><text:tab/>2.<text:tab/></text:span><text:span text:style-name="T1">Biological systems containing the genetic information specific to the production of "biocatalysts" specified by ML7.i.1., as follows:</text:span></text:p>
      <text:p text:style-name="P274"><text:span text:style-name="T1"><text:tab/><text:tab/><text:tab/></text:span><text:span text:style-name="T53">a.<text:tab/>"Expression vectors";</text:span></text:p>
      <text:p text:style-name="P275"><text:tab/><text:tab/><text:tab/>b.<text:tab/>Viruses;</text:p>
      <text:p text:style-name="P274"><text:span text:style-name="T53"><text:tab/><text:tab/><text:tab/></text:span><text:span text:style-name="T1">c.<text:tab/>Cultures of cells.</text:span></text:p>
      <text:p text:style-name="P71"/>
      <text:p text:style-name="P276"><text:span text:style-name="T71"><text:tab/></text:span><text:span text:style-name="T7">Note 1</text:span><text:span text:style-name="T71"><text:tab/>ML7.b. and ML7.d. do not apply to the following:</text:span></text:p>
      <text:p text:style-name="P281">a.<text:tab/>Cyanogen chloride (CAS 506-77-4);</text:p>
      <text:p text:style-name="P281">b.<text:tab/>Hydrocyanic acid (CAS 74-90-8);</text:p>
      <text:p text:style-name="P281">c.<text:tab/>Chlorine (CAS 7782-50-5);</text:p>
      <text:p text:style-name="P281">d.<text:tab/>Carbonyl chloride (phosgene) (CAS 75-44-5);</text:p>
      <text:p text:style-name="P281">e.<text:tab/>Diphosgene (trichloromethyl-chloroformate) (CAS 503-38-8);</text:p>
      <text:p text:style-name="P280">f.<text:tab/>Not used since 2004</text:p>
      <text:p text:style-name="P283">g.<text:tab/>Xylyl bromide, ortho: (CAS 89-92-9), meta: (CAS 620-13-3), para: (CAS 104-81-4);</text:p>
      <text:p text:style-name="P281">h.<text:tab/>Benzyl bromide (CAS 100-39-0);</text:p>
      <text:p text:style-name="P281">i.<text:tab/>Benzyl iodide (CAS 620-05-3);</text:p>
      <text:p text:style-name="P281">j.<text:tab/>Bromo acetone (CAS 598-31-2);</text:p>
      <text:p text:style-name="P281">k.<text:tab/>Cyanogen bromide (CAS 506-68-3);</text:p>
      <text:p text:style-name="P281">l.<text:tab/>Bromo methylethylketone (CAS 816-40-0);</text:p>
      <text:p text:style-name="P281">m.<text:tab/>Chloro acetone (CAS 78-95-5);</text:p>
      <text:p text:style-name="P281">n.<text:tab/>Ethyl iodoacetate (CAS 623-48-3);</text:p>
      <text:p text:style-name="P281">o.<text:tab/>Iodo acetone (CAS 3019-04-3);</text:p>
      <text:p text:style-name="P281">p.<text:tab/>Chloropicrin (CAS 76-06-2).</text:p>
      <text:p text:style-name="P22"/>
      <text:p text:style-name="P288"><text:span text:style-name="T69">Note 2</text:span><text:span text:style-name="T71"><text:tab/>The cultures of cells and biological systems specified by ML7.h. and ML7.i.2. are exclusive and these sub-items do not apply to cells or biological systems for civil purposes, such as agricultural, pharmaceutical, medical, veterinary, environmental, waste management, or in the food industry.</text:span></text:p>
      <text:p text:style-name="P32"/>
      <text:p text:style-name="P38"/>
      <text:p text:style-name="P35">ML8.<text:tab/>"Energetic materials" and related substances, as follows:</text:p>
      <text:p text:style-name="P26"/>
      <text:p text:style-name="P289"><text:span text:style-name="T69">N.B.1.</text:span><text:span text:style-name="T71"><text:tab/>See also 1.C.11. on the Dual-Use List.</text:span></text:p>
      <text:p text:style-name="P290"><text:span text:style-name="T7">N.B.2.</text:span><text:span text:style-name="T12"><text:tab/>For charges and devices, see ML4 and 1.A.8. on the Dual-Use List.</text:span></text:p>
      <text:p text:style-name="P291">Technical Notes</text:p>
      <text:p text:style-name="P124"><text:span text:style-name="T71"><text:tab/>1.<text:tab/>For the purposes of ML8., </text:span><text:span text:style-name="T12">excluding ML8.c.11. or ML8.c.12.,</text:span><text:span text:style-name="T65"> '</text:span><text:span text:style-name="T71">mixture' refers to a </text:span><text:span text:style-name="T12">composition</text:span><text:span text:style-name="T71"> of two or more substances with at least one substance being listed in the ML8 sub-items.</text:span></text:p>
      <text:p text:style-name="P124"><text:span text:style-name="T71"><text:tab/>2.<text:tab/>Any substance listed in the ML8 sub-items is </text:span><text:span text:style-name="T12">subject to</text:span><text:span text:style-name="T71"> this list, even when utilised in an application other than that indicated. <text:s/>(e.g., TAGN is predominantly used as an explosive but can also be used either as a fuel or an oxidizer.)</text:span></text:p>
      <text:p text:style-name="P124"><text:span text:style-name="T12"><text:tab/>3.<text:tab/>For the purposes of ML8., particle size is the mean particle diameter on a weight or volume basis. <text:s/>International or equivalent national standards will be used in sampling and determining particle size.</text:span></text:p>
      <text:p text:style-name="P128"/>
      <text:p text:style-name="P123"><text:span text:style-name="T1">ML8.<text:tab/>a.<text:tab/>"Explosives" as follows, and 'mixtures' thereof:</text:span></text:p>
      <text:p text:style-name="P60"><text:tab/><text:tab/>1.<text:tab/>ADNBF (aminodinitrobenzofuroxan or 7-amino-4,6-dinitrobenzofurazane-1-oxide) (CAS 97096-78-1);</text:p>
      <text:p text:style-name="P84"><text:tab/><text:tab/>2.<text:tab/>BNCP (cis-bis (5-nitrotetrazolato) tetra amine-cobalt (III) perchlorate) </text:p>
      <text:p text:style-name="P79"><text:span text:style-name="T1"><text:tab/><text:tab/><text:tab/>(CAS 117412-28-9);</text:span></text:p>
      <text:p text:style-name="P84"><text:tab/><text:tab/>3.<text:tab/>CL-14 (diamino dinitrobenzofuroxan or 5,7-diamino-4,6-dinitrobenzofurazane-1-oxide ) (CAS 117907-74-1);</text:p>
      <text:p text:style-name="P84"><text:tab/><text:tab/>4.<text:tab/>CL-20 (HNIW or Hexanitrohexaazaisowurtzitane) (CAS 135285-90-4); chlathrates of CL-20 (see also ML8.g.3. and g.4. for its "precursors");</text:p>
      <text:p text:style-name="P84"><text:tab/><text:tab/>5.<text:tab/>CP (2-(5-cyanotetrazolato) penta amine-cobalt (III) perchlorate) </text:p>
      <text:p text:style-name="P79"><text:span text:style-name="T1"><text:tab/><text:tab/><text:tab/></text:span><text:span text:style-name="T53">(CAS 70247-32-4);</text:span></text:p>
      <text:p text:style-name="P79"><text:span text:style-name="T53"><text:tab/><text:tab/>6.<text:tab/>DADE (1,1-diamino-2,2-dinitroethylene, FOX-7) </text:span><text:span text:style-name="T54">(CAS 145250-81-3)</text:span><text:span text:style-name="T53">;</text:span></text:p>
      <text:p text:style-name="P88"><text:tab/><text:tab/>7.<text:tab/>DATB (diaminotrinitrobenzene) (CAS 1630-08-6);</text:p>
      <text:p text:style-name="P88"><text:tab/><text:tab/>8.<text:tab/>DDFP (1,4-dinitrodifurazanopiperazine);</text:p>
      <text:p text:style-name="P89"><text:tab/><text:tab/>9.<text:tab/>DDPO (2,6-diamino-3,5-dinitropyrazine-1-oxide, PZO) (CAS 194486-77-6);</text:p>
      <text:p text:style-name="P82"><text:span text:style-name="T53"><text:tab/><text:tab/></text:span><text:span text:style-name="T1">10.<text:tab/>DIPAM (3,3</text:span><text:span text:style-name="T122"></text:span><text:span text:style-name="T1">-diamino-2,2</text:span><text:span text:style-name="T122"></text:span><text:span text:style-name="T1">,4,4</text:span><text:span text:style-name="T122"></text:span><text:span text:style-name="T1">,6,6</text:span><text:span text:style-name="T122"></text:span><text:span text:style-name="T1">-hexanitrobiphenyl or dipicramide) </text:span></text:p>
      <text:p text:style-name="P82"><text:span text:style-name="T1"><text:tab/><text:tab/><text:tab/></text:span><text:span text:style-name="T53">(CAS 17215-44-0);</text:span></text:p>
      <text:p text:style-name="P82"><text:span text:style-name="T53"><text:tab/><text:tab/>11.<text:tab/></text:span><text:span text:style-name="T26">DNGU (DINGU or dinitroglycoluril) (CAS 55510-04-8);</text:span></text:p>
      <text:p text:style-name="P82"><text:span text:style-name="T53"><text:tab/><text:tab/></text:span><text:span text:style-name="T1">12.<text:tab/>Furazans as follows:</text:span></text:p>
      <text:p text:style-name="P104"><text:tab/><text:tab/><text:tab/>a.<text:tab/>DAAOF (DAAF, DAAFox, or diaminoazoxyfurazan);</text:p>
      <text:p text:style-name="P104"><text:tab/><text:tab/><text:tab/>b.<text:tab/>DAAzF (diaminoazofurazan) (CAS 78644-90-3);</text:p>
      <text:p text:style-name="P82"><text:span text:style-name="T1"><text:tab/><text:tab/>13.<text:tab/>HMX and derivatives (see also ML8.g.5. for its "precursors"), as follows:</text:span></text:p>
      <text:p text:style-name="P104"><text:tab/><text:tab/><text:tab/>a.<text:tab/>HMX (Cyclotetramethylenetetranitramine, octahydro-1,3,5,7-tetranitro-1,3,5,7-tetrazine, 1,3,5,7-tetranitro-1,3,5,7-tetraza-cyclooctane, octogen or octogene) (CAS 2691-41-0);</text:p>
      <text:p text:style-name="P100"><text:span text:style-name="T1"><text:tab/><text:tab/><text:tab/>b.<text:tab/>difluoroaminated analogs of HMX;</text:span></text:p>
      <text:p text:style-name="P104"><text:tab/><text:tab/><text:tab/>c.<text:tab/>K-55 (2,4,6,8-tetranitro-2,4,6,8-tetraazabicyclo [3,3,0]-octanone-3, tetranitrosemiglycouril or keto-bicyclic HMX) (CAS 130256-72-3);</text:p>
      <text:p text:style-name="P86"><text:tab/><text:tab/>14.<text:tab/>HNAD (hexanitroadamantane) (CAS 143850-71-9);</text:p>
      <text:p text:style-name="P82"><text:span text:style-name="T1"><text:tab/><text:tab/>15.<text:tab/>HNS (hexanitrostilbene) (CAS 20062-22-0);</text:span></text:p>
      <text:p text:style-name="P86"><text:tab/><text:tab/>16.<text:tab/>Imidazoles as follows:</text:p>
      <text:p text:style-name="P104"><text:tab/><text:tab/><text:tab/>a.<text:tab/>BNNII (Octahydro-2,5-bis(nitroimino)imidazo [4,5-d]imidazole);</text:p>
      <text:p text:style-name="P100"><text:span text:style-name="T1"><text:tab/><text:tab/><text:tab/></text:span><text:span text:style-name="T53">b.<text:tab/>DNI (2,4-dinitroimidazole) (CAS 5213-49-0); </text:span></text:p>
      <text:p text:style-name="P107"><text:tab/><text:tab/><text:tab/>c.<text:tab/>FDIA (1-fluoro-2,4-dinitroimidazole); </text:p>
      <text:p text:style-name="P100"><text:span text:style-name="T53"><text:tab/><text:tab/><text:tab/>d.<text:tab/></text:span><text:span text:style-name="T26">NTDNIA (N-(2-nitrotriazolo)-2,4-dinitroimidazole);</text:span></text:p>
      <text:p text:style-name="P107"><text:tab/><text:tab/><text:tab/>e.<text:tab/>PTIA (1-picryl-2,4,5-trinitroimidazole);</text:p>
      <text:p text:style-name="P97"/>
      <text:p text:style-name="P82"><text:span text:style-name="T53">ML8.<text:tab/>a.<text:tab/>17.<text:tab/></text:span><text:span text:style-name="T25">NTNMH (1-(2-nitrotriazolo)-2-dinitromethylene hydrazine);</text:span></text:p>
      <text:p text:style-name="P82"><text:span text:style-name="T1"><text:tab/><text:tab/>18.<text:tab/></text:span><text:span text:style-name="T32">NTO (ONTA or 3-nitro-1,2,4-triazol-5-one) (CAS 932-64-9);</text:span></text:p>
      <text:p text:style-name="P83"><text:span text:style-name="T1"><text:tab/><text:tab/>19.<text:tab/>Polynitrocubanes with more than four nitro groups;</text:span></text:p>
      <text:p text:style-name="P83"><text:span text:style-name="T1"><text:tab/><text:tab/></text:span><text:span text:style-name="T53">20.<text:tab/>PYX (2,6-Bis(picrylamino)-3,5-dinitropyridine) (CAS 38082-89-2);</text:span></text:p>
      <text:p text:style-name="P83"><text:span text:style-name="T53"><text:tab/><text:tab/></text:span><text:span text:style-name="T1">21.<text:tab/>RDX and derivatives, as follows:</text:span></text:p>
      <text:p text:style-name="P105"><text:tab/><text:tab/><text:tab/>a.<text:tab/>RDX (cyclotrimethylenetrinitramine, cyclonite, T4, hexahydro-1,3,5-trinitro-1,3,5-triazine, 1,3,5-trinitro-1,3,5-triaza-cyclohexane, hexogen or hexogene) (CAS 121-82-4); </text:p>
      <text:p text:style-name="P105"><text:tab/><text:tab/><text:tab/>b.<text:tab/>Keto-RDX (K-6 or 2,4,6-trinitro-2,4,6-triazacyclohexanone) </text:p>
      <text:p text:style-name="P101"><text:span text:style-name="T1"><text:tab/><text:tab/><text:tab/><text:tab/>(CAS 115029-35-1); </text:span></text:p>
      <text:p text:style-name="P87"><text:tab/><text:tab/>22.<text:tab/>TAGN (triaminoguanidinenitrate) (CAS 4000-16-2);</text:p>
      <text:p text:style-name="P87"><text:tab/><text:tab/>23.<text:tab/>TATB (triaminotrinitrobenzene) (CAS 3058-38-6) (see also ML8.g.7 for its "precursors");</text:p>
      <text:p text:style-name="P292"><text:span text:style-name="T1"><text:tab/><text:tab/>24.<text:tab/></text:span><text:span text:style-name="T32">TEDDZ (3,3,7,7-tetrabis(difluoroamine) octahydro-1,5-dinitro-1,5-diazocine);</text:span></text:p>
      <text:p text:style-name="P87"><text:tab/><text:tab/>25.<text:tab/>Tetrazoles as follows:</text:p>
      <text:p text:style-name="P105"><text:tab/><text:tab/><text:tab/>a.<text:tab/>NTAT (nitrotriazol aminotetrazole);</text:p>
      <text:p text:style-name="P105"><text:tab/><text:tab/><text:tab/>b.<text:tab/>NTNT (1-N-(2-nitrotriazolo)-4-nitrotetrazole);</text:p>
      <text:p text:style-name="P83"><text:span text:style-name="T1"><text:tab/><text:tab/></text:span><text:span text:style-name="T53">26.<text:tab/>Tetryl (trinitrophenylmethylnitramine) (CAS 479-45-8);</text:span></text:p>
      <text:p text:style-name="P83"><text:span text:style-name="T53"><text:tab/><text:tab/>27.<text:tab/>TNAD (1,4,5,8-tetranitro-1,4,5,8-tetraazadecalin) </text:span><text:span text:style-name="T38">(CAS 135877-16-6) </text:span></text:p>
      <text:p text:style-name="P83"><text:span text:style-name="T38"><text:tab/><text:tab/><text:tab/></text:span><text:span text:style-name="T32">(see also ML8.g.6. for its "precursors");</text:span></text:p>
      <text:p text:style-name="P87"><text:tab/><text:tab/>28.<text:tab/>TNAZ (1,3,3-trinitroazetidine) (CAS 97645-24-4) </text:p>
      <text:p text:style-name="P87"><text:tab/><text:tab/><text:tab/>(see also ML8.g.2. for its "precursors");</text:p>
      <text:p text:style-name="P83"><text:span text:style-name="T1"><text:tab/><text:tab/></text:span><text:span text:style-name="T53">29.<text:tab/>TNGU (SORGUYL or tetranitroglycoluril) (CAS 55510-03-7);</text:span></text:p>
      <text:p text:style-name="P292"><text:span text:style-name="T53"><text:tab/><text:tab/></text:span><text:span text:style-name="T1">30.<text:tab/>TNP (1,4,5,8-tetranitro-pyridazino[4,5-d]pyridazine) (CAS 229176-04-9);</text:span></text:p>
      <text:p text:style-name="P87"><text:tab/><text:tab/>31.<text:tab/>Triazines as follows:</text:p>
      <text:p text:style-name="P105"><text:tab/><text:tab/><text:tab/>a.<text:tab/>DNAM (2-oxy-4,6-dinitroamino-s-triazine) (CAS 19899-80-0);</text:p>
      <text:p text:style-name="P309"><text:span text:style-name="T1"><text:tab/><text:tab/><text:tab/></text:span><text:span text:style-name="T53">b.<text:tab/>NNHT (2-nitroimino-5-nitro-hexahydro-1,3,5-triazine) </text:span></text:p>
      <text:p text:style-name="P309"><text:span text:style-name="T53"><text:tab/><text:tab/><text:tab/><text:tab/>(CAS 130400-13-4);</text:span></text:p>
      <text:p text:style-name="P83"><text:span text:style-name="T53"><text:tab/><text:tab/></text:span><text:span text:style-name="T1">32.<text:tab/>Triazoles as follows:</text:span></text:p>
      <text:p text:style-name="P105"><text:tab/><text:tab/><text:tab/>a.<text:tab/>5-azido-2-nitrotriazole;</text:p>
      <text:p text:style-name="P101"><text:span text:style-name="T1"><text:tab/><text:tab/><text:tab/></text:span><text:span text:style-name="T53">b.<text:tab/>ADHTDN (4-amino-3,5-dihydrazino-1,2,4-triazole dinitramide) </text:span></text:p>
      <text:p text:style-name="P101"><text:span text:style-name="T53"><text:tab/><text:tab/><text:tab/><text:tab/>(CAS 1614-08-0);</text:span></text:p>
      <text:p text:style-name="P108"><text:tab/><text:tab/><text:tab/>c.<text:tab/>ADNT (1-amino-3,5-dinitro-1,2,4-triazole);</text:p>
      <text:p text:style-name="P108"><text:tab/><text:tab/><text:tab/>d.<text:tab/>BDNTA ((bis-dinitrotriazole)amine);</text:p>
      <text:p text:style-name="P101"><text:span text:style-name="T53"><text:tab/><text:tab/><text:tab/>e.<text:tab/>DBT (3,3</text:span><text:span text:style-name="T122"></text:span><text:span text:style-name="T53">-dinitro-5,5-bi-1,2,4-triazole) (CAS 30003-46-4);</text:span></text:p>
      <text:p text:style-name="P101"><text:span text:style-name="T53"><text:tab/><text:tab/><text:tab/></text:span><text:span text:style-name="T1">f.<text:tab/>DNBT (dinitrobistriazole) (CAS 70890-46-9);</text:span></text:p>
      <text:p text:style-name="P105"><text:tab/><text:tab/><text:tab/>g.<text:tab/>Not used since 2010</text:p>
      <text:p text:style-name="P105"><text:tab/><text:tab/><text:tab/>h.<text:tab/>NTDNT (1-N-(2-nitrotriazolo) 3,5-dinitrotriazole);</text:p>
      <text:p text:style-name="P105"><text:tab/><text:tab/><text:tab/>i.<text:tab/>PDNT (1-picryl-3,5-dinitrotriazole);</text:p>
      <text:p text:style-name="P312"><text:tab/><text:tab/><text:tab/>j.<text:tab/>TACOT (tetranitrobenzotriazolobenzotriazole) (CAS 25243-36-1);</text:p>
      <text:p text:style-name="P53"><text:span text:style-name="T1"><text:tab/><text:tab/>33.<text:tab/>"</text:span><text:span text:style-name="T32">Explosives" not listed elsewhere in ML8.a. and having any of the following:</text:span></text:p>
      <text:p text:style-name="P313"><text:span text:style-name="T32"><text:tab/><text:tab/><text:tab/>a.<text:tab/>Detonation velocity exceeding 8,700 m/s, at maximum density, </text:span><text:span text:style-name="T37">or</text:span></text:p>
      <text:p text:style-name="P313"><text:span text:style-name="T32"><text:tab/><text:tab/><text:tab/>b.<text:tab/>Detonation pressure exceeding 34 GPa (340 kbar);</text:span></text:p>
      <text:p text:style-name="P53"><text:span text:style-name="T1"><text:tab/><text:tab/>34.<text:tab/>Not used since 2013</text:span></text:p>
      <text:p text:style-name="P317"><text:span text:style-name="T1"><text:tab/><text:tab/>35.<text:tab/>DNAN (2,4-dinitroanisole) (CAS 119-27-7);</text:span></text:p>
      <text:p text:style-name="P316"><text:span text:style-name="T2"><text:tab/><text:tab/>36.<text:tab/></text:span><text:span text:style-name="T30">TEX (4,10-Dinitro-2,6,8,12-tetraoxa-4,10-diazaisowurtzitane);</text:span></text:p>
      <text:p text:style-name="P316"><text:span text:style-name="T1"><text:tab/><text:tab/>37.<text:tab/></text:span><text:span text:style-name="T25">GUDN (Guanylurea dinitramide) FOX-12 (CAS 217464-38-5);</text:span></text:p>
      <text:p text:style-name="P316"><text:span text:style-name="T1"><text:tab/><text:tab/>38.<text:tab/>Tetrazines as follows:</text:span></text:p>
      <text:p text:style-name="P314"><text:span text:style-name="T1"><text:tab/><text:tab/>a.<text:tab/>BTAT (Bis(2,2,2-trinitroethyl)-3,6-diaminotetrazine);</text:span></text:p>
      <text:p text:style-name="P314"><text:span text:style-name="T1"><text:tab/><text:tab/></text:span><text:span text:style-name="T53">b.<text:tab/>LAX-112 (3,6-diamino-1,2,4,5-tetrazine-1,4-dioxide);</text:span></text:p>
      <text:p text:style-name="P318"><text:span text:style-name="T1">ML8.<text:tab/>a.<text:tab/>39.<text:tab/></text:span><text:span text:style-name="T32">Energetic ionic materials melting between 343 K (70°C) and 373 K (100°C) and with detonation velocity exceeding 6,800 m/s or detonation pressure exceeding 18 GPa (180 kbar);</text:span><text:span text:style-name="T25"> </text:span></text:p>
      <text:p text:style-name="P319"><text:span text:style-name="T32"><text:tab/><text:tab/></text:span><text:span text:style-name="T38">40.<text:tab/></text:span><text:span text:style-name="T26">BTNEN (Bis(2,2,2-trinitroethyl)-nitramine) (CAS 19836-28-3);</text:span></text:p>
      <text:p text:style-name="P319"><text:span text:style-name="T26"><text:tab/><text:tab/>41.<text:tab/></text:span><text:span text:style-name="T33">FTDO (5,6-(3',4'-furazano)- 1,2,3,4-tetrazine-1,3-dioxide);</text:span></text:p>
      <text:p text:style-name="P320"><text:tab/><text:tab/>42.<text:tab/>EDNA (Ethylenedinitramine) (CAS 505-71-5);</text:p>
      <text:p text:style-name="P319"><text:span text:style-name="T33"><text:tab/><text:tab/>43.<text:tab/>TKX-50 (Dihydroxylammonium 5,5'-bistetrazole-1,1'-diolate);</text:span></text:p>
      <text:p text:style-name="P273"><text:span text:style-name="T9">Note</text:span><text:span text:style-name="T15"><text:tab/>ML8.a. includes 'explosive co-crystals'.</text:span></text:p>
      <text:p text:style-name="P264">Technical Note</text:p>
      <text:p text:style-name="P263">An 'explosive co-crystal' is a solid material consisting of an ordered three dimensional arrangement of two or more explosive molecules, where at least one is specified in ML8.a.</text:p>
      <text:p text:style-name="P321"/>
      <text:p text:style-name="P133">ML8.<text:tab/>b.<text:tab/>"Propellants" as follows: </text:p>
      <text:p text:style-name="P54"><text:span text:style-name="T1"><text:tab/><text:tab/>1.<text:tab/>Any solid "propellant" with a theoretical specific impulse (under standard conditions) of more than: </text:span></text:p>
      <text:p text:style-name="P322">a.<text:tab/>240 seconds for non-metallized, non-halogenized "propellant";</text:p>
      <text:p text:style-name="P326"><text:span text:style-name="T32">b.<text:tab/>250 seconds for non-metallized, halogenized "propellant"; </text:span><text:span text:style-name="T37">or</text:span></text:p>
      <text:p text:style-name="P326"><text:span text:style-name="T1">c.<text:tab/>260 seconds for metallized "propellant";</text:span></text:p>
      <text:p text:style-name="P85"><text:tab/><text:tab/>2.<text:tab/>Not used since 2013</text:p>
      <text:p text:style-name="P49"><text:tab/><text:tab/>3.<text:tab/>"Propellants" having a force constant of more than 1,200 kJ/kg;</text:p>
      <text:p text:style-name="P80"><text:span text:style-name="T1"><text:tab/><text:tab/>4.<text:tab/>"Propellants" that can sustain a steady-state linear burning rate of more than 38 mm/s under standard conditions (as measured in the form of an inhibited single strand) of 6.89 MPa (68.9 bar) pressure and 294K (21</text:span><text:span text:style-name="T123">o</text:span><text:span text:style-name="T1">C);</text:span></text:p>
      <text:p text:style-name="P80"><text:span text:style-name="T1"><text:tab/><text:tab/>5.<text:tab/>Elastomer Modified Cast Double Base (EMCDB) "propellants" with extensibility at maximum stress of more than 5% at 233K (-40</text:span><text:span text:style-name="T123">o</text:span><text:span text:style-name="T1">C);</text:span></text:p>
      <text:p text:style-name="P85"><text:tab/><text:tab/>6.<text:tab/>Any "propellant" containing substances specified by ML8.a.;</text:p>
      <text:p text:style-name="P80"><text:span text:style-name="T1"><text:tab/><text:tab/>7.<text:tab/>"</text:span><text:span text:style-name="T2">Propellants</text:span><text:span text:style-name="T1">"</text:span><text:span text:style-name="T2">, not specified elsewhere in the Munitions List, specially designed for military use;</text:span></text:p>
      <text:p text:style-name="P56"/>
      <text:p text:style-name="P123"><text:span text:style-name="T1">ML8.<text:tab/>c.<text:tab/>"Pyrotechnics", fuels and related substances, as follows, and 'mixtures' thereof: </text:span></text:p>
      <text:p text:style-name="P55"><text:span text:style-name="T1"><text:tab/><text:tab/>1.<text:tab/>"Aircraft" fuels specially formulated for military purposes;</text:span></text:p>
      <text:p text:style-name="P327"><text:span text:style-name="T58">Note 1</text:span><text:span text:style-name="T59"><text:tab/>ML8.c.1. does not apply to </text:span><text:span text:style-name="T59">the following </text:span><text:span text:style-name="T59">"</text:span><text:span text:style-name="T59">aircraft</text:span><text:span text:style-name="T59">"</text:span><text:span text:style-name="T59"> fuels: </text:span><text:span text:style-name="T59">JP-4,</text:span></text:p>
      <text:p text:style-name="P328"><text:span text:style-name="T59"><text:tab/></text:span><text:span text:style-name="T59">JP-5,</text:span><text:span text:style-name="T59"> </text:span><text:span text:style-name="T59">and</text:span><text:span text:style-name="T59"> JP-8</text:span><text:span text:style-name="T59">.</text:span></text:p>
      <text:p text:style-name="P329"><text:span text:style-name="T7">Note 2</text:span><text:span text:style-name="T12"><text:tab/>"Aircraft" fuels specified by ML8.c.1. are finished products, not their constituents.</text:span></text:p>
      <text:p text:style-name="P61"><text:tab/><text:tab/>2.<text:tab/>Alane (aluminium hydride) (CAS 7784-21-6);</text:p>
      <text:p text:style-name="P79"><text:span text:style-name="T1"><text:tab/><text:tab/>3.<text:tab/>Boranes, as follows, and their derivatives:</text:span></text:p>
      <text:p text:style-name="P99"><text:span text:style-name="T1"><text:tab/><text:tab/><text:tab/></text:span><text:span text:style-name="T53">a.<text:tab/>Carboranes;</text:span></text:p>
      <text:p text:style-name="P109"><text:tab/><text:tab/><text:tab/>b.<text:tab/>Borane homologues, as follows:</text:p>
      <text:p text:style-name="P332">1.<text:tab/>Decaborane (14) (CAS 17702-41-9);</text:p>
      <text:p text:style-name="P332">2.<text:tab/>Pentaborane (9) (CAS 19624-22-7);</text:p>
      <text:p text:style-name="P331">3.<text:tab/>Pentaborane (11) (CAS 18433-84-6);</text:p>
      <text:p text:style-name="P50"><text:tab/><text:tab/>4.<text:tab/>Hydrazine and derivatives, as follows (see also ML8.d.8. and d.9. for oxidising hydrazine derivatives):</text:p>
      <text:p text:style-name="P99"><text:span text:style-name="T1"><text:tab/><text:tab/><text:tab/>a.<text:tab/>Hydrazine (CAS 302-01-2) in concentrations of 70% or more; </text:span></text:p>
      <text:p text:style-name="P99"><text:span text:style-name="T1"><text:tab/><text:tab/><text:tab/></text:span><text:span text:style-name="T53">b.<text:tab/>Monomethyl hydrazine (CAS 60-34-4);</text:span></text:p>
      <text:p text:style-name="P109"><text:tab/><text:tab/><text:tab/>c.<text:tab/>Symmetrical dimethyl hydrazine (CAS 540-73-8);</text:p>
      <text:p text:style-name="P99"><text:span text:style-name="T53"><text:tab/><text:tab/><text:tab/>d.<text:tab/></text:span><text:span text:style-name="T26">Unsymmetrical dimethyl hydrazine (CAS 57-14-7);</text:span></text:p>
      <text:p text:style-name="P333"><text:span text:style-name="T7">Note</text:span><text:span text:style-name="T12"><text:tab/>ML8.c.4.a. does not apply to hydrazine 'mixtures' specially formulated for corrosion control.</text:span></text:p>
      <text:p text:style-name="P64"><text:span text:style-name="T1">ML8.<text:tab/>c.<text:tab/>5.<text:tab/>Metal fuels, fuel 'mixtures' or "pyrotechnic" 'mixtures', in particle form whether spherical, atomized, spheroidal, flaked or ground, manufactured from material consisting of 99 % or more of any of the following:</text:span></text:p>
      <text:p text:style-name="P99"><text:span text:style-name="T1"><text:tab/><text:tab/><text:tab/>a.<text:tab/>Metals as follows and 'mixtures' thereof:</text:span></text:p>
      <text:p text:style-name="P331">1.<text:tab/>Beryllium (CAS 7440-41-7) in particle sizes of less than 60 µm;</text:p>
      <text:p text:style-name="P331">2.<text:tab/>Iron powder (CAS 7439-89-6) with particle size of 3 µm or less produced by reduction of iron oxide with hydrogen;</text:p>
      <text:p text:style-name="P248"><text:span text:style-name="T1"><text:tab/><text:tab/><text:tab/>b.<text:tab/>'Mixtures' containing any of the following:</text:span></text:p>
      <text:p text:style-name="P330"><text:span text:style-name="T1">1.<text:tab/>Zirconium (CAS 7440-67-7), magnesium (CAS 7439-95-4) or alloys of these in particle sizes of less than 60 µm; </text:span><text:span text:style-name="T50">or</text:span></text:p>
      <text:p text:style-name="P331">2.<text:tab/>Boron (CAS 7440-42-8) or boron carbide (CAS 12069-32-8) fuels of 85% purity or higher and particle sizes of less than 60 µm;</text:p>
      <text:p text:style-name="P334"><text:span text:style-name="T7">Note 1</text:span><text:span text:style-name="T12"><text:tab/>ML8.c.5 applies to "explosives" and fuels, whether or not the metals or alloys are encapsulated in aluminium, magnesium, zirconium, or beryllium.</text:span></text:p>
      <text:p text:style-name="P335"><text:span text:style-name="T7">Note 2</text:span><text:span text:style-name="T12"><text:tab/></text:span><text:span text:style-name="T15">ML8.c.5.b. only applies to metal fuels in particle form when they are mixed with other substances to form a 'mixture' formulated for military purposes such as liquid "propellant" slurries, solid "propellants", or "pyrotechnic" 'mixtures'.</text:span></text:p>
      <text:p text:style-name="P335"><text:span text:style-name="T7">Note 3</text:span><text:span text:style-name="T12"><text:tab/>ML8.c.5.b.2. does not apply to boron and boron carbide enriched with boron-10 (20% or more of total boron-10 content).</text:span></text:p>
      <text:p text:style-name="P57"/>
      <text:p text:style-name="P49">ML8.<text:tab/>c.<text:tab/>6.<text:tab/>Military materials, containing thickeners for hydrocarbon fuels, specially formulated for use in flame throwers or incendiary munitions, such as metal stearates (e.g., octal (CAS 637-12-7)) or palmitates;</text:p>
      <text:p text:style-name="P84"><text:tab/><text:tab/>7.<text:tab/>Perchlorates, chlorates and chromates, composited with powdered metal or other high energy fuel components;</text:p>
      <text:p text:style-name="P55"><text:span text:style-name="T25"><text:tab/><text:tab/>8.<text:tab/>Spherical </text:span><text:span text:style-name="T32">or spheroidal </text:span><text:span text:style-name="T25">aluminium powder (CAS 7429-90-5) with a particle size of 60 µm or less and manufactured from material with an aluminium content of 99% or more;</text:span></text:p>
      <text:p text:style-name="P55"><text:span text:style-name="T1"><text:tab/><text:tab/>9.<text:tab/>Titanium subhydride (TiH</text:span><text:span text:style-name="T124">n</text:span><text:span text:style-name="T1">) of stoichiometry equivalent to n= 0.65-1.68;</text:span></text:p>
      <text:p text:style-name="P336"><text:span text:style-name="T1"><text:tab/>10.<text:tab/>Liquid high energy density fuels not specified in ML8.c.1., as follows:</text:span></text:p>
      <text:p text:style-name="P339"><text:span text:style-name="T1">a.<text:tab/>Mixed fuels, that incorporate both solid and liquid fuels (e.g., boron slurry), having a mass-based energy density of 40 MJ/kg or greater;</text:span></text:p>
      <text:p text:style-name="P339"><text:span text:style-name="T1">b.<text:tab/>Other high energy density fuels and fuel additives (e.g., cubane, ionic solutions, JP-7, JP-10), having a volume-based energy density of 37.5 GJ per cubic meter or greater, measured at 293 K (20</text:span><text:span text:style-name="T125">⁰</text:span><text:span text:style-name="T1">C) and one atmosphere (101.325 kPa) pressure;</text:span></text:p>
      <text:p text:style-name="P340"><text:span text:style-name="T7">Note</text:span><text:span text:style-name="T12"><text:tab/>ML8.c.10.b. does not apply to fossil refined fuels or biofuels, or fuels for engines certified for use in civil aviation.</text:span></text:p>
      <text:p text:style-name="P65"><text:span text:style-name="T1">ML8.<text:tab/>c.<text:tab/>11.<text:tab/>"Pyrotechnic" and pyrophoric materials as follows: </text:span></text:p>
      <text:p text:style-name="P341"><text:span text:style-name="T1">a.<text:tab/></text:span><text:span text:style-name="T32">"Pyrotechnic" or pyrophoric materials specifically formulated to enhance or control the production of radiated energy in any part of the IR spectrum;</text:span></text:p>
      <text:p text:style-name="P342">b.<text:tab/>Mixtures of magnesium, polytetrafluoroethylene (PTFE) and a vinylidene difluoride-hexafluoropropylene copolymer (e.g., MTV);</text:p>
      <text:p text:style-name="P337"/>
      <text:p text:style-name="P338"><text:span text:style-name="T1">ML8.<text:tab/>c.<text:tab/>12.<text:tab/>Fuel mixtures, "pyrotechnic" mixtures or "energetic materials", not specified elsewhere in ML8, having all of the following: </text:span></text:p>
      <text:p text:style-name="P343">a.<text:tab/>Containing greater than 0.5% of particles of any of the following:</text:p>
      <text:p text:style-name="P346">1.<text:tab/>Aluminium;</text:p>
      <text:p text:style-name="P346">2.<text:tab/>Beryllium;</text:p>
      <text:p text:style-name="P346">3.<text:tab/>Boron;</text:p>
      <text:p text:style-name="P346">4.<text:tab/>Zirconium;</text:p>
      <text:p text:style-name="P344"><text:span text:style-name="T61">5.<text:tab/>Magnesium; </text:span><text:span text:style-name="T62">or</text:span></text:p>
      <text:p text:style-name="P345">6.<text:tab/>Titanium;</text:p>
      <text:p text:style-name="P324"><text:span text:style-name="T1">b.<text:tab/>Particles specified by ML8.c.12.a. with a size less than 200 nm in any direction; </text:span><text:span text:style-name="T50">and</text:span></text:p>
      <text:p text:style-name="P325"><text:span text:style-name="T1">c.<text:tab/></text:span><text:span text:style-name="T32">Particles specified by ML8.c.12.a. with a metal content of 60% or greater;</text:span></text:p>
      <text:p text:style-name="P347"><text:span text:style-name="T36">Note</text:span><text:span text:style-name="T34"><text:tab/></text:span><text:span text:style-name="T39">ML8.c.12. includes thermites.</text:span></text:p>
      <text:p text:style-name="P323"/>
      <text:p text:style-name="P348"><text:span text:style-name="T1">ML8.<text:tab/>d.<text:tab/>Oxidizers as follows, and 'mixtures' thereof:</text:span></text:p>
      <text:p text:style-name="P350"><text:tab/><text:tab/>1.<text:tab/>ADN (ammonium dinitramide or SR 12) (CAS 140456-78-6); </text:p>
      <text:p text:style-name="P350"><text:tab/><text:tab/>2.<text:tab/>AP (ammonium perchlorate) (CAS 7790-98-9);</text:p>
      <text:p text:style-name="P350"><text:tab/><text:tab/>3.<text:tab/>Compounds composed of fluorine and any of the following: </text:p>
      <text:p text:style-name="P353"><text:tab/><text:tab/><text:tab/>a.<text:tab/>Other halogens;</text:p>
      <text:p text:style-name="P352"><text:span text:style-name="T1"><text:tab/><text:tab/><text:tab/>b.<text:tab/>Oxygen; </text:span><text:span text:style-name="T50">or</text:span></text:p>
      <text:p text:style-name="P353"><text:tab/><text:tab/><text:tab/>c.<text:tab/>Nitrogen;</text:p>
      <text:p text:style-name="P354"><text:span text:style-name="T7">Note 1</text:span><text:span text:style-name="T12"><text:tab/>ML8.d.3. does not apply to chlorine trifluoride (CAS 7790-91-2).</text:span></text:p>
      <text:p text:style-name="P355"><text:span text:style-name="T7">Note 2</text:span><text:span text:style-name="T12"><text:tab/>ML8.d.3. does not apply to nitrogen trifluoride (CAS 7783-54-2) in its gaseous state.</text:span></text:p>
      <text:p text:style-name="P356"><text:span text:style-name="T1"><text:tab/><text:tab/>4.<text:tab/>DNAD (1,3-dinitro-1,3-diazetidine) (CAS 78246-06-7);</text:span></text:p>
      <text:p text:style-name="P349"><text:span text:style-name="T1"><text:tab/><text:tab/>5.<text:tab/></text:span><text:span text:style-name="T25">HAN (hydroxylammonium nitrate) (CAS 13465-08-2);</text:span></text:p>
      <text:p text:style-name="P350"><text:tab/><text:tab/>6.<text:tab/>HAP (hydroxylammonium perchlorate) (CAS 15588-62-2);</text:p>
      <text:p text:style-name="P350"><text:tab/><text:tab/>7.<text:tab/>HNF (hydrazinium nitroformate) (CAS 20773-28-8); </text:p>
      <text:p text:style-name="P349"><text:span text:style-name="T1"><text:tab/><text:tab/></text:span><text:span text:style-name="T53">8.<text:tab/>Hydrazine nitrate (CAS 37836-27-4);</text:span></text:p>
      <text:p text:style-name="P351"><text:tab/><text:tab/>9.<text:tab/>Hydrazine perchlorate (CAS 27978-54-7);</text:p>
      <text:p text:style-name="P357"><text:span text:style-name="T53"><text:tab/><text:tab/></text:span><text:span text:style-name="T1">10.<text:tab/>Liquid oxidisers comprised of or containing inhibited red fuming nitric acid (IRFNA) (CAS 8007-58-7);</text:span></text:p>
      <text:p text:style-name="P358"><text:span text:style-name="T7">Note</text:span><text:span text:style-name="T12"><text:tab/>ML8.d.10. does not apply to non-inhibited fuming nitric acid.</text:span></text:p>
      <text:p text:style-name="P359"/>
      <text:p text:style-name="P360">ML8.<text:tab/>e.<text:tab/>Binders, plasticizers, monomers and polymers, as follows:</text:p>
      <text:p text:style-name="P296"><text:tab/><text:tab/>1.<text:tab/>AMMO (azidomethylmethyloxetane and its polymers) (CAS 90683-29-7)</text:p>
      <text:p text:style-name="P296"><text:tab/><text:tab/><text:tab/>(see also ML8.g.1. for its "precursors");</text:p>
      <text:p text:style-name="P364"><text:span text:style-name="T1"><text:tab/><text:tab/>2.<text:tab/>BAMO (3,3-bis(azidomethyl)oxetane and its polymers)</text:span></text:p>
      <text:p text:style-name="P294"><text:span text:style-name="T1"><text:tab/><text:tab/><text:tab/></text:span><text:span text:style-name="T25">(CAS 17607-20-4) (see also ML8.g.1. for its "precursors");</text:span></text:p>
      <text:p text:style-name="P294"><text:span text:style-name="T1"><text:tab/><text:tab/></text:span><text:span text:style-name="T53">3.<text:tab/>BDNPA (bis (2,2-dinitropropyl)acetal) (CAS 5108-69-0);</text:span></text:p>
      <text:p text:style-name="P303"><text:tab/><text:tab/>4.<text:tab/>BDNPF (bis (2,2-dinitropropyl)formal) (CAS 5917-61-3);</text:p>
      <text:p text:style-name="P294"><text:span text:style-name="T53"><text:tab/><text:tab/></text:span><text:span text:style-name="T1">5.<text:tab/></text:span><text:span text:style-name="T32">BTTN (butanetrioltrinitrate) (CAS 6659-60-5) </text:span></text:p>
      <text:p text:style-name="P294"><text:span text:style-name="T32"><text:tab/><text:tab/><text:tab/>(see also ML8.g.8. </text:span><text:span text:style-name="T1">for its "precursors"</text:span><text:span text:style-name="T32">);</text:span></text:p>
      <text:p text:style-name="P372"><text:tab/><text:tab/>6.<text:tab/>Energetic monomers, plasticizers or polymers, specially formulated for military use and containing any of the following:</text:p>
      <text:p text:style-name="P374">a.<text:tab/>Nitro groups;</text:p>
      <text:p text:style-name="P374">b.<text:tab/>Azido groups;</text:p>
      <text:p text:style-name="P374">c.<text:tab/>Nitrate groups;</text:p>
      <text:p text:style-name="P373"><text:span text:style-name="T1">d.<text:tab/>Nitraza groups; </text:span><text:span text:style-name="T50">or</text:span><text:span text:style-name="T1"> </text:span></text:p>
      <text:p text:style-name="P374">e.<text:tab/>Difluoroamino groups;</text:p>
      <text:p text:style-name="P375"/>
      <text:p text:style-name="P376"><text:span text:style-name="T1">ML8.<text:tab/>e.<text:tab/>7.<text:tab/>FAMAO (3-difluoroaminomethyl-3-azidomethyl oxetane) and its polymers;</text:span></text:p>
      <text:p text:style-name="P294"><text:span text:style-name="T1"><text:tab/><text:tab/>8.<text:tab/>FEFO (bis-(2-fluoro-2,2-dinitroethyl) formal) (CAS 17003-79-1);</text:span></text:p>
      <text:p text:style-name="P294"><text:span text:style-name="T1"><text:tab/><text:tab/>9.<text:tab/></text:span><text:span text:style-name="T25">FPF-1 (poly-2,2,3,3,4,4-hexafluoropentane-1,5-diol formal)</text:span><text:span text:style-name="T1"> (CAS 376-90-9);</text:span></text:p>
      <text:p text:style-name="P297"><text:tab/><text:tab/>10.<text:tab/>FPF-3 (poly-2,4,4,5,5,6,6-heptafluoro-2-tri-fluoromethyl-3-oxaheptane-1,7-diol formal);</text:p>
      <text:p text:style-name="P295"><text:span text:style-name="T1"><text:tab/><text:tab/>11.<text:tab/>GAP (glycidylazide polymer) (CAS 143178-24-9) and its derivatives;</text:span></text:p>
      <text:p text:style-name="P297"><text:tab/><text:tab/>12.<text:tab/>HTPB (hydroxyl terminated polybutadiene) with a hydroxyl functionality equal to or greater than 2.2 and less than or equal to 2.4, a hydroxyl value of less than 0.77 meq/g, and a viscosity at 30°C of less than 47 poise</text:p>
      <text:p text:style-name="P299"><text:tab/><text:tab/><text:tab/>(CAS 69102-90-5);</text:p>
      <text:p text:style-name="P378"><text:tab/><text:tab/>13.<text:tab/>Alcohol functionalised poly(epichlorohydrin) with a molecular weight less than 10,000, as follows:</text:p>
      <text:p text:style-name="P381"><text:span text:style-name="T1"><text:tab/><text:tab/><text:tab/>a.<text:tab/>Poly(epichlorohydrindiol);</text:span></text:p>
      <text:p text:style-name="P381"><text:span text:style-name="T1"><text:tab/><text:tab/><text:tab/>b.<text:tab/>Poly(epichlorohydrintriol).</text:span></text:p>
      <text:p text:style-name="P377"><text:span text:style-name="T1"><text:tab/><text:tab/></text:span><text:span text:style-name="T53">14.<text:tab/></text:span><text:span text:style-name="T38">NENAs (nitratoethylnitramine compounds) (CAS 17096-47-8, 85068-73-1, 82486-83-7, 82486-82-6 and 85954-06-9);</text:span></text:p>
      <text:p text:style-name="P304"><text:span text:style-name="T53"><text:tab/><text:tab/></text:span><text:span text:style-name="T1">15.<text:tab/>PGN (poly-GLYN, polyglycidylnitrate or poly(nitratomethyl oxirane)) (CAS 27814-48-8);</text:span></text:p>
      <text:p text:style-name="P365"><text:span text:style-name="T1"><text:tab/><text:tab/>16.<text:tab/>Poly-NIMMO (poly (nitratomethylmethyloxetane), poly-NMMO or poly(3-Nitratomethyl-3-methyloxetane)) (CAS 84051-81-0);</text:span></text:p>
      <text:p text:style-name="P366"><text:tab/><text:tab/>17.<text:tab/>Polynitroorthocarbonates;</text:p>
      <text:p text:style-name="P365"><text:span text:style-name="T1"><text:tab/><text:tab/>18.<text:tab/></text:span><text:span text:style-name="T32">TVOPA (1,2,3-tris[1,2-bis(difluoroamino)ethoxy] propane</text:span><text:span text:style-name="T1"> or tris vinoxy propane adduct) </text:span><text:span text:style-name="T25">(CAS 53159-39-0);</text:span></text:p>
      <text:p text:style-name="P365"><text:span text:style-name="T25"><text:tab/><text:tab/>19.<text:tab/></text:span><text:span text:style-name="T32">4,5 diazidomethyl-2-methyl-1,2,3-triazole (iso- DAMTR);</text:span></text:p>
      <text:p text:style-name="P365"><text:span text:style-name="T25"><text:tab/><text:tab/>20.<text:tab/></text:span><text:span text:style-name="T1">PNO (Poly(3-nitrato oxetane));</text:span></text:p>
      <text:p text:style-name="P365"><text:span text:style-name="T1"><text:tab/><text:tab/>21.<text:tab/>TMETN (Trimethylolethane trinitrate) (CAS 3032-55-1);</text:span></text:p>
      <text:p text:style-name="P183"/>
      <text:p text:style-name="P362">ML8.<text:tab/>f.<text:tab/>"Additives" as follows:</text:p>
      <text:p text:style-name="P300"><text:tab/><text:tab/>1.<text:tab/>Basic copper salicylate (CAS 62320-94-9);</text:p>
      <text:p text:style-name="P300"><text:tab/><text:tab/>2.<text:tab/>BHEGA (bis-(2-hydroxyethyl) glycolamide) (CAS 17409-41-5);</text:p>
      <text:p text:style-name="P300"><text:tab/><text:tab/>3.<text:tab/>BNO (butadienenitrileoxide);</text:p>
      <text:p text:style-name="P379"><text:tab/><text:tab/>4.<text:tab/>Ferrocene derivatives as follows:</text:p>
      <text:p text:style-name="P310"><text:span text:style-name="T1"><text:tab/><text:tab/><text:tab/></text:span><text:span text:style-name="T53">a.<text:tab/>Butacene (CAS 125856-62-4);</text:span></text:p>
      <text:p text:style-name="P311"><text:tab/><text:tab/><text:tab/>b.<text:tab/>Catocene (2,2-bis-ethylferrocenyl propane) (CAS 37206-42-1); </text:p>
      <text:p text:style-name="P382"><text:span text:style-name="T53"><text:tab/><text:tab/><text:tab/></text:span><text:span text:style-name="T1">c.<text:tab/>Ferrocene carboxylic acids and ferrocene carboxylic acid esters;</text:span></text:p>
      <text:p text:style-name="P383"><text:tab/><text:tab/><text:tab/>d.<text:tab/>n-butyl-ferrocene (CAS 31904-29-7); </text:p>
      <text:p text:style-name="P382"><text:span text:style-name="T1"><text:tab/><text:tab/><text:tab/>e.<text:tab/>Other adducted polymer ferrocene derivatives not specified elsewhere in ML8.f.4.;</text:span></text:p>
      <text:p text:style-name="P16">f.<text:tab/>Ethyl ferrocene (CAS 1273-89-8);</text:p>
      <text:p text:style-name="P16">g.<text:tab/>Propyl ferrocene;</text:p>
      <text:p text:style-name="P16">h.<text:tab/>Pentyl ferrocene (CAS 1274-00-6);</text:p>
      <text:p text:style-name="P16">i.<text:tab/>Dicyclopentyl ferrocene;</text:p>
      <text:p text:style-name="P16">j.<text:tab/>Dicyclohexyl ferrocene;</text:p>
      <text:p text:style-name="P16">k.<text:tab/>Diethyl ferrocene (CAS 1273-97-8);</text:p>
      <text:p text:style-name="P16">l.<text:tab/>Dipropyl ferrocene;</text:p>
      <text:p text:style-name="P16">m.<text:tab/>Dibutyl ferrocene (CAS 1274-08-4);</text:p>
      <text:p text:style-name="P16">n.<text:tab/>Dihexyl ferrocene (CAS 93894-59-8);</text:p>
      <text:p text:style-name="P16">o.<text:tab/>Acetyl ferrocene (CAS 1271-55-2)/1,1’-diacetyl ferrocene </text:p>
      <text:p text:style-name="P15"><text:span text:style-name="T127"><text:tab/>(CAS 1273-94-5);</text:span></text:p>
      <text:p text:style-name="P364"><text:span text:style-name="T1"><text:tab/><text:tab/>5.<text:tab/>Lead beta-resorcylate (CAS 20936-32-7) </text:span><text:span text:style-name="T40">or copper beta-resorcylate </text:span></text:p>
      <text:p text:style-name="P364"><text:span text:style-name="T40"><text:tab/><text:tab/><text:tab/>(CAS 70983-44-7)</text:span><text:span text:style-name="T1">;</text:span></text:p>
      <text:p text:style-name="P300"><text:tab/><text:tab/>6.<text:tab/>Lead citrate (CAS 14450-60-3);</text:p>
      <text:p text:style-name="P308"/>
      <text:p text:style-name="P305"><text:span text:style-name="T1">ML8.<text:tab/>f.<text:tab/>7.<text:tab/>Lead-copper chelates of beta-resorcylate or salicylates (CAS 68411-07-4);</text:span></text:p>
      <text:p text:style-name="P300"><text:tab/><text:tab/>8.<text:tab/>Lead maleate (CAS 19136-34-6);</text:p>
      <text:p text:style-name="P300"><text:tab/><text:tab/>9.<text:tab/>Lead salicylate (CAS 15748-73-9);</text:p>
      <text:p text:style-name="P299"><text:tab/><text:tab/>10.<text:tab/>Lead stannate (CAS 12036-31-6);</text:p>
      <text:p text:style-name="P304"><text:span text:style-name="T1"><text:tab/><text:tab/>11.<text:tab/>MAPO (tris-1-(2-methyl)aziridinyl phosphine oxide) </text:span></text:p>
      <text:p text:style-name="P304"><text:span text:style-name="T1"><text:tab/><text:tab/><text:tab/></text:span><text:span text:style-name="T25">(CAS 57-39-6); BOBBA 8 (bis(2-methyl aziridinyl) 2-(2-hydroxypropanoxy)</text:span><text:span text:style-name="T1"> propylamino phosphine oxide); and other MAPO derivatives;</text:span></text:p>
      <text:p text:style-name="P302"><text:tab/><text:tab/>12.<text:tab/>Methyl BAPO (bis(2-methyl aziridinyl) methylamino phosphine oxide) (CAS 85068-72-0);</text:p>
      <text:p text:style-name="P302"><text:tab/><text:tab/>13.<text:tab/>N-methyl-p-nitroaniline (CAS 100-15-2);</text:p>
      <text:p text:style-name="P302"><text:tab/><text:tab/>14.<text:tab/>3-Nitraza-1,5-pentane diisocyanate (CAS 7406-61-9);</text:p>
      <text:p text:style-name="P380"><text:tab/><text:tab/>15.<text:tab/>Organo-metallic coupling agents as follows:</text:p>
      <text:p text:style-name="P384"><text:span text:style-name="T1">a.<text:tab/>Neopentyl[diallyl]oxy, tri[dioctyl]phosphato-titanate (CAS 103850-22-2); also known as titanium IV, 2,2[bis 2-propenolato-methyl, butanolato, tris (dioctyl) phosphato] (CAS </text:span><text:span text:style-name="T32">110438-25-0); or LICA 12 </text:span></text:p>
      <text:p text:style-name="P387">(CAS 103850-22-2);</text:p>
      <text:p text:style-name="P385">b.<text:tab/>Titanium IV, [(2-propenolato-1) methyl, n-propanolatomethyl] butanolato-1, tris[dioctyl] pyrophosphate or KR3538;</text:p>
      <text:list xml:id="list1847312056" text:style-name="WW8Num15">
        <text:list-item>
          <text:p text:style-name="P386">Titanium IV, [(2-propenolato-1)methyl, n-propanolatomethyl] butanolato-1, tris(dioctyl)phosphate;</text:p>
        </text:list-item>
      </text:list>
      <text:p text:style-name="P368"><text:span text:style-name="T1"><text:tab/><text:tab/>16.<text:tab/>Polycyanodifluoroaminoethyleneoxide</text:span><text:span text:style-name="T12">;</text:span></text:p>
      <text:p text:style-name="P369"><text:span text:style-name="T25">ML8.<text:tab/>f.<text:tab/>17.<text:tab/></text:span><text:span text:style-name="T1">Bonding agents as follows:</text:span></text:p>
      <text:p text:style-name="P388"><text:span text:style-name="T1"><text:tab/></text:span><text:span text:style-name="T53">a.<text:tab/>1,1R,1S-trimesoyl-tris(2-ethylaziridine) (HX-868, BITA) </text:span></text:p>
      <text:p text:style-name="P388"><text:span text:style-name="T53"><text:tab/><text:tab/>(CAS 7722-73-8);</text:span></text:p>
      <text:p text:style-name="P389"><text:span text:style-name="T53"><text:tab/></text:span><text:span text:style-name="T1">b.<text:tab/></text:span><text:span text:style-name="T32">Polyfunctional aziridine amides with isophthalic, trimesic, isocyanuric or trimethyladipic backbone also having a 2-methyl or 2-ethyl aziridine group;</text:span></text:p>
      <text:p text:style-name="P390"><text:span text:style-name="T7">Note</text:span><text:span text:style-name="T12"><text:tab/>Item ML.8.f.17.b. includes:</text:span></text:p>
      <text:p text:style-name="P392">a.<text:tab/>1,1H-Isophthaloyl-bis(2-methylaziridine)(HX-752) </text:p>
      <text:p text:style-name="P391"><text:span text:style-name="T63"><text:tab/></text:span><text:span text:style-name="T55">(CAS 7652-64-4);</text:span></text:p>
      <text:p text:style-name="P394">b.<text:tab/>2,4,6-tris(2-ethyl-1-aziridinyl)-1,3,5-triazine (HX-874) (CAS 18924-91-9);</text:p>
      <text:p text:style-name="P394">c.<text:tab/>1,1'-trimethyladipoyl-bis(2-ethylaziridine) (HX-877) </text:p>
      <text:p text:style-name="P393"><text:span text:style-name="T55"><text:tab/>(CAS 71463-62-2).</text:span></text:p>
      <text:p text:style-name="P370"><text:span text:style-name="T53"><text:tab/><text:tab/></text:span><text:span text:style-name="T1">18.<text:tab/>Propyleneimine (2-methylaziridine) (CAS 75-55-8);</text:span></text:p>
      <text:p text:style-name="P293"><text:span text:style-name="T1"><text:tab/><text:tab/>19.<text:tab/>Superfine iron oxide (Fe</text:span><text:span text:style-name="T124">2</text:span><text:span text:style-name="T1">O</text:span><text:span text:style-name="T124">3</text:span><text:span text:style-name="T1">) (CAS 1317-60-8) with a specific surface area more than 250 m</text:span><text:span text:style-name="T123">2</text:span><text:span text:style-name="T1">/g and an average particle size of 3.0 nm or less;</text:span></text:p>
      <text:p text:style-name="P298"><text:tab/><text:tab/>20.<text:tab/>TEPAN (tetraethylenepentaamineacrylonitrile) (CAS 68412-45-3); cyanoethylated polyamines and their salts;</text:p>
      <text:p text:style-name="P306"><text:span text:style-name="T1"><text:tab/><text:tab/>21.<text:tab/></text:span><text:span text:style-name="T32">TEPANOL (tetraethylenepentaamineacrylonitrileglycidol) (CAS 68412-46-4);</text:span><text:span text:style-name="T1"> cyanoethylated polyamines adducted with glycidol and their salts;</text:span></text:p>
      <text:p text:style-name="P301"><text:tab/><text:tab/>22.<text:tab/>TPB (triphenyl bismuth) (CAS 603-33-8);</text:p>
      <text:p text:style-name="P363"><text:span text:style-name="T1"><text:tab/><text:tab/>23.<text:tab/></text:span><text:span text:style-name="T32">TEPB (Tris (ethoxyphenyl) bismuth) (CAS 90591-48-3);</text:span></text:p>
      <text:p text:style-name="P183"/>
      <text:p text:style-name="P361">ML8.<text:tab/>g.<text:tab/>"Precursors" as follows:</text:p>
      <text:p text:style-name="P395"><text:span text:style-name="T12"><text:tab/><text:tab/></text:span><text:span text:style-name="T7">N.B.</text:span><text:span text:style-name="T12"><text:tab/>In ML8.g. the references are to specified "Energetic Materials" manufactured from these substances.</text:span></text:p>
      <text:p text:style-name="P371"><text:span text:style-name="T1"><text:tab/><text:tab/></text:span><text:span text:style-name="T53">1.<text:tab/>BCMO (3,3-bis(chloromethyl)oxetane) (CAS 78-71-7) </text:span></text:p>
      <text:p text:style-name="P363"><text:span text:style-name="T53"><text:tab/><text:tab/><text:tab/></text:span><text:span text:style-name="T1">(see also ML8.e.1. and e.2.); </text:span></text:p>
      <text:p text:style-name="P301"><text:tab/><text:tab/>2.<text:tab/>Dinitroazetidine-t-butyl salt (CAS 125735-38-8) (see also ML8.a.28.);</text:p>
      <text:p text:style-name="P307"/>
      <text:p text:style-name="P306"><text:span text:style-name="T1">ML8.<text:tab/>g.<text:tab/>3.<text:tab/>Hexaazaisowurtzitane derivates including HBIW (hexabenzylhexaazaisowurtzitane) (CAS 124782-15-6) (see also ML8.a.4.) and TAIW </text:span><text:span text:style-name="T25">(tetraacetyldibenzylhexaazaisowurtzitane) (CAS 182763-60-6)</text:span><text:span text:style-name="T1"> (see also ML8.a.4.); </text:span></text:p>
      <text:p text:style-name="P363"><text:span text:style-name="T1"><text:tab/><text:tab/>4.<text:tab/>Not used since 2013</text:span></text:p>
      <text:p text:style-name="P367"><text:tab/><text:tab/>5.<text:tab/>TAT (1,3,5,7 tetraacetyl-1,3,5,7,-tetraaza cyclo-octane) (CAS 41378-98-7) (see also ML8.a.13.);</text:p>
      <text:p text:style-name="P306"><text:span text:style-name="T1"><text:tab/><text:tab/>6.<text:tab/></text:span><text:span text:style-name="T29">1,4,5,8-tetraazadecalin (CAS 5409-42-7) (see also ML8.a.27.);</text:span></text:p>
      <text:p text:style-name="P301"><text:tab/><text:tab/>7.<text:tab/>1,3,5-trichlorobenzene (CAS 108-70-3) (see also ML8.a.23.);</text:p>
      <text:p text:style-name="P306"><text:span text:style-name="T1"><text:tab/><text:tab/>8.<text:tab/></text:span><text:span text:style-name="T32">1,2,4-trihydroxybutane (1,2,4-butanetriol) (CAS 3068-00-6) </text:span></text:p>
      <text:p text:style-name="P301"><text:tab/><text:tab/><text:tab/>(see also ML8.e.5.);</text:p>
      <text:p text:style-name="P367"><text:tab/><text:tab/>9.<text:tab/>DADN (1,5-diacetyl-3,7-dinitro-1, 3, 5, 7-tetraaza-cyclooctane) </text:p>
      <text:p text:style-name="P363"><text:span text:style-name="T1"><text:tab/><text:tab/><text:tab/>(see also ML8.a.13).</text:span></text:p>
      <text:p text:style-name="P396"/>
      <text:p text:style-name="P398"><text:span text:style-name="T42">ML8.<text:tab/>h.<text:tab/></text:span><text:span text:style-name="T40">'</text:span><text:span text:style-name="T1">Reactive material' powders and shapes, as follows:</text:span></text:p>
      <text:p text:style-name="P399"><text:span text:style-name="T42"><text:tab/>1.<text:tab/></text:span><text:span text:style-name="T1">Powders of any of the following materials, with a particle size less than 250</text:span><text:span text:style-name="T2"> µm</text:span><text:span text:style-name="T1"> </text:span><text:span text:style-name="T2">in any direction and</text:span><text:span text:style-name="T1"> not specified elsewhere by ML8:</text:span></text:p>
      <text:p text:style-name="P401">a.<text:tab/>Aluminium; </text:p>
      <text:p text:style-name="P404">b.<text:tab/>Niobium; </text:p>
      <text:p text:style-name="P404">c.<text:tab/>Boron; </text:p>
      <text:p text:style-name="P404">d.<text:tab/>Zirconium; </text:p>
      <text:p text:style-name="P404">e.<text:tab/>Magnesium;</text:p>
      <text:p text:style-name="P404">f.<text:tab/>Titanium;</text:p>
      <text:p text:style-name="P403">g.<text:tab/>Tantalum;</text:p>
      <text:p text:style-name="P403">h.<text:tab/>Tungsten;</text:p>
      <text:p text:style-name="P402"><text:span text:style-name="T5">i.<text:tab/>Molybdenum; </text:span><text:span text:style-name="T52">or</text:span></text:p>
      <text:p text:style-name="P403">j.<text:tab/>Hafnium;</text:p>
      <text:p text:style-name="P400"><text:tab/>2.<text:tab/>Shapes, not specified by ML3, ML4, ML12 or ML16, fabricated from powders specified by ML8.h.1.</text:p>
      <text:p text:style-name="P405">Technical Notes</text:p>
      <text:p text:style-name="P406"><text:span text:style-name="T46">1.<text:tab/></text:span><text:span text:style-name="T47">'</text:span><text:span text:style-name="T12">Reactive materials' are designed to produce an exothermic reaction only at high shear rates and for use as liners or casings in warheads.</text:span></text:p>
      <text:p text:style-name="P406"><text:span text:style-name="T46">2.<text:tab/></text:span><text:span text:style-name="T47">'</text:span><text:span text:style-name="T12">Reactive material' powders are produced by</text:span><text:span text:style-name="T17">, for example, a high energy</text:span><text:span text:style-name="T12"> ball milling process.</text:span></text:p>
      <text:p text:style-name="P406"><text:span text:style-name="T46">3.<text:tab/></text:span><text:span text:style-name="T47">'</text:span><text:span text:style-name="T12">Reactive material'</text:span><text:span text:style-name="T17"> shapes are produced by, for example, selective laser sintering</text:span><text:span text:style-name="T2">.</text:span></text:p>
      <text:p text:style-name="P397"/>
      <text:p text:style-name="P407"><text:span text:style-name="T7">Note 1</text:span><text:span text:style-name="T121"><text:note text:id="ftn1" text:note-class="footnote"><text:note-citation text:label=""></text:note-citation><text:note-body><text:p text:style-name="P4"><text:span text:style-name="T102">Former Note 5 was deleted in 2009. <text:s/>Remaining Notes 6 and 7 were renumbered Notes 1 and 2 in 2012.</text:span></text:p></text:note-body></text:note></text:span><text:span text:style-name="T12"><text:tab/>ML8. does not apply to the following substances unless they are compounded or mixed with the "energetic material" specified by ML8.a. or powdered metals specified by ML8.c.: </text:span></text:p>
      <text:p text:style-name="P408"><text:span text:style-name="T12"><text:tab/><text:tab/><text:tab/>a.<text:tab/>Ammonium picrate </text:span><text:span text:style-name="T17">(CAS 131-74-8)</text:span><text:span text:style-name="T12">;</text:span></text:p>
      <text:p text:style-name="P409"><text:tab/><text:tab/><text:tab/>b.<text:tab/>Black powder;</text:p>
      <text:p text:style-name="P408"><text:span text:style-name="T12"><text:tab/><text:tab/><text:tab/></text:span><text:span text:style-name="T55">c.<text:tab/>Hexanitrodiphenylamine </text:span><text:span text:style-name="T56">(CAS 131-73-7)</text:span><text:span text:style-name="T55">;</text:span></text:p>
      <text:p text:style-name="P408"><text:span text:style-name="T55"><text:tab/><text:tab/><text:tab/>d.<text:tab/>Difluoroamine </text:span><text:span text:style-name="T56">(CAS 10405-27-3)</text:span><text:span text:style-name="T55">;</text:span></text:p>
      <text:p text:style-name="P408"><text:span text:style-name="T55"><text:tab/><text:tab/><text:tab/>e.<text:tab/>Nitrostarch </text:span><text:span text:style-name="T56">(CAS 9056-38-6)</text:span><text:span text:style-name="T55">;</text:span></text:p>
      <text:p text:style-name="P408"><text:span text:style-name="T55"><text:tab/><text:tab/><text:tab/>f.<text:tab/>Potassium nitrate </text:span><text:span text:style-name="T56">(CAS 7757-79-1)</text:span><text:span text:style-name="T55">;</text:span></text:p>
      <text:p text:style-name="P410"><text:tab/><text:tab/><text:tab/>g.<text:tab/>Tetranitronaphthalene;</text:p>
      <text:p text:style-name="P410"><text:tab/><text:tab/><text:tab/>h.<text:tab/>Trinitroanisol;</text:p>
      <text:p text:style-name="P410"><text:tab/><text:tab/><text:tab/>i.<text:tab/>Trinitronaphthalene;</text:p>
      <text:p text:style-name="P415"><text:tab/><text:tab/><text:tab/>j.<text:tab/>Trinitroxylene;</text:p>
      <text:p text:style-name="P416"/>
      <text:p text:style-name="P407"><text:span text:style-name="T57">Note 1</text:span><text:span text:style-name="T55"> cont. </text:span></text:p>
      <text:p text:style-name="P417"/>
      <text:p text:style-name="P412"><text:span text:style-name="T55"><text:tab/><text:tab/><text:tab/>k.<text:tab/>N-pyrrolidinone; 1-methyl-2-pyrrolidinone </text:span><text:span text:style-name="T56">(CAS 872-50-4)</text:span><text:span text:style-name="T55">;</text:span></text:p>
      <text:p text:style-name="P412"><text:span text:style-name="T55"><text:tab/><text:tab/><text:tab/>l.<text:tab/>Dioctylmaleate </text:span><text:span text:style-name="T56">(CAS 142-16-5)</text:span><text:span text:style-name="T55">;</text:span></text:p>
      <text:p text:style-name="P412"><text:span text:style-name="T55"><text:tab/><text:tab/><text:tab/>m.<text:tab/>Ethylhexylacrylate </text:span><text:span text:style-name="T56">(CAS 103-11-7)</text:span><text:span text:style-name="T55">;</text:span></text:p>
      <text:p text:style-name="P412"><text:span text:style-name="T55"><text:tab/><text:tab/><text:tab/></text:span><text:span text:style-name="T12">n.<text:tab/>Triethylaluminium (TEA) </text:span><text:span text:style-name="T17">(CAS 97-93-8)</text:span><text:span text:style-name="T12">, trimethylaluminium (TMA) </text:span><text:span text:style-name="T17">(CAS 75-24-1)</text:span><text:span text:style-name="T12">, and other pyrophoric metal alkyls and aryls of lithium, sodium, magnesium, zinc or boron;</text:span></text:p>
      <text:p text:style-name="P412"><text:span text:style-name="T12"><text:tab/><text:tab/><text:tab/>o.<text:tab/>Nitrocellulose </text:span><text:span text:style-name="T17">(CAS 9004-70-0)</text:span><text:span text:style-name="T12">;</text:span></text:p>
      <text:p text:style-name="P412"><text:span text:style-name="T12"><text:tab/><text:tab/><text:tab/>p.<text:tab/>Nitroglycerin (or glyceroltrinitrate, trinitroglycerine) (NG) </text:span></text:p>
      <text:p text:style-name="P412"><text:span text:style-name="T12"><text:tab/><text:tab/><text:tab/><text:tab/></text:span><text:span text:style-name="T17">(CAS 55-63-0)</text:span><text:span text:style-name="T12">;</text:span></text:p>
      <text:p text:style-name="P412"><text:span text:style-name="T12"><text:tab/><text:tab/><text:tab/>q.<text:tab/>2,4,6-trinitrotoluene (TNT) </text:span><text:span text:style-name="T17">(CAS 118-96-7)</text:span><text:span text:style-name="T12">;</text:span></text:p>
      <text:p text:style-name="P412"><text:span text:style-name="T12"><text:tab/><text:tab/><text:tab/>r.<text:tab/></text:span><text:span text:style-name="T34">Ethylenediaminedinitrate (EDDN) </text:span><text:span text:style-name="T35">(CAS 20829-66-7)</text:span><text:span text:style-name="T34">;</text:span></text:p>
      <text:p text:style-name="P412"><text:span text:style-name="T12"><text:tab/><text:tab/><text:tab/>s.<text:tab/>Pentaerythritoltetranitrate (PETN) </text:span><text:span text:style-name="T17">(CAS 78-11-5)</text:span><text:span text:style-name="T12">;</text:span></text:p>
      <text:p text:style-name="P418"><text:span text:style-name="T23"><text:tab/><text:tab/><text:tab/>t.<text:tab/></text:span><text:span text:style-name="T34">Lead azide </text:span><text:span text:style-name="T35">(CAS 13424-46-9)</text:span><text:span text:style-name="T34">, normal lead styphnate (CAS 15245-44-0) </text:span><text:span text:style-name="T23">and basic lead styphnate </text:span><text:span text:style-name="T24">(CAS 12403-82-6)</text:span><text:span text:style-name="T23">, and primary explosives or priming compositions containing azides or azide complexes;</text:span></text:p>
      <text:p text:style-name="P412"><text:span text:style-name="T12"><text:tab/><text:tab/><text:tab/>u.<text:tab/></text:span><text:span text:style-name="T34">Triethyleneglycoldinitrate (TEGDN) </text:span><text:span text:style-name="T35">(CAS 111-22-8)</text:span><text:span text:style-name="T34">;</text:span></text:p>
      <text:p text:style-name="P412"><text:span text:style-name="T12"><text:tab/><text:tab/><text:tab/>v.<text:tab/></text:span><text:span text:style-name="T34">2,4,6-trinitroresorcinol (styphnic acid) </text:span><text:span text:style-name="T35">(CAS 82-71-3)</text:span><text:span text:style-name="T34">;</text:span></text:p>
      <text:p text:style-name="P414"><text:tab/><text:tab/><text:tab/>w.<text:tab/>Diethyldiphenylurea; (CAS 85-98-3); dimethyldiphenylurea;</text:p>
      <text:p text:style-name="P411"><text:span text:style-name="T12"><text:tab/><text:tab/><text:tab/><text:tab/></text:span><text:span text:style-name="T17">(CAS 611-92-7)</text:span><text:span text:style-name="T12">,</text:span><text:span text:style-name="T34"> </text:span><text:span text:style-name="T12">methylethyldiphenylurea</text:span><text:span text:style-name="T34">; [Centralites]</text:span></text:p>
      <text:p text:style-name="P412"><text:span text:style-name="T12"><text:tab/><text:tab/><text:tab/>x.<text:tab/>N,N-diphenylurea (unsymmetrical diphenylurea) </text:span><text:span text:style-name="T17">(CAS 603-54-3)</text:span><text:span text:style-name="T12">;</text:span></text:p>
      <text:p text:style-name="P413"><text:tab/><text:tab/><text:tab/>y.<text:tab/>Methyl-N,N-diphenylurea (methyl unsymmetrical diphenylurea)</text:p>
      <text:p text:style-name="P412"><text:span text:style-name="T12"><text:tab/><text:tab/><text:tab/><text:tab/></text:span><text:span text:style-name="T56">(CAS 13114-72-2)</text:span><text:span text:style-name="T55">;</text:span></text:p>
      <text:p text:style-name="P415"><text:tab/><text:tab/><text:tab/>z.<text:tab/>Ethyl-N,N-diphenylurea (ethyl unsymmetrical diphenylurea) </text:p>
      <text:p text:style-name="P412"><text:span text:style-name="T55"><text:tab/><text:tab/><text:tab/><text:tab/></text:span><text:span text:style-name="T56">(CAS 64544-71-4)</text:span><text:span text:style-name="T55">;</text:span></text:p>
      <text:p text:style-name="P419"><text:span text:style-name="T55"><text:tab/><text:tab/><text:tab/>aa.<text:tab/>2-Nitrodiphenylamine (2-NDPA) </text:span><text:span text:style-name="T56">(CAS 119-75-5)</text:span><text:span text:style-name="T55">;</text:span></text:p>
      <text:p text:style-name="P412"><text:span text:style-name="T55"><text:tab/><text:tab/><text:tab/>bb.<text:tab/>4-Nitrodiphenylamine (4-NDPA) </text:span><text:span text:style-name="T56">(CAS 836-30-6)</text:span><text:span text:style-name="T55">;</text:span></text:p>
      <text:p text:style-name="P412"><text:span text:style-name="T55"><text:tab/><text:tab/><text:tab/></text:span><text:span text:style-name="T12">cc.<text:tab/>2,2-dinitropropanol </text:span><text:span text:style-name="T17">(CAS 918-52-5)</text:span><text:span text:style-name="T12">;</text:span></text:p>
      <text:p text:style-name="P412"><text:span text:style-name="T12"><text:tab/><text:tab/><text:tab/>dd.<text:tab/>Nitroguanidine </text:span><text:span text:style-name="T17">(CAS 556-88-7) </text:span><text:span text:style-name="T12">(see 1.C.11.d. on the Dual-Use List).</text:span></text:p>
      <text:p text:style-name="P421"><text:span text:style-name="T7">Note 2</text:span><text:span text:style-name="T12"><text:tab/>ML8. does not apply to ammonium perchlorate (ML8.d.2.), NTO (ML8.a.18.) or catocene (ML8.f.4.b.), and meeting all of the following:</text:span></text:p>
      <text:p text:style-name="P422">a. Specially shaped and formulated for civil-use gas generation devices;</text:p>
      <text:p text:style-name="P422">b.<text:tab/>Compounded or mixed, with non-active thermoset binders or plasticizers, and having a mass of less than 250 g;</text:p>
      <text:p text:style-name="P424"><text:tab/>c.<text:tab/>Having a maximum of 80% ammonium perchlorate (ML8.d.2.) in mass of active material;</text:p>
      <text:p text:style-name="P423"><text:span text:style-name="T12"><text:tab/>d.<text:tab/>Having less than or equal to 4 g of NTO (ML8.a.18.);</text:span><text:span text:style-name="T7"> and</text:span></text:p>
      <text:p text:style-name="P424"><text:tab/>e.<text:tab/>Having less than or equal to 1 g of catocene (ML8.f.4.b.).</text:p>
      <text:p text:style-name="P425"/>
      <text:p text:style-name="P193"/>
      <text:p text:style-name="P188"><text:span text:style-name="T78">ML9.<text:tab/>Vessels of war </text:span><text:span text:style-name="T79">(surface or underwater)</text:span><text:span text:style-name="T78">, special naval equipment, accessories, components and other surface vessels, as follows:</text:span></text:p>
      <text:p text:style-name="P426"><text:span text:style-name="T87"><text:tab/></text:span><text:span text:style-name="T69">N.B.</text:span><text:span text:style-name="T71"><text:tab/>For guidance and navigation equipment, see ML11.</text:span></text:p>
      <text:p text:style-name="P245"/>
      <text:p text:style-name="P246"><text:span text:style-name="T78">ML9.<text:tab/></text:span><text:span text:style-name="T1">a.<text:tab/>Vessels and components, as follows:</text:span></text:p>
      <text:p text:style-name="P278"><text:tab/>1.<text:tab/>Vessels (surface or underwater) specially designed or modified for military use, regardless of current state of repair or operating condition, and whether or not they contain weapon delivery systems or armour, and hulls or parts of hulls for such vessels, and components therefor specially designed for military use;</text:p>
      <text:p text:style-name="P427"><text:span text:style-name="T47"><text:tab/></text:span><text:span text:style-name="T44">Note</text:span><text:span text:style-name="T47"><text:tab/></text:span><text:span text:style-name="T48">ML9.a.1. </text:span><text:span text:style-name="T47">includes vehicles specially designed or modified for </text:span><text:span text:style-name="T47">the </text:span><text:span text:style-name="T47">delivery of divers.</text:span></text:p>
      <text:p text:style-name="P430"/>
      <text:p text:style-name="P277"><text:span text:style-name="T78"><text:tab/></text:span><text:span text:style-name="T1"><text:tab/>2.<text:tab/></text:span><text:span text:style-name="T2">Surface vessels, not specified in ML9.a.1., having any of the following, fixed or integrated into the vessel:</text:span></text:p>
      <text:p text:style-name="P157"><text:span text:style-name="T2"><text:tab/><text:tab/>a.<text:tab/>Automatic weapons specified in ML1., or weapons specified in ML2., ML4., ML12. or ML19., or 'mountings' or hard points for weapons having a calibre of 12.7 mm or greater;</text:span></text:p>
      <text:p text:style-name="P161"><text:span text:style-name="T2"><text:tab/><text:tab/><text:tab/></text:span><text:span text:style-name="T10">Technical Note</text:span></text:p>
      <text:p text:style-name="P160"><text:tab/><text:tab/><text:tab/>'Mountings' refers to weapon mounts or structural strengthening for the purpose of installing weapons.</text:p>
      <text:p text:style-name="P156"><text:tab/><text:tab/>b.<text:tab/>Fire control systems specified in ML5.;</text:p>
      <text:p text:style-name="P156"><text:tab/><text:tab/>c.<text:tab/>Having all of the following:</text:p>
      <text:p text:style-name="P252"><text:span text:style-name="T2"><text:tab/><text:tab/><text:tab/>1.<text:tab/>'Chemical, Biological, Radiological and Nuclear (CBRN) protection'; </text:span><text:span text:style-name="T51">and</text:span></text:p>
      <text:p text:style-name="P252"><text:span text:style-name="T2"><text:tab/><text:tab/><text:tab/>2.<text:tab/>'Pre-wet or wash down system' designed for decontamination purposes; </text:span><text:span text:style-name="T51">or</text:span></text:p>
      <text:p text:style-name="P262"><text:span text:style-name="T2"><text:tab/><text:tab/><text:tab/></text:span><text:span text:style-name="T10">Technical Notes</text:span></text:p>
      <text:p text:style-name="P252"><text:span text:style-name="T17"><text:tab/><text:tab/><text:tab/>1.<text:tab/>'CBRN protection' is a self-contained interior space containing features such as over-pressurization, isolation of ventilation systems, limited ventilation openings with CBRN filters and limited personnel access points incorporating air-locks.</text:span></text:p>
      <text:p text:style-name="P256"><text:tab/><text:tab/><text:tab/>2.<text:tab/>'Pre-wet or wash down system' is a seawater spray system capable of simultaneously wetting the exterior superstructure and decks of a vessel.</text:p>
      <text:p text:style-name="P178"/>
      <text:p text:style-name="P158"><text:span text:style-name="T78">ML9.<text:tab/></text:span><text:span text:style-name="T1">a.<text:tab/>2.<text:tab/></text:span><text:span text:style-name="T2">d.<text:tab/>Active weapon countermeasure systems specified in ML4.b., ML5.c. or ML11.a. and having any of the following:</text:span></text:p>
      <text:p text:style-name="P253"><text:span text:style-name="T2"><text:tab/><text:tab/><text:tab/><text:tab/>1.<text:tab/></text:span><text:span text:style-name="T1">'CBRN protection';</text:span></text:p>
      <text:p text:style-name="P255"><text:tab/><text:tab/><text:tab/><text:tab/>2.<text:tab/>Hull and superstructure, specially designed to reduce the radar cross section;</text:p>
      <text:p text:style-name="P253"><text:span text:style-name="T2"><text:tab/><text:tab/><text:tab/><text:tab/>3.<text:tab/>Thermal signature reduction devices, (e.g., an exhaust gas cooling system), excluding those specially designed to increase overall power plant efficiency or to reduce the environmental impact; </text:span><text:span text:style-name="T51">or</text:span></text:p>
      <text:p text:style-name="P255"><text:tab/><text:tab/><text:tab/><text:tab/>4.<text:tab/>A degaussing system designed to reduce the magnetic signature of the whole vessel;</text:p>
      <text:p text:style-name="P180"/>
      <text:p text:style-name="P247">ML9.<text:tab/>b.<text:tab/>Engines and propulsion systems, as follows, specially designed for military use and components therefor specially designed for military use:</text:p>
      <text:p text:style-name="P62"><text:span text:style-name="T1"><text:tab/><text:tab/>1.<text:tab/>Diesel engines specially designed for submarines;</text:span></text:p>
      <text:p text:style-name="P98"/>
      <text:p text:style-name="P81"><text:span text:style-name="T1">ML9.<text:tab/>b.<text:tab/>2.<text:tab/>Electric motors specially designed for submarines and having all of the following:</text:span></text:p>
      <text:p text:style-name="P106"><text:tab/><text:tab/><text:tab/>a.<text:tab/>Power output of more than 0.75 MW (1,000 hp);</text:p>
      <text:p text:style-name="P106"><text:tab/><text:tab/><text:tab/>b.<text:tab/>Quick reversing;</text:p>
      <text:p text:style-name="P102"><text:span text:style-name="T1"><text:tab/><text:tab/><text:tab/>c.<text:tab/>Liquid cooled; </text:span><text:span text:style-name="T50">and</text:span></text:p>
      <text:p text:style-name="P106"><text:tab/><text:tab/><text:tab/>d.<text:tab/>Totally enclosed;</text:p>
      <text:p text:style-name="P62"><text:span text:style-name="T1"><text:tab/><text:tab/>3.<text:tab/>Diesel engines </text:span><text:span text:style-name="T2">having all of the following:</text:span></text:p>
      <text:p text:style-name="P159"><text:span text:style-name="T2"><text:tab/><text:tab/><text:tab/>a.<text:tab/></text:span><text:span text:style-name="T1">Power output of 37.3 kW (50 hp) or more; </text:span><text:span text:style-name="T50">and</text:span><text:span text:style-name="T1"> </text:span></text:p>
      <text:p text:style-name="P159"><text:span text:style-name="T2"><text:tab/><text:tab/><text:tab/>b.</text:span><text:span text:style-name="T1"><text:tab/>'Non-magnetic' content in excess of 75% of total mass;</text:span></text:p>
      <text:p text:style-name="P432"><text:span text:style-name="T1"><text:tab/></text:span><text:span text:style-name="T7">Technical Note</text:span></text:p>
      <text:p text:style-name="P315"><text:span text:style-name="T12"><text:tab/></text:span><text:span text:style-name="T47">For the purposes of ML9.b.3., </text:span><text:span text:style-name="T47">'</text:span><text:span text:style-name="T47">non-magnetic</text:span><text:span text:style-name="T47">'</text:span><text:span text:style-name="T47"> means </text:span><text:span text:style-name="T47">the </text:span><text:span text:style-name="T47">relative permeability is less than 2</text:span><text:span text:style-name="T47">.</text:span></text:p>
      <text:p text:style-name="P431"><text:tab/><text:tab/>4.<text:tab/>'Air Independent Propulsion' (AIP) systems specially designed for submarines;</text:p>
      <text:p text:style-name="P59"><text:span text:style-name="T12"><text:tab/><text:tab/><text:tab/></text:span><text:span text:style-name="T7">Technical Note</text:span></text:p>
      <text:p text:style-name="P96"><text:span text:style-name="T12"><text:tab/><text:tab/><text:tab/>'Air Independent Propulsion' (AIP)</text:span><text:span text:style-name="T1"> </text:span><text:span text:style-name="T12">allows a submerged submarine to operate its propulsion system, without access to atmospheric oxygen, for a longer time than the batteries would have otherwise allowed. For the purposes of ML9.b.4., AIP does not include nuclear power.</text:span></text:p>
      <text:p text:style-name="P177"/>
      <text:p text:style-name="P247">ML9.<text:tab/>c.<text:tab/>Underwater detection devices, specially designed for military use, controls therefor and components therefor specially designed for military use;</text:p>
      <text:p text:style-name="P73"><text:tab/>d.<text:tab/>Anti-submarine nets and anti-torpedo nets, specially designed for military use;</text:p>
      <text:p text:style-name="P73"><text:tab/>e.<text:tab/>Not used since 2003;</text:p>
      <text:p text:style-name="P73"><text:tab/>f.<text:tab/>Hull penetrators and connectors, specially designed for military use, that enable interaction with equipment external to a vessel, and components therefor specially designed for military use;</text:p>
      <text:p text:style-name="P176"><text:span text:style-name="T34"><text:tab/><text:tab/></text:span><text:span text:style-name="T36">Note</text:span><text:span text:style-name="T34"><text:tab/>ML9.f. includes connectors for vessels which are of the single-conductor, multi-conductor, coaxial or waveguide type, and hull penetrators for vessels, both of which are capable of remaining impervious to leakage from without and of retaining required characteristics at marine depths exceeding 100 m; and fibre-optic connectors and optical hull penetrators, specially designed for "laser" beam transmission, regardless of depth. ML9.f. does not apply to ordinary propulsive shaft and hydrodynamic control-rod hull penetrators.</text:span></text:p>
      <text:p text:style-name="P181"/>
      <text:p text:style-name="P124"><text:span text:style-name="T1">ML9.<text:tab/>g.<text:tab/>Silent bearings </text:span><text:span text:style-name="T2">having any of the following,</text:span><text:span text:style-name="T1"> components therefor and equipment containing those bearings, specially designed for military use:</text:span></text:p>
      <text:p text:style-name="P435"><text:tab/><text:tab/>1.<text:tab/>Gas or magnetic suspension;</text:p>
      <text:p text:style-name="P434"><text:span text:style-name="T1"><text:tab/><text:tab/>2.<text:tab/>Active signature controls; </text:span><text:span text:style-name="T50">or</text:span><text:span text:style-name="T1"> </text:span></text:p>
      <text:p text:style-name="P434"><text:span text:style-name="T1"><text:tab/><text:tab/>3.<text:tab/>Vibration suppression controls;</text:span></text:p>
      <text:p text:style-name="P436"/>
      <text:p text:style-name="P136"><text:span text:style-name="T1">ML9.<text:tab/>h.<text:tab/></text:span><text:span text:style-name="T40">Naval nuclear equipment and related equipment and components, as follows:</text:span></text:p>
      <text:p text:style-name="P219"><text:span text:style-name="T40"><text:tab/>1.<text:tab/>Nuclear power generating equipment or propulsion equipment, specially designed for vessels specified in ML9.a. and components therefor specially designed or 'modified' for military use.</text:span></text:p>
      <text:p text:style-name="P437"><text:span text:style-name="T1"><text:tab/></text:span><text:span text:style-name="T7">Technical Note</text:span></text:p>
      <text:p text:style-name="P433"><text:span text:style-name="T12"><text:tab/></text:span><text:span text:style-name="T47">For the purpose of ML9.h.1., 'modified' means any structural, electrical, mechanical, or other change that provides a non-military item with military capabilities equivalent to an item which is specially designed for military use.</text:span></text:p>
      <text:p text:style-name="P438"><text:span text:style-name="T47"><text:tab/></text:span><text:span text:style-name="T44">Note</text:span><text:span text:style-name="T47"><text:tab/>ML9.h.1. includes "nuclear reactors".</text:span></text:p>
      <text:p text:style-name="P185"/>
      <text:p text:style-name="P439"><text:span text:style-name="T1">ML10.<text:tab/></text:span><text:span text:style-name="T25">"Aircraft", "lighter-than-air vehicles", "Unmanned Aerial Vehicles" ("UAVs"), aero-engines and "aircraft" equipment, related equipment, and components, as follows, specially designed or modified for military use:</text:span></text:p>
      <text:p text:style-name="P440"><text:span text:style-name="T7">N.B.</text:span><text:span text:style-name="T12"><text:tab/>For guidance and navigation equipment, see ML11.</text:span></text:p>
      <text:p text:style-name="P441"/>
      <text:p text:style-name="P442"><text:span text:style-name="T32">a.<text:tab/>Manned "aircraft" and </text:span><text:span text:style-name="T25">"lighter-than-air vehicles", </text:span><text:span text:style-name="T32">and specially designed components therefor;</text:span></text:p>
      <text:p text:style-name="P443"><text:span text:style-name="T32">b.<text:tab/></text:span><text:span text:style-name="T1">Not used since 2011</text:span></text:p>
      <text:p text:style-name="P444"><text:span text:style-name="T1"><text:tab/>c.<text:tab/></text:span><text:span text:style-name="T25">Unmanned "aircraft" and "lighter-than-air vehicles",</text:span><text:span text:style-name="T120"> </text:span><text:span text:style-name="T25">and related equipment, as follows, and specially designed components therefor:</text:span></text:p>
      <text:p text:style-name="P445"><text:span text:style-name="T1">1.<text:tab/>"UAVs"</text:span><text:span text:style-name="T25">, </text:span><text:span text:style-name="T1">Remotely Piloted Air Vehicles (RPVs), autonomous programmable vehicles </text:span><text:span text:style-name="T32">and unmanned </text:span><text:span text:style-name="T25">"lighter-than-air vehicles";</text:span></text:p>
      <text:p text:style-name="P447">2.<text:tab/>Launchers, recovery equipment and ground support equipment;</text:p>
      <text:p text:style-name="P446">3.<text:tab/>Equipment designed for command or control;</text:p>
      <text:p text:style-name="P449">d.<text:tab/>Propulsion aero-engines and specially designed components therefor;</text:p>
      <text:p text:style-name="P449">e.<text:tab/>Airborne refuelling equipment specially designed or modified for any of the following, and specially designed components therefor:</text:p>
      <text:p text:style-name="P451"><text:span text:style-name="T1">1.<text:tab/>"Aircraft" specified by ML10.a.; </text:span><text:span text:style-name="T50">or</text:span></text:p>
      <text:p text:style-name="P451"><text:span text:style-name="T1">2.<text:tab/>Unmanned "aircraft" specified by ML10.c.;</text:span></text:p>
      <text:p text:style-name="P448"><text:span text:style-name="T1"><text:tab/>f.<text:tab/>'Ground equipment' specially designed for "aircraft" specified by ML10.a. or aero-engines specified by ML10.d.;</text:span></text:p>
      <text:p text:style-name="P452"><text:span text:style-name="T7">Technical Note</text:span></text:p>
      <text:p text:style-name="P429">'Ground equipment' includes pressure refuelling equipment and equipment designed to facilitate operations in confined areas.</text:p>
      <text:p text:style-name="P5"><text:span text:style-name="T128">g.<text:tab/></text:span><text:span text:style-name="T129">Aircrew life support equipment, aircrew safety equipment and other devices for emergency escape, not specified in ML10.a., designed for "aircraft" specified by ML10.a.;</text:span></text:p>
      <text:p text:style-name="P6"><text:span text:style-name="T130">Note</text:span><text:span text:style-name="T131"><text:tab/></text:span><text:span text:style-name="T132">ML10.g. does not control aircrew helmets that do not incorporate, or have mountings or fittings for, equipment specified in the Munitions List.</text:span></text:p>
      <text:p text:style-name="P7"><text:span text:style-name="T130">N.B.</text:span><text:span text:style-name="T131"><text:tab/>For helmets see also ML13.c.</text:span></text:p>
      <text:p text:style-name="P450">h.<text:tab/>Parachutes, paragliders and related equipment, as follows, and specially designed components therefor:</text:p>
      <text:p text:style-name="P453">1.<text:tab/>Parachutes not specified elsewhere in the Munitions List;</text:p>
      <text:p text:style-name="P453">2.<text:tab/>Paragliders;</text:p>
      <text:p text:style-name="P453">3.<text:tab/>Equipment specially designed for high altitude parachutists (e.g., suits, special helmets, breathing systems, navigation equipment);</text:p>
      <text:p text:style-name="P454"><text:tab/>i.<text:tab/>Controlled opening equipment or automatic piloting systems, designed for parachuted loads.</text:p>
      <text:p text:style-name="P455"/>
      <text:p text:style-name="P458"><text:span text:style-name="T7">Note 1</text:span><text:span text:style-name="T12"><text:tab/>ML10.a. does not apply to "aircraft" and "lighter-than-air vehicles" or variants of those "aircraft", specially designed for military use and which are all of the following:</text:span></text:p>
      <text:p text:style-name="P461"><text:span text:style-name="T12">a.<text:tab/>Not a combat "aircraft";</text:span></text:p>
      <text:p text:style-name="P462"><text:span text:style-name="T12">b.<text:tab/>Not configured for military use and not fitted with equipment or attachments specially designed or modified for military use; </text:span><text:span text:style-name="T7">and</text:span></text:p>
      <text:p text:style-name="P462"><text:span text:style-name="T12">c.<text:tab/>Certified for civil use by civil aviation authorities of one or more Wassenaar Arrangement Participating States.</text:span></text:p>
      <text:p text:style-name="P456"/>
      <text:p text:style-name="P458"><text:span text:style-name="T7">Note 2</text:span><text:span text:style-name="T12"><text:tab/>ML10.d. does not apply to:</text:span></text:p>
      <text:p text:style-name="P463"><text:span text:style-name="T12">a.<text:tab/></text:span><text:span text:style-name="T34">Aero-engines designed or modified for military use which have been certified by civil aviation authorities of one or more Wassenaar Arrangement Participating States for use in "civil aircraft", or specially designed components therefor;</text:span></text:p>
      <text:p text:style-name="P464">b.<text:tab/>Reciprocating engines or specially designed components therefor, except those specially designed for "UAVs". </text:p>
      <text:p text:style-name="P457"/>
      <text:p text:style-name="P458"><text:span text:style-name="T7">Note 3</text:span><text:span text:style-name="T12"><text:tab/>For the purposes of ML10.a. and ML10.d., specially designed components and related equipment for non-military "aircraft" or aero-engines modified for military use applies only to those military components and to military related equipment required for the modification to military use.</text:span></text:p>
      <text:p text:style-name="P460"/>
      <text:p text:style-name="P458"><text:span text:style-name="T7">Note 4</text:span><text:span text:style-name="T12"><text:tab/>For the purposes of ML10.a., military use includes: combat, military reconnaissance, assault, military training, logistics support, and transporting and airdropping troops or military equipment.</text:span></text:p>
      <text:p text:style-name="P466"/>
      <text:p text:style-name="P465"><text:span text:style-name="T7">Note 5</text:span><text:span text:style-name="T12"><text:tab/></text:span><text:span text:style-name="T47">ML10.a. does not apply to "aircraft" or "lighter-than-air vehicles" that meet all of the following:</text:span></text:p>
      <text:p text:style-name="P467"><text:span text:style-name="T47"><text:tab/>a.</text:span><text:span text:style-name="T40"><text:tab/></text:span><text:span text:style-name="T47">Were</text:span><text:span text:style-name="T40"> </text:span><text:span text:style-name="T47">first manufactured before 1946;</text:span></text:p>
      <text:p text:style-name="P468"><text:span text:style-name="T47"><text:tab/>b.<text:tab/></text:span><text:span text:style-name="T12">Do not incorporate items specified by the Munitions List, unless the items are required to meet safety or airworthiness standards of civil aviation authorities of one or more Wassenaar Arrangement Participating States; </text:span><text:span text:style-name="T7">and</text:span></text:p>
      <text:p text:style-name="P468"><text:span text:style-name="T47"><text:tab/>c.<text:tab/>Do not incorporate weapons specified by the Munitions List, unless inoperable and incapable of being returned to operation</text:span><text:span text:style-name="T40">.</text:span></text:p>
      <text:p text:style-name="P469"/>
      <text:p text:style-name="P465"><text:span text:style-name="T7">Note 6</text:span><text:span text:style-name="T12"><text:tab/></text:span><text:span text:style-name="T47">ML10.d. does not apply to propulsion aero-engines that were first manufactured before 1946.</text:span></text:p>
      <text:p text:style-name="P471"/>
      <text:p text:style-name="P184"/>
      <text:p text:style-name="P188"><text:span text:style-name="T78">ML11.<text:tab/></text:span><text:span text:style-name="T1">Electronic equipment, "spacecraft" and components, not specified elsewhere on the Munitions List, as follows:</text:span></text:p>
      <text:p text:style-name="P124"><text:span text:style-name="T78"><text:tab/>a.<text:tab/></text:span><text:span text:style-name="T1">Electronic equipment specially designed for military use and specially designed components therefor;</text:span></text:p>
      <text:p text:style-name="P179"/>
      <text:p text:style-name="P473"><text:span text:style-name="T69">Note</text:span><text:span text:style-name="T71"><text:tab/></text:span><text:span text:style-name="T72">ML11.a. includes:</text:span></text:p>
      <text:p text:style-name="P475">a.<text:tab/>Electronic countermeasure and electronic counter-countermeasure equipment (i.e., equipment designed to introduce extraneous or erroneous signals into radar or radio communication receivers or otherwise hinder the reception, operation or effectiveness of adversary electronic receivers including their countermeasure equipment), including jamming and counter-jamming equipment;</text:p>
      <text:p text:style-name="P475">b.<text:tab/>Frequency agile tubes;</text:p>
      <text:p text:style-name="P477">c.<text:tab/>Electronic systems or equipment, designed either for surveillance and monitoring of the electro-magnetic spectrum for military intelligence or security purposes or for counteracting such surveillance and monitoring;</text:p>
      <text:p text:style-name="P476">d.<text:tab/>Underwater countermeasures, including acoustic and magnetic jamming and decoy, equipment designed to introduce extraneous or erroneous signals into sonar receivers;</text:p>
      <text:p text:style-name="P476">e.<text:tab/>Data processing security equipment, data security equipment and transmission and signalling line security equipment, using ciphering processes;</text:p>
      <text:p text:style-name="P475">f.<text:tab/>Identification, authentification and keyloader equipment and key management, manufacturing and distribution equipment;</text:p>
      <text:p text:style-name="P475">g.<text:tab/>Guidance and navigation equipment;</text:p>
      <text:p text:style-name="P475">h.<text:tab/>Digital troposcatter-radio communications transmission equipment;</text:p>
      <text:p text:style-name="P475">i.<text:tab/>Digital demodulators specially designed for signals intelligence;</text:p>
      <text:p text:style-name="P474"><text:span text:style-name="T71">j.<text:tab/></text:span><text:span text:style-name="T73">"Automated Command and Control Systems".</text:span></text:p>
      <text:p text:style-name="P478"/>
      <text:p text:style-name="P479"><text:span text:style-name="T7">N.B.</text:span><text:span text:style-name="T12"><text:tab/>For "software" associated with military "Software" Defined Radio (SDR), see ML21.</text:span></text:p>
      <text:p text:style-name="P480"/>
      <text:p text:style-name="P481"><text:span text:style-name="T78">ML11.<text:tab/></text:span><text:span text:style-name="T1">b.<text:tab/>"Satellite navigation system" jamming equipment and specially designed components therefor;</text:span></text:p>
      <text:p text:style-name="P482"><text:span text:style-name="T78"><text:tab/></text:span><text:span text:style-name="T1">c.<text:tab/>"Spacecraft" specially designed or modified for military use, and "spacecraft" components specially designed for military use.</text:span></text:p>
      <text:p text:style-name="P192"/>
      <text:p text:style-name="P189">ML12.<text:tab/>High velocity kinetic energy weapon systems and related equipment, as follows, and specially designed components therefor:</text:p>
      <text:p text:style-name="P126"><text:tab/>a.<text:tab/>Kinetic energy weapon systems specially designed for destruction or effecting mission-abort of a target;</text:p>
      <text:p text:style-name="P126"><text:tab/>b.<text:tab/>Specially designed test and evaluation facilities and test models, including diagnostic instrumentation and targets, for dynamic testing of kinetic energy projectiles and systems.</text:p>
      <text:p text:style-name="P126"/>
      <text:p text:style-name="P483"><text:span text:style-name="T69">N.B.</text:span><text:span text:style-name="T71"><text:tab/>For weapon systems using sub-calibre ammunition or employing solely chemical propulsion, and ammunition therefor, see ML1. to ML4.</text:span></text:p>
      <text:p text:style-name="P472"/>
      <text:p text:style-name="P484"><text:span text:style-name="T69">Note 1</text:span><text:span text:style-name="T71"><text:tab/>ML12. includes the following when specially designed for kinetic energy weapon systems:</text:span></text:p>
      <text:p text:style-name="P285">a.<text:tab/>Launch propulsion systems capable of accelerating masses larger than 0.1 g to velocities in excess of 1.6 km/s, in single or rapid fire modes;</text:p>
      <text:p text:style-name="P282"><text:span text:style-name="T72">b.<text:tab/>Prime power generation, electric armour, energy storage </text:span><text:span text:style-name="T14">(e.g., high energy storage capacitors)</text:span><text:span text:style-name="T72">, thermal management, conditioning, switching or fuel-handling equipment; and electrical interfaces between power supply, gun and other turret electric drive functions;</text:span></text:p>
      <text:p text:style-name="P487"><text:span text:style-name="T8">N.B.</text:span><text:span text:style-name="T14"><text:tab/>See also 3.A.1.e.2. on the Dual-Use List for high energy storage capacitors.</text:span></text:p>
      <text:p text:style-name="P285"/>
      <text:p text:style-name="P285">c.<text:tab/>Target acquisition, tracking, fire control or damage assessment systems;</text:p>
      <text:p text:style-name="P285">d.<text:tab/>Homing seeker, guidance or divert propulsion (lateral acceleration) systems for projectiles.</text:p>
      <text:p text:style-name="P33"/>
      <text:p text:style-name="P484"><text:span text:style-name="T69">Note 2</text:span><text:span text:style-name="T71"><text:tab/>ML12. applies to weapon systems using any of the following methods of propulsion:</text:span></text:p>
      <text:p text:style-name="P285">a.<text:tab/>Electromagnetic;</text:p>
      <text:p text:style-name="P285">b.<text:tab/>Electrothermal;</text:p>
      <text:p text:style-name="P285">c.<text:tab/>Plasma;</text:p>
      <text:p text:style-name="P282"><text:span text:style-name="T72">d.<text:tab/>Light gas; </text:span><text:span text:style-name="T70">or</text:span></text:p>
      <text:p text:style-name="P285">e.<text:tab/>Chemical (when used in combination with any of the above).</text:p>
      <text:p text:style-name="P33"/>
      <text:p text:style-name="P488"/>
      <text:p text:style-name="P489">ML13.<text:tab/>Armoured or protective equipment, constructions and components, as follows:</text:p>
      <text:p text:style-name="P490"><text:span text:style-name="T78"><text:tab/>a.<text:tab/></text:span><text:span text:style-name="T1">Metallic or non-metallic armoured plate, having any of the following</text:span><text:span text:style-name="T78">:</text:span></text:p>
      <text:p text:style-name="P139"><text:span text:style-name="T78"><text:tab/><text:tab/>1.<text:tab/>Manufactured to comply with a military standard or specification; </text:span><text:span text:style-name="T83">or</text:span></text:p>
      <text:p text:style-name="P143"><text:tab/><text:tab/>2.<text:tab/>Suitable for military use;</text:p>
      <text:p text:style-name="P491"><text:span text:style-name="T71"><text:tab/><text:tab/></text:span><text:span text:style-name="T69">N.B.</text:span><text:span text:style-name="T71"><text:tab/>For body armour plates, see ML13.d.2.</text:span></text:p>
      <text:p text:style-name="P145"/>
      <text:p text:style-name="P492"><text:tab/>b.<text:tab/>Constructions of metallic or non-metallic materials, or combinations thereof, specially designed to provide ballistic protection for military systems, and specially designed components therefor;</text:p>
      <text:p text:style-name="P490"><text:span text:style-name="T78"><text:tab/>c.<text:tab/></text:span><text:span text:style-name="T1">Helmets manufactured according to military standards or specifications, or comparable national standards, and specially designed helmet shells, liners, or comfort pads, therefor;</text:span></text:p>
      <text:p text:style-name="P493"><text:span text:style-name="T133">N.B.</text:span><text:span text:style-name="T134"><text:tab/>For other military helmet components or accessories, see the relevant ML entry</text:span><text:span text:style-name="T135">.</text:span></text:p>
      <text:p text:style-name="P490"><text:span text:style-name="T1"><text:tab/>d.<text:tab/></text:span><text:span text:style-name="T40">Body armour or protective garments, and components therefor, as follows:</text:span></text:p>
      <text:p text:style-name="P147"><text:span text:style-name="T1"><text:tab/><text:tab/>1.<text:tab/></text:span><text:span text:style-name="T40">Soft body armour or protective garments, manufactured to military standards or specifications, or to their equivalents, and specially designed components therefor;</text:span></text:p>
      <text:p text:style-name="P420"><text:span text:style-name="T40"><text:tab/><text:tab/></text:span><text:span text:style-name="T44">Note</text:span><text:span text:style-name="T1"><text:tab/></text:span><text:span text:style-name="T47">For the purposes of ML13.d.1., military standards or specifications include, at a minimum, specifications for fragmentation protection.</text:span></text:p>
      <text:p text:style-name="P44"/>
      <text:p text:style-name="P141"><text:tab/><text:tab/>2.<text:tab/>Hard body armour plates providing ballistic protection equal to or greater than level III (NIJ 0101.06, July 2008) or national equivalents.</text:p>
      <text:p text:style-name="P494"/>
      <text:p text:style-name="P495"><text:span text:style-name="T69">Note 1</text:span><text:span text:style-name="T71"><text:tab/>ML13.b. includes materials specially designed to form explosive reactive armour or to construct military shelters.</text:span></text:p>
      <text:p text:style-name="P498"><text:span text:style-name="T69">Note 2</text:span><text:span text:style-name="T71"><text:tab/>ML13.c. does not apply to conventional steel helmets, neither modified or designed to accept, nor equipped with any type of accessory device.</text:span></text:p>
      <text:p text:style-name="P498"><text:span text:style-name="T69">Note 3</text:span><text:span text:style-name="T71"><text:tab/>ML13.c. and d. do not apply to helmets, body armour or protective garments, when accompanying their user for the user's own personal protection.</text:span></text:p>
      <text:p text:style-name="P498"><text:span text:style-name="T69">Note 4</text:span><text:span text:style-name="T78"><text:tab/></text:span><text:span text:style-name="T71">The only helmets specially designed for bomb disposal personnel that are specified by ML13.c. are those specially designed for military use.</text:span></text:p>
      <text:p text:style-name="P497"/>
      <text:p text:style-name="P496"><text:span text:style-name="T69">N.B. 1</text:span><text:span text:style-name="T71"> </text:span><text:span text:style-name="T78"><text:tab/></text:span><text:span text:style-name="T71">See also entry 1.A.5. on the Dual-Use List.</text:span></text:p>
      <text:p text:style-name="P498"><text:span text:style-name="T69">N.B. 2</text:span><text:span text:style-name="T71"><text:tab/>For "fibrous or filamentary materials" used in the manufacture of body armour and helmets, see entry 1.C.10. on the Dual-Use List.</text:span></text:p>
      <text:p text:style-name="P470"/>
      <text:p text:style-name="P192"/>
      <text:p text:style-name="P188"><text:span text:style-name="T78">ML14.<text:tab/>'</text:span><text:span text:style-name="T76">Specialised equipment for military training' or for simulating military scenarios, simulators specially designed for training in the use of any firearm or weapon specified by ML1. or ML2., and specially designed components and accessories therefor.</text:span></text:p>
      <text:p text:style-name="P30"/>
      <text:p text:style-name="P500">Technical Note</text:p>
      <text:p text:style-name="P36"><text:span text:style-name="T71"><text:tab/>The term 'specialised equipment for military training' includes military types of attack trainers, operational flight trainers, radar target trainers, radar target generators, gunnery training devices, anti-submarine warfare trainers, flight simulators (including human-rated centrifuges for pilot/astronaut training), radar trainers, instrument flight trainers, navigation trainers, missile launch trainers, target equipment, drone "aircraft", armament trainers, pilotless "aircraft" trainers, mobile training units and training equipment</text:span><text:span text:style-name="T78"> </text:span><text:span text:style-name="T71">for</text:span><text:span text:style-name="T78"> </text:span><text:span text:style-name="T71">ground military operations.</text:span></text:p>
      <text:p text:style-name="P472"/>
      <text:p text:style-name="P499"><text:span text:style-name="T69">Note 1 </text:span><text:span text:style-name="T71"><text:tab/>ML14. includes image generating and interactive environment systems for simulators, when specially designed or modified for military use.</text:span></text:p>
      <text:p text:style-name="P499"><text:span text:style-name="T69">Note 2</text:span><text:span text:style-name="T71"><text:tab/>ML14. does not apply to equipment specially designed for training in the use of hunting or sporting weapons.</text:span></text:p>
      <text:p text:style-name="P149"/>
      <text:p text:style-name="P152">ML15.<text:tab/>Imaging or countermeasure equipment, as follows, specially designed for military use, and specially designed components and accessories therefor:</text:p>
      <text:p text:style-name="P127"><text:tab/>a.<text:tab/>Recorders and image processing equipment;</text:p>
      <text:p text:style-name="P127"><text:tab/>b.<text:tab/>Cameras, photographic equipment and film processing equipment;</text:p>
      <text:p text:style-name="P126"><text:tab/>c.<text:tab/>Image intensifier equipment;</text:p>
      <text:p text:style-name="P126"><text:tab/>d.<text:tab/>Infrared or thermal imaging equipment;</text:p>
      <text:p text:style-name="P126"><text:tab/>e.<text:tab/>Imaging radar sensor equipment;</text:p>
      <text:p text:style-name="P126"><text:tab/>f.<text:tab/>Countermeasure or counter-countermeasure equipment, for the equipment specified by ML15.a. to ML15.e.</text:p>
      <text:p text:style-name="P173"><text:span text:style-name="T71"><text:tab/><text:tab/></text:span><text:span text:style-name="T69">Note</text:span><text:span text:style-name="T71"><text:tab/>ML15.f. includes equipment designed to degrade the operation or effectiveness of military imaging systems or to minimise such degrading effects.</text:span></text:p>
      <text:p text:style-name="P501"><text:span text:style-name="T69">Note</text:span><text:span text:style-name="T71"><text:tab/>ML15. does not apply to "first generation image intensifier tubes" or equipment specially designed to incorporate "first generation image intensifier tubes".</text:span></text:p>
      <text:p text:style-name="P502"><text:span text:style-name="T69">N.B.</text:span><text:span text:style-name="T71"><text:tab/>For the classification of weapons sights incorporating "first generation image intensifier tubes" see ML1., ML2. and ML5.a.</text:span></text:p>
      <text:p text:style-name="P503"/>
      <text:p text:style-name="P504"><text:span text:style-name="T69">N.B.</text:span><text:span text:style-name="T71"><text:tab/>See also 6.A.2.a.2. and 6.A.2.b. on the Dual-Use List.</text:span></text:p>
      <text:p text:style-name="P153"/>
      <text:p text:style-name="P152"/>
      <text:p text:style-name="P152"/>
      <text:p text:style-name="P152">ML16.<text:tab/>Forgings, castings and other unfinished products, specially designed for items specified by ML1.to ML4., ML6., ML9., ML10., ML12. or ML19.</text:p>
      <text:p text:style-name="P505"><text:span text:style-name="T7">Note</text:span><text:span text:style-name="T12"><text:tab/>ML16. applies to unfinished products when they are identifiable by material composition, geometry or function.</text:span></text:p>
      <text:p text:style-name="P506"/>
      <text:p text:style-name="P506"/>
      <text:p text:style-name="P151"/>
      <text:p text:style-name="P154"><text:span text:style-name="T78">ML17.<text:tab/>Miscellaneous equipment, materials and "libraries", as follows, and specially designed components therefor:</text:span></text:p>
      <text:p text:style-name="P132"><text:span text:style-name="T78"><text:tab/>a.<text:tab/></text:span><text:span text:style-name="T1">Diving and underwater swimming apparatus, specially designed or modified for military use, as follows:</text:span></text:p>
      <text:p text:style-name="P507"><text:span text:style-name="T78"><text:tab/><text:tab/>1.<text:tab/></text:span><text:span text:style-name="T1">Self-contained diving rebreathers, closed or semi-closed circuit;</text:span></text:p>
      <text:p text:style-name="P96"><text:span text:style-name="T78"><text:tab/><text:tab/>2.<text:tab/></text:span><text:span text:style-name="T1">Underwater swimming apparatus specially designed for use with the diving apparatus specified in ML17.a.1;</text:span></text:p>
      <text:p text:style-name="P508"><text:span text:style-name="T12"><text:tab/></text:span><text:span text:style-name="T7">N.B.</text:span><text:span text:style-name="T12"><text:tab/>See also 8.A.2.q. on the Dual-Use List.</text:span></text:p>
      <text:p text:style-name="P70"/>
      <text:p text:style-name="P125"><text:tab/>b.<text:tab/>Construction equipment specially designed for military use;</text:p>
      <text:p text:style-name="P125"><text:tab/>c.<text:tab/>Fittings, coatings and treatments, for signature suppression, specially designed for military use;</text:p>
      <text:p text:style-name="P125"><text:tab/>d.<text:tab/>Field engineer equipment specially designed for use in a combat zone;</text:p>
      <text:p text:style-name="P125"><text:tab/>e.<text:tab/>"Robots", "robot" controllers and "robot" "end-effectors", having any of the following characteristics:</text:p>
      <text:p text:style-name="P92"><text:tab/><text:tab/>1.<text:tab/>Specially designed for military use;</text:p>
      <text:p text:style-name="P96"><text:span text:style-name="T88"><text:tab/><text:tab/>2.<text:tab/>Incorporating means of protecting hydraulic lines against externally induced punctures caused by ballistic fragments (e.g., incorporating self-sealing lines) and designed to use hydraulic fluids with flash points higher than 839 K (566°C); </text:span><text:span text:style-name="T89">or</text:span></text:p>
      <text:p text:style-name="P92"><text:tab/><text:tab/>3.<text:tab/>Specially designed or rated for operating in an electro-magnetic pulse (EMP) environment;</text:p>
      <text:p text:style-name="P428"><text:span text:style-name="T12"><text:tab/></text:span><text:span text:style-name="T7">Technical Note</text:span></text:p>
      <text:p text:style-name="P279"><text:span text:style-name="T12"><text:tab/></text:span><text:span text:style-name="T21">Electro-magnetic pulse does not refer to unintentional interference caused by electromagnetic radiation from nearby equipment (e.g., machinery, appliances or electronics) or lightning. </text:span></text:p>
      <text:p text:style-name="P94"/>
      <text:p text:style-name="P132"><text:span text:style-name="T78"><text:tab/>f.<text:tab/></text:span><text:span text:style-name="T1">"Libraries" specially designed or modified for military use with systems, equipment or components, specified by the Munitions List;</text:span></text:p>
      <text:p text:style-name="P132"><text:span text:style-name="T78"><text:tab/>g.<text:tab/>Nuclear power generating equipment or propulsion equipment, </text:span><text:span text:style-name="T1">not specified elsewhere</text:span><text:span text:style-name="T78">, specially designed for military use and components therefor specially designed or 'modified' for military use;</text:span></text:p>
      <text:p text:style-name="P509"><text:span text:style-name="T1"><text:tab/></text:span><text:span text:style-name="T7">Note</text:span><text:span text:style-name="T12"><text:tab/>ML17.g. includes "nuclear reactors".</text:span></text:p>
      <text:p text:style-name="P131"/>
      <text:p text:style-name="P459"><text:span text:style-name="T81"><text:tab/>h.<text:tab/>Equipment and material, coated or treated for signature suppression, specially designed for military use, not specified elsewhere in the Munitions List; </text:span></text:p>
      <text:p text:style-name="P125"><text:tab/>i.<text:tab/>Simulators specially designed for military "nuclear reactors";</text:p>
      <text:p text:style-name="P132"><text:span text:style-name="T78"><text:tab/>j.<text:tab/></text:span><text:span text:style-name="T76">Mobile repair shops specially designed or 'modified' to service military equipment;</text:span></text:p>
      <text:p text:style-name="P125"><text:tab/>k.<text:tab/>Field generators specially designed or 'modified' for military use; </text:p>
      <text:p text:style-name="P132"><text:span text:style-name="T78"><text:tab/>l.<text:tab/></text:span><text:span text:style-name="T6">ISO intermodal containers or demountable vehicle bodies (i.e., swap bodies), </text:span><text:span text:style-name="T1">specially designed or 'modified' for military use</text:span><text:span text:style-name="T6">;</text:span></text:p>
      <text:p text:style-name="P510"><text:span text:style-name="T78"><text:tab/>m.<text:tab/>Ferries, not specified elsewhere in the Munitions List, bridges and pontoons, specially designed for military use;</text:span></text:p>
      <text:p text:style-name="P125"><text:tab/>n.<text:tab/>Test models specially designed for the "development" of items specified by ML4., ML6., ML9. or ML10.;</text:p>
      <text:p text:style-name="P132"><text:span text:style-name="T78"><text:tab/>o.<text:tab/>"Laser" protection equipment (e.g., eye or sensor protection) specially designed for military use;</text:span></text:p>
      <text:p text:style-name="P68"><text:span text:style-name="T1"><text:tab/>p.<text:tab/>"Fuel cells", not specified elsewhere in the Munitions List, specially designed or 'modified' for military use.</text:span></text:p>
      <text:p text:style-name="P182"><text:span text:style-name="T78"><text:tab/></text:span><text:span text:style-name="T69">Technical Note</text:span></text:p>
      <text:p text:style-name="P511"><text:span text:style-name="T71">1.<text:tab/>Not used since 2014</text:span></text:p>
      <text:p text:style-name="P511"><text:span text:style-name="T80">2.<text:tab/>For the purpose of ML17, 'modified' means any structural, electrical, mechanical, or other change that provides a non-military item with military capabilities equivalent to an item which is specially designed for military use.</text:span></text:p>
      <text:p text:style-name="P512"/>
      <text:p text:style-name="P513"><text:span text:style-name="T78">ML18.<text:tab/>'Production' equipment and components, as follows:</text:span></text:p>
      <text:p text:style-name="P125"><text:tab/>a.<text:tab/>Specially designed or modified 'production' equipment for the 'production' of products specified by the Munitions List, and specially designed components therefor;</text:p>
      <text:p text:style-name="P125"><text:tab/>b.<text:tab/>Specially designed environmental test facilities and specially designed equipment therefor, for the certification, qualification or testing of products specified by the Munitions List.</text:p>
      <text:p text:style-name="P515"/>
      <text:p text:style-name="P515">Technical Note</text:p>
      <text:p text:style-name="P514">For the purposes of ML18., the term 'production' includes design, examination, manufacture, testing and checking.</text:p>
      <text:p text:style-name="P34"/>
      <text:p text:style-name="P485"><text:span text:style-name="T69">Note</text:span><text:span text:style-name="T71"><text:tab/>ML18.a. and ML18.b. include the following equipment:</text:span></text:p>
      <text:p text:style-name="P286">a.<text:tab/>Continuous nitrators;</text:p>
      <text:p text:style-name="P286">b.<text:tab/>Centrifugal testing apparatus or equipment, having any of the following:</text:p>
      <text:p text:style-name="P241">1.<text:tab/>Driven by a motor or motors having a total rated horsepower of more than 298 kW (400 hp);</text:p>
      <text:p text:style-name="P238"><text:span text:style-name="T71">2.<text:tab/>Capable of carrying a payload of 113 kg or more; </text:span><text:span text:style-name="T69">or</text:span></text:p>
      <text:p text:style-name="P241">3.<text:tab/>Capable of exerting a centrifugal acceleration of 8 g or more on a payload of 91 kg or more;</text:p>
      <text:p text:style-name="P286">c.<text:tab/>Dehydration presses;</text:p>
      <text:p text:style-name="P287"><text:span text:style-name="T71">d.<text:tab/>Screw extruders specially designed or modified for military "explosive" extrusion;</text:span></text:p>
      <text:p text:style-name="P287"><text:span text:style-name="T71">e.<text:tab/>Cutting machines for the sizing of extruded "propellants";</text:span></text:p>
      <text:p text:style-name="P286">f.<text:tab/>Sweetie barrels (tumblers) 1.85 m or more in diameter and having over 227 kg product capacity;</text:p>
      <text:p text:style-name="P287"><text:span text:style-name="T71">g.<text:tab/>Continuous mixers for solid "propellants";</text:span></text:p>
      <text:p text:style-name="P287"><text:span text:style-name="T71">h.<text:tab/>Fluid energy mills for grinding or milling the ingredients of military "explosives";</text:span></text:p>
      <text:p text:style-name="P286">i.<text:tab/>Equipment to achieve both sphericity and uniform particle size in metal powder listed in ML8.c.8.;</text:p>
      <text:p text:style-name="P286">j.<text:tab/>Convection current converters for the conversion of materials listed in ML8.c.3.</text:p>
      <text:p text:style-name="P31"/>
      <text:p text:style-name="P194"/>
      <text:p text:style-name="P190">ML19.<text:tab/>Directed Energy Weapon (DEW) systems, related or countermeasure equipment and test models, as follows, and specially designed components therefor:</text:p>
      <text:p text:style-name="P126"><text:tab/>a.<text:tab/>"Laser" systems specially designed for destruction or effecting mission-abort of a target;</text:p>
      <text:p text:style-name="P126"><text:tab/>b.<text:tab/>Particle beam systems capable of destruction or effecting mission-abort of a target;</text:p>
      <text:p text:style-name="P126"><text:tab/>c.<text:tab/>High power Radio-Frequency (RF) systems capable of destruction or effecting mission-abort of a target;</text:p>
      <text:p text:style-name="P126"><text:tab/>d.<text:tab/>Equipment specially designed for the detection or identification of, or defence against, systems specified by ML19.a. to ML19.c.;</text:p>
      <text:p text:style-name="P126"><text:tab/>e.<text:tab/>Physical test models for the systems, equipment and components, specified by ML19.</text:p>
      <text:p text:style-name="P126"><text:tab/>f.<text:tab/>"Laser" systems specially designed to cause permanent blindness to unenhanced vision, i.e., to the naked eye or to the eye with corrective eyesight devices.</text:p>
      <text:p text:style-name="P126"/>
      <text:p text:style-name="P484"><text:span text:style-name="T69">Note 1</text:span><text:span text:style-name="T71"><text:tab/>DEW systems specified by ML19. include systems whose capability is derived from the controlled application of:</text:span></text:p>
      <text:p text:style-name="P284">a.<text:tab/>"Lasers" of sufficient power to effect destruction similar to the manner of conventional ammunition;</text:p>
      <text:p text:style-name="P284">b.<text:tab/>Particle accelerators which project a charged or neutral particle beam with destructive power;</text:p>
      <text:p text:style-name="P284">c.<text:tab/>High pulsed power or high average power radio frequency beam transmitters, which produce fields sufficiently intense to disable electronic circuitry at a distant target.</text:p>
      <text:p text:style-name="P32"/>
      <text:p text:style-name="P484"><text:span text:style-name="T69">Note 2</text:span><text:span text:style-name="T71"><text:tab/>ML19. includes the following when specially designed for DEW systems:</text:span></text:p>
      <text:p text:style-name="P284">a.<text:tab/>Prime power generation, energy storage, switching, power conditioning or fuel-handling equipment;</text:p>
      <text:p text:style-name="P284">b.<text:tab/>Target acquisition or tracking systems;</text:p>
      <text:p text:style-name="P284">c.<text:tab/>Systems capable of assessing target damage, destruction or mission-abort;</text:p>
      <text:p text:style-name="P284">d.<text:tab/>Beam-handling, propagation or pointing equipment;</text:p>
      <text:p text:style-name="P284">e.<text:tab/>Equipment with rapid beam slew capability for rapid multiple target operations;</text:p>
      <text:p text:style-name="P284">f.<text:tab/>Adaptive optics and phase conjugators;</text:p>
      <text:p text:style-name="P284">g.<text:tab/>Current injectors for negative hydrogen ion beams;</text:p>
      <text:p text:style-name="P284">h.<text:tab/>"Space-qualified" accelerator components;</text:p>
      <text:p text:style-name="P284">i.<text:tab/>Negative ion beam funnelling equipment;</text:p>
      <text:p text:style-name="P284">j.<text:tab/>Equipment for controlling and slewing a high energy ion beam;</text:p>
      <text:p text:style-name="P282"><text:span text:style-name="T71">k.<text:tab/>"Space-qualified" foils for neutralising negative hydrogen isotope beams.</text:span></text:p>
      <text:p text:style-name="P516"/>
      <text:p text:style-name="P517">ML20.<text:tab/>Cryogenic and "superconductive" equipment, as follows, and specially designed components and accessories therefor:</text:p>
      <text:p text:style-name="P126"><text:tab/>a.<text:tab/>Equipment specially designed or configured to be installed in a vehicle for military ground, marine, airborne or space applications, capable of operating while in motion and of producing or maintaining temperatures below 103 K (‑ 170°C);</text:p>
      <text:p text:style-name="P172"><text:span text:style-name="T71"><text:tab/><text:tab/></text:span><text:span text:style-name="T69">Note</text:span><text:span text:style-name="T71"><text:tab/>ML20.a. includes mobile systems incorporating or employing accessories or components manufactured from non-metallic or non-electrical conductive materials, such as plastics or epoxy-impregnated materials.</text:span></text:p>
      <text:p text:style-name="P128"/>
      <text:p text:style-name="P124"><text:span text:style-name="T78"><text:tab/>b.<text:tab/>"Superconductive" electrical equipment (rotating machinery or transformers) specially designed or configured to be installed in a vehicle for military ground, marine, airborne or space applications and capable of operating while in motion.</text:span></text:p>
      <text:p text:style-name="P172"><text:span text:style-name="T71"><text:tab/><text:tab/></text:span><text:span text:style-name="T69">Note</text:span><text:span text:style-name="T71"><text:tab/>ML20.b. does not apply to direct-current hybrid homopolar generators that have single-pole normal metal armatures which rotate in a magnetic field produced by superconducting windings, provided those windings are the only superconducting components in the generator.</text:span></text:p>
      <text:p text:style-name="P191"/>
      <text:p text:style-name="P189"/>
      <text:p text:style-name="P152">ML21.<text:tab/>"Software" as follows:</text:p>
      <text:p text:style-name="P76"><text:span text:style-name="T78"><text:tab/>a.<text:tab/></text:span><text:span text:style-name="T1">"Software" specially designed or modified for any of the following:</text:span></text:p>
      <text:p text:style-name="P519">1.<text:tab/>"Development", "production", operation or maintenance of equipment specified by the Munitions List;</text:p>
      <text:p text:style-name="P518"><text:span text:style-name="T1">2.<text:tab/>"Development" or "production" of materials specified by the Munitions List; </text:span><text:span text:style-name="T50">or</text:span></text:p>
      <text:p text:style-name="P519">3.<text:tab/>"Development", "production", operation or maintenance of "software" specified by the Munitions List.</text:p>
      <text:p text:style-name="P75"><text:tab/>b.<text:tab/>Specific "software", other than that specified by ML21.a., as follows:</text:p>
      <text:p text:style-name="P54"><text:span text:style-name="T78"><text:tab/><text:tab/>1.<text:tab/>"Software" </text:span><text:span text:style-name="T79">specially designed for military</text:span><text:span text:style-name="T78"> use and </text:span><text:span text:style-name="T79">specially designed for modelling</text:span><text:span text:style-name="T78">, simulating or evaluating military weapon systems</text:span><text:span text:style-name="T79">;</text:span></text:p>
      <text:p text:style-name="P80"><text:span text:style-name="T78"><text:tab/><text:tab/>2.<text:tab/>"Software" </text:span><text:span text:style-name="T79">specially designed for military</text:span><text:span text:style-name="T78"> use and </text:span><text:span text:style-name="T79">specially designed for modelling</text:span><text:span text:style-name="T78"> or simulating military </text:span><text:span text:style-name="T79">operational scenarios;</text:span></text:p>
      <text:p text:style-name="P91"><text:tab/><text:tab/>3.<text:tab/>"Software" for determining the effects of conventional, nuclear, chemical or biological weapons;</text:p>
      <text:p text:style-name="P80"><text:span text:style-name="T78"><text:tab/><text:tab/>4.<text:tab/>"Software" specially designed for military use and specially designed for Command, Communications, Control and Intelligence (C</text:span><text:span text:style-name="T101">3</text:span><text:span text:style-name="T78">I) or Command, Communications, Control, Computer and Intelligence (C</text:span><text:span text:style-name="T101">4</text:span><text:span text:style-name="T78">I) applications;</text:span></text:p>
      <text:p text:style-name="P91"/>
      <text:p text:style-name="P124"><text:span text:style-name="T78"><text:tab/>c.<text:tab/>"Software", not specified by ML21.a. or </text:span><text:span text:style-name="T1">ML21.</text:span><text:span text:style-name="T78">b., specially designed or modified to enable equipment not specified by the Munitions List to perform the military functions of equipment specified by the Munitions List.</text:span></text:p>
      <text:p text:style-name="P186"/>
      <text:p text:style-name="P189">ML22.<text:tab/>"Technology" as follows:</text:p>
      <text:p text:style-name="P76"><text:span text:style-name="T78"><text:tab/>a.<text:tab/></text:span><text:span text:style-name="T1">"Technology", other than specified in ML22.b, which is "required" for the "development", "production", operation, installation, maintenance (checking), repair, overhaul or refurbishing of items specified by the Munitions List;</text:span></text:p>
      <text:p text:style-name="P70"/>
      <text:p text:style-name="P126"><text:tab/>b.<text:tab/>"Technology" as follows:</text:p>
      <text:p text:style-name="P66"><text:span text:style-name="T76"><text:tab/><text:tab/>1.<text:tab/></text:span><text:span text:style-name="T78">"Technology" "required" for the design of, the assembly of components into, and the operation, maintenance and repair of, complete production installations for items specified by the Munitions List, even if the components of such production installations are not specified;</text:span></text:p>
      <text:p text:style-name="P63"><text:tab/><text:tab/>2.<text:tab/>"Technology" "required" for the "development" and "production" of small arms, even if used to produce reproductions of antique small arms;</text:p>
      <text:p text:style-name="P59"><text:span text:style-name="T76"><text:tab/><text:tab/>3.<text:tab/>Not used since 2013</text:span></text:p>
      <text:p text:style-name="P520"><text:span text:style-name="T103"><text:tab/><text:tab/></text:span><text:span text:style-name="T22">N.B.</text:span><text:span text:style-name="T23"><text:tab/>See ML22.a. for "technology" previously specified by ML22.b.3.</text:span></text:p>
      <text:p text:style-name="P95"/>
      <text:p text:style-name="P80"><text:span text:style-name="T76"><text:tab/><text:tab/>4.<text:tab/>Not used since 2013</text:span></text:p>
      <text:p text:style-name="P520"><text:span text:style-name="T103"><text:tab/><text:tab/></text:span><text:span text:style-name="T22">N.B.</text:span><text:span text:style-name="T23"><text:tab/>See ML22.a. for "technology" previously specified by ML22.b.4.</text:span></text:p>
      <text:p text:style-name="P93"/>
      <text:p text:style-name="P93"><text:tab/><text:tab/>5.<text:tab/>"Technology" "required" exclusively for the incorporation of "biocatalysts", specified by ML7.i.1., into military carrier substances or military material.</text:p>
      <text:p text:style-name="P93"/>
      <text:p text:style-name="P484"><text:span text:style-name="T69">Note 1</text:span><text:span text:style-name="T71"><text:tab/></text:span><text:span text:style-name="T14">"Technology" "required" for the "development", "production"</text:span><text:span text:style-name="T12">,</text:span><text:span text:style-name="T14"> </text:span><text:span text:style-name="T12">operation, installation, maintenance (checking), repair, overhaul or refurbishing </text:span><text:span text:style-name="T14">of items specified by the Munitions List remains under control even when applicable to any item not specified by the Munitions List.</text:span></text:p>
      <text:p text:style-name="P521"/>
      <text:p text:style-name="P484"><text:span text:style-name="T69">Note 2</text:span><text:span text:style-name="T71"><text:tab/>ML22 does not apply to:</text:span></text:p>
      <text:p text:style-name="P282"><text:span text:style-name="T71">a.<text:tab/>"Technology" that is the minimum necessary for the installation, operation, maintenance (checking) or repair, of those items which are not controlled or whose export has been authorised;</text:span></text:p>
      <text:p text:style-name="P282"><text:span text:style-name="T71">b.<text:tab/>"Technology" that is "in the public domain", "basic scientific research" or the minimum necessary information for patent applications;</text:span></text:p>
      <text:p text:style-name="P284">c.<text:tab/>"Technology" for magnetic induction for continuous propulsion of civil transport devices. </text:p>
      <text:p text:style-name="P48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TimesNewRoman" svg:font-family="TimesNewRoman, 'MS Mincho'"/>
    <style:font-face style:name="Courier New" svg:font-family="'Courier New'" style:font-family-generic="modern"/>
    <style:font-face style:name="MS Mincho" svg:font-family="'MS Mincho', 'ＭＳ 明朝'" style:font-family-generic="modern"/>
    <style:font-face style:name="TimesNewRomanPSMT" svg:font-family="TimesNewRomanPSMT, 'Times New Roman'" style:font-family-generic="roman"/>
    <style:font-face style:name="FreeSans1" svg:font-family="FreeSans" style:font-family-generic="swiss"/>
    <style:font-face style:name="Batang" svg:font-family="Batang, 바탕"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TimesNewRoman" fo:font-family="TimesNewRoman, 'MS Mincho'" fo:font-size="11pt" style:font-size-asian="11pt" style:font-name-complex="TimesNewRoman" style:font-family-complex="TimesNewRoman, 'MS Mincho'"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left="1.501cm" fo:margin-right="0cm" fo:margin-top="0.423cm" fo:margin-bottom="0cm" loext:contextual-spacing="false" fo:text-indent="-1.501cm" style:auto-text-indent="false" fo:break-before="page" fo:keep-with-next="always"/>
      <style:text-properties fo:color="#000000" fo:language="en" fo:country="GB" style:font-size-complex="10pt"/>
    </style:style>
    <style:style style:name="Heading_20_3" style:display-name="Heading 3" style:family="paragraph" style:parent-style-name="Standard" style:next-style-name="Standard" style:default-outline-level="3" style:class="text">
      <style:paragraph-properties fo:margin-left="1.501cm" fo:margin-right="0cm" fo:text-indent="-1.501cm" style:auto-text-indent="false" fo:keep-with-next="always"/>
      <style:text-properties fo:font-size="11pt" fo:language="de" fo:country="DE" style:font-size-asian="11pt" style:font-size-complex="10pt"/>
    </style:style>
    <style:style style:name="Heading_20_4" style:display-name="Heading 4" style:family="paragraph" style:parent-style-name="Standard" style:next-style-name="Standard" style:default-outline-level="4" style:class="text">
      <style:paragraph-properties fo:margin-left="1.501cm" fo:margin-right="0cm" fo:text-indent="-1.501cm" style:auto-text-indent="false" fo:keep-with-next="always"/>
      <style:text-properties fo:font-size="11pt" fo:language="de" fo:country="DE" style:font-size-asian="11pt" style:font-size-complex="10pt"/>
    </style:style>
    <style:style style:name="Heading_20_5" style:display-name="Heading 5" style:family="paragraph" style:parent-style-name="Standard" style:next-style-name="Standard" style:default-outline-level="5" style:class="text">
      <style:paragraph-properties fo:margin-left="2.501cm" fo:margin-right="0cm" fo:text-indent="-1cm" style:auto-text-indent="false"/>
      <style:text-properties fo:color="#000000" fo:language="en" fo:country="GB" style:font-size-complex="10pt"/>
    </style:style>
    <style:style style:name="Heading_20_6" style:display-name="Heading 6" style:family="paragraph" style:parent-style-name="Standard" style:next-style-name="Standard" style:default-outline-level="6" style:class="text">
      <style:paragraph-properties fo:margin-left="1.27cm" fo:margin-right="0cm" fo:text-indent="0cm" style:auto-text-indent="false"/>
      <style:text-properties fo:color="#000000" fo:font-size="10pt" style:text-underline-style="solid" style:text-underline-width="auto" style:text-underline-color="font-color"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1" style:display-name="Index 1" style:family="paragraph" style:parent-style-name="Standard" style:next-style-name="Standard" style:class="index">
      <style:paragraph-properties fo:margin-left="1.27cm" fo:margin-right="0cm" fo:text-indent="-1.27cm" style:auto-text-indent="false"/>
      <style:text-properties fo:color="#000000" style:font-size-complex="10pt"/>
    </style:style>
    <style:style style:name="Index_20_2" style:display-name="Index 2" style:family="paragraph" style:parent-style-name="Index_20_1" style:next-style-name="Standard" style:class="index">
      <style:paragraph-properties fo:margin-left="1.94cm" fo:margin-right="0cm" fo:text-align="justify" style:justify-single-word="false" fo:text-indent="-1.976cm" style:auto-text-indent="false">
        <style:tab-stops>
          <style:tab-stop style:position="1.235cm"/>
        </style:tab-stops>
      </style:paragraph-properties>
      <style:text-properties style:font-name="Palatino" fo:font-family="Palatino" style:font-family-generic="roman" style:font-pitch="variable" style:font-name-complex="Palatino" style:font-family-complex="Palatino" style:font-family-generic-complex="roman" style:font-pitch-complex="variable"/>
    </style:style>
    <style:style style:name="Footnote" style:family="paragraph" style:parent-style-name="Standard" style:class="extra">
      <style:text-properties fo:color="#000000" fo:font-size="10pt" style:font-size-asian="10pt" style:font-size-complex="10pt"/>
    </style:style>
    <style:style style:name="Heading_20_format" style:display-name="Heading format" style:family="paragraph" style:parent-style-name="Standard">
      <style:paragraph-properties fo:text-align="center" style:justify-single-word="false"/>
      <style:text-properties fo:color="#000000" fo:font-size="10pt" style:text-underline-style="solid" style:text-underline-width="auto" style:text-underline-color="font-color" style:font-size-asian="10pt" style:font-size-complex="10pt"/>
    </style:style>
    <style:style style:name="Body_20_of_20_doc" style:display-name="Body of doc" style:family="paragraph" style:parent-style-name="Standard">
      <style:paragraph-properties fo:text-align="justify" style:justify-single-word="false">
        <style:tab-stops>
          <style:tab-stop style:position="2.54cm"/>
        </style:tab-stops>
      </style:paragraph-properties>
      <style:text-properties fo:color="#000000" style:font-size-complex="10pt"/>
    </style:style>
    <style:style style:name="level_20_1" style:display-name="level 1" style:family="paragraph" style:parent-style-name="Standard">
      <style:paragraph-properties fo:margin-left="1.905cm" fo:margin-right="0cm" fo:text-align="justify" style:justify-single-word="false" fo:text-indent="-0.635cm" style:auto-text-indent="false">
        <style:tab-stops>
          <style:tab-stop style:position="2.54cm"/>
        </style:tab-stops>
      </style:paragraph-properties>
      <style:text-properties fo:color="#000000" style:font-size-complex="10pt"/>
    </style:style>
    <style:style style:name="level_20_2" style:display-name="level 2" style:family="paragraph" style:parent-style-name="level_20_1">
      <style:paragraph-properties fo:margin-left="1.588cm" fo:margin-right="0cm" fo:text-indent="-0.318cm" style:auto-text-indent="false"/>
    </style:style>
    <style:style style:name="level_20_3" style:display-name="level 3" style:family="paragraph" style:parent-style-name="Standard">
      <style:paragraph-properties fo:margin-left="1.27cm" fo:margin-right="0cm" fo:text-indent="0cm" style:auto-text-indent="false"/>
      <style:text-properties fo:color="#000000" style:font-size-complex="10pt"/>
    </style:style>
    <style:style style:name="level_20_4" style:display-name="level 4" style:family="paragraph" style:parent-style-name="Standard">
      <style:paragraph-properties fo:margin-left="1.729cm" fo:margin-right="0cm" fo:text-indent="-0.459cm" style:auto-text-indent="false"/>
      <style:text-properties fo:color="#000000" style:font-size-complex="10pt"/>
    </style:style>
    <style:style style:name="level_20_5" style:display-name="level 5" style:family="paragraph" style:parent-style-name="level_20_4">
      <style:paragraph-properties fo:margin-left="2.046cm" fo:margin-right="0cm" fo:text-indent="-0.459cm" style:auto-text-indent="false"/>
    </style:style>
    <style:style style:name="level_20_6" style:display-name="level 6" style:family="paragraph" style:parent-style-name="level_20_4">
      <style:paragraph-properties fo:margin-left="1.905cm" fo:margin-right="0cm" fo:text-indent="-0.318cm" style:auto-text-indent="false"/>
    </style:style>
    <style:style style:name="_31_.A_20_note_20_1" style:display-name="1.A note 1" style:family="paragraph" style:parent-style-name="Standard">
      <style:paragraph-properties fo:margin-left="2.575cm" fo:margin-right="0cm" fo:text-indent="-1.376cm" style:auto-text-indent="false"/>
      <style:text-properties fo:color="#000000" style:font-size-complex="10pt"/>
    </style:style>
    <style:style style:name="_31_.A.1" style:display-name="1.A.1" style:family="paragraph" style:parent-style-name="Standard">
      <style:paragraph-properties fo:margin-left="1.976cm" fo:margin-right="0cm" fo:text-indent="-1.976cm" style:auto-text-indent="false">
        <style:tab-stops>
          <style:tab-stop style:position="0.6cm"/>
          <style:tab-stop style:position="1.229cm"/>
        </style:tab-stops>
      </style:paragraph-properties>
      <style:text-properties fo:color="#000000" style:font-size-complex="10pt"/>
    </style:style>
    <style:style style:name="_31_.A.1_20_note_20_1" style:display-name="1.A.1 note 1" style:family="paragraph" style:parent-style-name="_31_.A.1">
      <style:paragraph-properties fo:margin-left="3.387cm" fo:margin-right="0cm" fo:text-indent="-1.411cm" style:auto-text-indent="false">
        <style:tab-stops/>
      </style:paragraph-properties>
    </style:style>
    <style:style style:name="_31_.A.1.a_20_note_20_1" style:display-name="1.A.1.a note 1" style:family="paragraph" style:parent-style-name="Standard">
      <style:paragraph-properties fo:margin-left="4.198cm" fo:margin-right="0cm" fo:text-indent="-1.376cm" style:auto-text-indent="false"/>
      <style:text-properties fo:color="#000000" style:font-size-complex="10pt"/>
    </style:style>
    <style:style style:name="_31_.A.1.a_20_note_20_1a" style:display-name="1.A.1.a note 1a" style:family="paragraph" style:parent-style-name="Standard">
      <style:paragraph-properties fo:margin-left="4.939cm" fo:margin-right="0cm" fo:text-indent="-0.706cm" style:auto-text-indent="false"/>
      <style:text-properties fo:color="#000000" style:font-size-complex="10pt"/>
    </style:style>
    <style:style style:name="_31_.A.1.a" style:display-name="1.A.1.a" style:family="paragraph" style:parent-style-name="Standard">
      <style:paragraph-properties fo:margin-left="2.787cm" fo:margin-right="0cm" fo:text-indent="-2.787cm" style:auto-text-indent="false">
        <style:tab-stops>
          <style:tab-stop style:position="0.6cm"/>
          <style:tab-stop style:position="1.235cm"/>
          <style:tab-stop style:position="2.08cm"/>
        </style:tab-stops>
      </style:paragraph-properties>
      <style:text-properties fo:color="#000000" style:font-size-complex="10pt"/>
    </style:style>
    <style:style style:name="_31_.A.1.a.1" style:display-name="1.A.1.a.1" style:family="paragraph" style:parent-style-name="Standard">
      <style:paragraph-properties fo:margin-left="3.634cm" fo:margin-right="0cm" fo:text-indent="-3.598cm" style:auto-text-indent="false">
        <style:tab-stops>
          <style:tab-stop style:position="0.6cm"/>
          <style:tab-stop style:position="1.27cm"/>
          <style:tab-stop style:position="2.08cm"/>
          <style:tab-stop style:position="2.79cm"/>
        </style:tab-stops>
      </style:paragraph-properties>
      <style:text-properties fo:color="#000000" style:font-size-complex="10pt"/>
    </style:style>
    <style:style style:name="_31_.A.1.a.1.a" style:display-name="1.A.1.a.1.a" style:family="paragraph" style:parent-style-name="_31_.A.1.a.1">
      <style:paragraph-properties fo:margin-left="4.48cm" fo:margin-right="0cm" fo:text-indent="-4.48cm" style:auto-text-indent="false">
        <style:tab-stops>
          <style:tab-stop style:position="0.6cm"/>
          <style:tab-stop style:position="1.27cm"/>
          <style:tab-stop style:position="2.117cm"/>
          <style:tab-stop style:position="2.79cm"/>
          <style:tab-stop style:position="3.634cm"/>
        </style:tab-stops>
      </style:paragraph-properties>
    </style:style>
    <style:style style:name="Note_20_1" style:display-name="Note 1" style:family="paragraph" style:parent-style-name="Standard">
      <style:paragraph-properties fo:margin-left="1.729cm" fo:margin-right="0cm" fo:text-indent="-1.729cm" style:auto-text-indent="false"/>
      <style:text-properties fo:color="#000000" style:font-size-complex="10pt"/>
    </style:style>
    <style:style style:name="Note_20_1.a" style:display-name="Note 1.a" style:family="paragraph" style:parent-style-name="Standard">
      <style:paragraph-properties fo:margin-left="2.469cm" fo:margin-right="0cm" fo:text-indent="-0.741cm" style:auto-text-indent="false"/>
      <style:text-properties fo:color="#000000" style:font-size-complex="10pt"/>
    </style:style>
    <style:style style:name="_31_.A.1.a.1.a.1" style:display-name="1.A.1.a.1.a.1" style:family="paragraph" style:parent-style-name="_31_.A.1.a.1.a">
      <style:paragraph-properties fo:margin-left="5.151cm" fo:margin-right="0.501cm" fo:text-indent="-5.151cm" style:auto-text-indent="false">
        <style:tab-stops>
          <style:tab-stop style:position="0.6cm"/>
          <style:tab-stop style:position="1.27cm"/>
          <style:tab-stop style:position="2.117cm"/>
          <style:tab-stop style:position="2.787cm"/>
          <style:tab-stop style:position="3.634cm"/>
          <style:tab-stop style:position="4.48cm"/>
        </style:tab-stops>
      </style:paragraph-properties>
    </style:style>
    <style:style style:name="_31_.A.1.a.1.a.1.a" style:display-name="1.A.1.a.1.a.1.a" style:family="paragraph" style:parent-style-name="_31_.A.1.a.1.a.1">
      <style:paragraph-properties fo:margin-left="5.927cm" fo:margin-right="0.501cm" fo:text-indent="-5.927cm" style:auto-text-indent="false">
        <style:tab-stops>
          <style:tab-stop style:position="0.6cm"/>
          <style:tab-stop style:position="1.27cm"/>
          <style:tab-stop style:position="2.117cm"/>
          <style:tab-stop style:position="2.787cm"/>
          <style:tab-stop style:position="3.634cm"/>
          <style:tab-stop style:position="4.48cm"/>
          <style:tab-stop style:position="5.186cm"/>
        </style:tab-stops>
      </style:paragraph-properties>
    </style:style>
    <style:style style:name="_31_.A.1.a.1.a.1.a.1" style:display-name="1.A.1.a.1.a.1.a.1" style:family="paragraph" style:parent-style-name="_31_.A.1.a.1.a.1.a">
      <style:paragraph-properties fo:margin-left="6.738cm" fo:margin-right="0.501cm" fo:text-indent="-6.738cm" style:auto-text-indent="false">
        <style:tab-stops>
          <style:tab-stop style:position="0.6cm"/>
          <style:tab-stop style:position="1.27cm"/>
          <style:tab-stop style:position="2.117cm"/>
          <style:tab-stop style:position="2.787cm"/>
          <style:tab-stop style:position="3.634cm"/>
          <style:tab-stop style:position="4.48cm"/>
          <style:tab-stop style:position="5.186cm"/>
          <style:tab-stop style:position="5.927cm"/>
        </style:tab-stops>
      </style:paragraph-properties>
    </style:style>
    <style:style style:name="Note_20_1.a.1" style:display-name="Note 1.a.1" style:family="paragraph" style:parent-style-name="Standard">
      <style:paragraph-properties fo:margin-left="3.316cm" fo:margin-right="0cm" fo:text-indent="-0.847cm" style:auto-text-indent="false"/>
      <style:text-properties fo:color="#000000" style:font-size-complex="10pt"/>
    </style:style>
    <style:style style:name="Note_20_1.a.1.a" style:display-name="Note 1.a.1.a" style:family="paragraph" style:parent-style-name="Standard">
      <style:paragraph-properties fo:margin-left="4.092cm" fo:margin-right="0cm" fo:text-indent="-0.706cm" style:auto-text-indent="false"/>
      <style:text-properties fo:color="#000000" style:font-size-complex="10pt"/>
    </style:style>
    <style:style style:name="Note_20_1.a.1.a.1" style:display-name="Note 1.a.1.a.1" style:family="paragraph" style:parent-style-name="Standard">
      <style:paragraph-properties fo:margin-left="4.974cm" fo:margin-right="0cm" fo:text-indent="-0.847cm" style:auto-text-indent="false"/>
      <style:text-properties fo:color="#000000" style:font-size-complex="10pt"/>
    </style:style>
    <style:style style:name="_31_.A.1.a.1_20_note_20_1" style:display-name="1.A.1.a.1 note 1" style:family="paragraph" style:parent-style-name="_31_.A.1_20_note_20_1">
      <style:paragraph-properties fo:margin-left="5.045cm" fo:margin-right="0cm" fo:text-indent="-1.411cm" style:auto-text-indent="false"/>
    </style:style>
    <style:style style:name="_31_.A.1_20_note_20_1a" style:display-name="1.A.1 note 1a" style:family="paragraph" style:parent-style-name="_31_.A.1_20_note_20_1">
      <style:paragraph-properties fo:margin-left="4.128cm" fo:margin-right="0cm" fo:text-indent="-0.741cm" style:auto-text-indent="false"/>
    </style:style>
    <style:style style:name="_31_.A.1_20_note_20_1a1" style:display-name="1.A.1 note 1a1" style:family="paragraph" style:parent-style-name="_31_.A.1_20_note_20_1">
      <style:paragraph-properties fo:margin-left="4.939cm" fo:margin-right="0cm" fo:text-indent="-0.811cm" style:auto-text-indent="false"/>
    </style:style>
    <style:style style:name="_31_.A.1.a_20_note_20_1a1" style:display-name="1.A.1.a note 1a1" style:family="paragraph" style:parent-style-name="_31_.A.1_20_note_20_1">
      <style:paragraph-properties fo:margin-left="5.786cm" fo:margin-right="0cm" fo:text-indent="-0.847cm" style:auto-text-indent="false"/>
    </style:style>
    <style:style style:name="_31_.A" style:display-name="1.A" style:family="paragraph" style:parent-style-name="Standard">
      <style:paragraph-properties fo:margin-left="1.235cm" fo:margin-right="-0.039cm" fo:text-indent="-1.235cm" style:auto-text-indent="false">
        <style:tab-stops>
          <style:tab-stop style:position="0.6cm"/>
        </style:tab-stops>
      </style:paragraph-properties>
      <style:text-properties fo:color="#000000" style:font-size-complex="10pt"/>
    </style:style>
    <style:style style:name="_31_.A.1.a.1.a.1.Note" style:display-name="1.A.1.a.1.a.1.Note" style:family="paragraph" style:parent-style-name="_31_.A.1.a.1.a.1.a">
      <style:paragraph-properties fo:margin-left="6.174cm" fo:margin-right="0.501cm" fo:text-indent="-6.174cm" style:auto-text-indent="false"/>
    </style:style>
    <style:style style:name="_31_.A.1._20_note_20_NB" style:display-name="1.A.1. note NB" style:family="paragraph" style:parent-style-name="_31_.A.1_20_note_20_1a">
      <style:paragraph-properties fo:margin-left="4.727cm" fo:margin-right="0cm" fo:text-indent="-1.235cm" style:auto-text-indent="false"/>
    </style:style>
    <style:style style:name="_31_.A.1.a.1.a.1_20_note_20_1" style:display-name="1.A.1.a.1.a.1 note 1" style:family="paragraph" style:parent-style-name="_31_.A.1.a.1_20_note_20_1">
      <style:paragraph-properties fo:margin-left="6.632cm" fo:margin-right="0cm" fo:text-indent="-1.552cm" style:auto-text-indent="false"/>
    </style:style>
    <style:style style:name="_31_.A.1.a.1.a_20_note_20_1" style:display-name="1.A.1.a.1.a note 1" style:family="paragraph" style:parent-style-name="_31_.A.1.a.1.a.1_20_note_20_1">
      <style:paragraph-properties fo:margin-left="5.891cm" fo:margin-right="0cm" fo:text-indent="-1.411cm" style:auto-text-indent="false"/>
    </style:style>
    <style:style style:name="_31_.A.1.a.1_20_note1a" style:display-name="1.A.1.a.1 note1a" style:family="paragraph" style:parent-style-name="_31_.A.1.a_20_note_20_1a">
      <style:paragraph-properties fo:margin-left="5.786cm" fo:margin-right="0cm" fo:text-indent="-0.564cm" style:auto-text-indent="false"/>
    </style:style>
    <style:style style:name="_31_.A.1.a.1_20_Long." style:display-name="1.A.1.a.1 Long." style:family="paragraph" style:parent-style-name="_31_.A.1.a.1_20_note_20_1">
      <style:paragraph-properties fo:margin-left="5.68cm" fo:margin-right="0cm" fo:text-indent="-2.011cm" style:auto-text-indent="false"/>
    </style:style>
    <style:style style:name="_31_.A.1.a.1.a.1.a.1.a" style:display-name="1.A.1.a.1.a.1.a.1.a" style:family="paragraph" style:parent-style-name="_31_.A.1.a.1.a.1.a.1">
      <style:paragraph-properties fo:margin-left="7.549cm" fo:margin-right="0cm" fo:text-indent="-7.549cm" style:auto-text-indent="false">
        <style:tab-stops>
          <style:tab-stop style:position="0.6cm"/>
          <style:tab-stop style:position="1.27cm"/>
          <style:tab-stop style:position="2.046cm"/>
          <style:tab-stop style:position="2.787cm"/>
          <style:tab-stop style:position="3.634cm"/>
          <style:tab-stop style:position="4.48cm"/>
          <style:tab-stop style:position="5.327cm"/>
          <style:tab-stop style:position="6.033cm"/>
          <style:tab-stop style:position="6.844cm"/>
        </style:tab-stops>
      </style:paragraph-properties>
    </style:style>
    <style:style style:name="Note_20_1._20_N.B." style:display-name="Note 1. N.B." style:family="paragraph" style:parent-style-name="Note_20_1.a">
      <style:paragraph-properties fo:margin-left="3.034cm" fo:margin-right="0cm" fo:text-indent="-1.305cm" style:auto-text-indent="false"/>
    </style:style>
    <style:style style:name="_31_.A.1.a.1_20_Long._20_a." style:display-name="1.A.1.a.1 Long. a." style:family="paragraph" style:parent-style-name="_31_.A.1.a.1_20_note_20_1">
      <style:paragraph-properties fo:margin-left="6.35cm" fo:margin-right="0cm" fo:text-indent="-0.67cm" style:auto-text-indent="false"/>
    </style:style>
    <style:style style:name="_31_." style:display-name="1." style:family="paragraph" style:parent-style-name="_31_.A">
      <style:paragraph-properties fo:margin-left="0.6cm" fo:margin-right="0cm" fo:text-indent="-0.6cm" style:auto-text-indent="false">
        <style:tab-stops/>
      </style:paragraph-properties>
    </style:style>
    <style:style style:name="_31_.A.1.a._20_note_20_1_20_NB" style:display-name="1.A.1.a. note 1 NB" style:family="paragraph" style:parent-style-name="_31_.A.1.a_20_note_20_1a">
      <style:paragraph-properties fo:margin-left="5.292cm" fo:margin-right="0cm" fo:text-indent="-1.094cm" style:auto-text-indent="false"/>
    </style:style>
    <style:style style:name="_31_._20_Note" style:display-name="1. Note" style:family="paragraph" style:parent-style-name="Standard">
      <style:paragraph-properties fo:margin-left="2.081cm" fo:margin-right="0cm" fo:text-indent="-2.081cm" style:auto-text-indent="false">
        <style:tab-stops>
          <style:tab-stop style:position="0.6cm"/>
          <style:tab-stop style:position="1.229cm"/>
        </style:tab-stops>
      </style:paragraph-properties>
      <style:text-properties fo:color="#000000" style:font-size-complex="10pt"/>
    </style:style>
    <style:style style:name="_31_.Note_20_1_20_N.B.1." style:display-name="1.Note 1 N.B.1." style:family="paragraph" style:parent-style-name="Standard">
      <style:paragraph-properties fo:margin-left="3.845cm" fo:margin-right="0cm" fo:text-indent="-3.845cm" style:auto-text-indent="false">
        <style:tab-stops>
          <style:tab-stop style:position="2.046cm"/>
          <style:tab-stop style:position="3.175cm"/>
        </style:tab-stops>
      </style:paragraph-properties>
      <style:text-properties fo:color="#000000" style:font-size-complex="10pt"/>
    </style:style>
    <style:style style:name="_31_.A.1.Note_20_1.a.N.B.1" style:display-name="1.A.1.Note 1.a.N.B.1" style:family="paragraph" style:parent-style-name="Standard">
      <style:paragraph-properties fo:margin-left="5.327cm" fo:margin-right="0cm" fo:text-indent="-5.327cm" style:auto-text-indent="false">
        <style:tab-stops>
          <style:tab-stop style:position="4.128cm"/>
        </style:tab-stops>
      </style:paragraph-properties>
      <style:text-properties fo:color="#000000" style:font-size-complex="10pt"/>
    </style:style>
    <style:style style:name="_31_.A.1.Note_20_1_20_a.NB1." style:display-name="1.A.1.Note 1 a.NB1." style:family="paragraph" style:parent-style-name="_31_.A.1.Note_20_1.a.N.B.1">
      <style:paragraph-properties fo:margin-left="5.68cm" fo:margin-right="0cm" fo:text-indent="-5.68cm" style:auto-text-indent="false"/>
    </style:style>
    <style:style style:name="Note_20_1.a.1.a.1.a." style:display-name="Note 1.a.1.a.1.a." style:family="paragraph" style:parent-style-name="Note_20_1.a.1.a.1">
      <style:paragraph-properties fo:margin-left="5.644cm" fo:margin-right="0cm" fo:text-indent="-0.6cm" style:auto-text-indent="false"/>
    </style:style>
    <style:style style:name="Note_20_1.A.1._20_N.B." style:display-name="Note 1.A.1. N.B." style:family="paragraph" style:parent-style-name="Note_20_1.a.1">
      <style:paragraph-properties fo:margin-left="4.516cm" fo:margin-right="0cm" fo:text-indent="-2.046cm" style:auto-text-indent="false">
        <style:tab-stops>
          <style:tab-stop style:position="3.316cm"/>
        </style:tab-stops>
      </style:paragraph-properties>
    </style:style>
    <style:style style:name="Note_20_1.a._20_N.B." style:display-name="Note 1.a. N.B." style:family="paragraph" style:parent-style-name="Note_20_1.a.1">
      <style:paragraph-properties fo:margin-left="3.739cm" fo:margin-right="0cm" fo:text-indent="-1.27cm" style:auto-text-indent="false"/>
    </style:style>
    <style:style style:name="Note_20_1_20_a._20_N.B.a." style:display-name="Note 1 a. N.B.a." style:family="paragraph" style:parent-style-name="Note_20_1.a._20_N.B.">
      <style:paragraph-properties fo:margin-left="4.374cm" fo:margin-right="0cm" fo:text-indent="-1.552cm" style:auto-text-indent="false">
        <style:tab-stops>
          <style:tab-stop style:position="3.739cm"/>
        </style:tab-stops>
      </style:paragraph-properties>
    </style:style>
    <style:style style:name="Note_20_1.a.N.B." style:display-name="Note 1.a.N.B." style:family="paragraph" style:parent-style-name="Note_20_1.a.1.a">
      <style:paragraph-properties fo:margin-left="3.598cm" fo:margin-right="0cm" fo:text-indent="-1.129cm" style:auto-text-indent="false"/>
    </style:style>
    <style:style style:name="Note_20_1.a.N.B.a.1.a." style:display-name="Note 1.a.N.B.a.1.a." style:family="paragraph" style:parent-style-name="Note_20_1_20_a._20_N.B.a.">
      <style:paragraph-properties fo:margin-left="5.75cm" fo:margin-right="0cm" fo:text-indent="-2.928cm" style:auto-text-indent="false">
        <style:tab-stops>
          <style:tab-stop style:position="3.881cm"/>
          <style:tab-stop style:position="4.692cm"/>
          <style:tab-stop style:position="5.08cm"/>
        </style:tab-stops>
      </style:paragraph-properties>
    </style:style>
    <style:style style:name="Note_20_1.a.N.B.1." style:display-name="Note 1.a.N.B.1." style:family="paragraph" style:parent-style-name="Note_20_1.a._20_N.B.">
      <style:paragraph-properties fo:margin-left="4.445cm" fo:margin-right="0cm" fo:text-indent="-1.976cm" style:auto-text-indent="false">
        <style:tab-stops>
          <style:tab-stop style:position="3.775cm"/>
        </style:tab-stops>
      </style:paragraph-properties>
    </style:style>
    <style:style style:name="Note_20_1._20_N.B.1.a." style:display-name="Note 1. N.B.1.a." style:family="paragraph" style:parent-style-name="Note_20_1._20_N.B.">
      <style:paragraph-properties fo:margin-left="4.374cm" fo:margin-right="0cm" fo:text-indent="-2.646cm" style:auto-text-indent="false">
        <style:tab-stops>
          <style:tab-stop style:position="3.034cm"/>
          <style:tab-stop style:position="3.775cm"/>
        </style:tab-stops>
      </style:paragraph-properties>
    </style:style>
    <style:style style:name="Note_20_1.a._20_en_2026_" style:display-name="Note 1.a. en…" style:family="paragraph" style:parent-style-name="Note_20_1.a.1">
      <style:paragraph-properties fo:margin-left="3.775cm" fo:margin-right="0cm" fo:text-indent="-1.305cm" style:auto-text-indent="false">
        <style:tab-stops>
          <style:tab-stop style:position="3.14cm"/>
        </style:tab-stops>
      </style:paragraph-properties>
    </style:style>
    <style:style style:name="Note_20_1_20_a.1a._20_en_2026_" style:display-name="Note 1 a.1a. en…" style:family="paragraph" style:parent-style-name="Note_20_1.a._20_en_2026_"/>
    <style:style style:name="Note_20_1.a.1.a._20_vers_20_-" style:display-name="Note 1.a.1.a. vers -" style:family="paragraph" style:parent-style-name="Note_20_1.a._20_en_2026_">
      <style:paragraph-properties fo:margin-left="7.267cm" fo:margin-right="0cm" fo:text-indent="-4.798cm" style:auto-text-indent="false">
        <style:tab-stops>
          <style:tab-stop style:position="3.14cm"/>
          <style:tab-stop style:position="3.739cm"/>
          <style:tab-stop style:position="6.773cm"/>
        </style:tab-stops>
      </style:paragraph-properties>
    </style:style>
    <style:style style:name="Note_20_1_20_N.B._2a_" style:display-name="Note 1 N.B.*" style:family="paragraph" style:parent-style-name="Note_20_1.a">
      <style:paragraph-properties fo:margin-left="2.928cm" fo:margin-right="0cm" fo:text-indent="-1.411cm" style:auto-text-indent="false"/>
    </style:style>
    <style:style style:name="_31_.A.1.Note_20_a" style:display-name="1.A.1.Note a" style:family="paragraph" style:parent-style-name="_31_.A.1_20_note_20_1a">
      <style:paragraph-properties fo:margin-left="3.316cm" fo:margin-right="0cm" fo:text-indent="-0.67cm" style:auto-text-indent="false"/>
    </style:style>
    <style:style style:name="_31_.A.1.NT.1.N.B." style:display-name="1.A.1.NT.1.N.B." style:family="paragraph" style:parent-style-name="_31_.A.1.a">
      <style:paragraph-properties fo:margin-left="3.986cm" fo:margin-right="0cm" fo:text-indent="-3.986cm" style:auto-text-indent="false">
        <style:tab-stops>
          <style:tab-stop style:position="0.6cm"/>
          <style:tab-stop style:position="1.27cm"/>
          <style:tab-stop style:position="2.08cm"/>
          <style:tab-stop style:position="2.787cm"/>
        </style:tab-stops>
      </style:paragraph-properties>
    </style:style>
    <style:style style:name="Note_20_1.N.B._20_1." style:display-name="Note 1.N.B. 1." style:family="paragraph" style:parent-style-name="Note_20_1._20_N.B.">
      <style:paragraph-properties fo:margin-left="3.739cm" fo:margin-right="0cm" fo:text-indent="-2.011cm" style:auto-text-indent="false">
        <style:tab-stops>
          <style:tab-stop style:position="3.034cm"/>
        </style:tab-stops>
      </style:paragraph-properties>
    </style:style>
    <style:style style:name="formule_20_Cat.6" style:display-name="formule Cat.6" style:family="paragraph" style:parent-style-name="_31_.A.1.a.1">
      <style:paragraph-properties fo:margin-left="6.033cm" fo:margin-right="0cm" fo:text-indent="-2.505cm" style:auto-text-indent="false">
        <style:tab-stops>
          <style:tab-stop style:position="3.986cm"/>
          <style:tab-stop style:position="5.08cm"/>
        </style:tab-stops>
      </style:paragraph-properties>
      <style:text-properties fo:font-weight="bold" style:font-weight-asian="bold"/>
    </style:style>
    <style:style style:name="Définition" style:family="paragraph" style:parent-style-name="Standard">
      <style:paragraph-properties fo:margin-left="2.046cm" fo:margin-right="0cm" fo:text-indent="-2.046cm" style:auto-text-indent="false"/>
      <style:text-properties fo:color="#000000" style:font-size-complex="10pt"/>
    </style:style>
    <style:style style:name="Déf._20_texte" style:display-name="Déf. texte" style:family="paragraph" style:parent-style-name="Définition">
      <style:paragraph-properties fo:margin-left="2.787cm" fo:margin-right="0cm" fo:text-align="justify" style:justify-single-word="false" fo:text-indent="-2.787cm" style:auto-text-indent="false"/>
    </style:style>
    <style:style style:name="Déf._20_texte_20_a." style:display-name="Déf. texte a." style:family="paragraph" style:parent-style-name="Déf._20_texte">
      <style:paragraph-properties fo:margin-left="3.528cm" fo:margin-right="0cm" fo:text-indent="-3.528cm" style:auto-text-indent="false">
        <style:tab-stops>
          <style:tab-stop style:position="2.787cm"/>
        </style:tab-stops>
      </style:paragraph-properties>
    </style:style>
    <style:style style:name="Déf._20_texte_20_NB" style:display-name="Déf. texte NB" style:family="paragraph" style:parent-style-name="Déf._20_texte_20_a.">
      <style:paragraph-properties fo:margin-left="4.022cm" fo:margin-right="0cm" fo:text-indent="-4.022cm" style:auto-text-indent="false"/>
    </style:style>
    <style:style style:name="proposition" style:family="paragraph" style:parent-style-name="Standard">
      <style:paragraph-properties fo:margin-left="10.019cm" fo:margin-right="0cm" fo:text-indent="-10.019cm" style:auto-text-indent="false">
        <style:tab-stops>
          <style:tab-stop style:position="3.986cm"/>
          <style:tab-stop style:position="7.197cm"/>
        </style:tab-stops>
      </style:paragraph-properties>
      <style:text-properties fo:color="#000000" style:font-size-complex="10pt"/>
    </style:style>
    <style:style style:name="style_20_prop._20_Cat.6" style:display-name="style prop. Cat.6" style:family="paragraph" style:parent-style-name="_31_.A.1.a.1_20_note1a">
      <style:paragraph-properties fo:margin-left="6.033cm" fo:margin-right="0cm" fo:text-indent="-5.997cm" style:auto-text-indent="false">
        <style:tab-stops>
          <style:tab-stop style:position="0.6cm"/>
          <style:tab-stop style:position="1.199cm"/>
          <style:tab-stop style:position="1.976cm"/>
          <style:tab-stop style:position="2.787cm"/>
          <style:tab-stop style:position="3.598cm"/>
          <style:tab-stop style:position="5.292cm"/>
        </style:tab-stops>
      </style:paragraph-properties>
    </style:style>
    <style:style style:name="prop_20_Cat_20_6_20__28_2_29_" style:display-name="prop Cat 6 (2)" style:family="paragraph" style:parent-style-name="_31_.A.1.a">
      <style:paragraph-properties fo:margin-left="4.974cm" fo:margin-right="0cm" fo:text-indent="-4.974cm" style:auto-text-indent="false">
        <style:tab-stops>
          <style:tab-stop style:position="0.6cm"/>
          <style:tab-stop style:position="1.27cm"/>
          <style:tab-stop style:position="2.08cm"/>
          <style:tab-stop style:position="2.787cm"/>
          <style:tab-stop style:position="4.198cm"/>
        </style:tab-stops>
      </style:paragraph-properties>
      <style:text-properties fo:font-style="italic" style:font-style-asian="italic"/>
    </style:style>
    <style:style style:name="Déf._20_texte_20_NB_20_1" style:display-name="Déf. texte NB 1" style:family="paragraph" style:parent-style-name="Déf._20_texte_20_NB">
      <style:paragraph-properties fo:margin-left="4.586cm" fo:margin-right="0cm" fo:text-indent="-4.586cm" style:auto-text-indent="false">
        <style:tab-stops>
          <style:tab-stop style:position="3.986cm"/>
        </style:tab-stops>
      </style:paragraph-properties>
    </style:style>
    <style:style style:name="Déf._20_texte_20_a.1" style:display-name="Déf. texte a.1" style:family="paragraph" style:parent-style-name="Déf._20_texte_20_a.">
      <style:paragraph-properties fo:margin-left="4.092cm" fo:margin-right="0cm" fo:text-indent="-4.092cm" style:auto-text-indent="false">
        <style:tab-stops>
          <style:tab-stop style:position="2.787cm"/>
          <style:tab-stop style:position="3.528cm"/>
        </style:tab-stops>
      </style:paragraph-properties>
    </style:style>
    <style:style style:name="A._20_tableau" style:display-name="A. tableau" style:family="paragraph" style:parent-style-name="_31_.A">
      <style:paragraph-properties fo:margin-left="0.494cm" fo:margin-right="0cm" fo:text-indent="-0.494cm" style:auto-text-indent="false">
        <style:tab-stops/>
      </style:paragraph-properties>
    </style:style>
    <style:style style:name="A._20_1._20_tableau" style:display-name="A. 1. tableau" style:family="paragraph" style:parent-style-name="_31_.A">
      <style:paragraph-properties fo:margin-left="0.917cm" fo:margin-right="0cm" fo:text-indent="-0.423cm" style:auto-text-indent="false">
        <style:tab-stops/>
      </style:paragraph-properties>
    </style:style>
    <style:style style:name="Note_20_1_20_tableau" style:display-name="Note 1 tableau" style:family="paragraph" style:parent-style-name="_31_.A.1">
      <style:paragraph-properties fo:margin-left="2.046cm" fo:margin-right="0cm" fo:text-indent="-0.847cm" style:auto-text-indent="false">
        <style:tab-stops/>
      </style:paragraph-properties>
    </style:style>
    <style:style style:name="Note_20_1.a._20_tableau" style:display-name="Note 1.a. tableau" style:family="paragraph" style:parent-style-name="Note_20_1_20_tableau">
      <style:paragraph-properties fo:margin-left="2.646cm" fo:margin-right="0cm" fo:text-indent="-0.6cm" style:auto-text-indent="false"/>
    </style:style>
    <style:style style:name="Note_20_1._20_NB_20_1_20_tableau" style:display-name="Note 1. NB 1 tableau" style:family="paragraph" style:parent-style-name="Note_20_1.a._20_tableau">
      <style:paragraph-properties fo:margin-left="3.528cm" fo:margin-right="0cm" fo:text-indent="-1.482cm" style:auto-text-indent="false">
        <style:tab-stops>
          <style:tab-stop style:position="3.034cm"/>
        </style:tab-stops>
      </style:paragraph-properties>
    </style:style>
    <style:style style:name="Note_20_1.a._20_NB_20_tableau" style:display-name="Note 1.a. NB tableau" style:family="paragraph" style:parent-style-name="Note_20_1.a._20_tableau">
      <style:paragraph-properties fo:margin-left="3.845cm" fo:margin-right="0cm" fo:text-indent="-1.199cm" style:auto-text-indent="false"/>
    </style:style>
    <style:style style:name="Note_20_1.a.1._20_tableau" style:display-name="Note 1.a.1. tableau" style:family="paragraph" style:parent-style-name="Note_20_1.a._20_tableau">
      <style:paragraph-properties fo:margin-left="3.316cm" fo:margin-right="0cm" fo:text-indent="-0.67cm" style:auto-text-indent="false"/>
    </style:style>
    <style:style style:name="Note_20_1.a.1.a._20_tableau" style:display-name="Note 1.a.1.a. tableau" style:family="paragraph" style:parent-style-name="Note_20_1.a.1._20_tableau">
      <style:paragraph-properties fo:margin-left="3.986cm" fo:margin-right="0cm" fo:text-indent="-0.67cm" style:auto-text-indent="false"/>
    </style:style>
    <style:style style:name="_31_.A.1.a.1.a.1_20_note..." style:display-name="1.A.1.a.1.a.1 note..." style:family="paragraph" style:parent-style-name="_31_.A.1.a.1.a.1_20_note_20_1">
      <style:paragraph-properties fo:margin-left="6.632cm" fo:margin-right="0cm" fo:text-indent="-1.305cm" style:auto-text-indent="false"/>
    </style:style>
    <style:style style:name="_31_.A.1.a.1._20_note1a1" style:display-name="1.A.1.a.1. note1a1" style:family="paragraph" style:parent-style-name="_31_.A.1.a.1_20_note1a">
      <style:paragraph-properties fo:margin-left="6.526cm" fo:margin-right="0cm" fo:text-indent="-0.741cm" style:auto-text-indent="false"/>
    </style:style>
    <style:style style:name="prop_20_Cat_20_6_20__28_3_29_" style:display-name="prop Cat 6 (3)" style:family="paragraph" style:parent-style-name="prop_20_Cat_20_6_20__28_2_29_">
      <style:paragraph-properties fo:margin-left="5.539cm" fo:margin-right="0cm" fo:text-indent="-5.539cm" style:auto-text-indent="false">
        <style:tab-stops>
          <style:tab-stop style:position="0.6cm"/>
          <style:tab-stop style:position="1.27cm"/>
          <style:tab-stop style:position="2.08cm"/>
          <style:tab-stop style:position="2.787cm"/>
          <style:tab-stop style:position="4.198cm"/>
          <style:tab-stop style:position="4.974cm"/>
        </style:tab-stops>
      </style:paragraph-properties>
    </style:style>
    <style:style style:name="Note_20_1_20_NB_20_1" style:display-name="Note 1 NB 1" style:family="paragraph" style:parent-style-name="Note_20_1._20_N.B.">
      <style:paragraph-properties fo:margin-left="3.669cm" fo:margin-right="0cm" fo:text-indent="-1.94cm" style:auto-text-indent="false">
        <style:tab-stops>
          <style:tab-stop style:position="2.928cm"/>
        </style:tab-stops>
      </style:paragraph-properties>
    </style:style>
    <style:style style:name="Note_20_1_20_NB_20_2" style:display-name="Note 1 NB 2" style:family="paragraph" style:parent-style-name="Note_20_1_20_NB_20_1">
      <style:paragraph-properties fo:margin-left="3.916cm" fo:margin-right="0cm" fo:text-indent="-1.446cm" style:auto-text-indent="false"/>
    </style:style>
    <style:style style:name="tableau" style:family="paragraph" style:parent-style-name="_31_.A">
      <style:paragraph-properties fo:margin-left="0cm" fo:margin-right="0cm" fo:text-indent="0cm" style:auto-text-indent="false">
        <style:tab-stops>
          <style:tab-stop style:position="0.988cm"/>
          <style:tab-stop style:position="5.08cm"/>
          <style:tab-stop style:position="5.68cm"/>
          <style:tab-stop style:position="9.984cm"/>
          <style:tab-stop style:position="10.548cm"/>
        </style:tab-stops>
      </style:paragraph-properties>
    </style:style>
    <style:style style:name="A1." style:family="paragraph" style:parent-style-name="Standard">
      <style:paragraph-properties fo:margin-left="1.376cm" fo:margin-right="0cm" style:line-height-at-least="0.423cm" fo:text-indent="-1.376cm" style:auto-text-indent="false"/>
      <style:text-properties fo:color="#000000" style:font-size-complex="10pt"/>
    </style:style>
    <style:style style:name="A1.a" style:family="paragraph" style:parent-style-name="Standard">
      <style:paragraph-properties fo:margin-left="1.976cm" fo:margin-right="0cm" style:line-height-at-least="0.423cm" fo:text-indent="-0.564cm" style:auto-text-indent="false"/>
      <style:text-properties fo:color="#000000" style:font-size-complex="10pt"/>
    </style:style>
    <style:style style:name="A1.a.1." style:family="paragraph" style:parent-style-name="Standard">
      <style:paragraph-properties fo:margin-left="2.575cm" fo:margin-right="0cm" style:line-height-at-least="0.423cm" fo:text-indent="-2.575cm" style:auto-text-indent="false">
        <style:tab-stops>
          <style:tab-stop style:position="1.976cm"/>
        </style:tab-stops>
      </style:paragraph-properties>
      <style:text-properties fo:color="#000000" style:font-size-complex="10pt"/>
    </style:style>
    <style:style style:name="note_20_1" style:display-name="note 1" style:family="paragraph" style:parent-style-name="Standard">
      <style:paragraph-properties fo:margin-left="1.446cm" fo:margin-right="0cm" style:line-height-at-least="0.423cm" fo:text-indent="-1.446cm" style:auto-text-indent="false"/>
      <style:text-properties fo:color="#000000" style:font-size-complex="10pt"/>
    </style:style>
    <style:style style:name="note_20_1.a." style:display-name="note 1.a." style:family="paragraph" style:parent-style-name="note_20_1">
      <style:paragraph-properties fo:margin-left="2.117cm" fo:margin-right="0cm" fo:text-indent="-2.117cm" style:auto-text-indent="false">
        <style:tab-stops>
          <style:tab-stop style:position="1.482cm"/>
        </style:tab-stops>
      </style:paragraph-properties>
    </style:style>
    <style:style style:name="A1.a.1.a." style:family="paragraph" style:parent-style-name="A1.a.1.">
      <style:paragraph-properties fo:margin-left="3.14cm" fo:margin-right="0cm" fo:text-indent="-3.14cm" style:auto-text-indent="false">
        <style:tab-stops>
          <style:tab-stop style:position="1.976cm"/>
          <style:tab-stop style:position="2.54cm"/>
        </style:tab-stops>
      </style:paragraph-properties>
    </style:style>
    <style:style style:name="A1.a.1.a.1." style:family="paragraph" style:parent-style-name="A1.a.1.a.">
      <style:paragraph-properties fo:margin-left="3.845cm" fo:margin-right="0cm" fo:text-indent="-3.845cm" style:auto-text-indent="false">
        <style:tab-stops>
          <style:tab-stop style:position="1.976cm"/>
          <style:tab-stop style:position="2.54cm"/>
          <style:tab-stop style:position="3.175cm"/>
        </style:tab-stops>
      </style:paragraph-properties>
    </style:style>
    <style:style style:name="A1.a.1.a._20_N.B._20_1." style:display-name="A1.a.1.a. N.B. 1." style:family="paragraph" style:parent-style-name="Standard">
      <style:paragraph-properties fo:margin-left="4.586cm" fo:margin-right="0cm" style:line-height-at-least="0.423cm" fo:text-indent="-4.586cm" style:auto-text-indent="false">
        <style:tab-stops>
          <style:tab-stop style:position="3.175cm"/>
        </style:tab-stops>
      </style:paragraph-properties>
      <style:text-properties fo:color="#000000" style:font-size-complex="10pt"/>
    </style:style>
    <style:style style:name="note_20_1._20_N.B._20_1." style:display-name="note 1. N.B. 1." style:family="paragraph" style:parent-style-name="A1.a">
      <style:paragraph-properties fo:margin-left="3.528cm" fo:margin-right="0cm" fo:text-indent="-1.411cm" style:auto-text-indent="false"/>
    </style:style>
    <style:style style:name="note_20_1.a._20_N.B._20_1." style:display-name="note 1.a. N.B. 1." style:family="paragraph" style:parent-style-name="note_20_1._20_N.B._20_1."/>
    <style:style style:name="tab." style:family="paragraph" style:parent-style-name="Standard">
      <style:paragraph-properties>
        <style:tab-stops>
          <style:tab-stop style:position="1.482cm"/>
          <style:tab-stop style:position="5.75cm"/>
        </style:tab-stops>
      </style:paragraph-properties>
      <style:text-properties fo:color="#000000" style:font-size-complex="10pt"/>
    </style:style>
    <style:style style:name="ML_20_1." style:display-name="ML 1." style:family="paragraph" style:parent-style-name="Standard">
      <style:paragraph-properties fo:margin-left="1.129cm" fo:margin-right="0cm" style:line-height-at-least="0.423cm" fo:text-indent="-1.129cm" style:auto-text-indent="false"/>
      <style:text-properties fo:color="#000000" style:font-size-complex="10pt"/>
    </style:style>
    <style:style style:name="ML_20_1.a." style:display-name="ML 1.a." style:family="paragraph" style:parent-style-name="ML_20_1.">
      <style:paragraph-properties fo:margin-left="1.799cm" fo:margin-right="0cm" fo:text-indent="-1.799cm" style:auto-text-indent="false">
        <style:tab-stops>
          <style:tab-stop style:position="1.129cm"/>
        </style:tab-stops>
      </style:paragraph-properties>
    </style:style>
    <style:style style:name="ML_20_1.a.1." style:display-name="ML 1.a.1." style:family="paragraph" style:parent-style-name="ML_20_1.a.">
      <style:paragraph-properties fo:margin-left="2.646cm" fo:margin-right="0cm" fo:text-indent="-2.646cm" style:auto-text-indent="false">
        <style:tab-stops>
          <style:tab-stop style:position="1.129cm"/>
          <style:tab-stop style:position="1.834cm"/>
        </style:tab-stops>
      </style:paragraph-properties>
    </style:style>
    <style:style style:name="ML_20_1._20_note" style:display-name="ML 1. note" style:family="paragraph" style:parent-style-name="ML_20_1.a.">
      <style:paragraph-properties fo:margin-left="2.787cm" fo:margin-right="0cm" fo:text-indent="-1.658cm" style:auto-text-indent="false">
        <style:tab-stops/>
      </style:paragraph-properties>
    </style:style>
    <style:style style:name="ML_20_note_20_1." style:display-name="ML note 1." style:family="paragraph" style:parent-style-name="ML_20_1._20_note">
      <style:paragraph-properties fo:margin-left="1.976cm" fo:margin-right="0cm" fo:text-indent="-1.976cm" style:auto-text-indent="false"/>
    </style:style>
    <style:style style:name="ML_20_note_20_1.a." style:display-name="ML note 1.a." style:family="paragraph" style:parent-style-name="ML_20_note_20_1.">
      <style:paragraph-properties fo:margin-left="2.752cm" fo:margin-right="0cm" fo:text-indent="-0.741cm" style:auto-text-indent="false"/>
      <style:text-properties fo:font-size="11pt" fo:font-style="italic" style:font-size-asian="11pt" style:font-style-asian="italic"/>
    </style:style>
    <style:style style:name="ML_20_1.a._20_note" style:display-name="ML 1.a. note" style:family="paragraph" style:parent-style-name="ML_20_1.a.">
      <style:paragraph-properties fo:margin-left="3cm" fo:margin-right="0cm" fo:text-indent="-3cm" style:auto-text-indent="false">
        <style:tab-stops>
          <style:tab-stop style:position="1.129cm"/>
          <style:tab-stop style:position="1.799cm"/>
        </style:tab-stops>
      </style:paragraph-properties>
      <style:text-properties fo:font-size="11pt" fo:font-style="italic" style:font-size-asian="11pt" style:font-style-asian="italic"/>
    </style:style>
    <style:style style:name="ML_20_note_20_1._20_N.B." style:display-name="ML note 1. N.B." style:family="paragraph" style:parent-style-name="Standard">
      <style:paragraph-properties fo:margin-left="3.281cm" fo:margin-right="0cm" style:line-height-at-least="0.423cm" fo:text-indent="-1.305cm" style:auto-text-indent="false"/>
      <style:text-properties fo:color="#000000" style:font-size-complex="10pt"/>
    </style:style>
    <style:style style:name="ML_20_note_20_1.a.1." style:display-name="ML note 1.a.1." style:family="paragraph" style:parent-style-name="ML_20_note_20_1.a.">
      <style:paragraph-properties fo:margin-left="3.501cm" fo:margin-right="0cm" fo:text-align="justify" style:justify-single-word="false" fo:text-indent="-0.75cm" style:auto-text-indent="false"/>
    </style:style>
    <style:style style:name="ML_20_1.a._20_note_20_sub_20_1." style:display-name="ML 1.a. note sub 1." style:family="paragraph" style:parent-style-name="Standard">
      <style:paragraph-properties fo:margin-left="3.752cm" fo:margin-right="0cm" style:line-height-at-least="0.423cm" fo:text-align="justify" style:justify-single-word="false" fo:text-indent="-0.751cm" style:auto-text-indent="false"/>
      <style:text-properties fo:color="#000000" fo:font-size="11pt" fo:font-style="italic" style:font-size-asian="11pt" style:font-style-asian="italic" style:font-size-complex="10pt"/>
    </style:style>
    <style:style style:name="ML_20_note_20_1.a._20_N.B." style:display-name="ML note 1.a. N.B." style:family="paragraph" style:parent-style-name="ML_20_note_20_1._20_N.B.">
      <style:paragraph-properties fo:margin-left="4.48cm" fo:margin-right="0cm" fo:text-indent="-1.305cm" style:auto-text-indent="false"/>
    </style:style>
    <style:style style:name="ML_20_note_20_1.a.1.a." style:display-name="ML note 1.a.1.a." style:family="paragraph" style:parent-style-name="ML_20_note_20_1.a.1.">
      <style:paragraph-properties fo:margin-left="4.251cm" fo:margin-right="0cm" fo:text-indent="-0.75cm" style:auto-text-indent="false"/>
    </style:style>
    <style:style style:name="ML_20_1.a.1.a." style:display-name="ML 1.a.1.a." style:family="paragraph" style:parent-style-name="ML_20_1.a.1.">
      <style:paragraph-properties fo:margin-left="3.387cm" fo:margin-right="0cm" fo:text-indent="-3.387cm" style:auto-text-indent="false">
        <style:tab-stops>
          <style:tab-stop style:position="1.129cm"/>
          <style:tab-stop style:position="1.834cm"/>
          <style:tab-stop style:position="2.681cm"/>
        </style:tab-stops>
      </style:paragraph-properties>
    </style:style>
    <style:style style:name="ML_20_note_20_1.a.1.NB" style:display-name="ML note 1.a.1.NB" style:family="paragraph" style:parent-style-name="ML_20_note_20_1.a.1.a.">
      <style:paragraph-properties fo:margin-left="5.08cm" fo:margin-right="0cm" fo:text-indent="-1.058cm" style:auto-text-indent="false"/>
    </style:style>
    <style:style style:name="AEL_20_A1." style:display-name="AEL A1." style:family="paragraph" style:parent-style-name="Standard">
      <style:paragraph-properties fo:margin-left="1.376cm" fo:margin-right="0cm" style:line-height-at-least="0.423cm" fo:text-indent="-1.376cm" style:auto-text-indent="false"/>
      <style:text-properties fo:color="#000000" style:font-size-complex="10pt"/>
    </style:style>
    <style:style style:name="AEL_20_A1.a" style:display-name="AEL A1.a" style:family="paragraph" style:parent-style-name="Standard">
      <style:paragraph-properties fo:margin-left="1.976cm" fo:margin-right="0cm" style:line-height-at-least="0.423cm" fo:text-indent="-0.564cm" style:auto-text-indent="false"/>
      <style:text-properties fo:color="#000000" style:font-size-complex="10pt"/>
    </style:style>
    <style:style style:name="AEL_20_A1.a.1." style:display-name="AEL A1.a.1." style:family="paragraph" style:parent-style-name="Standard">
      <style:paragraph-properties fo:margin-left="2.575cm" fo:margin-right="0cm" style:line-height-at-least="0.423cm" fo:text-indent="-2.575cm" style:auto-text-indent="false">
        <style:tab-stops>
          <style:tab-stop style:position="1.976cm"/>
        </style:tab-stops>
      </style:paragraph-properties>
      <style:text-properties fo:color="#000000" style:font-size-complex="10pt"/>
    </style:style>
    <style:style style:name="AEL_20_note_20_1" style:display-name="AEL note 1" style:family="paragraph" style:parent-style-name="Standard">
      <style:paragraph-properties fo:margin-left="1.446cm" fo:margin-right="0cm" style:line-height-at-least="0.423cm" fo:text-indent="-1.446cm" style:auto-text-indent="false"/>
      <style:text-properties fo:color="#000000" style:font-size-complex="10pt"/>
    </style:style>
    <style:style style:name="AEL_20_note_20_1.a." style:display-name="AEL note 1.a." style:family="paragraph" style:parent-style-name="AEL_20_note_20_1">
      <style:paragraph-properties fo:margin-left="2.117cm" fo:margin-right="0cm" fo:text-indent="-2.117cm" style:auto-text-indent="false">
        <style:tab-stops>
          <style:tab-stop style:position="1.482cm"/>
        </style:tab-stops>
      </style:paragraph-properties>
    </style:style>
    <style:style style:name="AEL_20_A1.a.1.a." style:display-name="AEL A1.a.1.a." style:family="paragraph" style:parent-style-name="AEL_20_A1.a.1.">
      <style:paragraph-properties fo:margin-left="3.14cm" fo:margin-right="0cm" fo:text-indent="-3.14cm" style:auto-text-indent="false">
        <style:tab-stops>
          <style:tab-stop style:position="1.976cm"/>
          <style:tab-stop style:position="2.54cm"/>
        </style:tab-stops>
      </style:paragraph-properties>
    </style:style>
    <style:style style:name="AEL_20_A1.a.1.a.1." style:display-name="AEL A1.a.1.a.1." style:family="paragraph" style:parent-style-name="AEL_20_A1.a.1.a.">
      <style:paragraph-properties fo:margin-left="3.845cm" fo:margin-right="0cm" fo:text-indent="-3.845cm" style:auto-text-indent="false">
        <style:tab-stops>
          <style:tab-stop style:position="1.976cm"/>
          <style:tab-stop style:position="2.54cm"/>
          <style:tab-stop style:position="3.175cm"/>
        </style:tab-stops>
      </style:paragraph-properties>
    </style:style>
    <style:style style:name="AEL_20_A1.a.1.a._20_N.B._20_1." style:display-name="AEL A1.a.1.a. N.B. 1." style:family="paragraph" style:parent-style-name="Standard">
      <style:paragraph-properties fo:margin-left="4.586cm" fo:margin-right="0cm" style:line-height-at-least="0.423cm" fo:text-indent="-4.586cm" style:auto-text-indent="false">
        <style:tab-stops>
          <style:tab-stop style:position="3.175cm"/>
        </style:tab-stops>
      </style:paragraph-properties>
      <style:text-properties fo:color="#000000" style:font-size-complex="10pt"/>
    </style:style>
    <style:style style:name="AEL_20_note_20_1._20_N.B._20_1." style:display-name="AEL note 1. N.B. 1." style:family="paragraph" style:parent-style-name="AEL_20_A1.a">
      <style:paragraph-properties fo:margin-left="3.528cm" fo:margin-right="0cm" fo:text-indent="-1.411cm" style:auto-text-indent="false"/>
    </style:style>
    <style:style style:name="AEL_20_note_20_1.a._20_N.B._20_1." style:display-name="AEL note 1.a. N.B. 1." style:family="paragraph" style:parent-style-name="AEL_20_note_20_1._20_N.B._20_1."/>
    <style:style style:name="IC_2f_DV_20_1" style:display-name="IC/DV 1" style:family="paragraph" style:parent-style-name="Standard">
      <style:paragraph-properties fo:margin-left="1.517cm" fo:margin-right="0cm" fo:text-indent="-1.517cm" style:auto-text-indent="false"/>
      <style:text-properties fo:color="#000000" style:font-size-complex="10pt"/>
    </style:style>
    <style:style style:name="IC_2f_DV_20_1a" style:display-name="IC/DV 1a" style:family="paragraph" style:parent-style-name="IC_2f_DV_20_1">
      <style:paragraph-properties fo:margin-left="2.187cm" fo:margin-right="0cm" fo:text-indent="-2.187cm" style:auto-text-indent="false">
        <style:tab-stops>
          <style:tab-stop style:position="1.517cm"/>
        </style:tab-stops>
      </style:paragraph-properties>
    </style:style>
    <style:style style:name="_33_.A.1.b_20_.4.Note_20_3.a" style:display-name="3.A.1.b .4.Note 3.a" style:family="paragraph" style:parent-style-name="_31_.A.1.a.1_20_note1a">
      <style:paragraph-properties fo:margin-left="6.279cm" fo:margin-right="0.032cm" fo:text-indent="-1.058cm" style:auto-text-indent="false">
        <style:tab-stops>
          <style:tab-stop style:position="5.68cm"/>
        </style:tab-stops>
      </style:paragraph-properties>
      <style:text-properties fo:font-style="italic" style:font-style-asian="italic"/>
    </style:style>
    <style:style style:name="text" style:family="paragraph" style:parent-style-name="Standard">
      <style:paragraph-properties fo:margin-left="0cm" fo:margin-right="0cm" style:line-height-at-least="0.423cm" fo:text-indent="0.917cm" style:auto-text-indent="false"/>
      <style:text-properties fo:color="#000000" style:font-size-complex="10pt"/>
    </style:style>
    <style:style style:name="A.1.a.Notes" style:family="paragraph" style:parent-style-name="Standard">
      <style:paragraph-properties fo:margin-left="3.528cm" fo:margin-right="0cm" style:line-height-at-least="0.423cm" fo:text-align="justify" style:justify-single-word="false" fo:text-indent="-3.521cm" style:auto-text-indent="false">
        <style:tab-stops>
          <style:tab-stop style:position="0.529cm"/>
          <style:tab-stop style:position="1.129cm"/>
          <style:tab-stop style:position="1.693cm"/>
          <style:tab-stop style:position="2.187cm"/>
          <style:tab-stop style:position="14.746cm" style:type="right"/>
        </style:tab-stops>
      </style:paragraph-properties>
      <style:text-properties fo:color="#000000" fo:font-size="10pt" style:font-size-asian="10pt" style:font-size-complex="10pt"/>
    </style:style>
    <style:style style:name="_31_.A_20_Note_20_1.NB" style:display-name="1.A Note 1.NB" style:family="paragraph" style:parent-style-name="_31_.A_20_note_20_1">
      <style:paragraph-properties fo:margin-left="3.634cm" fo:margin-right="0cm" fo:text-indent="-1.094cm" style:auto-text-indent="false"/>
    </style:style>
    <style:style style:name="_31_.A.1.Note_20_NB" style:display-name="1.A.1.Note NB" style:family="paragraph" style:parent-style-name="_31_.A_20_Note_20_1.NB">
      <style:paragraph-properties fo:margin-left="4.516cm" fo:margin-right="0cm" fo:text-indent="-4.445cm" style:auto-text-indent="false">
        <style:tab-stops>
          <style:tab-stop style:position="3.422cm"/>
        </style:tab-stops>
      </style:paragraph-properties>
    </style:style>
    <style:style style:name="A.1.a.1." style:family="paragraph" style:parent-style-name="Standard">
      <style:paragraph-properties fo:margin-left="2.787cm" fo:margin-right="0cm" style:line-height-at-least="0.423cm" fo:text-indent="-2.78cm" style:auto-text-indent="false">
        <style:tab-stops>
          <style:tab-stop style:position="0.529cm"/>
          <style:tab-stop style:position="1.235cm"/>
          <style:tab-stop style:position="1.693cm"/>
          <style:tab-stop style:position="2.223cm"/>
        </style:tab-stops>
      </style:paragraph-properties>
      <style:text-properties fo:color="#000000" fo:font-size="10pt" style:font-size-asian="10pt" style:font-size-complex="10pt"/>
    </style:style>
    <style:style style:name="A.1.a.1.a." style:family="paragraph" style:parent-style-name="A.1.a.1.">
      <style:paragraph-properties fo:margin-left="3.316cm" fo:margin-right="0cm" fo:text-indent="-3.309cm" style:auto-text-indent="false">
        <style:tab-stops>
          <style:tab-stop style:position="0.529cm"/>
          <style:tab-stop style:position="1.235cm"/>
          <style:tab-stop style:position="1.693cm"/>
          <style:tab-stop style:position="2.223cm"/>
          <style:tab-stop style:position="2.787cm"/>
        </style:tab-stops>
      </style:paragraph-properties>
    </style:style>
    <style:style style:name="A.1.a.1.a.1." style:family="paragraph" style:parent-style-name="A.1.a.1.">
      <style:paragraph-properties fo:margin-left="3.845cm" fo:margin-right="0cm" fo:text-indent="-3.838cm" style:auto-text-indent="false">
        <style:tab-stops>
          <style:tab-stop style:position="0.529cm"/>
          <style:tab-stop style:position="1.235cm"/>
          <style:tab-stop style:position="1.693cm"/>
          <style:tab-stop style:position="2.223cm"/>
          <style:tab-stop style:position="2.787cm"/>
          <style:tab-stop style:position="3.281cm"/>
        </style:tab-stops>
      </style:paragraph-properties>
    </style:style>
    <style:style style:name="A.1.a.1.a.1.a." style:family="paragraph" style:parent-style-name="A.1.a.1.a.1.">
      <style:paragraph-properties fo:margin-left="4.374cm" fo:margin-right="0cm" fo:text-indent="-4.367cm" style:auto-text-indent="false">
        <style:tab-stops>
          <style:tab-stop style:position="0.529cm"/>
          <style:tab-stop style:position="1.235cm"/>
          <style:tab-stop style:position="1.693cm"/>
          <style:tab-stop style:position="2.223cm"/>
          <style:tab-stop style:position="2.787cm"/>
          <style:tab-stop style:position="3.281cm"/>
          <style:tab-stop style:position="3.845cm"/>
        </style:tab-stops>
      </style:paragraph-properties>
    </style:style>
    <style:style style:name="A.1.a.1.Note_20_1" style:display-name="A.1.a.1.Note 1" style:family="paragraph" style:parent-style-name="A.1.a.1.">
      <style:paragraph-properties fo:margin-left="4.798cm" fo:margin-right="0cm" fo:text-indent="-4.791cm" style:auto-text-indent="false">
        <style:tab-stops>
          <style:tab-stop style:position="0.529cm"/>
          <style:tab-stop style:position="1.235cm"/>
          <style:tab-stop style:position="1.693cm"/>
          <style:tab-stop style:position="2.223cm"/>
          <style:tab-stop style:position="2.787cm"/>
          <style:tab-stop style:position="4.269cm"/>
        </style:tab-stops>
      </style:paragraph-properties>
    </style:style>
    <style:style style:name="A.1.a.1.a.Notes_20_1" style:display-name="A.1.a.1.a.Notes 1" style:family="paragraph" style:parent-style-name="A.1.a.1.a.1.">
      <style:paragraph-properties fo:margin-left="5.327cm" fo:margin-right="0cm" fo:text-indent="-5.32cm" style:auto-text-indent="false">
        <style:tab-stops>
          <style:tab-stop style:position="0.529cm"/>
          <style:tab-stop style:position="1.235cm"/>
          <style:tab-stop style:position="1.693cm"/>
          <style:tab-stop style:position="2.223cm"/>
          <style:tab-stop style:position="2.787cm"/>
          <style:tab-stop style:position="3.281cm"/>
          <style:tab-stop style:position="4.727cm"/>
        </style:tab-stops>
      </style:paragraph-properties>
    </style:style>
    <style:style style:name="A.1.a.1.a.1.Notes" style:family="paragraph" style:parent-style-name="Standard">
      <style:paragraph-properties fo:margin-left="6.385cm" fo:margin-right="0cm" style:line-height-at-least="0.423cm" fo:text-indent="-6.378cm" style:auto-text-indent="false">
        <style:tab-stops>
          <style:tab-stop style:position="1.235cm"/>
          <style:tab-stop style:position="1.482cm"/>
          <style:tab-stop style:position="2.469cm"/>
          <style:tab-stop style:position="3.034cm"/>
          <style:tab-stop style:position="3.739cm"/>
          <style:tab-stop style:position="4.339cm"/>
          <style:tab-stop style:position="4.939cm"/>
          <style:tab-stop style:position="5.574cm"/>
          <style:tab-stop style:position="5.821cm"/>
        </style:tab-stops>
      </style:paragraph-properties>
      <style:text-properties fo:color="#000000" style:font-size-complex="10pt"/>
    </style:style>
    <style:style style:name="A." style:family="paragraph" style:parent-style-name="Standard">
      <style:paragraph-properties fo:margin-left="0.035cm" fo:margin-right="0cm" style:line-height-at-least="0.423cm" fo:text-indent="0.007cm" style:auto-text-indent="false">
        <style:tab-stops>
          <style:tab-stop style:position="0.529cm"/>
          <style:tab-stop style:position="1.235cm"/>
        </style:tab-stops>
      </style:paragraph-properties>
      <style:text-properties fo:color="#000000" fo:font-size="10pt" style:font-size-asian="10pt" style:font-size-complex="10pt"/>
    </style:style>
    <style:style style:name="A.1.a." style:family="paragraph" style:parent-style-name="Standard">
      <style:paragraph-properties fo:margin-left="2.187cm" fo:margin-right="0cm" style:line-height-at-least="0.423cm" fo:text-indent="-2.18cm" style:auto-text-indent="false">
        <style:tab-stops>
          <style:tab-stop style:position="0.529cm"/>
          <style:tab-stop style:position="1.235cm"/>
          <style:tab-stop style:position="1.693cm"/>
        </style:tab-stops>
      </style:paragraph-properties>
      <style:text-properties fo:color="#000000" fo:font-size="10pt" style:font-size-asian="10pt" style:font-size-complex="10pt"/>
    </style:style>
    <style:style style:name="A.1." style:family="paragraph" style:parent-style-name="A.">
      <style:paragraph-properties fo:margin-left="1.693cm" fo:margin-right="0cm" fo:text-indent="-1.686cm" style:auto-text-indent="false"/>
    </style:style>
    <style:style style:name="Where_20_Si" style:display-name="Where Si" style:family="paragraph" style:parent-style-name="Note_20_1">
      <style:paragraph-properties fo:margin-left="3.598cm" fo:margin-right="0.032cm" fo:text-indent="-3.598cm" style:auto-text-indent="false">
        <style:tab-stops>
          <style:tab-stop style:position="1.446cm"/>
        </style:tab-stops>
      </style:paragraph-properties>
    </style:style>
    <style:style style:name="_31_.A.1.Note_20_1_20_N.B." style:display-name="1.A.1.Note 1 N.B." style:family="paragraph" style:parent-style-name="_31_.A.1.a_20_note_20_1">
      <style:paragraph-properties fo:margin-left="5.644cm" fo:margin-right="0cm" fo:text-indent="-2.822cm" style:auto-text-indent="false">
        <style:tab-stops>
          <style:tab-stop style:position="4.198cm"/>
        </style:tab-stops>
      </style:paragraph-properties>
    </style:style>
    <style:style style:name="_31_.A.1.a._20_Note_20_1_20_N.B." style:display-name="1.A.1.a. Note 1 N.B." style:family="paragraph" style:parent-style-name="_31_.A.1.Note_20_1_20_N.B."/>
    <style:style style:name="_31_.A.1.a.Note_20_1_20_NB1" style:display-name="1.A.1.a.Note 1 NB1" style:family="paragraph" style:parent-style-name="_31_.A.1.a._20_Note_20_1_20_N.B."/>
    <style:style style:name="_28__20__29_" style:display-name="( )" style:family="paragraph" style:parent-style-name="A.1.">
      <style:paragraph-properties fo:margin-left="0.529cm" fo:margin-right="0cm" fo:text-indent="-0.522cm" style:auto-text-indent="false">
        <style:tab-stops>
          <style:tab-stop style:position="1.235cm"/>
        </style:tab-stops>
      </style:paragraph-properties>
    </style:style>
    <style:style style:name="A.Note" style:family="paragraph" style:parent-style-name="A.">
      <style:paragraph-properties fo:margin-left="2.469cm" fo:margin-right="0cm" fo:text-indent="-2.462cm" style:auto-text-indent="false"/>
    </style:style>
    <style:style style:name="A.1.NB" style:family="paragraph" style:parent-style-name="A.1.">
      <style:paragraph-properties fo:margin-left="2.822cm" fo:margin-right="0cm" fo:text-indent="-2.815cm" style:auto-text-indent="false">
        <style:tab-stops>
          <style:tab-stop style:position="0.529cm"/>
          <style:tab-stop style:position="1.235cm"/>
          <style:tab-stop style:position="1.693cm"/>
        </style:tab-stops>
      </style:paragraph-properties>
    </style:style>
    <style:style style:name="A.1.a.Note_20_a." style:display-name="A.1.a.Note a." style:family="paragraph" style:parent-style-name="A.1.a.">
      <style:paragraph-properties fo:margin-left="3.845cm" fo:margin-right="0cm" fo:text-indent="-3.838cm" style:auto-text-indent="false">
        <style:tab-stops>
          <style:tab-stop style:position="0.529cm"/>
          <style:tab-stop style:position="1.235cm"/>
          <style:tab-stop style:position="1.693cm"/>
          <style:tab-stop style:position="2.187cm"/>
          <style:tab-stop style:position="3.316cm"/>
        </style:tab-stops>
      </style:paragraph-properties>
    </style:style>
    <style:style style:name="A.1.a.1.a.1.Note" style:family="paragraph" style:parent-style-name="A.1.a.1.a.1.">
      <style:paragraph-properties fo:margin-left="5.186cm" fo:margin-right="0cm" fo:text-indent="-5.179cm" style:auto-text-indent="false">
        <style:tab-stops>
          <style:tab-stop style:position="0.529cm"/>
          <style:tab-stop style:position="1.235cm"/>
          <style:tab-stop style:position="1.693cm"/>
          <style:tab-stop style:position="2.223cm"/>
          <style:tab-stop style:position="2.787cm"/>
          <style:tab-stop style:position="3.281cm"/>
          <style:tab-stop style:position="3.845cm"/>
        </style:tab-stops>
      </style:paragraph-properties>
    </style:style>
    <style:style style:name="A.1.a.1.a.1.a.1." style:family="paragraph" style:parent-style-name="A.1.a.1.a.1.a.">
      <style:paragraph-properties fo:margin-left="4.868cm" fo:margin-right="0cm" fo:text-indent="-4.861cm" style:auto-text-indent="false">
        <style:tab-stops>
          <style:tab-stop style:position="0.529cm"/>
          <style:tab-stop style:position="1.235cm"/>
          <style:tab-stop style:position="1.693cm"/>
          <style:tab-stop style:position="2.223cm"/>
          <style:tab-stop style:position="2.787cm"/>
          <style:tab-stop style:position="3.281cm"/>
          <style:tab-stop style:position="3.845cm"/>
          <style:tab-stop style:position="4.339cm"/>
        </style:tab-stops>
      </style:paragraph-properties>
    </style:style>
    <style:style style:name="A.1.a.1.a.1.a.1.a." style:family="paragraph" style:parent-style-name="Standard">
      <style:paragraph-properties fo:margin-left="5.468cm" fo:margin-right="0cm" style:line-height-at-least="0.423cm" fo:text-indent="-5.461cm" style:auto-text-indent="false">
        <style:tab-stops>
          <style:tab-stop style:position="0.529cm"/>
          <style:tab-stop style:position="1.129cm"/>
          <style:tab-stop style:position="1.693cm"/>
          <style:tab-stop style:position="2.223cm"/>
          <style:tab-stop style:position="2.787cm"/>
          <style:tab-stop style:position="3.281cm"/>
          <style:tab-stop style:position="3.845cm"/>
          <style:tab-stop style:position="4.339cm"/>
          <style:tab-stop style:position="4.939cm"/>
          <style:tab-stop style:position="14.746cm" style:type="right"/>
        </style:tab-stops>
      </style:paragraph-properties>
      <style:text-properties fo:color="#000000" fo:font-size="10pt" style:text-underline-style="solid" style:text-underline-width="auto" style:text-underline-color="font-color" style:font-size-asian="10pt" style:font-size-complex="10pt"/>
    </style:style>
    <style:style style:name="A.1.a.1.a.1.a.1.NB" style:family="paragraph" style:parent-style-name="A.1.a.1.a.1.a.1.a.">
      <style:paragraph-properties fo:margin-left="6.033cm" fo:margin-right="0cm" fo:text-indent="-6.025cm" style:auto-text-indent="false">
        <style:tab-stops>
          <style:tab-stop style:position="0.529cm"/>
          <style:tab-stop style:position="1.129cm"/>
          <style:tab-stop style:position="1.693cm"/>
          <style:tab-stop style:position="2.223cm"/>
          <style:tab-stop style:position="2.787cm"/>
          <style:tab-stop style:position="3.281cm"/>
          <style:tab-stop style:position="3.845cm"/>
          <style:tab-stop style:position="4.339cm"/>
          <style:tab-stop style:position="4.939cm"/>
          <style:tab-stop style:position="5.433cm"/>
          <style:tab-stop style:position="14.746cm" style:type="right"/>
        </style:tab-stops>
      </style:paragraph-properties>
    </style:style>
    <style:style style:name="A.1.a.1.Note_20_1.a." style:display-name="A.1.a.1.Note 1.a." style:family="paragraph" style:parent-style-name="A.1.a.1.Note_20_1">
      <style:paragraph-properties fo:margin-left="5.398cm" fo:margin-right="0cm" fo:text-indent="-5.39cm" style:auto-text-indent="false">
        <style:tab-stops>
          <style:tab-stop style:position="0.529cm"/>
          <style:tab-stop style:position="1.235cm"/>
          <style:tab-stop style:position="1.693cm"/>
          <style:tab-stop style:position="2.223cm"/>
          <style:tab-stop style:position="2.787cm"/>
          <style:tab-stop style:position="4.269cm"/>
          <style:tab-stop style:position="4.833cm"/>
        </style:tab-stops>
      </style:paragraph-properties>
    </style:style>
    <style:style style:name="A.1.a.1.Note_20_1.a.1." style:display-name="A.1.a.1.Note 1.a.1." style:family="paragraph" style:parent-style-name="A.1.a.1.Note_20_1.a.">
      <style:paragraph-properties fo:margin-left="5.997cm" fo:margin-right="0cm" fo:text-indent="-5.99cm" style:auto-text-indent="false">
        <style:tab-stops>
          <style:tab-stop style:position="0.529cm"/>
          <style:tab-stop style:position="1.235cm"/>
          <style:tab-stop style:position="1.693cm"/>
          <style:tab-stop style:position="2.223cm"/>
          <style:tab-stop style:position="2.787cm"/>
          <style:tab-stop style:position="4.269cm"/>
          <style:tab-stop style:position="4.833cm"/>
          <style:tab-stop style:position="5.398cm"/>
        </style:tab-stops>
      </style:paragraph-properties>
    </style:style>
    <style:style style:name="A._20_NOTES_3a__20_1." style:display-name="A. NOTES: 1." style:family="paragraph" style:parent-style-name="A.">
      <style:paragraph-properties fo:margin-left="2.928cm" fo:margin-right="0cm" fo:text-indent="-2.886cm" style:auto-text-indent="false">
        <style:tab-stops>
          <style:tab-stop style:position="0.529cm"/>
          <style:tab-stop style:position="1.235cm"/>
          <style:tab-stop style:position="3.281cm"/>
        </style:tab-stops>
      </style:paragraph-properties>
    </style:style>
    <style:style style:name="Notes_20_1" style:display-name="Notes 1" style:family="paragraph" style:parent-style-name="A.">
      <style:paragraph-properties fo:margin-left="2.646cm" fo:margin-right="0cm" fo:text-indent="-2.639cm" style:auto-text-indent="false">
        <style:tab-stops>
          <style:tab-stop style:position="0.529cm"/>
          <style:tab-stop style:position="1.235cm"/>
          <style:tab-stop style:position="2.081cm"/>
        </style:tab-stops>
      </style:paragraph-properties>
    </style:style>
    <style:style style:name="Notes_20_1.a." style:display-name="Notes 1.a." style:family="paragraph" style:parent-style-name="Notes_20_1">
      <style:paragraph-properties fo:margin-left="3.175cm" fo:margin-right="0cm" fo:text-indent="-3.168cm" style:auto-text-indent="false">
        <style:tab-stops>
          <style:tab-stop style:position="0.529cm"/>
          <style:tab-stop style:position="1.235cm"/>
          <style:tab-stop style:position="2.081cm"/>
          <style:tab-stop style:position="2.681cm"/>
        </style:tab-stops>
      </style:paragraph-properties>
    </style:style>
    <style:style style:name="A.1.a.1.Note" style:family="paragraph" style:parent-style-name="A.1.a.1.Note_20_1">
      <style:paragraph-properties fo:margin-left="4.092cm" fo:margin-right="0cm" fo:text-indent="-4.05cm" style:auto-text-indent="false">
        <style:tab-stops>
          <style:tab-stop style:position="0.529cm"/>
          <style:tab-stop style:position="1.235cm"/>
          <style:tab-stop style:position="1.693cm"/>
          <style:tab-stop style:position="2.223cm"/>
          <style:tab-stop style:position="2.787cm"/>
        </style:tab-stops>
      </style:paragraph-properties>
    </style:style>
    <style:style style:name="A.1.Notes_20_1" style:display-name="A.1.Notes 1" style:family="paragraph" style:parent-style-name="A.1.">
      <style:paragraph-properties fo:margin-left="3.845cm" fo:margin-right="0cm" fo:text-indent="-3.838cm" style:auto-text-indent="false">
        <style:tab-stops>
          <style:tab-stop style:position="0.529cm"/>
          <style:tab-stop style:position="1.235cm"/>
          <style:tab-stop style:position="1.729cm"/>
          <style:tab-stop style:position="3.246cm"/>
        </style:tab-stops>
      </style:paragraph-properties>
    </style:style>
    <style:style style:name="A.1.a.Notes_20_1.a." style:display-name="A.1.a.Notes 1.a." style:family="paragraph" style:parent-style-name="A.1.a.Note_20_a.">
      <style:paragraph-properties fo:margin-left="4.339cm" fo:margin-right="0cm" fo:text-indent="-4.332cm" style:auto-text-indent="false" fo:padding="0.035cm" fo:border="0.74pt solid #000000">
        <style:tab-stops>
          <style:tab-stop style:position="0.529cm"/>
          <style:tab-stop style:position="1.235cm"/>
          <style:tab-stop style:position="1.693cm"/>
          <style:tab-stop style:position="2.187cm"/>
          <style:tab-stop style:position="3.316cm"/>
          <style:tab-stop style:position="3.845cm"/>
        </style:tab-stops>
      </style:paragraph-properties>
      <style:text-properties fo:font-style="italic" style:font-style-asian="italic"/>
    </style:style>
    <style:style style:name="A.1.a.Notes_20_1" style:display-name="A.1.a.Notes 1" style:family="paragraph" style:parent-style-name="A.1.a.Notes">
      <style:paragraph-properties fo:margin-left="3.986cm" fo:margin-right="0cm" fo:text-align="start" style:justify-single-word="false" fo:text-indent="-3.979cm" style:auto-text-indent="false">
        <style:tab-stops>
          <style:tab-stop style:position="0.529cm"/>
          <style:tab-stop style:position="1.235cm"/>
          <style:tab-stop style:position="1.693cm"/>
          <style:tab-stop style:position="3.493cm"/>
        </style:tab-stops>
      </style:paragraph-properties>
    </style:style>
    <style:style style:name="A.1.a.Note" style:family="paragraph" style:parent-style-name="A.1.a.">
      <style:paragraph-properties fo:margin-left="5.08cm" fo:margin-right="0cm" fo:text-indent="-5.073cm" style:auto-text-indent="false">
        <style:tab-stops>
          <style:tab-stop style:position="1.235cm"/>
          <style:tab-stop style:position="1.482cm"/>
          <style:tab-stop style:position="2.469cm"/>
          <style:tab-stop style:position="3.034cm"/>
          <style:tab-stop style:position="3.739cm"/>
        </style:tab-stops>
      </style:paragraph-properties>
      <style:text-properties fo:font-size="12pt" style:font-size-asian="12pt"/>
    </style:style>
    <style:style style:name="A.1.a.1.a.1.a.1.a.NB" style:family="paragraph" style:parent-style-name="A.1.a.1.a.1.a.1.a.">
      <style:paragraph-properties fo:margin-left="8.467cm" fo:margin-right="0cm" fo:text-indent="-8.46cm" style:auto-text-indent="false">
        <style:tab-stops>
          <style:tab-stop style:position="1.482cm"/>
          <style:tab-stop style:position="2.469cm"/>
          <style:tab-stop style:position="3.034cm"/>
          <style:tab-stop style:position="3.739cm"/>
          <style:tab-stop style:position="4.339cm"/>
          <style:tab-stop style:position="4.939cm"/>
          <style:tab-stop style:position="5.574cm"/>
          <style:tab-stop style:position="6.244cm"/>
          <style:tab-stop style:position="6.879cm"/>
          <style:tab-stop style:position="7.479cm"/>
        </style:tab-stops>
      </style:paragraph-properties>
      <style:text-properties fo:font-size="12pt" style:text-underline-style="none" style:font-size-asian="12pt"/>
    </style:style>
    <style:style style:name="A.1.a.1.a.1.Not.1.a." style:family="paragraph" style:parent-style-name="Standard">
      <style:paragraph-properties fo:margin-left="6.985cm" fo:margin-right="0cm" style:line-height-at-least="0.423cm" fo:text-indent="-6.943cm" style:auto-text-indent="false">
        <style:tab-stops>
          <style:tab-stop style:position="1.482cm"/>
          <style:tab-stop style:position="2.469cm"/>
          <style:tab-stop style:position="3.034cm"/>
          <style:tab-stop style:position="3.739cm"/>
          <style:tab-stop style:position="4.339cm"/>
          <style:tab-stop style:position="4.939cm"/>
          <style:tab-stop style:position="5.574cm"/>
          <style:tab-stop style:position="5.821cm"/>
          <style:tab-stop style:position="6.385cm"/>
        </style:tab-stops>
      </style:paragraph-properties>
      <style:text-properties fo:color="#000000" style:font-size-complex="10pt"/>
    </style:style>
    <style:style style:name="A.1.a.1.a.1.Not.1.a.1." style:family="paragraph" style:parent-style-name="A.1.a.1.a.1.Not.1.a.">
      <style:paragraph-properties fo:margin-left="7.726cm" fo:margin-right="0cm" fo:text-indent="-7.684cm" style:auto-text-indent="false">
        <style:tab-stops>
          <style:tab-stop style:position="1.482cm"/>
          <style:tab-stop style:position="2.469cm"/>
          <style:tab-stop style:position="3.034cm"/>
          <style:tab-stop style:position="3.739cm"/>
          <style:tab-stop style:position="4.339cm"/>
          <style:tab-stop style:position="4.939cm"/>
          <style:tab-stop style:position="5.574cm"/>
          <style:tab-stop style:position="5.821cm"/>
          <style:tab-stop style:position="6.385cm"/>
          <style:tab-stop style:position="6.985cm"/>
        </style:tab-stops>
      </style:paragraph-properties>
    </style:style>
    <style:style style:name="ET_20_Cat_20_2" style:display-name="ET Cat 2" style:family="paragraph" style:parent-style-name="Standard">
      <style:paragraph-properties fo:margin-left="3.387cm" fo:margin-right="0cm" style:line-height-at-least="0.423cm" fo:text-indent="-3.387cm" style:auto-text-indent="false">
        <style:tab-stops>
          <style:tab-stop style:position="1.482cm"/>
          <style:tab-stop style:position="2.117cm"/>
          <style:tab-stop style:position="2.752cm"/>
          <style:tab-stop style:position="2.963cm"/>
          <style:tab-stop style:position="3.175cm"/>
          <style:tab-stop style:position="3.387cm"/>
          <style:tab-stop style:position="3.598cm"/>
          <style:tab-stop style:position="3.81cm"/>
          <style:tab-stop style:position="4.022cm"/>
          <style:tab-stop style:position="4.233cm"/>
          <style:tab-stop style:position="4.445cm"/>
          <style:tab-stop style:position="4.657cm"/>
          <style:tab-stop style:position="4.868cm"/>
          <style:tab-stop style:position="5.08cm"/>
          <style:tab-stop style:position="5.292cm"/>
          <style:tab-stop style:position="5.503cm"/>
          <style:tab-stop style:position="5.715cm"/>
          <style:tab-stop style:position="5.927cm"/>
          <style:tab-stop style:position="6.138cm"/>
        </style:tab-stops>
      </style:paragraph-properties>
      <style:text-properties fo:color="#000000" fo:font-size="10pt" style:font-size-asian="10pt" style:font-size-complex="10pt"/>
    </style:style>
    <style:style style:name="Notes_20_1.a.1." style:display-name="Notes 1.a.1." style:family="paragraph" style:parent-style-name="Notes_20_1.a.">
      <style:paragraph-properties fo:margin-left="3.775cm" fo:margin-right="0cm" fo:text-indent="-3.768cm" style:auto-text-indent="false">
        <style:tab-stops>
          <style:tab-stop style:position="0.529cm"/>
          <style:tab-stop style:position="1.235cm"/>
          <style:tab-stop style:position="2.081cm"/>
          <style:tab-stop style:position="2.681cm"/>
          <style:tab-stop style:position="3.175cm"/>
        </style:tab-stops>
      </style:paragraph-properties>
    </style:style>
    <style:style style:name="DEF" style:family="paragraph" style:parent-style-name="A.">
      <style:paragraph-properties fo:margin-left="2.434cm" fo:margin-right="0cm" fo:text-indent="-2.392cm" style:auto-text-indent="false">
        <style:tab-stops>
          <style:tab-stop style:position="0.529cm"/>
          <style:tab-stop style:position="1.235cm"/>
          <style:tab-stop style:position="4.269cm"/>
        </style:tab-stops>
      </style:paragraph-properties>
    </style:style>
    <style:style style:name="N.B.1." style:family="paragraph" style:parent-style-name="A.">
      <style:paragraph-properties fo:margin-left="3.881cm" fo:margin-right="0cm" fo:text-indent="-3.838cm" style:auto-text-indent="false">
        <style:tab-stops>
          <style:tab-stop style:position="0.529cm"/>
          <style:tab-stop style:position="1.588cm"/>
          <style:tab-stop style:position="2.399cm"/>
        </style:tab-stops>
      </style:paragraph-properties>
    </style:style>
    <style:style style:name="indent_20_1" style:display-name="indent 1" style:family="paragraph" style:parent-style-name="Standard">
      <style:paragraph-properties fo:margin-left="0.917cm" fo:margin-right="0cm" fo:text-align="justify" style:justify-single-word="false" fo:text-indent="-0.917cm" style:auto-text-indent="false"/>
      <style:text-properties fo:color="#000000" style:font-size-complex="10pt"/>
    </style:style>
    <style:style style:name="Notes_20_1.a.1.a." style:display-name="Notes 1.a.1.a." style:family="paragraph" style:parent-style-name="Notes_20_1.a.1.">
      <style:paragraph-properties fo:margin-left="4.374cm" fo:margin-right="0cm" fo:text-indent="-4.367cm" style:auto-text-indent="false">
        <style:tab-stops>
          <style:tab-stop style:position="0.529cm"/>
          <style:tab-stop style:position="1.235cm"/>
          <style:tab-stop style:position="2.081cm"/>
          <style:tab-stop style:position="2.681cm"/>
          <style:tab-stop style:position="3.175cm"/>
          <style:tab-stop style:position="3.845cm"/>
        </style:tab-stops>
      </style:paragraph-properties>
    </style:style>
    <style:style style:name="A.1.a.Note_3a_a.1." style:display-name="A.1.a.Note:a.1." style:family="paragraph" style:parent-style-name="A.1.a.Note_20_a.">
      <style:paragraph-properties fo:margin-left="4.128cm" fo:margin-right="0cm" fo:text-indent="-4.12cm" style:auto-text-indent="false">
        <style:tab-stops>
          <style:tab-stop style:position="0.529cm"/>
          <style:tab-stop style:position="1.129cm"/>
          <style:tab-stop style:position="1.693cm"/>
          <style:tab-stop style:position="2.187cm"/>
          <style:tab-stop style:position="4.727cm"/>
          <style:tab-stop style:position="14.817cm" style:type="right"/>
        </style:tab-stops>
      </style:paragraph-properties>
    </style:style>
    <style:style style:name="A.1.a.Note_3a_a.10." style:display-name="A.1.a.Note:a.10." style:family="paragraph" style:parent-style-name="A.1.a.Note_3a_a.1.">
      <style:paragraph-properties fo:margin-left="3.986cm" fo:margin-right="0cm" fo:text-indent="-3.979cm" style:auto-text-indent="false"/>
    </style:style>
    <style:style style:name="Bas_20_de_20_page" style:display-name="Bas de page" style:family="paragraph" style:parent-style-name="A.">
      <style:paragraph-properties fo:margin-left="1.129cm" fo:margin-right="0cm" fo:text-indent="-1.087cm" style:auto-text-indent="false">
        <style:tab-stops>
          <style:tab-stop style:position="0.529cm"/>
          <style:tab-stop style:position="14.746cm" style:type="right"/>
        </style:tab-stops>
      </style:paragraph-properties>
      <style:text-properties fo:font-weight="bold" style:font-weight-asian="bold"/>
    </style:style>
    <style:style style:name="A.1.a.1.a.Note" style:family="paragraph" style:parent-style-name="A.1.a.1.a.Notes_20_1">
      <style:paragraph-properties fo:margin-left="4.586cm" fo:margin-right="0cm" fo:text-indent="-4.579cm" style:auto-text-indent="false">
        <style:tab-stops>
          <style:tab-stop style:position="0.529cm"/>
          <style:tab-stop style:position="1.129cm"/>
          <style:tab-stop style:position="1.693cm"/>
          <style:tab-stop style:position="2.223cm"/>
          <style:tab-stop style:position="2.787cm"/>
          <style:tab-stop style:position="3.281cm"/>
          <style:tab-stop style:position="4.374cm"/>
        </style:tab-stops>
      </style:paragraph-properties>
    </style:style>
    <style:style style:name="A.1.a.1.Note_20_Gras" style:display-name="A.1.a.1.Note Gras" style:family="paragraph" style:parent-style-name="Standard">
      <style:paragraph-properties fo:margin-left="4.798cm" fo:margin-right="0cm" style:line-height-at-least="0.423cm" fo:text-indent="-4.791cm" style:auto-text-indent="false">
        <style:tab-stops>
          <style:tab-stop style:position="0.529cm"/>
          <style:tab-stop style:position="1.129cm"/>
          <style:tab-stop style:position="1.693cm"/>
          <style:tab-stop style:position="2.223cm"/>
          <style:tab-stop style:position="2.787cm"/>
          <style:tab-stop style:position="3.281cm"/>
          <style:tab-stop style:position="3.739cm"/>
        </style:tab-stops>
      </style:paragraph-properties>
      <style:text-properties fo:color="#000000" fo:font-size="10pt" fo:font-weight="bold" style:font-size-asian="10pt" style:font-weight-asian="bold" style:font-size-complex="10pt"/>
    </style:style>
    <style:style style:name="Notes_3a_10." style:display-name="Notes:10." style:family="paragraph" style:parent-style-name="Standard">
      <style:paragraph-properties fo:margin-left="2.223cm" fo:margin-right="0cm" style:line-height-at-least="0.423cm" fo:text-indent="-2.215cm" style:auto-text-indent="false">
        <style:tab-stops>
          <style:tab-stop style:position="0.529cm"/>
          <style:tab-stop style:position="1.129cm"/>
          <style:tab-stop style:position="1.482cm"/>
          <style:tab-stop style:position="14.746cm" style:type="right"/>
        </style:tab-stops>
      </style:paragraph-properties>
      <style:text-properties fo:color="#000000" fo:font-size="10pt" style:font-size-asian="10pt" style:font-size-complex="10pt"/>
    </style:style>
    <style:style style:name="Notes_3a__20_10.a." style:display-name="Notes: 10.a." style:family="paragraph" style:parent-style-name="Notes_20_1.a.">
      <style:paragraph-properties fo:margin-left="2.716cm" fo:margin-right="0cm" fo:text-indent="-2.674cm" style:auto-text-indent="false">
        <style:tab-stops>
          <style:tab-stop style:position="0.529cm"/>
          <style:tab-stop style:position="1.129cm"/>
          <style:tab-stop style:position="2.223cm"/>
          <style:tab-stop style:position="14.746cm" style:type="right"/>
        </style:tab-stops>
      </style:paragraph-properties>
    </style:style>
    <style:style style:name="Notes_3a__20_10.a.1." style:display-name="Notes: 10.a.1." style:family="paragraph" style:parent-style-name="Notes_3a__20_10.a.">
      <style:paragraph-properties fo:margin-left="3.281cm" fo:margin-right="0cm" fo:text-indent="-3.239cm" style:auto-text-indent="false">
        <style:tab-stops>
          <style:tab-stop style:position="0.529cm"/>
          <style:tab-stop style:position="1.129cm"/>
          <style:tab-stop style:position="2.716cm"/>
          <style:tab-stop style:position="14.746cm" style:type="right"/>
        </style:tab-stops>
      </style:paragraph-properties>
    </style:style>
    <style:style style:name="Accords_20_Inter." style:display-name="Accords Inter." style:family="paragraph" style:parent-style-name="A.">
      <style:paragraph-properties fo:margin-left="1.693cm" fo:margin-right="0cm" fo:text-indent="-1.651cm" style:auto-text-indent="false">
        <style:tab-stops>
          <style:tab-stop style:position="0.529cm"/>
          <style:tab-stop style:position="1.129cm"/>
          <style:tab-stop style:position="14.746cm" style:type="right"/>
        </style:tab-stops>
      </style:paragraph-properties>
    </style:style>
    <style:style style:name="DEF." style:family="paragraph" style:parent-style-name="A.">
      <style:paragraph-properties fo:margin-left="2.046cm" fo:margin-right="0cm" fo:text-indent="-2.004cm" style:auto-text-indent="false">
        <style:tab-stops>
          <style:tab-stop style:position="0.529cm"/>
          <style:tab-stop style:position="1.235cm"/>
          <style:tab-stop style:position="14.746cm" style:type="right"/>
        </style:tab-stops>
      </style:paragraph-properties>
      <style:text-properties fo:font-size="12pt" style:font-size-asian="12pt"/>
    </style:style>
    <style:style style:name="DEF._20_N.B." style:display-name="DEF. N.B." style:family="paragraph" style:parent-style-name="DEF.">
      <style:paragraph-properties fo:margin-left="3.246cm" fo:margin-right="0cm" fo:text-indent="-3.203cm" style:auto-text-indent="false">
        <style:tab-stops>
          <style:tab-stop style:position="0.529cm"/>
          <style:tab-stop style:position="1.588cm"/>
          <style:tab-stop style:position="2.081cm"/>
          <style:tab-stop style:position="14.746cm" style:type="right"/>
        </style:tab-stops>
      </style:paragraph-properties>
    </style:style>
    <style:style style:name="DEF._20_a." style:display-name="DEF. a." style:family="paragraph" style:parent-style-name="DEF.">
      <style:paragraph-properties fo:margin-left="2.681cm" fo:margin-right="0cm" fo:text-indent="-2.639cm" style:auto-text-indent="false">
        <style:tab-stops>
          <style:tab-stop style:position="0.529cm"/>
          <style:tab-stop style:position="1.235cm"/>
          <style:tab-stop style:position="2.117cm"/>
          <style:tab-stop style:position="14.746cm" style:type="right"/>
        </style:tab-stops>
      </style:paragraph-properties>
    </style:style>
    <style:style style:name="Notes_20_10.a.1.a." style:display-name="Notes 10.a.1.a." style:family="paragraph" style:parent-style-name="Notes_3a__20_10.a.1.">
      <style:paragraph-properties fo:margin-left="3.775cm" fo:margin-right="0cm" fo:text-indent="-3.732cm" style:auto-text-indent="false">
        <style:tab-stops>
          <style:tab-stop style:position="0.529cm"/>
          <style:tab-stop style:position="1.129cm"/>
          <style:tab-stop style:position="2.716cm"/>
          <style:tab-stop style:position="3.281cm"/>
          <style:tab-stop style:position="14.746cm" style:type="right"/>
        </style:tab-stops>
      </style:paragraph-properties>
    </style:style>
    <style:style style:name="para" style:family="paragraph" style:parent-style-name="Standard">
      <style:paragraph-properties fo:margin-left="0.6cm" fo:margin-right="0cm" fo:text-indent="-0.6cm" style:auto-text-indent="false"/>
      <style:text-properties fo:color="#000000" style:font-size-complex="10pt"/>
    </style:style>
    <style:style style:name="para_20_2" style:display-name="para 2" style:family="paragraph" style:parent-style-name="para">
      <style:paragraph-properties fo:margin-left="1.27cm" fo:margin-right="0cm" fo:text-indent="-1.27cm" style:auto-text-indent="false">
        <style:tab-stops>
          <style:tab-stop style:position="0.635cm"/>
        </style:tab-stops>
      </style:paragraph-properties>
    </style:style>
    <style:style style:name="Modifs." style:family="paragraph" style:parent-style-name="Standard">
      <style:paragraph-properties fo:margin-left="3.316cm" fo:margin-right="0cm" fo:text-indent="-3.316cm" style:auto-text-indent="false">
        <style:tab-stops>
          <style:tab-stop style:position="2.999cm"/>
        </style:tab-stops>
      </style:paragraph-properties>
      <style:text-properties fo:color="#000000" style:font-size-complex="10pt"/>
    </style:style>
    <style:style style:name="Note" style:family="paragraph" style:parent-style-name="Body_20_of_20_doc">
      <style:paragraph-properties>
        <style:tab-stops>
          <style:tab-stop style:position="1.27cm"/>
        </style:tab-stops>
      </style:paragraph-properties>
    </style:style>
    <style:style style:name="Texte" style:family="paragraph" style:parent-style-name="Standard">
      <style:paragraph-properties>
        <style:tab-stops>
          <style:tab-stop style:position="3.034cm"/>
        </style:tab-stops>
      </style:paragraph-properties>
      <style:text-properties fo:color="#000000" style:font-size-complex="10pt"/>
    </style:style>
    <style:style style:name="_31_.1" style:display-name="1.1" style:family="paragraph" style:parent-style-name="Body_20_of_20_doc">
      <style:paragraph-properties fo:margin-left="1.27cm" fo:margin-right="0cm" fo:text-indent="-1.27cm" style:auto-text-indent="false"/>
    </style:style>
    <style:style style:name="Note_20_text" style:display-name="Note text" style:family="paragraph" style:parent-style-name="Note">
      <style:paragraph-properties fo:margin-left="1.27cm" fo:margin-right="0cm" fo:text-indent="-1.27cm" style:auto-text-indent="false"/>
    </style:style>
    <style:style style:name="Formule" style:family="paragraph" style:parent-style-name="Note_20_1">
      <style:paragraph-properties fo:margin-left="3.775cm" fo:margin-right="0cm" fo:text-indent="-3.775cm" style:auto-text-indent="false">
        <style:tab-stops>
          <style:tab-stop style:position="1.729cm"/>
        </style:tab-stops>
      </style:paragraph-properties>
    </style:style>
    <style:style style:name="Déf._20_Cat.6" style:display-name="Déf. Cat.6" style:family="paragraph" style:parent-style-name="Définition">
      <style:paragraph-properties fo:margin-left="4.516cm" fo:margin-right="0cm" fo:text-indent="-4.516cm" style:auto-text-indent="false">
        <style:tab-stops>
          <style:tab-stop style:position="2.046cm"/>
        </style:tab-stops>
      </style:paragraph-properties>
    </style:style>
    <style:style style:name="conclusions" style:family="paragraph" style:parent-style-name="Body_20_of_20_doc">
      <style:paragraph-properties fo:margin-left="1.341cm" fo:margin-right="0cm" fo:text-indent="-1.341cm" style:auto-text-indent="false">
        <style:tab-stops>
          <style:tab-stop style:position="0.494cm"/>
          <style:tab-stop style:position="3.634cm"/>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adine_20_1" style:display-name="Nadine 1" style:family="paragraph" style:parent-style-name="_31_.A.1.a.1">
      <style:paragraph-properties fo:margin-left="5.221cm" fo:margin-right="0cm" fo:text-indent="-5.221cm" style:auto-text-indent="false">
        <style:tab-stops>
          <style:tab-stop style:position="0.6cm"/>
          <style:tab-stop style:position="1.27cm"/>
          <style:tab-stop style:position="2.08cm"/>
          <style:tab-stop style:position="3.634cm"/>
        </style:tab-stops>
      </style:paragraph-properties>
    </style:style>
    <style:style style:name="Note_20_6.1.a." style:display-name="Note 6.1.a." style:family="paragraph" style:parent-style-name="Note">
      <style:paragraph-properties fo:margin-left="2.223cm" fo:margin-right="0cm" fo:text-indent="-2.223cm" style:auto-text-indent="false"/>
    </style:style>
    <style:style style:name="Annex_20_B" style:display-name="Annex B" style:family="paragraph" style:parent-style-name="Standard">
      <style:paragraph-properties fo:margin-left="1.27cm" fo:margin-right="0cm" fo:text-indent="0cm" style:auto-text-indent="false"/>
      <style:text-properties fo:color="#000000" style:font-size-complex="10pt"/>
    </style:style>
    <style:style style:name="Annex_20_B_20_1" style:display-name="Annex B 1" style:family="paragraph" style:parent-style-name="Standard">
      <style:paragraph-properties fo:margin-left="1.27cm" fo:margin-right="0cm" fo:text-indent="-1.27cm" style:auto-text-indent="false">
        <style:tab-stops>
          <style:tab-stop style:position="0.6cm"/>
          <style:tab-stop style:position="2.117cm"/>
          <style:tab-stop style:position="2.752cm"/>
          <style:tab-stop style:position="2.963cm"/>
          <style:tab-stop style:position="4.48cm"/>
          <style:tab-stop style:position="4.692cm"/>
          <style:tab-stop style:position="4.904cm"/>
          <style:tab-stop style:position="5.115cm"/>
          <style:tab-stop style:position="5.327cm"/>
          <style:tab-stop style:position="5.539cm"/>
          <style:tab-stop style:position="5.75cm"/>
        </style:tab-stops>
      </style:paragraph-properties>
      <style:text-properties fo:color="#000000" style:font-size-complex="10pt"/>
    </style:style>
    <style:style style:name="Annex_20_B_20_2" style:display-name="Annex B 2" style:family="paragraph" style:parent-style-name="Annex_20_B_20_1">
      <style:paragraph-properties fo:margin-left="3.493cm" fo:margin-right="0cm" fo:text-indent="-2.223cm" style:auto-text-indent="false">
        <style:tab-stops>
          <style:tab-stop style:position="1.27cm"/>
          <style:tab-stop style:position="1.588cm"/>
          <style:tab-stop style:position="2.681cm"/>
          <style:tab-stop style:position="4.692cm"/>
          <style:tab-stop style:position="4.904cm"/>
          <style:tab-stop style:position="5.115cm"/>
          <style:tab-stop style:position="5.327cm"/>
          <style:tab-stop style:position="5.539cm"/>
          <style:tab-stop style:position="5.75cm"/>
        </style:tab-stops>
      </style:paragraph-properties>
      <style:text-properties fo:font-weight="bold" style:font-weight-asian="bold"/>
    </style:style>
    <style:style style:name="indent_20_body" style:display-name="indent body" style:family="paragraph" style:parent-style-name="Standard">
      <style:paragraph-properties fo:margin-left="1.834cm" fo:margin-right="0cm" fo:text-indent="-0.353cm" style:auto-text-indent="false"/>
      <style:text-properties fo:color="#000000" style:font-size-complex="10pt"/>
    </style:style>
    <style:style style:name="trait_20_vert." style:display-name="trait vert." style:family="paragraph" style:parent-style-name="Standard">
      <style:paragraph-properties>
        <style:tab-stops/>
      </style:paragraph-properties>
      <style:text-properties fo:color="#000000" style:font-size-complex="10pt"/>
    </style:style>
    <style:style style:name="Titre" style:family="paragraph" style:parent-style-name="Standard">
      <style:paragraph-properties fo:margin-left="0.988cm" fo:margin-right="-0.991cm" style:line-height-at-least="0.423cm" fo:text-indent="-0.988cm" style:auto-text-indent="false"/>
      <style:text-properties fo:color="#000000" fo:font-weight="bold" style:font-weight-asian="bold" style:font-size-complex="10pt"/>
    </style:style>
    <style:style style:name="sous_20_titre" style:display-name="sous titre" style:family="paragraph" style:parent-style-name="Standard">
      <style:paragraph-properties fo:margin-left="1.976cm" fo:margin-right="-0.991cm" style:line-height-at-least="0.423cm" fo:text-indent="0cm" style:auto-text-indent="false"/>
      <style:text-properties fo:color="#000000" style:text-underline-style="solid" style:text-underline-width="auto" style:text-underline-color="font-color" style:font-size-complex="10pt"/>
    </style:style>
    <style:style style:name="texte_20_sous_20_titre" style:display-name="texte sous titre" style:family="paragraph" style:parent-style-name="Standard">
      <style:paragraph-properties fo:margin-left="2.293cm" fo:margin-right="-0.991cm" style:line-height-at-least="0.423cm" fo:text-indent="-0.318cm" style:auto-text-indent="false"/>
      <style:text-properties fo:color="#000000" style:font-size-complex="10pt"/>
    </style:style>
    <style:style style:name="Eff.spectr." style:family="paragraph" style:parent-style-name="Déf._20_texte">
      <style:paragraph-properties fo:margin-left="6.35cm" fo:margin-right="0.007cm" style:line-height-at-least="0.423cm" fo:text-indent="-6.35cm" style:auto-text-indent="false">
        <style:tab-stops>
          <style:tab-stop style:position="13.194cm"/>
        </style:tab-stops>
      </style:paragraph-properties>
    </style:style>
    <style:style style:name="_31_.a." style:display-name="1.a." style:family="paragraph" style:parent-style-name="_31_.">
      <style:paragraph-properties fo:margin-left="1.799cm" fo:margin-right="0cm" style:line-height-at-least="0.423cm" fo:text-indent="-1.799cm" style:auto-text-indent="false">
        <style:tab-stops>
          <style:tab-stop style:position="1.129cm"/>
        </style:tab-stops>
      </style:paragraph-properties>
    </style:style>
    <style:style style:name="_31_.a.1." style:display-name="1.a.1." style:family="paragraph" style:parent-style-name="_31_.a.">
      <style:paragraph-properties fo:margin-left="2.646cm" fo:margin-right="0cm" fo:text-indent="-2.646cm" style:auto-text-indent="false">
        <style:tab-stops>
          <style:tab-stop style:position="1.129cm"/>
          <style:tab-stop style:position="1.834cm"/>
        </style:tab-stops>
      </style:paragraph-properties>
    </style:style>
    <style:style style:name="_31_._20_note" style:display-name="1. note" style:family="paragraph" style:parent-style-name="_31_.a.">
      <style:paragraph-properties fo:margin-left="2.787cm" fo:margin-right="0cm" fo:text-indent="-1.658cm" style:auto-text-indent="false">
        <style:tab-stops/>
      </style:paragraph-properties>
    </style:style>
    <style:style style:name="note_20_1." style:display-name="note 1." style:family="paragraph" style:parent-style-name="_31_._20_note">
      <style:paragraph-properties fo:margin-left="1.976cm" fo:margin-right="0cm" fo:text-indent="-1.976cm" style:auto-text-indent="false"/>
    </style:style>
    <style:style style:name="_31_.a._20_note" style:display-name="1.a. note" style:family="paragraph" style:parent-style-name="_31_.a.">
      <style:paragraph-properties fo:margin-left="2.928cm" fo:margin-right="0cm" fo:text-indent="-2.928cm" style:auto-text-indent="false">
        <style:tab-stops>
          <style:tab-stop style:position="1.129cm"/>
          <style:tab-stop style:position="1.799cm"/>
        </style:tab-stops>
      </style:paragraph-properties>
    </style:style>
    <style:style style:name="note_20_1._20_N.B." style:display-name="note 1. N.B." style:family="paragraph" style:parent-style-name="Standard">
      <style:paragraph-properties fo:margin-left="3.281cm" fo:margin-right="0cm" style:line-height-at-least="0.423cm" fo:text-indent="-1.305cm" style:auto-text-indent="false"/>
      <style:text-properties fo:color="#000000" style:font-size-complex="10pt"/>
    </style:style>
    <style:style style:name="note_20_1.a.1." style:display-name="note 1.a.1." style:family="paragraph" style:parent-style-name="note_20_1.a.">
      <style:paragraph-properties fo:margin-left="3.986cm" fo:margin-right="0cm" fo:text-indent="-0.847cm" style:auto-text-indent="false">
        <style:tab-stops/>
      </style:paragraph-properties>
    </style:style>
    <style:style style:name="_31_.a._20_note_20_sub_20_1." style:display-name="1.a. note sub 1." style:family="paragraph" style:parent-style-name="_31_.a._20_note">
      <style:paragraph-properties fo:margin-left="3.598cm" fo:margin-right="0cm" fo:text-indent="-0.67cm" style:auto-text-indent="false">
        <style:tab-stops/>
      </style:paragraph-properties>
    </style:style>
    <style:style style:name="note_20_1.a._20_N.B." style:display-name="note 1.a. N.B." style:family="paragraph" style:parent-style-name="note_20_1._20_N.B.">
      <style:paragraph-properties fo:margin-left="4.48cm" fo:margin-right="0cm" fo:text-indent="-1.305cm" style:auto-text-indent="false"/>
    </style:style>
    <style:style style:name="note_20_1.a.1.a." style:display-name="note 1.a.1.a." style:family="paragraph" style:parent-style-name="note_20_1.a.1.">
      <style:paragraph-properties fo:margin-left="4.868cm" fo:margin-right="0cm" fo:text-indent="-0.847cm" style:auto-text-indent="false"/>
    </style:style>
    <style:style style:name="_31_.a.1.a." style:display-name="1.a.1.a." style:family="paragraph" style:parent-style-name="_31_.a.1.">
      <style:paragraph-properties fo:margin-left="3.387cm" fo:margin-right="0cm" fo:text-indent="-3.387cm" style:auto-text-indent="false">
        <style:tab-stops>
          <style:tab-stop style:position="1.129cm"/>
          <style:tab-stop style:position="1.834cm"/>
          <style:tab-stop style:position="2.681cm"/>
        </style:tab-stops>
      </style:paragraph-properties>
    </style:style>
    <style:style style:name="note_20_1.a.1.NB" style:display-name="note 1.a.1.NB" style:family="paragraph" style:parent-style-name="note_20_1.a.1.a.">
      <style:paragraph-properties fo:margin-left="5.151cm" fo:margin-right="0cm" fo:text-indent="-1.129cm" style:auto-text-indent="false"/>
    </style:style>
    <style:style style:name="Modif." style:family="paragraph" style:parent-style-name="Standard">
      <style:paragraph-properties fo:margin-left="2.787cm" fo:margin-right="0cm" fo:text-indent="-2.787cm" style:auto-text-indent="false">
        <style:tab-stops>
          <style:tab-stop style:position="2.469cm"/>
        </style:tab-stops>
      </style:paragraph-properties>
      <style:text-properties fo:color="#000000" style:font-size-complex="10pt"/>
    </style:style>
    <style:style style:name="A.1.a.1.a._20_Note" style:display-name="A.1.a.1.a. Note" style:family="paragraph" style:parent-style-name="A.1.a.1.a.">
      <style:paragraph-properties fo:margin-left="4.692cm" fo:margin-right="0cm" fo:text-indent="-4.685cm" style:auto-text-indent="false">
        <style:tab-stops>
          <style:tab-stop style:position="0.529cm"/>
          <style:tab-stop style:position="1.129cm"/>
          <style:tab-stop style:position="1.693cm"/>
          <style:tab-stop style:position="2.223cm"/>
          <style:tab-stop style:position="2.787cm"/>
          <style:tab-stop style:position="3.281cm"/>
        </style:tab-stops>
      </style:paragraph-properties>
      <style:text-properties fo:font-style="italic" fo:font-weight="bold" style:font-style-asian="italic" style:font-weight-asian="bold"/>
    </style:style>
    <style:style style:name="_31_.A.1.a.1.a." style:display-name="1.A.1.a.1.a." style:family="paragraph" style:parent-style-name="_31_.A.1.a.1">
      <style:paragraph-properties fo:margin-left="4.198cm" fo:margin-right="0cm" fo:text-indent="-4.163cm" style:auto-text-indent="false">
        <style:tab-stops>
          <style:tab-stop style:position="0.6cm"/>
          <style:tab-stop style:position="1.27cm"/>
          <style:tab-stop style:position="2.08cm"/>
          <style:tab-stop style:position="2.54cm"/>
          <style:tab-stop style:position="2.79cm"/>
          <style:tab-stop style:position="3.634cm"/>
        </style:tab-stops>
      </style:paragraph-properties>
    </style:style>
    <style:style style:name="soussous_20_titre" style:display-name="soussous titre" style:family="paragraph" style:parent-style-name="texte_20_sous_20_titre">
      <style:paragraph-properties fo:margin-left="2.681cm" fo:margin-right="-0.991cm" fo:text-indent="-0.459cm" style:auto-text-indent="false"/>
    </style:style>
    <style:style style:name="nouvelle_20_Note" style:display-name="nouvelle Note" style:family="paragraph" style:parent-style-name="Standard">
      <style:paragraph-properties fo:margin-left="5.186cm" fo:margin-right="0cm" fo:text-indent="-5.186cm" style:auto-text-indent="false">
        <style:tab-stops>
          <style:tab-stop style:position="0.494cm"/>
          <style:tab-stop style:position="0.988cm"/>
          <style:tab-stop style:position="1.482cm"/>
          <style:tab-stop style:position="1.976cm"/>
          <style:tab-stop style:position="2.469cm"/>
          <style:tab-stop style:position="2.54cm"/>
        </style:tab-stops>
      </style:paragraph-properties>
      <style:text-properties fo:color="#000000" style:font-size-complex="10pt"/>
    </style:style>
    <style:style style:name="para2" style:family="paragraph" style:parent-style-name="Standard">
      <style:paragraph-properties fo:margin-left="3.634cm" fo:margin-right="0cm" fo:text-indent="-3.634cm" style:auto-text-indent="false">
        <style:tab-stops>
          <style:tab-stop style:position="2.434cm"/>
        </style:tab-stops>
      </style:paragraph-properties>
      <style:text-properties fo:color="#000000" style:font-size-complex="10pt"/>
    </style:style>
    <style:style style:name="_33_._20_A.1.a.4.a." style:display-name="3. A.1.a.4.a." style:family="paragraph" style:parent-style-name="Standard">
      <style:paragraph-properties fo:margin-left="2.787cm" fo:margin-right="0cm" fo:text-indent="-2.787cm" style:auto-text-indent="false"/>
      <style:text-properties fo:color="#0000ff" style:font-size-complex="10pt"/>
    </style:style>
    <style:style style:name="paragraphe_20_a." style:display-name="paragraphe a." style:family="paragraph" style:parent-style-name="Standard">
      <style:paragraph-properties fo:margin-left="0.67cm" fo:margin-right="0cm" fo:text-indent="-0.67cm" style:auto-text-indent="false">
        <style:tab-stops>
          <style:tab-stop style:position="1.976cm"/>
        </style:tab-stops>
      </style:paragraph-properties>
      <style:text-properties fo:color="#0000ff" style:font-size-complex="10pt"/>
    </style:style>
    <style:style style:name="Body_20_Text_20_Indent_20_3" style:display-name="Body Text Indent 3" style:family="paragraph" style:parent-style-name="Standard">
      <style:paragraph-properties fo:margin-left="2.54cm" fo:margin-right="0cm" fo:text-indent="-1.27cm" style:auto-text-indent="false"/>
      <style:text-properties fo:color="#000000" fo:font-size="13pt" fo:font-style="italic" fo:font-weight="bold" style:font-size-asian="13pt" style:font-style-asian="italic" style:font-weight-asian="bold" style:font-size-complex="10pt"/>
    </style:style>
    <style:style style:name="Body_20_Text_20_2" style:display-name="Body Text 2" style:family="paragraph" style:parent-style-name="Standard">
      <style:paragraph-properties>
        <style:tab-stops>
          <style:tab-stop style:position="10.001cm"/>
        </style:tab-stops>
      </style:paragraph-properties>
      <style:text-properties fo:color="#000000" fo:font-size="10pt" fo:language="en" fo:country="GB" style:font-size-asian="10pt" style:font-size-complex="10pt"/>
    </style:style>
    <style:style style:name="Plain_20_Text" style:display-name="Plain Text" style:family="paragraph" style:parent-style-name="Standard">
      <style:text-properties fo:color="#000000"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Indent_20_2" style:display-name="Body Text Indent 2" style:family="paragraph" style:parent-style-name="Standard">
      <style:paragraph-properties fo:margin-left="0.159cm" fo:margin-right="0cm" fo:text-indent="-0.159cm" style:auto-text-indent="false"/>
      <style:text-properties fo:font-size="13pt" style:font-size-asian="13pt" style:font-size-complex="10pt"/>
    </style:style>
    <style:style style:name="Text_20_body_20_indent" style:display-name="Text body indent" style:family="paragraph" style:parent-style-name="Standard" style:class="text">
      <style:paragraph-properties fo:margin-left="1.251cm" fo:margin-right="0cm" fo:margin-top="0.212cm" fo:margin-bottom="0cm" loext:contextual-spacing="false" fo:text-indent="-1.251cm" style:auto-text-indent="false"/>
      <style:text-properties fo:color="#000000" fo:language="en" fo:country="GB" style:font-size-complex="10pt"/>
    </style:style>
    <style:style style:name="ML_20_1.a.1.a.1." style:display-name="ML 1.a.1.a.1." style:family="paragraph" style:parent-style-name="ML_20_1.a.1.a.">
      <style:paragraph-properties fo:margin-left="4.001cm" fo:margin-right="0cm" fo:text-indent="-4.001cm" style:auto-text-indent="false">
        <style:tab-stops>
          <style:tab-stop style:position="1.129cm"/>
          <style:tab-stop style:position="1.834cm"/>
          <style:tab-stop style:position="2.681cm"/>
          <style:tab-stop style:position="3.251cm"/>
        </style:tab-stops>
      </style:paragraph-properties>
      <style:text-properties fo:font-size="11pt" fo:font-style="italic" style:font-size-asian="11pt" style:font-style-asian="italic"/>
    </style:style>
    <style:style style:name="Comment_20_Text" style:display-name="Comment Text" style:family="paragraph" style:parent-style-name="Standard">
      <style:text-properties fo:color="#000000"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_20_Char_20_Char1_20_Char_20_Char_20_Char" style:display-name=" Char Char1 Char Char Char" style:family="paragraph" style:parent-style-name="Standard" style:next-style-name="Standard">
      <style:paragraph-properties fo:margin-top="0cm" fo:margin-bottom="0.282cm" loext:contextual-spacing="false" fo:line-height="0.423cm"/>
      <style:text-properties style:font-name="Tahoma" fo:font-family="Tahoma" style:font-family-generic="swiss" style:font-pitch="variable" fo:language="en" fo:country="US" style:font-name-asian="Batang" style:font-family-asian="Batang, 바탕" style:font-family-generic-asian="roman" style:font-pitch-asian="variable" style:font-name-complex="Tahoma" style:font-family-complex="Tahoma" style:font-family-generic-complex="swiss" style:font-pitch-complex="variable" style:font-size-complex="10pt"/>
    </style:style>
    <style:style style:name="List_20_Paragraph" style:display-name="List Paragraph" style:family="paragraph" style:parent-style-name="Standard">
      <style:paragraph-properties fo:margin-left="1.27cm" fo:margin-right="0cm" fo:margin-top="0cm" fo:margin-bottom="0cm" loext:contextual-spacing="true" style:line-height-at-least="0.423cm" fo:text-align="justify" style:justify-single-word="false" fo:text-indent="-2.75cm" style:auto-text-indent="false"/>
      <style:text-properties style:font-name="Calibri" fo:font-family="Calibri" style:font-family-generic="swiss" style:font-pitch="variable" fo:font-size="11pt" fo:language="en" fo:country="A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text-properties style:font-name="Arial" fo:font-family="Arial" style:font-family-generic="swiss" style:font-pitch="variable" style:font-name-asian="MS Mincho" style:font-family-asian="'MS Mincho', 'ＭＳ 明朝'" style:font-family-generic-asian="modern" style:language-asian="ja" style:country-asian="JP" style:font-name-complex="Arial" style:font-family-complex="Arial"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style style:name="WW8Num20z0" style:family="text"/>
    <style:style style:name="WW8Num21z0" style:family="text"/>
    <style:style style:name="WW8Num22z0" style:family="text"/>
    <style:style style:name="WW8Num23z0" style:family="text"/>
    <style:style style:name="WW8Num24z0" style:family="text"/>
    <style:style style:name="WW8Num25z0" style:family="text"/>
    <style:style style:name="WW8Num26z0" style:family="text"/>
    <style:style style:name="WW8Num27z0" style:family="text"/>
    <style:style style:name="WW8Num28z0" style:family="text">
      <style:text-properties fo:color="#000000" fo:font-size="11pt" style:font-size-asian="11pt" style:font-size-complex="11pt"/>
    </style:style>
    <style:style style:name="WW8Num29z0" style:family="text"/>
    <style:style style:name="WW8Num30z0" style:family="text"/>
    <style:style style:name="WW8Num31z0" style:family="text">
      <style:text-properties fo:font-style="italic" style:font-style-asian="italic"/>
    </style:style>
    <style:style style:name="WW8Num32z0" style:family="text"/>
    <style:style style:name="WW8Num33z0" style:family="text"/>
    <style:style style:name="WW8Num34z0" style:family="text"/>
    <style:style style:name="WW8Num35z0" style:family="text"/>
    <style:style style:name="WW8Num36z0" style:family="text">
      <style:text-properties fo:font-weight="normal" style:font-weight-asian="normal"/>
    </style:style>
    <style:style style:name="WW8Num37z0" style:family="text"/>
    <style:style style:name="WW8Num38z0" style:family="text"/>
    <style:style style:name="WW8Num39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Symbol" style:display-name="Footnote Symbol" style:family="text">
      <style:text-properties style:text-position="33% 100%" fo:font-size="9pt" style:font-size-asian="9pt"/>
    </style:style>
    <style:style style:name="Page_20_Number" style:display-name="Page Number" style:family="text">
      <style:text-properties fo:color="#000000"/>
    </style:style>
    <style:style style:name="Comment_20_Reference" style:display-name="Comment Reference" style:family="text">
      <style:text-properties fo:font-size="8pt" style:font-size-asian="8pt" style:font-size-complex="8pt"/>
    </style:style>
    <style:style style:name="Footnote_20_Text_20_Char" style:display-name="Footnote Text Char" style:family="text">
      <style:text-properties fo:color="#000000"/>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a" style:num-letter-sync="true" text:start-value="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799cm" fo:text-indent="-0.661cm" fo:margin-left="1.7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16">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6">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text:start-value="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a" style:num-letter-sync="true" text:start-value="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5.08cm" fo:text-indent="-1.27cm" fo:margin-left="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text:start-value="4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3.768cm" fo:text-indent="-0.767cm" fo:margin-left="3.7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 style:num-suffix=")" style:num-format="a" style:num-letter-sync="true" text:start-value="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3.768cm" fo:text-indent="-0.767cm" fo:margin-left="3.7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text:start-value="5">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text:start-value="2">
        <style:list-level-properties text:list-level-position-and-space-mode="label-alignment">
          <style:list-level-label-alignment text:label-followed-by="listtab" text:list-tab-stop-position="1.799cm" fo:text-indent="-0.661cm" fo:margin-left="1.7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prefix="(" style:num-suffix=")" style:num-format="1" text:start-value="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3.81cm" fo:text-indent="-0.82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text:start-value="10">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a" style:num-letter-sync="true" text:start-value="6">
        <style:list-level-properties text:list-level-position-and-space-mode="label-alignment">
          <style:list-level-label-alignment text:label-followed-by="listtab" text:list-tab-stop-position="2.752cm" fo:text-indent="-0.741cm" fo:margin-left="2.7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1.799cm" fo:text-indent="-0.661cm" fo:margin-left="1.7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text:start-value="4">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cm" fo:margin-left="3.17cm" fo:margin-right="3.17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subject/>
    <meta:keyword/>
    <meta:initial-creator/>
    <meta:creation-date>2011-12-15T17:24:00</meta:creation-date>
    <dc:date>2019-07-22T17:20:56.796991941</dc:date>
    <meta:editing-cycles>2</meta:editing-cycles>
    <meta:editing-duration>PT2M</meta:editing-duration>
    <meta:document-statistic meta:table-count="0" meta:image-count="0" meta:object-count="0" meta:page-count="33" meta:paragraph-count="830" meta:word-count="9195" meta:character-count="68180" meta:non-whitespace-character-count="58743"/>
    <meta:generator>LibreOffice/6.3.0.1$Linux_X86_64 LibreOffice_project/30$Build-1</meta:generator>
  </office:meta>
</office:document-meta>
</file>